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5"/>
          <table:table-cell table:style-name="ce8" table:formula="of:=IF(COUNT([.B7:.B6004])&gt;2;&quot;Liczba nie jest pierwsza&quot;;&quot;Liczba jest pierwsza&quot;)" office:value-type="string" office:string-value="Liczba nie jest pierwsza" calcext:value-type="string" table:number-columns-spanned="4" table:number-rows-spanned="2">
            <text:p>Liczba nie jest pierwsza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4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formula="of:=IF((MOD([.F$4];[.A7])=0);[.A7];&quot;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IF((MOD([.F$4];[.A8])=0);[.A8];&quot;&quot;)">
            <text:p/>
          </table:table-cell>
          <table:table-cell table:number-columns-repeated="1022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formula="of:=IF((MOD([.F$4];[.A9])=0);[.A9];&quot;&quot;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formula="of:=IF((MOD([.F$4];[.A10])=0);[.A10];&quot;&quot;)">
            <text:p/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formula="of:=IF((MOD([.F$4];[.A11])=0);[.A11];&quot;&quot;)">
            <text:p/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formula="of:=IF((MOD([.F$4];[.A12])=0);[.A12];&quot;&quot;)">
            <text:p/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formula="of:=IF((MOD([.F$4];[.A13])=0);[.A13];&quot;&quot;)" office:value-type="float" office:value="8" calcext:value-type="float">
            <text:p>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formula="of:=IF((MOD([.F$4];[.A14])=0);[.A14];&quot;&quot;)">
            <text:p/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IF((MOD([.F$4];[.A15])=0);[.A15];&quot;&quot;)">
            <text:p/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IF((MOD([.F$4];[.A16])=0);[.A16];&quot;&quot;)">
            <text:p/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IF((MOD([.F$4];[.A17])=0);[.A17];&quot;&quot;)">
            <text:p/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IF((MOD([.F$4];[.A18])=0);[.A18];&quot;&quot;)">
            <text:p/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IF((MOD([.F$4];[.A19])=0);[.A19];&quot;&quot;)">
            <text:p/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IF((MOD([.F$4];[.A20])=0);[.A20];&quot;&quot;)">
            <text:p/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IF((MOD([.F$4];[.A21])=0);[.A21];&quot;&quot;)"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IF((MOD([.F$4];[.A22])=0);[.A22];&quot;&quot;)">
            <text:p/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IF((MOD([.F$4];[.A23])=0);[.A23];&quot;&quot;)">
            <text:p/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IF((MOD([.F$4];[.A24])=0);[.A24];&quot;&quot;)">
            <text:p/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IF((MOD([.F$4];[.A25])=0);[.A25];&quot;&quot;)">
            <text:p/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IF((MOD([.F$4];[.A26])=0);[.A26];&quot;&quot;)">
            <text:p/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IF((MOD([.F$4];[.A27])=0);[.A27];&quot;&quot;)">
            <text:p/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IF((MOD([.F$4];[.A28])=0);[.A28];&quot;&quot;)">
            <text:p/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IF((MOD([.F$4];[.A29])=0);[.A29];&quot;&quot;)">
            <text:p/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IF((MOD([.F$4];[.A30])=0);[.A30];&quot;&quot;)">
            <text:p/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IF((MOD([.F$4];[.A31])=0);[.A31];&quot;&quot;)">
            <text:p/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IF((MOD([.F$4];[.A32])=0);[.A32];&quot;&quot;)">
            <text:p/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IF((MOD([.F$4];[.A33])=0);[.A33];&quot;&quot;)">
            <text:p/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IF((MOD([.F$4];[.A34])=0);[.A34];&quot;&quot;)">
            <text:p/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IF((MOD([.F$4];[.A35])=0);[.A35];&quot;&quot;)">
            <text:p/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IF((MOD([.F$4];[.A36])=0);[.A36];&quot;&quot;)">
            <text:p/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IF((MOD([.F$4];[.A37])=0);[.A37];&quot;&quot;)">
            <text:p/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IF((MOD([.F$4];[.A38])=0);[.A38];&quot;&quot;)">
            <text:p/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IF((MOD([.F$4];[.A39])=0);[.A39];&quot;&quot;)">
            <text:p/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IF((MOD([.F$4];[.A40])=0);[.A40];&quot;&quot;)">
            <text:p/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IF((MOD([.F$4];[.A41])=0);[.A41];&quot;&quot;)">
            <text:p/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IF((MOD([.F$4];[.A42])=0);[.A42];&quot;&quot;)">
            <text:p/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IF((MOD([.F$4];[.A43])=0);[.A43];&quot;&quot;)">
            <text:p/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IF((MOD([.F$4];[.A44])=0);[.A44];&quot;&quot;)">
            <text:p/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IF((MOD([.F$4];[.A45])=0);[.A45];&quot;&quot;)">
            <text:p/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IF((MOD([.F$4];[.A46])=0);[.A46];&quot;&quot;)">
            <text:p/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IF((MOD([.F$4];[.A47])=0);[.A47];&quot;&quot;)">
            <text:p/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IF((MOD([.F$4];[.A48])=0);[.A48];&quot;&quot;)">
            <text:p/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IF((MOD([.F$4];[.A49])=0);[.A49];&quot;&quot;)">
            <text:p/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IF((MOD([.F$4];[.A50])=0);[.A50];&quot;&quot;)">
            <text:p/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IF((MOD([.F$4];[.A51])=0);[.A51];&quot;&quot;)">
            <text:p/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IF((MOD([.F$4];[.A52])=0);[.A52];&quot;&quot;)">
            <text:p/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IF((MOD([.F$4];[.A53])=0);[.A53];&quot;&quot;)">
            <text:p/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IF((MOD([.F$4];[.A54])=0);[.A54];&quot;&quot;)">
            <text:p/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IF((MOD([.F$4];[.A55])=0);[.A55];&quot;&quot;)">
            <text:p/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IF((MOD([.F$4];[.A56])=0);[.A56];&quot;&quot;)">
            <text:p/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IF((MOD([.F$4];[.A57])=0);[.A57];&quot;&quot;)">
            <text:p/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IF((MOD([.F$4];[.A58])=0);[.A58];&quot;&quot;)">
            <text:p/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IF((MOD([.F$4];[.A59])=0);[.A59];&quot;&quot;)">
            <text:p/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IF((MOD([.F$4];[.A60])=0);[.A60];&quot;&quot;)">
            <text:p/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IF((MOD([.F$4];[.A61])=0);[.A61];&quot;&quot;)">
            <text:p/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IF((MOD([.F$4];[.A62])=0);[.A62];&quot;&quot;)">
            <text:p/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IF((MOD([.F$4];[.A63])=0);[.A63];&quot;&quot;)">
            <text:p/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IF((MOD([.F$4];[.A64])=0);[.A64];&quot;&quot;)">
            <text:p/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IF((MOD([.F$4];[.A65])=0);[.A65];&quot;&quot;)">
            <text:p/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IF((MOD([.F$4];[.A66])=0);[.A66];&quot;&quot;)">
            <text:p/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IF((MOD([.F$4];[.A67])=0);[.A67];&quot;&quot;)">
            <text:p/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IF((MOD([.F$4];[.A68])=0);[.A68];&quot;&quot;)">
            <text:p/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IF((MOD([.F$4];[.A69])=0);[.A69];&quot;&quot;)">
            <text:p/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IF((MOD([.F$4];[.A70])=0);[.A70];&quot;&quot;)">
            <text:p/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IF((MOD([.F$4];[.A71])=0);[.A71];&quot;&quot;)">
            <text:p/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IF((MOD([.F$4];[.A72])=0);[.A72];&quot;&quot;)">
            <text:p/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IF((MOD([.F$4];[.A73])=0);[.A73];&quot;&quot;)">
            <text:p/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IF((MOD([.F$4];[.A74])=0);[.A74];&quot;&quot;)">
            <text:p/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IF((MOD([.F$4];[.A75])=0);[.A75];&quot;&quot;)">
            <text:p/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IF((MOD([.F$4];[.A76])=0);[.A76];&quot;&quot;)">
            <text:p/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IF((MOD([.F$4];[.A77])=0);[.A77];&quot;&quot;)">
            <text:p/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IF((MOD([.F$4];[.A78])=0);[.A78];&quot;&quot;)">
            <text:p/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IF((MOD([.F$4];[.A79])=0);[.A79];&quot;&quot;)">
            <text:p/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IF((MOD([.F$4];[.A80])=0);[.A80];&quot;&quot;)">
            <text:p/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IF((MOD([.F$4];[.A81])=0);[.A81];&quot;&quot;)">
            <text:p/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IF((MOD([.F$4];[.A82])=0);[.A82];&quot;&quot;)">
            <text:p/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IF((MOD([.F$4];[.A83])=0);[.A83];&quot;&quot;)">
            <text:p/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IF((MOD([.F$4];[.A84])=0);[.A84];&quot;&quot;)">
            <text:p/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IF((MOD([.F$4];[.A85])=0);[.A85];&quot;&quot;)">
            <text:p/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IF((MOD([.F$4];[.A86])=0);[.A86];&quot;&quot;)">
            <text:p/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IF((MOD([.F$4];[.A87])=0);[.A87];&quot;&quot;)">
            <text:p/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IF((MOD([.F$4];[.A88])=0);[.A88];&quot;&quot;)">
            <text:p/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IF((MOD([.F$4];[.A89])=0);[.A89];&quot;&quot;)">
            <text:p/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IF((MOD([.F$4];[.A90])=0);[.A90];&quot;&quot;)">
            <text:p/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IF((MOD([.F$4];[.A91])=0);[.A91];&quot;&quot;)">
            <text:p/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IF((MOD([.F$4];[.A92])=0);[.A92];&quot;&quot;)">
            <text:p/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IF((MOD([.F$4];[.A93])=0);[.A93];&quot;&quot;)">
            <text:p/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IF((MOD([.F$4];[.A94])=0);[.A94];&quot;&quot;)">
            <text:p/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IF((MOD([.F$4];[.A95])=0);[.A95];&quot;&quot;)">
            <text:p/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IF((MOD([.F$4];[.A96])=0);[.A96];&quot;&quot;)">
            <text:p/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IF((MOD([.F$4];[.A97])=0);[.A97];&quot;&quot;)">
            <text:p/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IF((MOD([.F$4];[.A98])=0);[.A98];&quot;&quot;)">
            <text:p/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IF((MOD([.F$4];[.A99])=0);[.A99];&quot;&quot;)">
            <text:p/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IF((MOD([.F$4];[.A100])=0);[.A100];&quot;&quot;)">
            <text:p/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IF((MOD([.F$4];[.A101])=0);[.A101];&quot;&quot;)">
            <text:p/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IF((MOD([.F$4];[.A102])=0);[.A102];&quot;&quot;)">
            <text:p/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IF((MOD([.F$4];[.A103])=0);[.A103];&quot;&quot;)">
            <text:p/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IF((MOD([.F$4];[.A104])=0);[.A104];&quot;&quot;)">
            <text:p/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IF((MOD([.F$4];[.A105])=0);[.A105];&quot;&quot;)">
            <text:p/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IF((MOD([.F$4];[.A106])=0);[.A106];&quot;&quot;)">
            <text:p/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IF((MOD([.F$4];[.A107])=0);[.A107];&quot;&quot;)">
            <text:p/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IF((MOD([.F$4];[.A108])=0);[.A108];&quot;&quot;)">
            <text:p/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IF((MOD([.F$4];[.A109])=0);[.A109];&quot;&quot;)">
            <text:p/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IF((MOD([.F$4];[.A110])=0);[.A110];&quot;&quot;)">
            <text:p/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IF((MOD([.F$4];[.A111])=0);[.A111];&quot;&quot;)">
            <text:p/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IF((MOD([.F$4];[.A112])=0);[.A112];&quot;&quot;)">
            <text:p/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IF((MOD([.F$4];[.A113])=0);[.A113];&quot;&quot;)">
            <text:p/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IF((MOD([.F$4];[.A114])=0);[.A114];&quot;&quot;)">
            <text:p/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IF((MOD([.F$4];[.A115])=0);[.A115];&quot;&quot;)">
            <text:p/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IF((MOD([.F$4];[.A116])=0);[.A116];&quot;&quot;)">
            <text:p/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IF((MOD([.F$4];[.A117])=0);[.A117];&quot;&quot;)">
            <text:p/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IF((MOD([.F$4];[.A118])=0);[.A118];&quot;&quot;)">
            <text:p/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IF((MOD([.F$4];[.A119])=0);[.A119];&quot;&quot;)">
            <text:p/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IF((MOD([.F$4];[.A120])=0);[.A120];&quot;&quot;)">
            <text:p/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IF((MOD([.F$4];[.A121])=0);[.A121];&quot;&quot;)">
            <text:p/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IF((MOD([.F$4];[.A122])=0);[.A122];&quot;&quot;)">
            <text:p/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IF((MOD([.F$4];[.A123])=0);[.A123];&quot;&quot;)">
            <text:p/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IF((MOD([.F$4];[.A124])=0);[.A124];&quot;&quot;)">
            <text:p/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IF((MOD([.F$4];[.A125])=0);[.A125];&quot;&quot;)">
            <text:p/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IF((MOD([.F$4];[.A126])=0);[.A126];&quot;&quot;)">
            <text:p/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IF((MOD([.F$4];[.A127])=0);[.A127];&quot;&quot;)">
            <text:p/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IF((MOD([.F$4];[.A128])=0);[.A128];&quot;&quot;)">
            <text:p/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IF((MOD([.F$4];[.A129])=0);[.A129];&quot;&quot;)">
            <text:p/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IF((MOD([.F$4];[.A130])=0);[.A130];&quot;&quot;)">
            <text:p/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IF((MOD([.F$4];[.A131])=0);[.A131];&quot;&quot;)">
            <text:p/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IF((MOD([.F$4];[.A132])=0);[.A132];&quot;&quot;)">
            <text:p/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IF((MOD([.F$4];[.A133])=0);[.A133];&quot;&quot;)">
            <text:p/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IF((MOD([.F$4];[.A134])=0);[.A134];&quot;&quot;)">
            <text:p/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IF((MOD([.F$4];[.A135])=0);[.A135];&quot;&quot;)">
            <text:p/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IF((MOD([.F$4];[.A136])=0);[.A136];&quot;&quot;)">
            <text:p/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IF((MOD([.F$4];[.A137])=0);[.A137];&quot;&quot;)">
            <text:p/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IF((MOD([.F$4];[.A138])=0);[.A138];&quot;&quot;)">
            <text:p/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IF((MOD([.F$4];[.A139])=0);[.A139];&quot;&quot;)">
            <text:p/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IF((MOD([.F$4];[.A140])=0);[.A140];&quot;&quot;)">
            <text:p/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IF((MOD([.F$4];[.A141])=0);[.A141];&quot;&quot;)">
            <text:p/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IF((MOD([.F$4];[.A142])=0);[.A142];&quot;&quot;)">
            <text:p/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IF((MOD([.F$4];[.A143])=0);[.A143];&quot;&quot;)">
            <text:p/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IF((MOD([.F$4];[.A144])=0);[.A144];&quot;&quot;)">
            <text:p/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IF((MOD([.F$4];[.A145])=0);[.A145];&quot;&quot;)">
            <text:p/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IF((MOD([.F$4];[.A146])=0);[.A146];&quot;&quot;)">
            <text:p/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IF((MOD([.F$4];[.A147])=0);[.A147];&quot;&quot;)">
            <text:p/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IF((MOD([.F$4];[.A148])=0);[.A148];&quot;&quot;)">
            <text:p/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IF((MOD([.F$4];[.A149])=0);[.A149];&quot;&quot;)">
            <text:p/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IF((MOD([.F$4];[.A150])=0);[.A150];&quot;&quot;)">
            <text:p/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IF((MOD([.F$4];[.A151])=0);[.A151];&quot;&quot;)">
            <text:p/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IF((MOD([.F$4];[.A152])=0);[.A152];&quot;&quot;)">
            <text:p/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IF((MOD([.F$4];[.A153])=0);[.A153];&quot;&quot;)">
            <text:p/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IF((MOD([.F$4];[.A154])=0);[.A154];&quot;&quot;)">
            <text:p/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IF((MOD([.F$4];[.A155])=0);[.A155];&quot;&quot;)">
            <text:p/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IF((MOD([.F$4];[.A156])=0);[.A156];&quot;&quot;)">
            <text:p/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IF((MOD([.F$4];[.A157])=0);[.A157];&quot;&quot;)">
            <text:p/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IF((MOD([.F$4];[.A158])=0);[.A158];&quot;&quot;)">
            <text:p/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IF((MOD([.F$4];[.A159])=0);[.A159];&quot;&quot;)">
            <text:p/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IF((MOD([.F$4];[.A160])=0);[.A160];&quot;&quot;)">
            <text:p/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IF((MOD([.F$4];[.A161])=0);[.A161];&quot;&quot;)">
            <text:p/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IF((MOD([.F$4];[.A162])=0);[.A162];&quot;&quot;)">
            <text:p/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IF((MOD([.F$4];[.A163])=0);[.A163];&quot;&quot;)">
            <text:p/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IF((MOD([.F$4];[.A164])=0);[.A164];&quot;&quot;)">
            <text:p/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IF((MOD([.F$4];[.A165])=0);[.A165];&quot;&quot;)">
            <text:p/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IF((MOD([.F$4];[.A166])=0);[.A166];&quot;&quot;)">
            <text:p/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IF((MOD([.F$4];[.A167])=0);[.A167];&quot;&quot;)">
            <text:p/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IF((MOD([.F$4];[.A168])=0);[.A168];&quot;&quot;)">
            <text:p/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IF((MOD([.F$4];[.A169])=0);[.A169];&quot;&quot;)">
            <text:p/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IF((MOD([.F$4];[.A170])=0);[.A170];&quot;&quot;)">
            <text:p/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IF((MOD([.F$4];[.A171])=0);[.A171];&quot;&quot;)">
            <text:p/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IF((MOD([.F$4];[.A172])=0);[.A172];&quot;&quot;)">
            <text:p/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IF((MOD([.F$4];[.A173])=0);[.A173];&quot;&quot;)">
            <text:p/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IF((MOD([.F$4];[.A174])=0);[.A174];&quot;&quot;)">
            <text:p/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IF((MOD([.F$4];[.A175])=0);[.A175];&quot;&quot;)">
            <text:p/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IF((MOD([.F$4];[.A176])=0);[.A176];&quot;&quot;)">
            <text:p/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IF((MOD([.F$4];[.A177])=0);[.A177];&quot;&quot;)">
            <text:p/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IF((MOD([.F$4];[.A178])=0);[.A178];&quot;&quot;)">
            <text:p/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IF((MOD([.F$4];[.A179])=0);[.A179];&quot;&quot;)">
            <text:p/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IF((MOD([.F$4];[.A180])=0);[.A180];&quot;&quot;)">
            <text:p/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IF((MOD([.F$4];[.A181])=0);[.A181];&quot;&quot;)">
            <text:p/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IF((MOD([.F$4];[.A182])=0);[.A182];&quot;&quot;)">
            <text:p/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IF((MOD([.F$4];[.A183])=0);[.A183];&quot;&quot;)">
            <text:p/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IF((MOD([.F$4];[.A184])=0);[.A184];&quot;&quot;)">
            <text:p/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IF((MOD([.F$4];[.A185])=0);[.A185];&quot;&quot;)">
            <text:p/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IF((MOD([.F$4];[.A186])=0);[.A186];&quot;&quot;)">
            <text:p/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IF((MOD([.F$4];[.A187])=0);[.A187];&quot;&quot;)">
            <text:p/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IF((MOD([.F$4];[.A188])=0);[.A188];&quot;&quot;)">
            <text:p/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IF((MOD([.F$4];[.A189])=0);[.A189];&quot;&quot;)">
            <text:p/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IF((MOD([.F$4];[.A190])=0);[.A190];&quot;&quot;)">
            <text:p/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IF((MOD([.F$4];[.A191])=0);[.A191];&quot;&quot;)">
            <text:p/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IF((MOD([.F$4];[.A192])=0);[.A192];&quot;&quot;)">
            <text:p/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IF((MOD([.F$4];[.A193])=0);[.A193];&quot;&quot;)">
            <text:p/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IF((MOD([.F$4];[.A194])=0);[.A194];&quot;&quot;)">
            <text:p/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IF((MOD([.F$4];[.A195])=0);[.A195];&quot;&quot;)">
            <text:p/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IF((MOD([.F$4];[.A196])=0);[.A196];&quot;&quot;)">
            <text:p/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IF((MOD([.F$4];[.A197])=0);[.A197];&quot;&quot;)">
            <text:p/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IF((MOD([.F$4];[.A198])=0);[.A198];&quot;&quot;)">
            <text:p/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IF((MOD([.F$4];[.A199])=0);[.A199];&quot;&quot;)">
            <text:p/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IF((MOD([.F$4];[.A200])=0);[.A200];&quot;&quot;)">
            <text:p/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IF((MOD([.F$4];[.A201])=0);[.A201];&quot;&quot;)">
            <text:p/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IF((MOD([.F$4];[.A202])=0);[.A202];&quot;&quot;)">
            <text:p/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IF((MOD([.F$4];[.A203])=0);[.A203];&quot;&quot;)">
            <text:p/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IF((MOD([.F$4];[.A204])=0);[.A204];&quot;&quot;)">
            <text:p/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IF((MOD([.F$4];[.A205])=0);[.A205];&quot;&quot;)">
            <text:p/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IF((MOD([.F$4];[.A206])=0);[.A206];&quot;&quot;)">
            <text:p/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IF((MOD([.F$4];[.A207])=0);[.A207];&quot;&quot;)">
            <text:p/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IF((MOD([.F$4];[.A208])=0);[.A208];&quot;&quot;)">
            <text:p/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IF((MOD([.F$4];[.A209])=0);[.A209];&quot;&quot;)">
            <text:p/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IF((MOD([.F$4];[.A210])=0);[.A210];&quot;&quot;)">
            <text:p/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IF((MOD([.F$4];[.A211])=0);[.A211];&quot;&quot;)">
            <text:p/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IF((MOD([.F$4];[.A212])=0);[.A212];&quot;&quot;)">
            <text:p/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IF((MOD([.F$4];[.A213])=0);[.A213];&quot;&quot;)">
            <text:p/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IF((MOD([.F$4];[.A214])=0);[.A214];&quot;&quot;)">
            <text:p/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IF((MOD([.F$4];[.A215])=0);[.A215];&quot;&quot;)">
            <text:p/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IF((MOD([.F$4];[.A216])=0);[.A216];&quot;&quot;)">
            <text:p/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IF((MOD([.F$4];[.A217])=0);[.A217];&quot;&quot;)">
            <text:p/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IF((MOD([.F$4];[.A218])=0);[.A218];&quot;&quot;)">
            <text:p/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IF((MOD([.F$4];[.A219])=0);[.A219];&quot;&quot;)">
            <text:p/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IF((MOD([.F$4];[.A220])=0);[.A220];&quot;&quot;)">
            <text:p/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IF((MOD([.F$4];[.A221])=0);[.A221];&quot;&quot;)">
            <text:p/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IF((MOD([.F$4];[.A222])=0);[.A222];&quot;&quot;)">
            <text:p/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IF((MOD([.F$4];[.A223])=0);[.A223];&quot;&quot;)">
            <text:p/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IF((MOD([.F$4];[.A224])=0);[.A224];&quot;&quot;)">
            <text:p/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IF((MOD([.F$4];[.A225])=0);[.A225];&quot;&quot;)">
            <text:p/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IF((MOD([.F$4];[.A226])=0);[.A226];&quot;&quot;)">
            <text:p/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IF((MOD([.F$4];[.A227])=0);[.A227];&quot;&quot;)">
            <text:p/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IF((MOD([.F$4];[.A228])=0);[.A228];&quot;&quot;)">
            <text:p/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IF((MOD([.F$4];[.A229])=0);[.A229];&quot;&quot;)">
            <text:p/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IF((MOD([.F$4];[.A230])=0);[.A230];&quot;&quot;)">
            <text:p/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IF((MOD([.F$4];[.A231])=0);[.A231];&quot;&quot;)">
            <text:p/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IF((MOD([.F$4];[.A232])=0);[.A232];&quot;&quot;)">
            <text:p/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IF((MOD([.F$4];[.A233])=0);[.A233];&quot;&quot;)">
            <text:p/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IF((MOD([.F$4];[.A234])=0);[.A234];&quot;&quot;)">
            <text:p/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IF((MOD([.F$4];[.A235])=0);[.A235];&quot;&quot;)">
            <text:p/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IF((MOD([.F$4];[.A236])=0);[.A236];&quot;&quot;)">
            <text:p/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IF((MOD([.F$4];[.A237])=0);[.A237];&quot;&quot;)">
            <text:p/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IF((MOD([.F$4];[.A238])=0);[.A238];&quot;&quot;)">
            <text:p/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IF((MOD([.F$4];[.A239])=0);[.A239];&quot;&quot;)">
            <text:p/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IF((MOD([.F$4];[.A240])=0);[.A240];&quot;&quot;)">
            <text:p/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IF((MOD([.F$4];[.A241])=0);[.A241];&quot;&quot;)">
            <text:p/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IF((MOD([.F$4];[.A242])=0);[.A242];&quot;&quot;)">
            <text:p/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IF((MOD([.F$4];[.A243])=0);[.A243];&quot;&quot;)">
            <text:p/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IF((MOD([.F$4];[.A244])=0);[.A244];&quot;&quot;)">
            <text:p/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IF((MOD([.F$4];[.A245])=0);[.A245];&quot;&quot;)">
            <text:p/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IF((MOD([.F$4];[.A246])=0);[.A246];&quot;&quot;)">
            <text:p/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IF((MOD([.F$4];[.A247])=0);[.A247];&quot;&quot;)">
            <text:p/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IF((MOD([.F$4];[.A248])=0);[.A248];&quot;&quot;)">
            <text:p/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IF((MOD([.F$4];[.A249])=0);[.A249];&quot;&quot;)">
            <text:p/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IF((MOD([.F$4];[.A250])=0);[.A250];&quot;&quot;)">
            <text:p/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IF((MOD([.F$4];[.A251])=0);[.A251];&quot;&quot;)">
            <text:p/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IF((MOD([.F$4];[.A252])=0);[.A252];&quot;&quot;)">
            <text:p/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IF((MOD([.F$4];[.A253])=0);[.A253];&quot;&quot;)">
            <text:p/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IF((MOD([.F$4];[.A254])=0);[.A254];&quot;&quot;)">
            <text:p/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IF((MOD([.F$4];[.A255])=0);[.A255];&quot;&quot;)">
            <text:p/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IF((MOD([.F$4];[.A256])=0);[.A256];&quot;&quot;)">
            <text:p/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IF((MOD([.F$4];[.A257])=0);[.A257];&quot;&quot;)">
            <text:p/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IF((MOD([.F$4];[.A258])=0);[.A258];&quot;&quot;)">
            <text:p/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IF((MOD([.F$4];[.A259])=0);[.A259];&quot;&quot;)">
            <text:p/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IF((MOD([.F$4];[.A260])=0);[.A260];&quot;&quot;)">
            <text:p/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IF((MOD([.F$4];[.A261])=0);[.A261];&quot;&quot;)">
            <text:p/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IF((MOD([.F$4];[.A262])=0);[.A262];&quot;&quot;)">
            <text:p/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IF((MOD([.F$4];[.A263])=0);[.A263];&quot;&quot;)">
            <text:p/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IF((MOD([.F$4];[.A264])=0);[.A264];&quot;&quot;)">
            <text:p/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IF((MOD([.F$4];[.A265])=0);[.A265];&quot;&quot;)">
            <text:p/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IF((MOD([.F$4];[.A266])=0);[.A266];&quot;&quot;)">
            <text:p/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IF((MOD([.F$4];[.A267])=0);[.A267];&quot;&quot;)">
            <text:p/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IF((MOD([.F$4];[.A268])=0);[.A268];&quot;&quot;)">
            <text:p/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IF((MOD([.F$4];[.A269])=0);[.A269];&quot;&quot;)">
            <text:p/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IF((MOD([.F$4];[.A270])=0);[.A270];&quot;&quot;)">
            <text:p/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IF((MOD([.F$4];[.A271])=0);[.A271];&quot;&quot;)">
            <text:p/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IF((MOD([.F$4];[.A272])=0);[.A272];&quot;&quot;)">
            <text:p/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IF((MOD([.F$4];[.A273])=0);[.A273];&quot;&quot;)">
            <text:p/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IF((MOD([.F$4];[.A274])=0);[.A274];&quot;&quot;)">
            <text:p/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IF((MOD([.F$4];[.A275])=0);[.A275];&quot;&quot;)">
            <text:p/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IF((MOD([.F$4];[.A276])=0);[.A276];&quot;&quot;)">
            <text:p/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IF((MOD([.F$4];[.A277])=0);[.A277];&quot;&quot;)">
            <text:p/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IF((MOD([.F$4];[.A278])=0);[.A278];&quot;&quot;)">
            <text:p/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IF((MOD([.F$4];[.A279])=0);[.A279];&quot;&quot;)">
            <text:p/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IF((MOD([.F$4];[.A280])=0);[.A280];&quot;&quot;)">
            <text:p/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IF((MOD([.F$4];[.A281])=0);[.A281];&quot;&quot;)">
            <text:p/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IF((MOD([.F$4];[.A282])=0);[.A282];&quot;&quot;)">
            <text:p/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IF((MOD([.F$4];[.A283])=0);[.A283];&quot;&quot;)">
            <text:p/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IF((MOD([.F$4];[.A284])=0);[.A284];&quot;&quot;)">
            <text:p/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IF((MOD([.F$4];[.A285])=0);[.A285];&quot;&quot;)">
            <text:p/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IF((MOD([.F$4];[.A286])=0);[.A286];&quot;&quot;)">
            <text:p/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IF((MOD([.F$4];[.A287])=0);[.A287];&quot;&quot;)">
            <text:p/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IF((MOD([.F$4];[.A288])=0);[.A288];&quot;&quot;)">
            <text:p/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IF((MOD([.F$4];[.A289])=0);[.A289];&quot;&quot;)">
            <text:p/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IF((MOD([.F$4];[.A290])=0);[.A290];&quot;&quot;)">
            <text:p/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IF((MOD([.F$4];[.A291])=0);[.A291];&quot;&quot;)">
            <text:p/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IF((MOD([.F$4];[.A292])=0);[.A292];&quot;&quot;)">
            <text:p/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IF((MOD([.F$4];[.A293])=0);[.A293];&quot;&quot;)">
            <text:p/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IF((MOD([.F$4];[.A294])=0);[.A294];&quot;&quot;)">
            <text:p/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IF((MOD([.F$4];[.A295])=0);[.A295];&quot;&quot;)">
            <text:p/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IF((MOD([.F$4];[.A296])=0);[.A296];&quot;&quot;)">
            <text:p/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IF((MOD([.F$4];[.A297])=0);[.A297];&quot;&quot;)">
            <text:p/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IF((MOD([.F$4];[.A298])=0);[.A298];&quot;&quot;)">
            <text:p/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IF((MOD([.F$4];[.A299])=0);[.A299];&quot;&quot;)">
            <text:p/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IF((MOD([.F$4];[.A300])=0);[.A300];&quot;&quot;)">
            <text:p/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IF((MOD([.F$4];[.A301])=0);[.A301];&quot;&quot;)">
            <text:p/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IF((MOD([.F$4];[.A302])=0);[.A302];&quot;&quot;)">
            <text:p/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IF((MOD([.F$4];[.A303])=0);[.A303];&quot;&quot;)">
            <text:p/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IF((MOD([.F$4];[.A304])=0);[.A304];&quot;&quot;)">
            <text:p/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IF((MOD([.F$4];[.A305])=0);[.A305];&quot;&quot;)">
            <text:p/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IF((MOD([.F$4];[.A306])=0);[.A306];&quot;&quot;)">
            <text:p/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IF((MOD([.F$4];[.A307])=0);[.A307];&quot;&quot;)">
            <text:p/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IF((MOD([.F$4];[.A308])=0);[.A308];&quot;&quot;)">
            <text:p/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IF((MOD([.F$4];[.A309])=0);[.A309];&quot;&quot;)">
            <text:p/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IF((MOD([.F$4];[.A310])=0);[.A310];&quot;&quot;)">
            <text:p/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IF((MOD([.F$4];[.A311])=0);[.A311];&quot;&quot;)">
            <text:p/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IF((MOD([.F$4];[.A312])=0);[.A312];&quot;&quot;)">
            <text:p/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IF((MOD([.F$4];[.A313])=0);[.A313];&quot;&quot;)">
            <text:p/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IF((MOD([.F$4];[.A314])=0);[.A314];&quot;&quot;)">
            <text:p/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IF((MOD([.F$4];[.A315])=0);[.A315];&quot;&quot;)">
            <text:p/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IF((MOD([.F$4];[.A316])=0);[.A316];&quot;&quot;)">
            <text:p/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IF((MOD([.F$4];[.A317])=0);[.A317];&quot;&quot;)">
            <text:p/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IF((MOD([.F$4];[.A318])=0);[.A318];&quot;&quot;)">
            <text:p/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IF((MOD([.F$4];[.A319])=0);[.A319];&quot;&quot;)">
            <text:p/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IF((MOD([.F$4];[.A320])=0);[.A320];&quot;&quot;)">
            <text:p/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IF((MOD([.F$4];[.A321])=0);[.A321];&quot;&quot;)">
            <text:p/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IF((MOD([.F$4];[.A322])=0);[.A322];&quot;&quot;)">
            <text:p/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IF((MOD([.F$4];[.A323])=0);[.A323];&quot;&quot;)">
            <text:p/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IF((MOD([.F$4];[.A324])=0);[.A324];&quot;&quot;)">
            <text:p/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IF((MOD([.F$4];[.A325])=0);[.A325];&quot;&quot;)">
            <text:p/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IF((MOD([.F$4];[.A326])=0);[.A326];&quot;&quot;)">
            <text:p/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IF((MOD([.F$4];[.A327])=0);[.A327];&quot;&quot;)">
            <text:p/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IF((MOD([.F$4];[.A328])=0);[.A328];&quot;&quot;)">
            <text:p/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IF((MOD([.F$4];[.A329])=0);[.A329];&quot;&quot;)">
            <text:p/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IF((MOD([.F$4];[.A330])=0);[.A330];&quot;&quot;)">
            <text:p/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IF((MOD([.F$4];[.A331])=0);[.A331];&quot;&quot;)">
            <text:p/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IF((MOD([.F$4];[.A332])=0);[.A332];&quot;&quot;)">
            <text:p/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IF((MOD([.F$4];[.A333])=0);[.A333];&quot;&quot;)">
            <text:p/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IF((MOD([.F$4];[.A334])=0);[.A334];&quot;&quot;)">
            <text:p/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IF((MOD([.F$4];[.A335])=0);[.A335];&quot;&quot;)">
            <text:p/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IF((MOD([.F$4];[.A336])=0);[.A336];&quot;&quot;)">
            <text:p/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IF((MOD([.F$4];[.A337])=0);[.A337];&quot;&quot;)">
            <text:p/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IF((MOD([.F$4];[.A338])=0);[.A338];&quot;&quot;)">
            <text:p/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IF((MOD([.F$4];[.A339])=0);[.A339];&quot;&quot;)">
            <text:p/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IF((MOD([.F$4];[.A340])=0);[.A340];&quot;&quot;)">
            <text:p/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IF((MOD([.F$4];[.A341])=0);[.A341];&quot;&quot;)">
            <text:p/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IF((MOD([.F$4];[.A342])=0);[.A342];&quot;&quot;)">
            <text:p/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IF((MOD([.F$4];[.A343])=0);[.A343];&quot;&quot;)">
            <text:p/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IF((MOD([.F$4];[.A344])=0);[.A344];&quot;&quot;)">
            <text:p/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IF((MOD([.F$4];[.A345])=0);[.A345];&quot;&quot;)">
            <text:p/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IF((MOD([.F$4];[.A346])=0);[.A346];&quot;&quot;)">
            <text:p/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IF((MOD([.F$4];[.A347])=0);[.A347];&quot;&quot;)">
            <text:p/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IF((MOD([.F$4];[.A348])=0);[.A348];&quot;&quot;)">
            <text:p/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IF((MOD([.F$4];[.A349])=0);[.A349];&quot;&quot;)">
            <text:p/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IF((MOD([.F$4];[.A350])=0);[.A350];&quot;&quot;)">
            <text:p/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IF((MOD([.F$4];[.A351])=0);[.A351];&quot;&quot;)">
            <text:p/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IF((MOD([.F$4];[.A352])=0);[.A352];&quot;&quot;)">
            <text:p/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IF((MOD([.F$4];[.A353])=0);[.A353];&quot;&quot;)">
            <text:p/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IF((MOD([.F$4];[.A354])=0);[.A354];&quot;&quot;)">
            <text:p/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IF((MOD([.F$4];[.A355])=0);[.A355];&quot;&quot;)">
            <text:p/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IF((MOD([.F$4];[.A356])=0);[.A356];&quot;&quot;)">
            <text:p/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IF((MOD([.F$4];[.A357])=0);[.A357];&quot;&quot;)">
            <text:p/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IF((MOD([.F$4];[.A358])=0);[.A358];&quot;&quot;)">
            <text:p/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IF((MOD([.F$4];[.A359])=0);[.A359];&quot;&quot;)">
            <text:p/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IF((MOD([.F$4];[.A360])=0);[.A360];&quot;&quot;)">
            <text:p/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IF((MOD([.F$4];[.A361])=0);[.A361];&quot;&quot;)">
            <text:p/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IF((MOD([.F$4];[.A362])=0);[.A362];&quot;&quot;)">
            <text:p/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IF((MOD([.F$4];[.A363])=0);[.A363];&quot;&quot;)">
            <text:p/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IF((MOD([.F$4];[.A364])=0);[.A364];&quot;&quot;)">
            <text:p/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IF((MOD([.F$4];[.A365])=0);[.A365];&quot;&quot;)">
            <text:p/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IF((MOD([.F$4];[.A366])=0);[.A366];&quot;&quot;)">
            <text:p/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IF((MOD([.F$4];[.A367])=0);[.A367];&quot;&quot;)">
            <text:p/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IF((MOD([.F$4];[.A368])=0);[.A368];&quot;&quot;)">
            <text:p/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IF((MOD([.F$4];[.A369])=0);[.A369];&quot;&quot;)">
            <text:p/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IF((MOD([.F$4];[.A370])=0);[.A370];&quot;&quot;)">
            <text:p/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IF((MOD([.F$4];[.A371])=0);[.A371];&quot;&quot;)">
            <text:p/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IF((MOD([.F$4];[.A372])=0);[.A372];&quot;&quot;)">
            <text:p/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IF((MOD([.F$4];[.A373])=0);[.A373];&quot;&quot;)">
            <text:p/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IF((MOD([.F$4];[.A374])=0);[.A374];&quot;&quot;)">
            <text:p/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IF((MOD([.F$4];[.A375])=0);[.A375];&quot;&quot;)">
            <text:p/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IF((MOD([.F$4];[.A376])=0);[.A376];&quot;&quot;)">
            <text:p/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IF((MOD([.F$4];[.A377])=0);[.A377];&quot;&quot;)">
            <text:p/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IF((MOD([.F$4];[.A378])=0);[.A378];&quot;&quot;)">
            <text:p/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IF((MOD([.F$4];[.A379])=0);[.A379];&quot;&quot;)">
            <text:p/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IF((MOD([.F$4];[.A380])=0);[.A380];&quot;&quot;)">
            <text:p/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IF((MOD([.F$4];[.A381])=0);[.A381];&quot;&quot;)">
            <text:p/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IF((MOD([.F$4];[.A382])=0);[.A382];&quot;&quot;)">
            <text:p/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IF((MOD([.F$4];[.A383])=0);[.A383];&quot;&quot;)">
            <text:p/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IF((MOD([.F$4];[.A384])=0);[.A384];&quot;&quot;)">
            <text:p/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IF((MOD([.F$4];[.A385])=0);[.A385];&quot;&quot;)">
            <text:p/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IF((MOD([.F$4];[.A386])=0);[.A386];&quot;&quot;)">
            <text:p/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IF((MOD([.F$4];[.A387])=0);[.A387];&quot;&quot;)">
            <text:p/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IF((MOD([.F$4];[.A388])=0);[.A388];&quot;&quot;)">
            <text:p/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IF((MOD([.F$4];[.A389])=0);[.A389];&quot;&quot;)">
            <text:p/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IF((MOD([.F$4];[.A390])=0);[.A390];&quot;&quot;)">
            <text:p/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IF((MOD([.F$4];[.A391])=0);[.A391];&quot;&quot;)">
            <text:p/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IF((MOD([.F$4];[.A392])=0);[.A392];&quot;&quot;)">
            <text:p/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IF((MOD([.F$4];[.A393])=0);[.A393];&quot;&quot;)">
            <text:p/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IF((MOD([.F$4];[.A394])=0);[.A394];&quot;&quot;)">
            <text:p/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IF((MOD([.F$4];[.A395])=0);[.A395];&quot;&quot;)">
            <text:p/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IF((MOD([.F$4];[.A396])=0);[.A396];&quot;&quot;)">
            <text:p/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IF((MOD([.F$4];[.A397])=0);[.A397];&quot;&quot;)">
            <text:p/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IF((MOD([.F$4];[.A398])=0);[.A398];&quot;&quot;)">
            <text:p/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IF((MOD([.F$4];[.A399])=0);[.A399];&quot;&quot;)">
            <text:p/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IF((MOD([.F$4];[.A400])=0);[.A400];&quot;&quot;)">
            <text:p/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IF((MOD([.F$4];[.A401])=0);[.A401];&quot;&quot;)">
            <text:p/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IF((MOD([.F$4];[.A402])=0);[.A402];&quot;&quot;)">
            <text:p/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IF((MOD([.F$4];[.A403])=0);[.A403];&quot;&quot;)">
            <text:p/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IF((MOD([.F$4];[.A404])=0);[.A404];&quot;&quot;)">
            <text:p/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IF((MOD([.F$4];[.A405])=0);[.A405];&quot;&quot;)">
            <text:p/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IF((MOD([.F$4];[.A406])=0);[.A406];&quot;&quot;)">
            <text:p/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IF((MOD([.F$4];[.A407])=0);[.A407];&quot;&quot;)">
            <text:p/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IF((MOD([.F$4];[.A408])=0);[.A408];&quot;&quot;)">
            <text:p/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IF((MOD([.F$4];[.A409])=0);[.A409];&quot;&quot;)">
            <text:p/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IF((MOD([.F$4];[.A410])=0);[.A410];&quot;&quot;)">
            <text:p/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IF((MOD([.F$4];[.A411])=0);[.A411];&quot;&quot;)">
            <text:p/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IF((MOD([.F$4];[.A412])=0);[.A412];&quot;&quot;)">
            <text:p/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IF((MOD([.F$4];[.A413])=0);[.A413];&quot;&quot;)">
            <text:p/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IF((MOD([.F$4];[.A414])=0);[.A414];&quot;&quot;)">
            <text:p/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IF((MOD([.F$4];[.A415])=0);[.A415];&quot;&quot;)">
            <text:p/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IF((MOD([.F$4];[.A416])=0);[.A416];&quot;&quot;)">
            <text:p/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IF((MOD([.F$4];[.A417])=0);[.A417];&quot;&quot;)">
            <text:p/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IF((MOD([.F$4];[.A418])=0);[.A418];&quot;&quot;)">
            <text:p/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IF((MOD([.F$4];[.A419])=0);[.A419];&quot;&quot;)">
            <text:p/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IF((MOD([.F$4];[.A420])=0);[.A420];&quot;&quot;)">
            <text:p/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IF((MOD([.F$4];[.A421])=0);[.A421];&quot;&quot;)">
            <text:p/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IF((MOD([.F$4];[.A422])=0);[.A422];&quot;&quot;)">
            <text:p/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IF((MOD([.F$4];[.A423])=0);[.A423];&quot;&quot;)">
            <text:p/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IF((MOD([.F$4];[.A424])=0);[.A424];&quot;&quot;)">
            <text:p/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IF((MOD([.F$4];[.A425])=0);[.A425];&quot;&quot;)">
            <text:p/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IF((MOD([.F$4];[.A426])=0);[.A426];&quot;&quot;)">
            <text:p/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IF((MOD([.F$4];[.A427])=0);[.A427];&quot;&quot;)">
            <text:p/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IF((MOD([.F$4];[.A428])=0);[.A428];&quot;&quot;)">
            <text:p/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IF((MOD([.F$4];[.A429])=0);[.A429];&quot;&quot;)">
            <text:p/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IF((MOD([.F$4];[.A430])=0);[.A430];&quot;&quot;)">
            <text:p/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IF((MOD([.F$4];[.A431])=0);[.A431];&quot;&quot;)">
            <text:p/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IF((MOD([.F$4];[.A432])=0);[.A432];&quot;&quot;)">
            <text:p/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IF((MOD([.F$4];[.A433])=0);[.A433];&quot;&quot;)">
            <text:p/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IF((MOD([.F$4];[.A434])=0);[.A434];&quot;&quot;)">
            <text:p/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IF((MOD([.F$4];[.A435])=0);[.A435];&quot;&quot;)">
            <text:p/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IF((MOD([.F$4];[.A436])=0);[.A436];&quot;&quot;)">
            <text:p/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IF((MOD([.F$4];[.A437])=0);[.A437];&quot;&quot;)">
            <text:p/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IF((MOD([.F$4];[.A438])=0);[.A438];&quot;&quot;)">
            <text:p/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IF((MOD([.F$4];[.A439])=0);[.A439];&quot;&quot;)">
            <text:p/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IF((MOD([.F$4];[.A440])=0);[.A440];&quot;&quot;)">
            <text:p/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IF((MOD([.F$4];[.A441])=0);[.A441];&quot;&quot;)">
            <text:p/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IF((MOD([.F$4];[.A442])=0);[.A442];&quot;&quot;)">
            <text:p/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IF((MOD([.F$4];[.A443])=0);[.A443];&quot;&quot;)">
            <text:p/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IF((MOD([.F$4];[.A444])=0);[.A444];&quot;&quot;)">
            <text:p/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IF((MOD([.F$4];[.A445])=0);[.A445];&quot;&quot;)">
            <text:p/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IF((MOD([.F$4];[.A446])=0);[.A446];&quot;&quot;)">
            <text:p/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IF((MOD([.F$4];[.A447])=0);[.A447];&quot;&quot;)">
            <text:p/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IF((MOD([.F$4];[.A448])=0);[.A448];&quot;&quot;)">
            <text:p/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IF((MOD([.F$4];[.A449])=0);[.A449];&quot;&quot;)">
            <text:p/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IF((MOD([.F$4];[.A450])=0);[.A450];&quot;&quot;)">
            <text:p/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IF((MOD([.F$4];[.A451])=0);[.A451];&quot;&quot;)">
            <text:p/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IF((MOD([.F$4];[.A452])=0);[.A452];&quot;&quot;)">
            <text:p/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IF((MOD([.F$4];[.A453])=0);[.A453];&quot;&quot;)">
            <text:p/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IF((MOD([.F$4];[.A454])=0);[.A454];&quot;&quot;)">
            <text:p/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IF((MOD([.F$4];[.A455])=0);[.A455];&quot;&quot;)">
            <text:p/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IF((MOD([.F$4];[.A456])=0);[.A456];&quot;&quot;)">
            <text:p/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IF((MOD([.F$4];[.A457])=0);[.A457];&quot;&quot;)">
            <text:p/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IF((MOD([.F$4];[.A458])=0);[.A458];&quot;&quot;)">
            <text:p/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IF((MOD([.F$4];[.A459])=0);[.A459];&quot;&quot;)">
            <text:p/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IF((MOD([.F$4];[.A460])=0);[.A460];&quot;&quot;)">
            <text:p/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IF((MOD([.F$4];[.A461])=0);[.A461];&quot;&quot;)">
            <text:p/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IF((MOD([.F$4];[.A462])=0);[.A462];&quot;&quot;)">
            <text:p/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IF((MOD([.F$4];[.A463])=0);[.A463];&quot;&quot;)">
            <text:p/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IF((MOD([.F$4];[.A464])=0);[.A464];&quot;&quot;)">
            <text:p/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IF((MOD([.F$4];[.A465])=0);[.A465];&quot;&quot;)">
            <text:p/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IF((MOD([.F$4];[.A466])=0);[.A466];&quot;&quot;)">
            <text:p/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IF((MOD([.F$4];[.A467])=0);[.A467];&quot;&quot;)">
            <text:p/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IF((MOD([.F$4];[.A468])=0);[.A468];&quot;&quot;)">
            <text:p/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IF((MOD([.F$4];[.A469])=0);[.A469];&quot;&quot;)">
            <text:p/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IF((MOD([.F$4];[.A470])=0);[.A470];&quot;&quot;)">
            <text:p/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IF((MOD([.F$4];[.A471])=0);[.A471];&quot;&quot;)">
            <text:p/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IF((MOD([.F$4];[.A472])=0);[.A472];&quot;&quot;)">
            <text:p/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IF((MOD([.F$4];[.A473])=0);[.A473];&quot;&quot;)">
            <text:p/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IF((MOD([.F$4];[.A474])=0);[.A474];&quot;&quot;)">
            <text:p/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IF((MOD([.F$4];[.A475])=0);[.A475];&quot;&quot;)">
            <text:p/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IF((MOD([.F$4];[.A476])=0);[.A476];&quot;&quot;)">
            <text:p/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IF((MOD([.F$4];[.A477])=0);[.A477];&quot;&quot;)">
            <text:p/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IF((MOD([.F$4];[.A478])=0);[.A478];&quot;&quot;)">
            <text:p/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IF((MOD([.F$4];[.A479])=0);[.A479];&quot;&quot;)">
            <text:p/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IF((MOD([.F$4];[.A480])=0);[.A480];&quot;&quot;)">
            <text:p/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IF((MOD([.F$4];[.A481])=0);[.A481];&quot;&quot;)">
            <text:p/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IF((MOD([.F$4];[.A482])=0);[.A482];&quot;&quot;)">
            <text:p/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IF((MOD([.F$4];[.A483])=0);[.A483];&quot;&quot;)">
            <text:p/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IF((MOD([.F$4];[.A484])=0);[.A484];&quot;&quot;)">
            <text:p/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IF((MOD([.F$4];[.A485])=0);[.A485];&quot;&quot;)">
            <text:p/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IF((MOD([.F$4];[.A486])=0);[.A486];&quot;&quot;)">
            <text:p/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IF((MOD([.F$4];[.A487])=0);[.A487];&quot;&quot;)">
            <text:p/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IF((MOD([.F$4];[.A488])=0);[.A488];&quot;&quot;)">
            <text:p/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IF((MOD([.F$4];[.A489])=0);[.A489];&quot;&quot;)">
            <text:p/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IF((MOD([.F$4];[.A490])=0);[.A490];&quot;&quot;)">
            <text:p/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IF((MOD([.F$4];[.A491])=0);[.A491];&quot;&quot;)">
            <text:p/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IF((MOD([.F$4];[.A492])=0);[.A492];&quot;&quot;)">
            <text:p/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IF((MOD([.F$4];[.A493])=0);[.A493];&quot;&quot;)">
            <text:p/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IF((MOD([.F$4];[.A494])=0);[.A494];&quot;&quot;)">
            <text:p/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IF((MOD([.F$4];[.A495])=0);[.A495];&quot;&quot;)">
            <text:p/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IF((MOD([.F$4];[.A496])=0);[.A496];&quot;&quot;)">
            <text:p/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IF((MOD([.F$4];[.A497])=0);[.A497];&quot;&quot;)">
            <text:p/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IF((MOD([.F$4];[.A498])=0);[.A498];&quot;&quot;)">
            <text:p/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IF((MOD([.F$4];[.A499])=0);[.A499];&quot;&quot;)">
            <text:p/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IF((MOD([.F$4];[.A500])=0);[.A500];&quot;&quot;)">
            <text:p/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IF((MOD([.F$4];[.A501])=0);[.A501];&quot;&quot;)">
            <text:p/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IF((MOD([.F$4];[.A502])=0);[.A502];&quot;&quot;)">
            <text:p/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IF((MOD([.F$4];[.A503])=0);[.A503];&quot;&quot;)">
            <text:p/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IF((MOD([.F$4];[.A504])=0);[.A504];&quot;&quot;)">
            <text:p/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IF((MOD([.F$4];[.A505])=0);[.A505];&quot;&quot;)">
            <text:p/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IF((MOD([.F$4];[.A506])=0);[.A506];&quot;&quot;)">
            <text:p/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IF((MOD([.F$4];[.A507])=0);[.A507];&quot;&quot;)">
            <text:p/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IF((MOD([.F$4];[.A508])=0);[.A508];&quot;&quot;)">
            <text:p/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IF((MOD([.F$4];[.A509])=0);[.A509];&quot;&quot;)">
            <text:p/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IF((MOD([.F$4];[.A510])=0);[.A510];&quot;&quot;)">
            <text:p/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IF((MOD([.F$4];[.A511])=0);[.A511];&quot;&quot;)">
            <text:p/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IF((MOD([.F$4];[.A512])=0);[.A512];&quot;&quot;)">
            <text:p/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IF((MOD([.F$4];[.A513])=0);[.A513];&quot;&quot;)">
            <text:p/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IF((MOD([.F$4];[.A514])=0);[.A514];&quot;&quot;)">
            <text:p/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IF((MOD([.F$4];[.A515])=0);[.A515];&quot;&quot;)">
            <text:p/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IF((MOD([.F$4];[.A516])=0);[.A516];&quot;&quot;)">
            <text:p/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IF((MOD([.F$4];[.A517])=0);[.A517];&quot;&quot;)">
            <text:p/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IF((MOD([.F$4];[.A518])=0);[.A518];&quot;&quot;)">
            <text:p/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IF((MOD([.F$4];[.A519])=0);[.A519];&quot;&quot;)">
            <text:p/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IF((MOD([.F$4];[.A520])=0);[.A520];&quot;&quot;)">
            <text:p/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IF((MOD([.F$4];[.A521])=0);[.A521];&quot;&quot;)">
            <text:p/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IF((MOD([.F$4];[.A522])=0);[.A522];&quot;&quot;)">
            <text:p/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IF((MOD([.F$4];[.A523])=0);[.A523];&quot;&quot;)">
            <text:p/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IF((MOD([.F$4];[.A524])=0);[.A524];&quot;&quot;)">
            <text:p/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IF((MOD([.F$4];[.A525])=0);[.A525];&quot;&quot;)">
            <text:p/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IF((MOD([.F$4];[.A526])=0);[.A526];&quot;&quot;)">
            <text:p/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IF((MOD([.F$4];[.A527])=0);[.A527];&quot;&quot;)">
            <text:p/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IF((MOD([.F$4];[.A528])=0);[.A528];&quot;&quot;)">
            <text:p/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IF((MOD([.F$4];[.A529])=0);[.A529];&quot;&quot;)">
            <text:p/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IF((MOD([.F$4];[.A530])=0);[.A530];&quot;&quot;)">
            <text:p/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IF((MOD([.F$4];[.A531])=0);[.A531];&quot;&quot;)">
            <text:p/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IF((MOD([.F$4];[.A532])=0);[.A532];&quot;&quot;)">
            <text:p/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IF((MOD([.F$4];[.A533])=0);[.A533];&quot;&quot;)">
            <text:p/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IF((MOD([.F$4];[.A534])=0);[.A534];&quot;&quot;)">
            <text:p/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IF((MOD([.F$4];[.A535])=0);[.A535];&quot;&quot;)">
            <text:p/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IF((MOD([.F$4];[.A536])=0);[.A536];&quot;&quot;)">
            <text:p/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IF((MOD([.F$4];[.A537])=0);[.A537];&quot;&quot;)">
            <text:p/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IF((MOD([.F$4];[.A538])=0);[.A538];&quot;&quot;)">
            <text:p/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IF((MOD([.F$4];[.A539])=0);[.A539];&quot;&quot;)">
            <text:p/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IF((MOD([.F$4];[.A540])=0);[.A540];&quot;&quot;)">
            <text:p/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IF((MOD([.F$4];[.A541])=0);[.A541];&quot;&quot;)">
            <text:p/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IF((MOD([.F$4];[.A542])=0);[.A542];&quot;&quot;)">
            <text:p/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IF((MOD([.F$4];[.A543])=0);[.A543];&quot;&quot;)">
            <text:p/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IF((MOD([.F$4];[.A544])=0);[.A544];&quot;&quot;)">
            <text:p/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IF((MOD([.F$4];[.A545])=0);[.A545];&quot;&quot;)">
            <text:p/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IF((MOD([.F$4];[.A546])=0);[.A546];&quot;&quot;)">
            <text:p/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IF((MOD([.F$4];[.A547])=0);[.A547];&quot;&quot;)">
            <text:p/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IF((MOD([.F$4];[.A548])=0);[.A548];&quot;&quot;)">
            <text:p/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IF((MOD([.F$4];[.A549])=0);[.A549];&quot;&quot;)">
            <text:p/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IF((MOD([.F$4];[.A550])=0);[.A550];&quot;&quot;)">
            <text:p/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IF((MOD([.F$4];[.A551])=0);[.A551];&quot;&quot;)">
            <text:p/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IF((MOD([.F$4];[.A552])=0);[.A552];&quot;&quot;)">
            <text:p/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IF((MOD([.F$4];[.A553])=0);[.A553];&quot;&quot;)">
            <text:p/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IF((MOD([.F$4];[.A554])=0);[.A554];&quot;&quot;)">
            <text:p/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IF((MOD([.F$4];[.A555])=0);[.A555];&quot;&quot;)">
            <text:p/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IF((MOD([.F$4];[.A556])=0);[.A556];&quot;&quot;)">
            <text:p/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IF((MOD([.F$4];[.A557])=0);[.A557];&quot;&quot;)">
            <text:p/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IF((MOD([.F$4];[.A558])=0);[.A558];&quot;&quot;)">
            <text:p/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IF((MOD([.F$4];[.A559])=0);[.A559];&quot;&quot;)">
            <text:p/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IF((MOD([.F$4];[.A560])=0);[.A560];&quot;&quot;)">
            <text:p/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IF((MOD([.F$4];[.A561])=0);[.A561];&quot;&quot;)">
            <text:p/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IF((MOD([.F$4];[.A562])=0);[.A562];&quot;&quot;)">
            <text:p/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IF((MOD([.F$4];[.A563])=0);[.A563];&quot;&quot;)">
            <text:p/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IF((MOD([.F$4];[.A564])=0);[.A564];&quot;&quot;)">
            <text:p/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IF((MOD([.F$4];[.A565])=0);[.A565];&quot;&quot;)">
            <text:p/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IF((MOD([.F$4];[.A566])=0);[.A566];&quot;&quot;)">
            <text:p/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IF((MOD([.F$4];[.A567])=0);[.A567];&quot;&quot;)">
            <text:p/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IF((MOD([.F$4];[.A568])=0);[.A568];&quot;&quot;)">
            <text:p/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IF((MOD([.F$4];[.A569])=0);[.A569];&quot;&quot;)">
            <text:p/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IF((MOD([.F$4];[.A570])=0);[.A570];&quot;&quot;)">
            <text:p/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IF((MOD([.F$4];[.A571])=0);[.A571];&quot;&quot;)">
            <text:p/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IF((MOD([.F$4];[.A572])=0);[.A572];&quot;&quot;)">
            <text:p/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IF((MOD([.F$4];[.A573])=0);[.A573];&quot;&quot;)">
            <text:p/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IF((MOD([.F$4];[.A574])=0);[.A574];&quot;&quot;)">
            <text:p/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IF((MOD([.F$4];[.A575])=0);[.A575];&quot;&quot;)">
            <text:p/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IF((MOD([.F$4];[.A576])=0);[.A576];&quot;&quot;)">
            <text:p/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IF((MOD([.F$4];[.A577])=0);[.A577];&quot;&quot;)">
            <text:p/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IF((MOD([.F$4];[.A578])=0);[.A578];&quot;&quot;)">
            <text:p/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IF((MOD([.F$4];[.A579])=0);[.A579];&quot;&quot;)">
            <text:p/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IF((MOD([.F$4];[.A580])=0);[.A580];&quot;&quot;)">
            <text:p/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IF((MOD([.F$4];[.A581])=0);[.A581];&quot;&quot;)">
            <text:p/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IF((MOD([.F$4];[.A582])=0);[.A582];&quot;&quot;)">
            <text:p/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IF((MOD([.F$4];[.A583])=0);[.A583];&quot;&quot;)">
            <text:p/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IF((MOD([.F$4];[.A584])=0);[.A584];&quot;&quot;)">
            <text:p/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IF((MOD([.F$4];[.A585])=0);[.A585];&quot;&quot;)">
            <text:p/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IF((MOD([.F$4];[.A586])=0);[.A586];&quot;&quot;)">
            <text:p/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IF((MOD([.F$4];[.A587])=0);[.A587];&quot;&quot;)">
            <text:p/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IF((MOD([.F$4];[.A588])=0);[.A588];&quot;&quot;)">
            <text:p/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IF((MOD([.F$4];[.A589])=0);[.A589];&quot;&quot;)">
            <text:p/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IF((MOD([.F$4];[.A590])=0);[.A590];&quot;&quot;)">
            <text:p/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IF((MOD([.F$4];[.A591])=0);[.A591];&quot;&quot;)">
            <text:p/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IF((MOD([.F$4];[.A592])=0);[.A592];&quot;&quot;)">
            <text:p/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IF((MOD([.F$4];[.A593])=0);[.A593];&quot;&quot;)">
            <text:p/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IF((MOD([.F$4];[.A594])=0);[.A594];&quot;&quot;)">
            <text:p/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IF((MOD([.F$4];[.A595])=0);[.A595];&quot;&quot;)">
            <text:p/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IF((MOD([.F$4];[.A596])=0);[.A596];&quot;&quot;)">
            <text:p/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IF((MOD([.F$4];[.A597])=0);[.A597];&quot;&quot;)">
            <text:p/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IF((MOD([.F$4];[.A598])=0);[.A598];&quot;&quot;)">
            <text:p/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IF((MOD([.F$4];[.A599])=0);[.A599];&quot;&quot;)">
            <text:p/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IF((MOD([.F$4];[.A600])=0);[.A600];&quot;&quot;)">
            <text:p/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IF((MOD([.F$4];[.A601])=0);[.A601];&quot;&quot;)">
            <text:p/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IF((MOD([.F$4];[.A602])=0);[.A602];&quot;&quot;)">
            <text:p/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IF((MOD([.F$4];[.A603])=0);[.A603];&quot;&quot;)">
            <text:p/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IF((MOD([.F$4];[.A604])=0);[.A604];&quot;&quot;)">
            <text:p/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IF((MOD([.F$4];[.A605])=0);[.A605];&quot;&quot;)">
            <text:p/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IF((MOD([.F$4];[.A606])=0);[.A606];&quot;&quot;)">
            <text:p/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IF((MOD([.F$4];[.A607])=0);[.A607];&quot;&quot;)">
            <text:p/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IF((MOD([.F$4];[.A608])=0);[.A608];&quot;&quot;)">
            <text:p/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IF((MOD([.F$4];[.A609])=0);[.A609];&quot;&quot;)">
            <text:p/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IF((MOD([.F$4];[.A610])=0);[.A610];&quot;&quot;)">
            <text:p/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IF((MOD([.F$4];[.A611])=0);[.A611];&quot;&quot;)">
            <text:p/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IF((MOD([.F$4];[.A612])=0);[.A612];&quot;&quot;)">
            <text:p/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IF((MOD([.F$4];[.A613])=0);[.A613];&quot;&quot;)">
            <text:p/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IF((MOD([.F$4];[.A614])=0);[.A614];&quot;&quot;)">
            <text:p/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IF((MOD([.F$4];[.A615])=0);[.A615];&quot;&quot;)">
            <text:p/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IF((MOD([.F$4];[.A616])=0);[.A616];&quot;&quot;)">
            <text:p/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IF((MOD([.F$4];[.A617])=0);[.A617];&quot;&quot;)">
            <text:p/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IF((MOD([.F$4];[.A618])=0);[.A618];&quot;&quot;)">
            <text:p/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IF((MOD([.F$4];[.A619])=0);[.A619];&quot;&quot;)">
            <text:p/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IF((MOD([.F$4];[.A620])=0);[.A620];&quot;&quot;)">
            <text:p/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IF((MOD([.F$4];[.A621])=0);[.A621];&quot;&quot;)">
            <text:p/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IF((MOD([.F$4];[.A622])=0);[.A622];&quot;&quot;)">
            <text:p/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IF((MOD([.F$4];[.A623])=0);[.A623];&quot;&quot;)">
            <text:p/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IF((MOD([.F$4];[.A624])=0);[.A624];&quot;&quot;)">
            <text:p/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IF((MOD([.F$4];[.A625])=0);[.A625];&quot;&quot;)">
            <text:p/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IF((MOD([.F$4];[.A626])=0);[.A626];&quot;&quot;)">
            <text:p/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IF((MOD([.F$4];[.A627])=0);[.A627];&quot;&quot;)">
            <text:p/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IF((MOD([.F$4];[.A628])=0);[.A628];&quot;&quot;)">
            <text:p/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IF((MOD([.F$4];[.A629])=0);[.A629];&quot;&quot;)">
            <text:p/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IF((MOD([.F$4];[.A630])=0);[.A630];&quot;&quot;)">
            <text:p/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IF((MOD([.F$4];[.A631])=0);[.A631];&quot;&quot;)">
            <text:p/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IF((MOD([.F$4];[.A632])=0);[.A632];&quot;&quot;)">
            <text:p/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IF((MOD([.F$4];[.A633])=0);[.A633];&quot;&quot;)">
            <text:p/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IF((MOD([.F$4];[.A634])=0);[.A634];&quot;&quot;)">
            <text:p/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IF((MOD([.F$4];[.A635])=0);[.A635];&quot;&quot;)">
            <text:p/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IF((MOD([.F$4];[.A636])=0);[.A636];&quot;&quot;)">
            <text:p/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IF((MOD([.F$4];[.A637])=0);[.A637];&quot;&quot;)">
            <text:p/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IF((MOD([.F$4];[.A638])=0);[.A638];&quot;&quot;)">
            <text:p/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IF((MOD([.F$4];[.A639])=0);[.A639];&quot;&quot;)">
            <text:p/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IF((MOD([.F$4];[.A640])=0);[.A640];&quot;&quot;)">
            <text:p/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IF((MOD([.F$4];[.A641])=0);[.A641];&quot;&quot;)">
            <text:p/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IF((MOD([.F$4];[.A642])=0);[.A642];&quot;&quot;)">
            <text:p/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IF((MOD([.F$4];[.A643])=0);[.A643];&quot;&quot;)">
            <text:p/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IF((MOD([.F$4];[.A644])=0);[.A644];&quot;&quot;)">
            <text:p/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IF((MOD([.F$4];[.A645])=0);[.A645];&quot;&quot;)">
            <text:p/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IF((MOD([.F$4];[.A646])=0);[.A646];&quot;&quot;)">
            <text:p/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IF((MOD([.F$4];[.A647])=0);[.A647];&quot;&quot;)">
            <text:p/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IF((MOD([.F$4];[.A648])=0);[.A648];&quot;&quot;)">
            <text:p/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IF((MOD([.F$4];[.A649])=0);[.A649];&quot;&quot;)">
            <text:p/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IF((MOD([.F$4];[.A650])=0);[.A650];&quot;&quot;)">
            <text:p/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IF((MOD([.F$4];[.A651])=0);[.A651];&quot;&quot;)">
            <text:p/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IF((MOD([.F$4];[.A652])=0);[.A652];&quot;&quot;)">
            <text:p/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IF((MOD([.F$4];[.A653])=0);[.A653];&quot;&quot;)">
            <text:p/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IF((MOD([.F$4];[.A654])=0);[.A654];&quot;&quot;)">
            <text:p/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IF((MOD([.F$4];[.A655])=0);[.A655];&quot;&quot;)">
            <text:p/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IF((MOD([.F$4];[.A656])=0);[.A656];&quot;&quot;)">
            <text:p/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IF((MOD([.F$4];[.A657])=0);[.A657];&quot;&quot;)">
            <text:p/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IF((MOD([.F$4];[.A658])=0);[.A658];&quot;&quot;)">
            <text:p/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IF((MOD([.F$4];[.A659])=0);[.A659];&quot;&quot;)">
            <text:p/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IF((MOD([.F$4];[.A660])=0);[.A660];&quot;&quot;)">
            <text:p/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IF((MOD([.F$4];[.A661])=0);[.A661];&quot;&quot;)">
            <text:p/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IF((MOD([.F$4];[.A662])=0);[.A662];&quot;&quot;)">
            <text:p/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IF((MOD([.F$4];[.A663])=0);[.A663];&quot;&quot;)">
            <text:p/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IF((MOD([.F$4];[.A664])=0);[.A664];&quot;&quot;)">
            <text:p/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IF((MOD([.F$4];[.A665])=0);[.A665];&quot;&quot;)">
            <text:p/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IF((MOD([.F$4];[.A666])=0);[.A666];&quot;&quot;)">
            <text:p/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IF((MOD([.F$4];[.A667])=0);[.A667];&quot;&quot;)">
            <text:p/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IF((MOD([.F$4];[.A668])=0);[.A668];&quot;&quot;)">
            <text:p/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IF((MOD([.F$4];[.A669])=0);[.A669];&quot;&quot;)">
            <text:p/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IF((MOD([.F$4];[.A670])=0);[.A670];&quot;&quot;)">
            <text:p/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IF((MOD([.F$4];[.A671])=0);[.A671];&quot;&quot;)">
            <text:p/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IF((MOD([.F$4];[.A672])=0);[.A672];&quot;&quot;)">
            <text:p/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IF((MOD([.F$4];[.A673])=0);[.A673];&quot;&quot;)">
            <text:p/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IF((MOD([.F$4];[.A674])=0);[.A674];&quot;&quot;)">
            <text:p/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IF((MOD([.F$4];[.A675])=0);[.A675];&quot;&quot;)">
            <text:p/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IF((MOD([.F$4];[.A676])=0);[.A676];&quot;&quot;)">
            <text:p/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IF((MOD([.F$4];[.A677])=0);[.A677];&quot;&quot;)">
            <text:p/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IF((MOD([.F$4];[.A678])=0);[.A678];&quot;&quot;)">
            <text:p/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IF((MOD([.F$4];[.A679])=0);[.A679];&quot;&quot;)">
            <text:p/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IF((MOD([.F$4];[.A680])=0);[.A680];&quot;&quot;)">
            <text:p/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IF((MOD([.F$4];[.A681])=0);[.A681];&quot;&quot;)">
            <text:p/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IF((MOD([.F$4];[.A682])=0);[.A682];&quot;&quot;)">
            <text:p/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IF((MOD([.F$4];[.A683])=0);[.A683];&quot;&quot;)">
            <text:p/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IF((MOD([.F$4];[.A684])=0);[.A684];&quot;&quot;)">
            <text:p/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IF((MOD([.F$4];[.A685])=0);[.A685];&quot;&quot;)">
            <text:p/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IF((MOD([.F$4];[.A686])=0);[.A686];&quot;&quot;)">
            <text:p/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IF((MOD([.F$4];[.A687])=0);[.A687];&quot;&quot;)">
            <text:p/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IF((MOD([.F$4];[.A688])=0);[.A688];&quot;&quot;)">
            <text:p/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IF((MOD([.F$4];[.A689])=0);[.A689];&quot;&quot;)">
            <text:p/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IF((MOD([.F$4];[.A690])=0);[.A690];&quot;&quot;)">
            <text:p/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IF((MOD([.F$4];[.A691])=0);[.A691];&quot;&quot;)">
            <text:p/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IF((MOD([.F$4];[.A692])=0);[.A692];&quot;&quot;)">
            <text:p/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IF((MOD([.F$4];[.A693])=0);[.A693];&quot;&quot;)">
            <text:p/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IF((MOD([.F$4];[.A694])=0);[.A694];&quot;&quot;)">
            <text:p/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IF((MOD([.F$4];[.A695])=0);[.A695];&quot;&quot;)">
            <text:p/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IF((MOD([.F$4];[.A696])=0);[.A696];&quot;&quot;)">
            <text:p/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IF((MOD([.F$4];[.A697])=0);[.A697];&quot;&quot;)">
            <text:p/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IF((MOD([.F$4];[.A698])=0);[.A698];&quot;&quot;)">
            <text:p/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IF((MOD([.F$4];[.A699])=0);[.A699];&quot;&quot;)">
            <text:p/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IF((MOD([.F$4];[.A700])=0);[.A700];&quot;&quot;)">
            <text:p/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IF((MOD([.F$4];[.A701])=0);[.A701];&quot;&quot;)">
            <text:p/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IF((MOD([.F$4];[.A702])=0);[.A702];&quot;&quot;)">
            <text:p/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IF((MOD([.F$4];[.A703])=0);[.A703];&quot;&quot;)">
            <text:p/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IF((MOD([.F$4];[.A704])=0);[.A704];&quot;&quot;)">
            <text:p/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IF((MOD([.F$4];[.A705])=0);[.A705];&quot;&quot;)">
            <text:p/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IF((MOD([.F$4];[.A706])=0);[.A706];&quot;&quot;)">
            <text:p/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IF((MOD([.F$4];[.A707])=0);[.A707];&quot;&quot;)">
            <text:p/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IF((MOD([.F$4];[.A708])=0);[.A708];&quot;&quot;)">
            <text:p/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IF((MOD([.F$4];[.A709])=0);[.A709];&quot;&quot;)">
            <text:p/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IF((MOD([.F$4];[.A710])=0);[.A710];&quot;&quot;)">
            <text:p/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IF((MOD([.F$4];[.A711])=0);[.A711];&quot;&quot;)">
            <text:p/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IF((MOD([.F$4];[.A712])=0);[.A712];&quot;&quot;)">
            <text:p/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IF((MOD([.F$4];[.A713])=0);[.A713];&quot;&quot;)">
            <text:p/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IF((MOD([.F$4];[.A714])=0);[.A714];&quot;&quot;)">
            <text:p/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IF((MOD([.F$4];[.A715])=0);[.A715];&quot;&quot;)">
            <text:p/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IF((MOD([.F$4];[.A716])=0);[.A716];&quot;&quot;)">
            <text:p/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IF((MOD([.F$4];[.A717])=0);[.A717];&quot;&quot;)">
            <text:p/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IF((MOD([.F$4];[.A718])=0);[.A718];&quot;&quot;)">
            <text:p/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IF((MOD([.F$4];[.A719])=0);[.A719];&quot;&quot;)">
            <text:p/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IF((MOD([.F$4];[.A720])=0);[.A720];&quot;&quot;)">
            <text:p/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IF((MOD([.F$4];[.A721])=0);[.A721];&quot;&quot;)">
            <text:p/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IF((MOD([.F$4];[.A722])=0);[.A722];&quot;&quot;)">
            <text:p/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IF((MOD([.F$4];[.A723])=0);[.A723];&quot;&quot;)">
            <text:p/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IF((MOD([.F$4];[.A724])=0);[.A724];&quot;&quot;)">
            <text:p/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IF((MOD([.F$4];[.A725])=0);[.A725];&quot;&quot;)">
            <text:p/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IF((MOD([.F$4];[.A726])=0);[.A726];&quot;&quot;)">
            <text:p/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IF((MOD([.F$4];[.A727])=0);[.A727];&quot;&quot;)">
            <text:p/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IF((MOD([.F$4];[.A728])=0);[.A728];&quot;&quot;)">
            <text:p/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IF((MOD([.F$4];[.A729])=0);[.A729];&quot;&quot;)">
            <text:p/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IF((MOD([.F$4];[.A730])=0);[.A730];&quot;&quot;)">
            <text:p/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IF((MOD([.F$4];[.A731])=0);[.A731];&quot;&quot;)">
            <text:p/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IF((MOD([.F$4];[.A732])=0);[.A732];&quot;&quot;)">
            <text:p/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IF((MOD([.F$4];[.A733])=0);[.A733];&quot;&quot;)">
            <text:p/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IF((MOD([.F$4];[.A734])=0);[.A734];&quot;&quot;)">
            <text:p/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IF((MOD([.F$4];[.A735])=0);[.A735];&quot;&quot;)">
            <text:p/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IF((MOD([.F$4];[.A736])=0);[.A736];&quot;&quot;)">
            <text:p/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IF((MOD([.F$4];[.A737])=0);[.A737];&quot;&quot;)">
            <text:p/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IF((MOD([.F$4];[.A738])=0);[.A738];&quot;&quot;)">
            <text:p/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IF((MOD([.F$4];[.A739])=0);[.A739];&quot;&quot;)">
            <text:p/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IF((MOD([.F$4];[.A740])=0);[.A740];&quot;&quot;)">
            <text:p/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IF((MOD([.F$4];[.A741])=0);[.A741];&quot;&quot;)">
            <text:p/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IF((MOD([.F$4];[.A742])=0);[.A742];&quot;&quot;)">
            <text:p/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IF((MOD([.F$4];[.A743])=0);[.A743];&quot;&quot;)">
            <text:p/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IF((MOD([.F$4];[.A744])=0);[.A744];&quot;&quot;)">
            <text:p/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IF((MOD([.F$4];[.A745])=0);[.A745];&quot;&quot;)">
            <text:p/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IF((MOD([.F$4];[.A746])=0);[.A746];&quot;&quot;)">
            <text:p/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IF((MOD([.F$4];[.A747])=0);[.A747];&quot;&quot;)">
            <text:p/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IF((MOD([.F$4];[.A748])=0);[.A748];&quot;&quot;)">
            <text:p/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IF((MOD([.F$4];[.A749])=0);[.A749];&quot;&quot;)">
            <text:p/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IF((MOD([.F$4];[.A750])=0);[.A750];&quot;&quot;)">
            <text:p/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IF((MOD([.F$4];[.A751])=0);[.A751];&quot;&quot;)">
            <text:p/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IF((MOD([.F$4];[.A752])=0);[.A752];&quot;&quot;)">
            <text:p/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IF((MOD([.F$4];[.A753])=0);[.A753];&quot;&quot;)">
            <text:p/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IF((MOD([.F$4];[.A754])=0);[.A754];&quot;&quot;)">
            <text:p/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IF((MOD([.F$4];[.A755])=0);[.A755];&quot;&quot;)">
            <text:p/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IF((MOD([.F$4];[.A756])=0);[.A756];&quot;&quot;)">
            <text:p/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IF((MOD([.F$4];[.A757])=0);[.A757];&quot;&quot;)">
            <text:p/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IF((MOD([.F$4];[.A758])=0);[.A758];&quot;&quot;)">
            <text:p/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IF((MOD([.F$4];[.A759])=0);[.A759];&quot;&quot;)">
            <text:p/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IF((MOD([.F$4];[.A760])=0);[.A760];&quot;&quot;)">
            <text:p/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IF((MOD([.F$4];[.A761])=0);[.A761];&quot;&quot;)">
            <text:p/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IF((MOD([.F$4];[.A762])=0);[.A762];&quot;&quot;)">
            <text:p/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IF((MOD([.F$4];[.A763])=0);[.A763];&quot;&quot;)">
            <text:p/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IF((MOD([.F$4];[.A764])=0);[.A764];&quot;&quot;)">
            <text:p/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IF((MOD([.F$4];[.A765])=0);[.A765];&quot;&quot;)">
            <text:p/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IF((MOD([.F$4];[.A766])=0);[.A766];&quot;&quot;)">
            <text:p/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IF((MOD([.F$4];[.A767])=0);[.A767];&quot;&quot;)">
            <text:p/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IF((MOD([.F$4];[.A768])=0);[.A768];&quot;&quot;)">
            <text:p/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IF((MOD([.F$4];[.A769])=0);[.A769];&quot;&quot;)">
            <text:p/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IF((MOD([.F$4];[.A770])=0);[.A770];&quot;&quot;)">
            <text:p/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IF((MOD([.F$4];[.A771])=0);[.A771];&quot;&quot;)">
            <text:p/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IF((MOD([.F$4];[.A772])=0);[.A772];&quot;&quot;)">
            <text:p/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IF((MOD([.F$4];[.A773])=0);[.A773];&quot;&quot;)">
            <text:p/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IF((MOD([.F$4];[.A774])=0);[.A774];&quot;&quot;)">
            <text:p/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IF((MOD([.F$4];[.A775])=0);[.A775];&quot;&quot;)">
            <text:p/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IF((MOD([.F$4];[.A776])=0);[.A776];&quot;&quot;)">
            <text:p/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IF((MOD([.F$4];[.A777])=0);[.A777];&quot;&quot;)">
            <text:p/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IF((MOD([.F$4];[.A778])=0);[.A778];&quot;&quot;)">
            <text:p/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IF((MOD([.F$4];[.A779])=0);[.A779];&quot;&quot;)">
            <text:p/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IF((MOD([.F$4];[.A780])=0);[.A780];&quot;&quot;)">
            <text:p/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IF((MOD([.F$4];[.A781])=0);[.A781];&quot;&quot;)">
            <text:p/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IF((MOD([.F$4];[.A782])=0);[.A782];&quot;&quot;)">
            <text:p/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IF((MOD([.F$4];[.A783])=0);[.A783];&quot;&quot;)">
            <text:p/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IF((MOD([.F$4];[.A784])=0);[.A784];&quot;&quot;)">
            <text:p/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IF((MOD([.F$4];[.A785])=0);[.A785];&quot;&quot;)">
            <text:p/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IF((MOD([.F$4];[.A786])=0);[.A786];&quot;&quot;)">
            <text:p/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IF((MOD([.F$4];[.A787])=0);[.A787];&quot;&quot;)">
            <text:p/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IF((MOD([.F$4];[.A788])=0);[.A788];&quot;&quot;)">
            <text:p/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IF((MOD([.F$4];[.A789])=0);[.A789];&quot;&quot;)">
            <text:p/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IF((MOD([.F$4];[.A790])=0);[.A790];&quot;&quot;)">
            <text:p/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IF((MOD([.F$4];[.A791])=0);[.A791];&quot;&quot;)">
            <text:p/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IF((MOD([.F$4];[.A792])=0);[.A792];&quot;&quot;)">
            <text:p/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IF((MOD([.F$4];[.A793])=0);[.A793];&quot;&quot;)">
            <text:p/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IF((MOD([.F$4];[.A794])=0);[.A794];&quot;&quot;)">
            <text:p/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IF((MOD([.F$4];[.A795])=0);[.A795];&quot;&quot;)">
            <text:p/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IF((MOD([.F$4];[.A796])=0);[.A796];&quot;&quot;)">
            <text:p/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IF((MOD([.F$4];[.A797])=0);[.A797];&quot;&quot;)">
            <text:p/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IF((MOD([.F$4];[.A798])=0);[.A798];&quot;&quot;)">
            <text:p/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IF((MOD([.F$4];[.A799])=0);[.A799];&quot;&quot;)">
            <text:p/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IF((MOD([.F$4];[.A800])=0);[.A800];&quot;&quot;)">
            <text:p/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IF((MOD([.F$4];[.A801])=0);[.A801];&quot;&quot;)">
            <text:p/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IF((MOD([.F$4];[.A802])=0);[.A802];&quot;&quot;)">
            <text:p/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IF((MOD([.F$4];[.A803])=0);[.A803];&quot;&quot;)">
            <text:p/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IF((MOD([.F$4];[.A804])=0);[.A804];&quot;&quot;)">
            <text:p/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IF((MOD([.F$4];[.A805])=0);[.A805];&quot;&quot;)">
            <text:p/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IF((MOD([.F$4];[.A806])=0);[.A806];&quot;&quot;)">
            <text:p/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IF((MOD([.F$4];[.A807])=0);[.A807];&quot;&quot;)">
            <text:p/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IF((MOD([.F$4];[.A808])=0);[.A808];&quot;&quot;)">
            <text:p/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IF((MOD([.F$4];[.A809])=0);[.A809];&quot;&quot;)">
            <text:p/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IF((MOD([.F$4];[.A810])=0);[.A810];&quot;&quot;)">
            <text:p/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IF((MOD([.F$4];[.A811])=0);[.A811];&quot;&quot;)">
            <text:p/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IF((MOD([.F$4];[.A812])=0);[.A812];&quot;&quot;)">
            <text:p/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IF((MOD([.F$4];[.A813])=0);[.A813];&quot;&quot;)">
            <text:p/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IF((MOD([.F$4];[.A814])=0);[.A814];&quot;&quot;)">
            <text:p/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IF((MOD([.F$4];[.A815])=0);[.A815];&quot;&quot;)">
            <text:p/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IF((MOD([.F$4];[.A816])=0);[.A816];&quot;&quot;)">
            <text:p/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IF((MOD([.F$4];[.A817])=0);[.A817];&quot;&quot;)">
            <text:p/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IF((MOD([.F$4];[.A818])=0);[.A818];&quot;&quot;)">
            <text:p/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IF((MOD([.F$4];[.A819])=0);[.A819];&quot;&quot;)">
            <text:p/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IF((MOD([.F$4];[.A820])=0);[.A820];&quot;&quot;)">
            <text:p/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IF((MOD([.F$4];[.A821])=0);[.A821];&quot;&quot;)">
            <text:p/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IF((MOD([.F$4];[.A822])=0);[.A822];&quot;&quot;)">
            <text:p/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IF((MOD([.F$4];[.A823])=0);[.A823];&quot;&quot;)">
            <text:p/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IF((MOD([.F$4];[.A824])=0);[.A824];&quot;&quot;)">
            <text:p/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IF((MOD([.F$4];[.A825])=0);[.A825];&quot;&quot;)">
            <text:p/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IF((MOD([.F$4];[.A826])=0);[.A826];&quot;&quot;)">
            <text:p/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IF((MOD([.F$4];[.A827])=0);[.A827];&quot;&quot;)">
            <text:p/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IF((MOD([.F$4];[.A828])=0);[.A828];&quot;&quot;)">
            <text:p/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IF((MOD([.F$4];[.A829])=0);[.A829];&quot;&quot;)">
            <text:p/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IF((MOD([.F$4];[.A830])=0);[.A830];&quot;&quot;)">
            <text:p/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IF((MOD([.F$4];[.A831])=0);[.A831];&quot;&quot;)">
            <text:p/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IF((MOD([.F$4];[.A832])=0);[.A832];&quot;&quot;)">
            <text:p/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IF((MOD([.F$4];[.A833])=0);[.A833];&quot;&quot;)">
            <text:p/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IF((MOD([.F$4];[.A834])=0);[.A834];&quot;&quot;)">
            <text:p/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IF((MOD([.F$4];[.A835])=0);[.A835];&quot;&quot;)">
            <text:p/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IF((MOD([.F$4];[.A836])=0);[.A836];&quot;&quot;)">
            <text:p/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IF((MOD([.F$4];[.A837])=0);[.A837];&quot;&quot;)">
            <text:p/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IF((MOD([.F$4];[.A838])=0);[.A838];&quot;&quot;)">
            <text:p/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IF((MOD([.F$4];[.A839])=0);[.A839];&quot;&quot;)">
            <text:p/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IF((MOD([.F$4];[.A840])=0);[.A840];&quot;&quot;)">
            <text:p/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IF((MOD([.F$4];[.A841])=0);[.A841];&quot;&quot;)">
            <text:p/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IF((MOD([.F$4];[.A842])=0);[.A842];&quot;&quot;)">
            <text:p/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IF((MOD([.F$4];[.A843])=0);[.A843];&quot;&quot;)">
            <text:p/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IF((MOD([.F$4];[.A844])=0);[.A844];&quot;&quot;)">
            <text:p/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IF((MOD([.F$4];[.A845])=0);[.A845];&quot;&quot;)">
            <text:p/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IF((MOD([.F$4];[.A846])=0);[.A846];&quot;&quot;)">
            <text:p/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IF((MOD([.F$4];[.A847])=0);[.A847];&quot;&quot;)">
            <text:p/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IF((MOD([.F$4];[.A848])=0);[.A848];&quot;&quot;)">
            <text:p/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IF((MOD([.F$4];[.A849])=0);[.A849];&quot;&quot;)">
            <text:p/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IF((MOD([.F$4];[.A850])=0);[.A850];&quot;&quot;)">
            <text:p/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IF((MOD([.F$4];[.A851])=0);[.A851];&quot;&quot;)">
            <text:p/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IF((MOD([.F$4];[.A852])=0);[.A852];&quot;&quot;)">
            <text:p/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IF((MOD([.F$4];[.A853])=0);[.A853];&quot;&quot;)">
            <text:p/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IF((MOD([.F$4];[.A854])=0);[.A854];&quot;&quot;)">
            <text:p/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IF((MOD([.F$4];[.A855])=0);[.A855];&quot;&quot;)">
            <text:p/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IF((MOD([.F$4];[.A856])=0);[.A856];&quot;&quot;)">
            <text:p/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IF((MOD([.F$4];[.A857])=0);[.A857];&quot;&quot;)">
            <text:p/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IF((MOD([.F$4];[.A858])=0);[.A858];&quot;&quot;)">
            <text:p/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IF((MOD([.F$4];[.A859])=0);[.A859];&quot;&quot;)">
            <text:p/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IF((MOD([.F$4];[.A860])=0);[.A860];&quot;&quot;)">
            <text:p/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IF((MOD([.F$4];[.A861])=0);[.A861];&quot;&quot;)">
            <text:p/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IF((MOD([.F$4];[.A862])=0);[.A862];&quot;&quot;)">
            <text:p/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IF((MOD([.F$4];[.A863])=0);[.A863];&quot;&quot;)">
            <text:p/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IF((MOD([.F$4];[.A864])=0);[.A864];&quot;&quot;)">
            <text:p/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IF((MOD([.F$4];[.A865])=0);[.A865];&quot;&quot;)">
            <text:p/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IF((MOD([.F$4];[.A866])=0);[.A866];&quot;&quot;)">
            <text:p/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IF((MOD([.F$4];[.A867])=0);[.A867];&quot;&quot;)">
            <text:p/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IF((MOD([.F$4];[.A868])=0);[.A868];&quot;&quot;)">
            <text:p/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IF((MOD([.F$4];[.A869])=0);[.A869];&quot;&quot;)">
            <text:p/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IF((MOD([.F$4];[.A870])=0);[.A870];&quot;&quot;)">
            <text:p/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IF((MOD([.F$4];[.A871])=0);[.A871];&quot;&quot;)">
            <text:p/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IF((MOD([.F$4];[.A872])=0);[.A872];&quot;&quot;)">
            <text:p/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IF((MOD([.F$4];[.A873])=0);[.A873];&quot;&quot;)">
            <text:p/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IF((MOD([.F$4];[.A874])=0);[.A874];&quot;&quot;)">
            <text:p/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IF((MOD([.F$4];[.A875])=0);[.A875];&quot;&quot;)">
            <text:p/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IF((MOD([.F$4];[.A876])=0);[.A876];&quot;&quot;)">
            <text:p/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IF((MOD([.F$4];[.A877])=0);[.A877];&quot;&quot;)">
            <text:p/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IF((MOD([.F$4];[.A878])=0);[.A878];&quot;&quot;)">
            <text:p/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IF((MOD([.F$4];[.A879])=0);[.A879];&quot;&quot;)">
            <text:p/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IF((MOD([.F$4];[.A880])=0);[.A880];&quot;&quot;)">
            <text:p/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IF((MOD([.F$4];[.A881])=0);[.A881];&quot;&quot;)">
            <text:p/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IF((MOD([.F$4];[.A882])=0);[.A882];&quot;&quot;)">
            <text:p/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IF((MOD([.F$4];[.A883])=0);[.A883];&quot;&quot;)">
            <text:p/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IF((MOD([.F$4];[.A884])=0);[.A884];&quot;&quot;)">
            <text:p/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IF((MOD([.F$4];[.A885])=0);[.A885];&quot;&quot;)">
            <text:p/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IF((MOD([.F$4];[.A886])=0);[.A886];&quot;&quot;)">
            <text:p/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IF((MOD([.F$4];[.A887])=0);[.A887];&quot;&quot;)">
            <text:p/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IF((MOD([.F$4];[.A888])=0);[.A888];&quot;&quot;)">
            <text:p/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IF((MOD([.F$4];[.A889])=0);[.A889];&quot;&quot;)">
            <text:p/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IF((MOD([.F$4];[.A890])=0);[.A890];&quot;&quot;)">
            <text:p/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IF((MOD([.F$4];[.A891])=0);[.A891];&quot;&quot;)">
            <text:p/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IF((MOD([.F$4];[.A892])=0);[.A892];&quot;&quot;)">
            <text:p/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IF((MOD([.F$4];[.A893])=0);[.A893];&quot;&quot;)">
            <text:p/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IF((MOD([.F$4];[.A894])=0);[.A894];&quot;&quot;)">
            <text:p/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IF((MOD([.F$4];[.A895])=0);[.A895];&quot;&quot;)">
            <text:p/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IF((MOD([.F$4];[.A896])=0);[.A896];&quot;&quot;)">
            <text:p/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IF((MOD([.F$4];[.A897])=0);[.A897];&quot;&quot;)">
            <text:p/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IF((MOD([.F$4];[.A898])=0);[.A898];&quot;&quot;)">
            <text:p/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IF((MOD([.F$4];[.A899])=0);[.A899];&quot;&quot;)">
            <text:p/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IF((MOD([.F$4];[.A900])=0);[.A900];&quot;&quot;)">
            <text:p/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IF((MOD([.F$4];[.A901])=0);[.A901];&quot;&quot;)">
            <text:p/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IF((MOD([.F$4];[.A902])=0);[.A902];&quot;&quot;)">
            <text:p/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IF((MOD([.F$4];[.A903])=0);[.A903];&quot;&quot;)">
            <text:p/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IF((MOD([.F$4];[.A904])=0);[.A904];&quot;&quot;)">
            <text:p/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IF((MOD([.F$4];[.A905])=0);[.A905];&quot;&quot;)">
            <text:p/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IF((MOD([.F$4];[.A906])=0);[.A906];&quot;&quot;)">
            <text:p/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IF((MOD([.F$4];[.A907])=0);[.A907];&quot;&quot;)">
            <text:p/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IF((MOD([.F$4];[.A908])=0);[.A908];&quot;&quot;)">
            <text:p/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IF((MOD([.F$4];[.A909])=0);[.A909];&quot;&quot;)">
            <text:p/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IF((MOD([.F$4];[.A910])=0);[.A910];&quot;&quot;)">
            <text:p/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IF((MOD([.F$4];[.A911])=0);[.A911];&quot;&quot;)">
            <text:p/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IF((MOD([.F$4];[.A912])=0);[.A912];&quot;&quot;)">
            <text:p/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IF((MOD([.F$4];[.A913])=0);[.A913];&quot;&quot;)">
            <text:p/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IF((MOD([.F$4];[.A914])=0);[.A914];&quot;&quot;)">
            <text:p/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IF((MOD([.F$4];[.A915])=0);[.A915];&quot;&quot;)">
            <text:p/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IF((MOD([.F$4];[.A916])=0);[.A916];&quot;&quot;)">
            <text:p/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IF((MOD([.F$4];[.A917])=0);[.A917];&quot;&quot;)">
            <text:p/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IF((MOD([.F$4];[.A918])=0);[.A918];&quot;&quot;)">
            <text:p/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IF((MOD([.F$4];[.A919])=0);[.A919];&quot;&quot;)">
            <text:p/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IF((MOD([.F$4];[.A920])=0);[.A920];&quot;&quot;)">
            <text:p/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IF((MOD([.F$4];[.A921])=0);[.A921];&quot;&quot;)">
            <text:p/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IF((MOD([.F$4];[.A922])=0);[.A922];&quot;&quot;)">
            <text:p/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IF((MOD([.F$4];[.A923])=0);[.A923];&quot;&quot;)">
            <text:p/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IF((MOD([.F$4];[.A924])=0);[.A924];&quot;&quot;)">
            <text:p/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IF((MOD([.F$4];[.A925])=0);[.A925];&quot;&quot;)">
            <text:p/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IF((MOD([.F$4];[.A926])=0);[.A926];&quot;&quot;)">
            <text:p/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IF((MOD([.F$4];[.A927])=0);[.A927];&quot;&quot;)">
            <text:p/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IF((MOD([.F$4];[.A928])=0);[.A928];&quot;&quot;)">
            <text:p/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IF((MOD([.F$4];[.A929])=0);[.A929];&quot;&quot;)">
            <text:p/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IF((MOD([.F$4];[.A930])=0);[.A930];&quot;&quot;)">
            <text:p/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IF((MOD([.F$4];[.A931])=0);[.A931];&quot;&quot;)">
            <text:p/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IF((MOD([.F$4];[.A932])=0);[.A932];&quot;&quot;)">
            <text:p/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IF((MOD([.F$4];[.A933])=0);[.A933];&quot;&quot;)">
            <text:p/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IF((MOD([.F$4];[.A934])=0);[.A934];&quot;&quot;)">
            <text:p/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IF((MOD([.F$4];[.A935])=0);[.A935];&quot;&quot;)">
            <text:p/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IF((MOD([.F$4];[.A936])=0);[.A936];&quot;&quot;)">
            <text:p/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IF((MOD([.F$4];[.A937])=0);[.A937];&quot;&quot;)">
            <text:p/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IF((MOD([.F$4];[.A938])=0);[.A938];&quot;&quot;)">
            <text:p/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IF((MOD([.F$4];[.A939])=0);[.A939];&quot;&quot;)">
            <text:p/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IF((MOD([.F$4];[.A940])=0);[.A940];&quot;&quot;)">
            <text:p/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IF((MOD([.F$4];[.A941])=0);[.A941];&quot;&quot;)">
            <text:p/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IF((MOD([.F$4];[.A942])=0);[.A942];&quot;&quot;)">
            <text:p/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IF((MOD([.F$4];[.A943])=0);[.A943];&quot;&quot;)">
            <text:p/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IF((MOD([.F$4];[.A944])=0);[.A944];&quot;&quot;)">
            <text:p/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IF((MOD([.F$4];[.A945])=0);[.A945];&quot;&quot;)">
            <text:p/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IF((MOD([.F$4];[.A946])=0);[.A946];&quot;&quot;)">
            <text:p/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IF((MOD([.F$4];[.A947])=0);[.A947];&quot;&quot;)">
            <text:p/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IF((MOD([.F$4];[.A948])=0);[.A948];&quot;&quot;)">
            <text:p/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IF((MOD([.F$4];[.A949])=0);[.A949];&quot;&quot;)">
            <text:p/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IF((MOD([.F$4];[.A950])=0);[.A950];&quot;&quot;)">
            <text:p/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IF((MOD([.F$4];[.A951])=0);[.A951];&quot;&quot;)">
            <text:p/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IF((MOD([.F$4];[.A952])=0);[.A952];&quot;&quot;)">
            <text:p/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IF((MOD([.F$4];[.A953])=0);[.A953];&quot;&quot;)">
            <text:p/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IF((MOD([.F$4];[.A954])=0);[.A954];&quot;&quot;)">
            <text:p/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IF((MOD([.F$4];[.A955])=0);[.A955];&quot;&quot;)">
            <text:p/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IF((MOD([.F$4];[.A956])=0);[.A956];&quot;&quot;)">
            <text:p/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IF((MOD([.F$4];[.A957])=0);[.A957];&quot;&quot;)">
            <text:p/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IF((MOD([.F$4];[.A958])=0);[.A958];&quot;&quot;)">
            <text:p/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IF((MOD([.F$4];[.A959])=0);[.A959];&quot;&quot;)">
            <text:p/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IF((MOD([.F$4];[.A960])=0);[.A960];&quot;&quot;)">
            <text:p/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IF((MOD([.F$4];[.A961])=0);[.A961];&quot;&quot;)">
            <text:p/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IF((MOD([.F$4];[.A962])=0);[.A962];&quot;&quot;)">
            <text:p/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IF((MOD([.F$4];[.A963])=0);[.A963];&quot;&quot;)">
            <text:p/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IF((MOD([.F$4];[.A964])=0);[.A964];&quot;&quot;)">
            <text:p/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IF((MOD([.F$4];[.A965])=0);[.A965];&quot;&quot;)">
            <text:p/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IF((MOD([.F$4];[.A966])=0);[.A966];&quot;&quot;)">
            <text:p/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IF((MOD([.F$4];[.A967])=0);[.A967];&quot;&quot;)">
            <text:p/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IF((MOD([.F$4];[.A968])=0);[.A968];&quot;&quot;)">
            <text:p/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IF((MOD([.F$4];[.A969])=0);[.A969];&quot;&quot;)">
            <text:p/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IF((MOD([.F$4];[.A970])=0);[.A970];&quot;&quot;)">
            <text:p/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IF((MOD([.F$4];[.A971])=0);[.A971];&quot;&quot;)">
            <text:p/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IF((MOD([.F$4];[.A972])=0);[.A972];&quot;&quot;)">
            <text:p/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IF((MOD([.F$4];[.A973])=0);[.A973];&quot;&quot;)">
            <text:p/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IF((MOD([.F$4];[.A974])=0);[.A974];&quot;&quot;)">
            <text:p/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IF((MOD([.F$4];[.A975])=0);[.A975];&quot;&quot;)">
            <text:p/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IF((MOD([.F$4];[.A976])=0);[.A976];&quot;&quot;)">
            <text:p/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IF((MOD([.F$4];[.A977])=0);[.A977];&quot;&quot;)">
            <text:p/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IF((MOD([.F$4];[.A978])=0);[.A978];&quot;&quot;)">
            <text:p/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IF((MOD([.F$4];[.A979])=0);[.A979];&quot;&quot;)">
            <text:p/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IF((MOD([.F$4];[.A980])=0);[.A980];&quot;&quot;)">
            <text:p/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IF((MOD([.F$4];[.A981])=0);[.A981];&quot;&quot;)">
            <text:p/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IF((MOD([.F$4];[.A982])=0);[.A982];&quot;&quot;)">
            <text:p/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IF((MOD([.F$4];[.A983])=0);[.A983];&quot;&quot;)">
            <text:p/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IF((MOD([.F$4];[.A984])=0);[.A984];&quot;&quot;)">
            <text:p/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IF((MOD([.F$4];[.A985])=0);[.A985];&quot;&quot;)">
            <text:p/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IF((MOD([.F$4];[.A986])=0);[.A986];&quot;&quot;)">
            <text:p/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IF((MOD([.F$4];[.A987])=0);[.A987];&quot;&quot;)">
            <text:p/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IF((MOD([.F$4];[.A988])=0);[.A988];&quot;&quot;)">
            <text:p/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IF((MOD([.F$4];[.A989])=0);[.A989];&quot;&quot;)">
            <text:p/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IF((MOD([.F$4];[.A990])=0);[.A990];&quot;&quot;)">
            <text:p/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IF((MOD([.F$4];[.A991])=0);[.A991];&quot;&quot;)">
            <text:p/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IF((MOD([.F$4];[.A992])=0);[.A992];&quot;&quot;)">
            <text:p/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IF((MOD([.F$4];[.A993])=0);[.A993];&quot;&quot;)">
            <text:p/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IF((MOD([.F$4];[.A994])=0);[.A994];&quot;&quot;)">
            <text:p/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IF((MOD([.F$4];[.A995])=0);[.A995];&quot;&quot;)">
            <text:p/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IF((MOD([.F$4];[.A996])=0);[.A996];&quot;&quot;)">
            <text:p/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IF((MOD([.F$4];[.A997])=0);[.A997];&quot;&quot;)">
            <text:p/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IF((MOD([.F$4];[.A998])=0);[.A998];&quot;&quot;)">
            <text:p/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IF((MOD([.F$4];[.A999])=0);[.A999];&quot;&quot;)">
            <text:p/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IF((MOD([.F$4];[.A1000])=0);[.A1000];&quot;&quot;)">
            <text:p/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IF((MOD([.F$4];[.A1001])=0);[.A1001];&quot;&quot;)">
            <text:p/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IF((MOD([.F$4];[.A1002])=0);[.A1002];&quot;&quot;)">
            <text:p/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IF((MOD([.F$4];[.A1003])=0);[.A1003];&quot;&quot;)">
            <text:p/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IF((MOD([.F$4];[.A1004])=0);[.A1004];&quot;&quot;)">
            <text:p/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IF((MOD([.F$4];[.A1005])=0);[.A1005];&quot;&quot;)">
            <text:p/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IF((MOD([.F$4];[.A1006])=0);[.A1006];&quot;&quot;)">
            <text:p/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IF((MOD([.F$4];[.A1007])=0);[.A1007];&quot;&quot;)">
            <text:p/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IF((MOD([.F$4];[.A1008])=0);[.A1008];&quot;&quot;)">
            <text:p/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IF((MOD([.F$4];[.A1009])=0);[.A1009];&quot;&quot;)">
            <text:p/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IF((MOD([.F$4];[.A1010])=0);[.A1010];&quot;&quot;)">
            <text:p/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IF((MOD([.F$4];[.A1011])=0);[.A1011];&quot;&quot;)">
            <text:p/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IF((MOD([.F$4];[.A1012])=0);[.A1012];&quot;&quot;)">
            <text:p/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IF((MOD([.F$4];[.A1013])=0);[.A1013];&quot;&quot;)">
            <text:p/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IF((MOD([.F$4];[.A1014])=0);[.A1014];&quot;&quot;)">
            <text:p/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IF((MOD([.F$4];[.A1015])=0);[.A1015];&quot;&quot;)">
            <text:p/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IF((MOD([.F$4];[.A1016])=0);[.A1016];&quot;&quot;)">
            <text:p/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IF((MOD([.F$4];[.A1017])=0);[.A1017];&quot;&quot;)">
            <text:p/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IF((MOD([.F$4];[.A1018])=0);[.A1018];&quot;&quot;)">
            <text:p/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IF((MOD([.F$4];[.A1019])=0);[.A1019];&quot;&quot;)">
            <text:p/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IF((MOD([.F$4];[.A1020])=0);[.A1020];&quot;&quot;)">
            <text:p/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IF((MOD([.F$4];[.A1021])=0);[.A1021];&quot;&quot;)">
            <text:p/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IF((MOD([.F$4];[.A1022])=0);[.A1022];&quot;&quot;)">
            <text:p/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IF((MOD([.F$4];[.A1023])=0);[.A1023];&quot;&quot;)">
            <text:p/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IF((MOD([.F$4];[.A1024])=0);[.A1024];&quot;&quot;)">
            <text:p/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IF((MOD([.F$4];[.A1025])=0);[.A1025];&quot;&quot;)">
            <text:p/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IF((MOD([.F$4];[.A1026])=0);[.A1026];&quot;&quot;)">
            <text:p/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IF((MOD([.F$4];[.A1027])=0);[.A1027];&quot;&quot;)">
            <text:p/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IF((MOD([.F$4];[.A1028])=0);[.A1028];&quot;&quot;)">
            <text:p/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IF((MOD([.F$4];[.A1029])=0);[.A1029];&quot;&quot;)">
            <text:p/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IF((MOD([.F$4];[.A1030])=0);[.A1030];&quot;&quot;)">
            <text:p/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IF((MOD([.F$4];[.A1031])=0);[.A1031];&quot;&quot;)">
            <text:p/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IF((MOD([.F$4];[.A1032])=0);[.A1032];&quot;&quot;)">
            <text:p/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IF((MOD([.F$4];[.A1033])=0);[.A1033];&quot;&quot;)">
            <text:p/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IF((MOD([.F$4];[.A1034])=0);[.A1034];&quot;&quot;)">
            <text:p/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IF((MOD([.F$4];[.A1035])=0);[.A1035];&quot;&quot;)">
            <text:p/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IF((MOD([.F$4];[.A1036])=0);[.A1036];&quot;&quot;)">
            <text:p/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IF((MOD([.F$4];[.A1037])=0);[.A1037];&quot;&quot;)">
            <text:p/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IF((MOD([.F$4];[.A1038])=0);[.A1038];&quot;&quot;)">
            <text:p/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IF((MOD([.F$4];[.A1039])=0);[.A1039];&quot;&quot;)">
            <text:p/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IF((MOD([.F$4];[.A1040])=0);[.A1040];&quot;&quot;)">
            <text:p/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IF((MOD([.F$4];[.A1041])=0);[.A1041];&quot;&quot;)">
            <text:p/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IF((MOD([.F$4];[.A1042])=0);[.A1042];&quot;&quot;)">
            <text:p/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IF((MOD([.F$4];[.A1043])=0);[.A1043];&quot;&quot;)">
            <text:p/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IF((MOD([.F$4];[.A1044])=0);[.A1044];&quot;&quot;)">
            <text:p/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IF((MOD([.F$4];[.A1045])=0);[.A1045];&quot;&quot;)">
            <text:p/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IF((MOD([.F$4];[.A1046])=0);[.A1046];&quot;&quot;)">
            <text:p/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IF((MOD([.F$4];[.A1047])=0);[.A1047];&quot;&quot;)">
            <text:p/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IF((MOD([.F$4];[.A1048])=0);[.A1048];&quot;&quot;)">
            <text:p/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IF((MOD([.F$4];[.A1049])=0);[.A1049];&quot;&quot;)">
            <text:p/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IF((MOD([.F$4];[.A1050])=0);[.A1050];&quot;&quot;)">
            <text:p/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IF((MOD([.F$4];[.A1051])=0);[.A1051];&quot;&quot;)">
            <text:p/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IF((MOD([.F$4];[.A1052])=0);[.A1052];&quot;&quot;)">
            <text:p/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IF((MOD([.F$4];[.A1053])=0);[.A1053];&quot;&quot;)">
            <text:p/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IF((MOD([.F$4];[.A1054])=0);[.A1054];&quot;&quot;)">
            <text:p/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IF((MOD([.F$4];[.A1055])=0);[.A1055];&quot;&quot;)">
            <text:p/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IF((MOD([.F$4];[.A1056])=0);[.A1056];&quot;&quot;)">
            <text:p/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IF((MOD([.F$4];[.A1057])=0);[.A1057];&quot;&quot;)">
            <text:p/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IF((MOD([.F$4];[.A1058])=0);[.A1058];&quot;&quot;)">
            <text:p/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IF((MOD([.F$4];[.A1059])=0);[.A1059];&quot;&quot;)">
            <text:p/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IF((MOD([.F$4];[.A1060])=0);[.A1060];&quot;&quot;)">
            <text:p/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IF((MOD([.F$4];[.A1061])=0);[.A1061];&quot;&quot;)">
            <text:p/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IF((MOD([.F$4];[.A1062])=0);[.A1062];&quot;&quot;)">
            <text:p/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IF((MOD([.F$4];[.A1063])=0);[.A1063];&quot;&quot;)">
            <text:p/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IF((MOD([.F$4];[.A1064])=0);[.A1064];&quot;&quot;)">
            <text:p/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IF((MOD([.F$4];[.A1065])=0);[.A1065];&quot;&quot;)">
            <text:p/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IF((MOD([.F$4];[.A1066])=0);[.A1066];&quot;&quot;)">
            <text:p/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IF((MOD([.F$4];[.A1067])=0);[.A1067];&quot;&quot;)">
            <text:p/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IF((MOD([.F$4];[.A1068])=0);[.A1068];&quot;&quot;)">
            <text:p/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IF((MOD([.F$4];[.A1069])=0);[.A1069];&quot;&quot;)">
            <text:p/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IF((MOD([.F$4];[.A1070])=0);[.A1070];&quot;&quot;)">
            <text:p/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IF((MOD([.F$4];[.A1071])=0);[.A1071];&quot;&quot;)">
            <text:p/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IF((MOD([.F$4];[.A1072])=0);[.A1072];&quot;&quot;)">
            <text:p/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IF((MOD([.F$4];[.A1073])=0);[.A1073];&quot;&quot;)">
            <text:p/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IF((MOD([.F$4];[.A1074])=0);[.A1074];&quot;&quot;)">
            <text:p/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IF((MOD([.F$4];[.A1075])=0);[.A1075];&quot;&quot;)">
            <text:p/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IF((MOD([.F$4];[.A1076])=0);[.A1076];&quot;&quot;)">
            <text:p/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IF((MOD([.F$4];[.A1077])=0);[.A1077];&quot;&quot;)">
            <text:p/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IF((MOD([.F$4];[.A1078])=0);[.A1078];&quot;&quot;)">
            <text:p/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IF((MOD([.F$4];[.A1079])=0);[.A1079];&quot;&quot;)">
            <text:p/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IF((MOD([.F$4];[.A1080])=0);[.A1080];&quot;&quot;)">
            <text:p/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IF((MOD([.F$4];[.A1081])=0);[.A1081];&quot;&quot;)">
            <text:p/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IF((MOD([.F$4];[.A1082])=0);[.A1082];&quot;&quot;)">
            <text:p/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IF((MOD([.F$4];[.A1083])=0);[.A1083];&quot;&quot;)">
            <text:p/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IF((MOD([.F$4];[.A1084])=0);[.A1084];&quot;&quot;)">
            <text:p/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IF((MOD([.F$4];[.A1085])=0);[.A1085];&quot;&quot;)">
            <text:p/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IF((MOD([.F$4];[.A1086])=0);[.A1086];&quot;&quot;)">
            <text:p/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IF((MOD([.F$4];[.A1087])=0);[.A1087];&quot;&quot;)">
            <text:p/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IF((MOD([.F$4];[.A1088])=0);[.A1088];&quot;&quot;)">
            <text:p/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IF((MOD([.F$4];[.A1089])=0);[.A1089];&quot;&quot;)">
            <text:p/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IF((MOD([.F$4];[.A1090])=0);[.A1090];&quot;&quot;)">
            <text:p/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IF((MOD([.F$4];[.A1091])=0);[.A1091];&quot;&quot;)">
            <text:p/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IF((MOD([.F$4];[.A1092])=0);[.A1092];&quot;&quot;)">
            <text:p/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IF((MOD([.F$4];[.A1093])=0);[.A1093];&quot;&quot;)">
            <text:p/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IF((MOD([.F$4];[.A1094])=0);[.A1094];&quot;&quot;)">
            <text:p/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IF((MOD([.F$4];[.A1095])=0);[.A1095];&quot;&quot;)">
            <text:p/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IF((MOD([.F$4];[.A1096])=0);[.A1096];&quot;&quot;)">
            <text:p/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IF((MOD([.F$4];[.A1097])=0);[.A1097];&quot;&quot;)">
            <text:p/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IF((MOD([.F$4];[.A1098])=0);[.A1098];&quot;&quot;)">
            <text:p/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IF((MOD([.F$4];[.A1099])=0);[.A1099];&quot;&quot;)">
            <text:p/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IF((MOD([.F$4];[.A1100])=0);[.A1100];&quot;&quot;)">
            <text:p/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IF((MOD([.F$4];[.A1101])=0);[.A1101];&quot;&quot;)">
            <text:p/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IF((MOD([.F$4];[.A1102])=0);[.A1102];&quot;&quot;)">
            <text:p/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IF((MOD([.F$4];[.A1103])=0);[.A1103];&quot;&quot;)">
            <text:p/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IF((MOD([.F$4];[.A1104])=0);[.A1104];&quot;&quot;)">
            <text:p/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IF((MOD([.F$4];[.A1105])=0);[.A1105];&quot;&quot;)">
            <text:p/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IF((MOD([.F$4];[.A1106])=0);[.A1106];&quot;&quot;)">
            <text:p/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IF((MOD([.F$4];[.A1107])=0);[.A1107];&quot;&quot;)">
            <text:p/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IF((MOD([.F$4];[.A1108])=0);[.A1108];&quot;&quot;)">
            <text:p/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IF((MOD([.F$4];[.A1109])=0);[.A1109];&quot;&quot;)">
            <text:p/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IF((MOD([.F$4];[.A1110])=0);[.A1110];&quot;&quot;)">
            <text:p/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IF((MOD([.F$4];[.A1111])=0);[.A1111];&quot;&quot;)">
            <text:p/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IF((MOD([.F$4];[.A1112])=0);[.A1112];&quot;&quot;)">
            <text:p/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IF((MOD([.F$4];[.A1113])=0);[.A1113];&quot;&quot;)">
            <text:p/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IF((MOD([.F$4];[.A1114])=0);[.A1114];&quot;&quot;)">
            <text:p/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IF((MOD([.F$4];[.A1115])=0);[.A1115];&quot;&quot;)">
            <text:p/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IF((MOD([.F$4];[.A1116])=0);[.A1116];&quot;&quot;)">
            <text:p/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IF((MOD([.F$4];[.A1117])=0);[.A1117];&quot;&quot;)">
            <text:p/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IF((MOD([.F$4];[.A1118])=0);[.A1118];&quot;&quot;)">
            <text:p/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IF((MOD([.F$4];[.A1119])=0);[.A1119];&quot;&quot;)">
            <text:p/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IF((MOD([.F$4];[.A1120])=0);[.A1120];&quot;&quot;)">
            <text:p/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IF((MOD([.F$4];[.A1121])=0);[.A1121];&quot;&quot;)">
            <text:p/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IF((MOD([.F$4];[.A1122])=0);[.A1122];&quot;&quot;)">
            <text:p/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IF((MOD([.F$4];[.A1123])=0);[.A1123];&quot;&quot;)">
            <text:p/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IF((MOD([.F$4];[.A1124])=0);[.A1124];&quot;&quot;)">
            <text:p/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IF((MOD([.F$4];[.A1125])=0);[.A1125];&quot;&quot;)">
            <text:p/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IF((MOD([.F$4];[.A1126])=0);[.A1126];&quot;&quot;)">
            <text:p/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IF((MOD([.F$4];[.A1127])=0);[.A1127];&quot;&quot;)">
            <text:p/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IF((MOD([.F$4];[.A1128])=0);[.A1128];&quot;&quot;)">
            <text:p/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IF((MOD([.F$4];[.A1129])=0);[.A1129];&quot;&quot;)">
            <text:p/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IF((MOD([.F$4];[.A1130])=0);[.A1130];&quot;&quot;)">
            <text:p/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IF((MOD([.F$4];[.A1131])=0);[.A1131];&quot;&quot;)">
            <text:p/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IF((MOD([.F$4];[.A1132])=0);[.A1132];&quot;&quot;)">
            <text:p/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IF((MOD([.F$4];[.A1133])=0);[.A1133];&quot;&quot;)">
            <text:p/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IF((MOD([.F$4];[.A1134])=0);[.A1134];&quot;&quot;)">
            <text:p/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IF((MOD([.F$4];[.A1135])=0);[.A1135];&quot;&quot;)">
            <text:p/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IF((MOD([.F$4];[.A1136])=0);[.A1136];&quot;&quot;)">
            <text:p/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IF((MOD([.F$4];[.A1137])=0);[.A1137];&quot;&quot;)">
            <text:p/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IF((MOD([.F$4];[.A1138])=0);[.A1138];&quot;&quot;)">
            <text:p/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IF((MOD([.F$4];[.A1139])=0);[.A1139];&quot;&quot;)">
            <text:p/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IF((MOD([.F$4];[.A1140])=0);[.A1140];&quot;&quot;)">
            <text:p/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IF((MOD([.F$4];[.A1141])=0);[.A1141];&quot;&quot;)">
            <text:p/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IF((MOD([.F$4];[.A1142])=0);[.A1142];&quot;&quot;)">
            <text:p/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IF((MOD([.F$4];[.A1143])=0);[.A1143];&quot;&quot;)">
            <text:p/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IF((MOD([.F$4];[.A1144])=0);[.A1144];&quot;&quot;)">
            <text:p/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IF((MOD([.F$4];[.A1145])=0);[.A1145];&quot;&quot;)">
            <text:p/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IF((MOD([.F$4];[.A1146])=0);[.A1146];&quot;&quot;)">
            <text:p/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IF((MOD([.F$4];[.A1147])=0);[.A1147];&quot;&quot;)">
            <text:p/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IF((MOD([.F$4];[.A1148])=0);[.A1148];&quot;&quot;)">
            <text:p/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IF((MOD([.F$4];[.A1149])=0);[.A1149];&quot;&quot;)">
            <text:p/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IF((MOD([.F$4];[.A1150])=0);[.A1150];&quot;&quot;)">
            <text:p/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IF((MOD([.F$4];[.A1151])=0);[.A1151];&quot;&quot;)">
            <text:p/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IF((MOD([.F$4];[.A1152])=0);[.A1152];&quot;&quot;)">
            <text:p/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IF((MOD([.F$4];[.A1153])=0);[.A1153];&quot;&quot;)">
            <text:p/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IF((MOD([.F$4];[.A1154])=0);[.A1154];&quot;&quot;)">
            <text:p/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IF((MOD([.F$4];[.A1155])=0);[.A1155];&quot;&quot;)">
            <text:p/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IF((MOD([.F$4];[.A1156])=0);[.A1156];&quot;&quot;)">
            <text:p/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IF((MOD([.F$4];[.A1157])=0);[.A1157];&quot;&quot;)">
            <text:p/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IF((MOD([.F$4];[.A1158])=0);[.A1158];&quot;&quot;)">
            <text:p/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IF((MOD([.F$4];[.A1159])=0);[.A1159];&quot;&quot;)">
            <text:p/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IF((MOD([.F$4];[.A1160])=0);[.A1160];&quot;&quot;)">
            <text:p/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IF((MOD([.F$4];[.A1161])=0);[.A1161];&quot;&quot;)">
            <text:p/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IF((MOD([.F$4];[.A1162])=0);[.A1162];&quot;&quot;)">
            <text:p/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IF((MOD([.F$4];[.A1163])=0);[.A1163];&quot;&quot;)">
            <text:p/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IF((MOD([.F$4];[.A1164])=0);[.A1164];&quot;&quot;)">
            <text:p/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IF((MOD([.F$4];[.A1165])=0);[.A1165];&quot;&quot;)">
            <text:p/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IF((MOD([.F$4];[.A1166])=0);[.A1166];&quot;&quot;)">
            <text:p/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IF((MOD([.F$4];[.A1167])=0);[.A1167];&quot;&quot;)">
            <text:p/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IF((MOD([.F$4];[.A1168])=0);[.A1168];&quot;&quot;)">
            <text:p/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IF((MOD([.F$4];[.A1169])=0);[.A1169];&quot;&quot;)">
            <text:p/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IF((MOD([.F$4];[.A1170])=0);[.A1170];&quot;&quot;)">
            <text:p/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IF((MOD([.F$4];[.A1171])=0);[.A1171];&quot;&quot;)">
            <text:p/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IF((MOD([.F$4];[.A1172])=0);[.A1172];&quot;&quot;)">
            <text:p/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IF((MOD([.F$4];[.A1173])=0);[.A1173];&quot;&quot;)">
            <text:p/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IF((MOD([.F$4];[.A1174])=0);[.A1174];&quot;&quot;)">
            <text:p/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IF((MOD([.F$4];[.A1175])=0);[.A1175];&quot;&quot;)">
            <text:p/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IF((MOD([.F$4];[.A1176])=0);[.A1176];&quot;&quot;)">
            <text:p/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IF((MOD([.F$4];[.A1177])=0);[.A1177];&quot;&quot;)">
            <text:p/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IF((MOD([.F$4];[.A1178])=0);[.A1178];&quot;&quot;)">
            <text:p/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IF((MOD([.F$4];[.A1179])=0);[.A1179];&quot;&quot;)">
            <text:p/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IF((MOD([.F$4];[.A1180])=0);[.A1180];&quot;&quot;)">
            <text:p/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IF((MOD([.F$4];[.A1181])=0);[.A1181];&quot;&quot;)">
            <text:p/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IF((MOD([.F$4];[.A1182])=0);[.A1182];&quot;&quot;)">
            <text:p/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IF((MOD([.F$4];[.A1183])=0);[.A1183];&quot;&quot;)">
            <text:p/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IF((MOD([.F$4];[.A1184])=0);[.A1184];&quot;&quot;)">
            <text:p/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IF((MOD([.F$4];[.A1185])=0);[.A1185];&quot;&quot;)">
            <text:p/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IF((MOD([.F$4];[.A1186])=0);[.A1186];&quot;&quot;)">
            <text:p/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IF((MOD([.F$4];[.A1187])=0);[.A1187];&quot;&quot;)">
            <text:p/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IF((MOD([.F$4];[.A1188])=0);[.A1188];&quot;&quot;)">
            <text:p/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IF((MOD([.F$4];[.A1189])=0);[.A1189];&quot;&quot;)">
            <text:p/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IF((MOD([.F$4];[.A1190])=0);[.A1190];&quot;&quot;)">
            <text:p/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IF((MOD([.F$4];[.A1191])=0);[.A1191];&quot;&quot;)">
            <text:p/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IF((MOD([.F$4];[.A1192])=0);[.A1192];&quot;&quot;)">
            <text:p/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IF((MOD([.F$4];[.A1193])=0);[.A1193];&quot;&quot;)">
            <text:p/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IF((MOD([.F$4];[.A1194])=0);[.A1194];&quot;&quot;)">
            <text:p/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IF((MOD([.F$4];[.A1195])=0);[.A1195];&quot;&quot;)">
            <text:p/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IF((MOD([.F$4];[.A1196])=0);[.A1196];&quot;&quot;)">
            <text:p/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IF((MOD([.F$4];[.A1197])=0);[.A1197];&quot;&quot;)">
            <text:p/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IF((MOD([.F$4];[.A1198])=0);[.A1198];&quot;&quot;)">
            <text:p/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IF((MOD([.F$4];[.A1199])=0);[.A1199];&quot;&quot;)">
            <text:p/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IF((MOD([.F$4];[.A1200])=0);[.A1200];&quot;&quot;)">
            <text:p/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IF((MOD([.F$4];[.A1201])=0);[.A1201];&quot;&quot;)">
            <text:p/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IF((MOD([.F$4];[.A1202])=0);[.A1202];&quot;&quot;)">
            <text:p/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IF((MOD([.F$4];[.A1203])=0);[.A1203];&quot;&quot;)">
            <text:p/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IF((MOD([.F$4];[.A1204])=0);[.A1204];&quot;&quot;)">
            <text:p/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IF((MOD([.F$4];[.A1205])=0);[.A1205];&quot;&quot;)">
            <text:p/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IF((MOD([.F$4];[.A1206])=0);[.A1206];&quot;&quot;)">
            <text:p/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IF((MOD([.F$4];[.A1207])=0);[.A1207];&quot;&quot;)">
            <text:p/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IF((MOD([.F$4];[.A1208])=0);[.A1208];&quot;&quot;)">
            <text:p/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IF((MOD([.F$4];[.A1209])=0);[.A1209];&quot;&quot;)">
            <text:p/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IF((MOD([.F$4];[.A1210])=0);[.A1210];&quot;&quot;)">
            <text:p/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IF((MOD([.F$4];[.A1211])=0);[.A1211];&quot;&quot;)">
            <text:p/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IF((MOD([.F$4];[.A1212])=0);[.A1212];&quot;&quot;)">
            <text:p/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IF((MOD([.F$4];[.A1213])=0);[.A1213];&quot;&quot;)">
            <text:p/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IF((MOD([.F$4];[.A1214])=0);[.A1214];&quot;&quot;)">
            <text:p/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IF((MOD([.F$4];[.A1215])=0);[.A1215];&quot;&quot;)">
            <text:p/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IF((MOD([.F$4];[.A1216])=0);[.A1216];&quot;&quot;)">
            <text:p/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IF((MOD([.F$4];[.A1217])=0);[.A1217];&quot;&quot;)">
            <text:p/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IF((MOD([.F$4];[.A1218])=0);[.A1218];&quot;&quot;)">
            <text:p/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IF((MOD([.F$4];[.A1219])=0);[.A1219];&quot;&quot;)">
            <text:p/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IF((MOD([.F$4];[.A1220])=0);[.A1220];&quot;&quot;)">
            <text:p/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IF((MOD([.F$4];[.A1221])=0);[.A1221];&quot;&quot;)">
            <text:p/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IF((MOD([.F$4];[.A1222])=0);[.A1222];&quot;&quot;)">
            <text:p/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IF((MOD([.F$4];[.A1223])=0);[.A1223];&quot;&quot;)">
            <text:p/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IF((MOD([.F$4];[.A1224])=0);[.A1224];&quot;&quot;)">
            <text:p/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IF((MOD([.F$4];[.A1225])=0);[.A1225];&quot;&quot;)">
            <text:p/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IF((MOD([.F$4];[.A1226])=0);[.A1226];&quot;&quot;)">
            <text:p/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IF((MOD([.F$4];[.A1227])=0);[.A1227];&quot;&quot;)">
            <text:p/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IF((MOD([.F$4];[.A1228])=0);[.A1228];&quot;&quot;)">
            <text:p/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IF((MOD([.F$4];[.A1229])=0);[.A1229];&quot;&quot;)">
            <text:p/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IF((MOD([.F$4];[.A1230])=0);[.A1230];&quot;&quot;)">
            <text:p/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IF((MOD([.F$4];[.A1231])=0);[.A1231];&quot;&quot;)">
            <text:p/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IF((MOD([.F$4];[.A1232])=0);[.A1232];&quot;&quot;)">
            <text:p/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IF((MOD([.F$4];[.A1233])=0);[.A1233];&quot;&quot;)">
            <text:p/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IF((MOD([.F$4];[.A1234])=0);[.A1234];&quot;&quot;)">
            <text:p/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IF((MOD([.F$4];[.A1235])=0);[.A1235];&quot;&quot;)">
            <text:p/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IF((MOD([.F$4];[.A1236])=0);[.A1236];&quot;&quot;)">
            <text:p/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IF((MOD([.F$4];[.A1237])=0);[.A1237];&quot;&quot;)">
            <text:p/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IF((MOD([.F$4];[.A1238])=0);[.A1238];&quot;&quot;)">
            <text:p/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IF((MOD([.F$4];[.A1239])=0);[.A1239];&quot;&quot;)">
            <text:p/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IF((MOD([.F$4];[.A1240])=0);[.A1240];&quot;&quot;)">
            <text:p/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IF((MOD([.F$4];[.A1241])=0);[.A1241];&quot;&quot;)">
            <text:p/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IF((MOD([.F$4];[.A1242])=0);[.A1242];&quot;&quot;)">
            <text:p/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IF((MOD([.F$4];[.A1243])=0);[.A1243];&quot;&quot;)">
            <text:p/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IF((MOD([.F$4];[.A1244])=0);[.A1244];&quot;&quot;)">
            <text:p/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IF((MOD([.F$4];[.A1245])=0);[.A1245];&quot;&quot;)">
            <text:p/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IF((MOD([.F$4];[.A1246])=0);[.A1246];&quot;&quot;)">
            <text:p/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IF((MOD([.F$4];[.A1247])=0);[.A1247];&quot;&quot;)">
            <text:p/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IF((MOD([.F$4];[.A1248])=0);[.A1248];&quot;&quot;)">
            <text:p/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IF((MOD([.F$4];[.A1249])=0);[.A1249];&quot;&quot;)">
            <text:p/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IF((MOD([.F$4];[.A1250])=0);[.A1250];&quot;&quot;)">
            <text:p/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IF((MOD([.F$4];[.A1251])=0);[.A1251];&quot;&quot;)">
            <text:p/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IF((MOD([.F$4];[.A1252])=0);[.A1252];&quot;&quot;)">
            <text:p/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IF((MOD([.F$4];[.A1253])=0);[.A1253];&quot;&quot;)">
            <text:p/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IF((MOD([.F$4];[.A1254])=0);[.A1254];&quot;&quot;)">
            <text:p/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IF((MOD([.F$4];[.A1255])=0);[.A1255];&quot;&quot;)">
            <text:p/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IF((MOD([.F$4];[.A1256])=0);[.A1256];&quot;&quot;)">
            <text:p/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IF((MOD([.F$4];[.A1257])=0);[.A1257];&quot;&quot;)">
            <text:p/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IF((MOD([.F$4];[.A1258])=0);[.A1258];&quot;&quot;)">
            <text:p/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IF((MOD([.F$4];[.A1259])=0);[.A1259];&quot;&quot;)">
            <text:p/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IF((MOD([.F$4];[.A1260])=0);[.A1260];&quot;&quot;)">
            <text:p/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IF((MOD([.F$4];[.A1261])=0);[.A1261];&quot;&quot;)">
            <text:p/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IF((MOD([.F$4];[.A1262])=0);[.A1262];&quot;&quot;)">
            <text:p/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IF((MOD([.F$4];[.A1263])=0);[.A1263];&quot;&quot;)">
            <text:p/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IF((MOD([.F$4];[.A1264])=0);[.A1264];&quot;&quot;)">
            <text:p/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IF((MOD([.F$4];[.A1265])=0);[.A1265];&quot;&quot;)">
            <text:p/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IF((MOD([.F$4];[.A1266])=0);[.A1266];&quot;&quot;)">
            <text:p/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IF((MOD([.F$4];[.A1267])=0);[.A1267];&quot;&quot;)">
            <text:p/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IF((MOD([.F$4];[.A1268])=0);[.A1268];&quot;&quot;)">
            <text:p/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IF((MOD([.F$4];[.A1269])=0);[.A1269];&quot;&quot;)">
            <text:p/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IF((MOD([.F$4];[.A1270])=0);[.A1270];&quot;&quot;)">
            <text:p/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IF((MOD([.F$4];[.A1271])=0);[.A1271];&quot;&quot;)">
            <text:p/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IF((MOD([.F$4];[.A1272])=0);[.A1272];&quot;&quot;)">
            <text:p/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IF((MOD([.F$4];[.A1273])=0);[.A1273];&quot;&quot;)">
            <text:p/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IF((MOD([.F$4];[.A1274])=0);[.A1274];&quot;&quot;)">
            <text:p/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IF((MOD([.F$4];[.A1275])=0);[.A1275];&quot;&quot;)">
            <text:p/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IF((MOD([.F$4];[.A1276])=0);[.A1276];&quot;&quot;)">
            <text:p/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IF((MOD([.F$4];[.A1277])=0);[.A1277];&quot;&quot;)">
            <text:p/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IF((MOD([.F$4];[.A1278])=0);[.A1278];&quot;&quot;)">
            <text:p/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IF((MOD([.F$4];[.A1279])=0);[.A1279];&quot;&quot;)">
            <text:p/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IF((MOD([.F$4];[.A1280])=0);[.A1280];&quot;&quot;)">
            <text:p/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IF((MOD([.F$4];[.A1281])=0);[.A1281];&quot;&quot;)">
            <text:p/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IF((MOD([.F$4];[.A1282])=0);[.A1282];&quot;&quot;)">
            <text:p/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IF((MOD([.F$4];[.A1283])=0);[.A1283];&quot;&quot;)">
            <text:p/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IF((MOD([.F$4];[.A1284])=0);[.A1284];&quot;&quot;)">
            <text:p/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IF((MOD([.F$4];[.A1285])=0);[.A1285];&quot;&quot;)">
            <text:p/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IF((MOD([.F$4];[.A1286])=0);[.A1286];&quot;&quot;)">
            <text:p/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IF((MOD([.F$4];[.A1287])=0);[.A1287];&quot;&quot;)">
            <text:p/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IF((MOD([.F$4];[.A1288])=0);[.A1288];&quot;&quot;)">
            <text:p/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IF((MOD([.F$4];[.A1289])=0);[.A1289];&quot;&quot;)">
            <text:p/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IF((MOD([.F$4];[.A1290])=0);[.A1290];&quot;&quot;)">
            <text:p/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IF((MOD([.F$4];[.A1291])=0);[.A1291];&quot;&quot;)">
            <text:p/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IF((MOD([.F$4];[.A1292])=0);[.A1292];&quot;&quot;)">
            <text:p/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IF((MOD([.F$4];[.A1293])=0);[.A1293];&quot;&quot;)">
            <text:p/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IF((MOD([.F$4];[.A1294])=0);[.A1294];&quot;&quot;)">
            <text:p/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IF((MOD([.F$4];[.A1295])=0);[.A1295];&quot;&quot;)">
            <text:p/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IF((MOD([.F$4];[.A1296])=0);[.A1296];&quot;&quot;)">
            <text:p/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IF((MOD([.F$4];[.A1297])=0);[.A1297];&quot;&quot;)">
            <text:p/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IF((MOD([.F$4];[.A1298])=0);[.A1298];&quot;&quot;)">
            <text:p/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IF((MOD([.F$4];[.A1299])=0);[.A1299];&quot;&quot;)">
            <text:p/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IF((MOD([.F$4];[.A1300])=0);[.A1300];&quot;&quot;)">
            <text:p/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IF((MOD([.F$4];[.A1301])=0);[.A1301];&quot;&quot;)">
            <text:p/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IF((MOD([.F$4];[.A1302])=0);[.A1302];&quot;&quot;)">
            <text:p/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IF((MOD([.F$4];[.A1303])=0);[.A1303];&quot;&quot;)">
            <text:p/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IF((MOD([.F$4];[.A1304])=0);[.A1304];&quot;&quot;)">
            <text:p/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IF((MOD([.F$4];[.A1305])=0);[.A1305];&quot;&quot;)">
            <text:p/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IF((MOD([.F$4];[.A1306])=0);[.A1306];&quot;&quot;)">
            <text:p/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IF((MOD([.F$4];[.A1307])=0);[.A1307];&quot;&quot;)">
            <text:p/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IF((MOD([.F$4];[.A1308])=0);[.A1308];&quot;&quot;)">
            <text:p/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IF((MOD([.F$4];[.A1309])=0);[.A1309];&quot;&quot;)">
            <text:p/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IF((MOD([.F$4];[.A1310])=0);[.A1310];&quot;&quot;)">
            <text:p/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IF((MOD([.F$4];[.A1311])=0);[.A1311];&quot;&quot;)">
            <text:p/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IF((MOD([.F$4];[.A1312])=0);[.A1312];&quot;&quot;)">
            <text:p/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IF((MOD([.F$4];[.A1313])=0);[.A1313];&quot;&quot;)">
            <text:p/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IF((MOD([.F$4];[.A1314])=0);[.A1314];&quot;&quot;)">
            <text:p/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IF((MOD([.F$4];[.A1315])=0);[.A1315];&quot;&quot;)">
            <text:p/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IF((MOD([.F$4];[.A1316])=0);[.A1316];&quot;&quot;)">
            <text:p/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IF((MOD([.F$4];[.A1317])=0);[.A1317];&quot;&quot;)">
            <text:p/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IF((MOD([.F$4];[.A1318])=0);[.A1318];&quot;&quot;)">
            <text:p/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IF((MOD([.F$4];[.A1319])=0);[.A1319];&quot;&quot;)">
            <text:p/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IF((MOD([.F$4];[.A1320])=0);[.A1320];&quot;&quot;)">
            <text:p/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IF((MOD([.F$4];[.A1321])=0);[.A1321];&quot;&quot;)">
            <text:p/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IF((MOD([.F$4];[.A1322])=0);[.A1322];&quot;&quot;)">
            <text:p/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IF((MOD([.F$4];[.A1323])=0);[.A1323];&quot;&quot;)">
            <text:p/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IF((MOD([.F$4];[.A1324])=0);[.A1324];&quot;&quot;)">
            <text:p/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IF((MOD([.F$4];[.A1325])=0);[.A1325];&quot;&quot;)">
            <text:p/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IF((MOD([.F$4];[.A1326])=0);[.A1326];&quot;&quot;)">
            <text:p/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IF((MOD([.F$4];[.A1327])=0);[.A1327];&quot;&quot;)">
            <text:p/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IF((MOD([.F$4];[.A1328])=0);[.A1328];&quot;&quot;)">
            <text:p/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IF((MOD([.F$4];[.A1329])=0);[.A1329];&quot;&quot;)">
            <text:p/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IF((MOD([.F$4];[.A1330])=0);[.A1330];&quot;&quot;)">
            <text:p/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IF((MOD([.F$4];[.A1331])=0);[.A1331];&quot;&quot;)">
            <text:p/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IF((MOD([.F$4];[.A1332])=0);[.A1332];&quot;&quot;)">
            <text:p/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IF((MOD([.F$4];[.A1333])=0);[.A1333];&quot;&quot;)">
            <text:p/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IF((MOD([.F$4];[.A1334])=0);[.A1334];&quot;&quot;)">
            <text:p/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IF((MOD([.F$4];[.A1335])=0);[.A1335];&quot;&quot;)">
            <text:p/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IF((MOD([.F$4];[.A1336])=0);[.A1336];&quot;&quot;)">
            <text:p/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IF((MOD([.F$4];[.A1337])=0);[.A1337];&quot;&quot;)">
            <text:p/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IF((MOD([.F$4];[.A1338])=0);[.A1338];&quot;&quot;)">
            <text:p/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IF((MOD([.F$4];[.A1339])=0);[.A1339];&quot;&quot;)">
            <text:p/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IF((MOD([.F$4];[.A1340])=0);[.A1340];&quot;&quot;)">
            <text:p/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IF((MOD([.F$4];[.A1341])=0);[.A1341];&quot;&quot;)">
            <text:p/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IF((MOD([.F$4];[.A1342])=0);[.A1342];&quot;&quot;)">
            <text:p/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IF((MOD([.F$4];[.A1343])=0);[.A1343];&quot;&quot;)">
            <text:p/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IF((MOD([.F$4];[.A1344])=0);[.A1344];&quot;&quot;)">
            <text:p/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IF((MOD([.F$4];[.A1345])=0);[.A1345];&quot;&quot;)">
            <text:p/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IF((MOD([.F$4];[.A1346])=0);[.A1346];&quot;&quot;)">
            <text:p/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IF((MOD([.F$4];[.A1347])=0);[.A1347];&quot;&quot;)">
            <text:p/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IF((MOD([.F$4];[.A1348])=0);[.A1348];&quot;&quot;)">
            <text:p/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IF((MOD([.F$4];[.A1349])=0);[.A1349];&quot;&quot;)">
            <text:p/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IF((MOD([.F$4];[.A1350])=0);[.A1350];&quot;&quot;)">
            <text:p/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IF((MOD([.F$4];[.A1351])=0);[.A1351];&quot;&quot;)">
            <text:p/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IF((MOD([.F$4];[.A1352])=0);[.A1352];&quot;&quot;)">
            <text:p/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IF((MOD([.F$4];[.A1353])=0);[.A1353];&quot;&quot;)">
            <text:p/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IF((MOD([.F$4];[.A1354])=0);[.A1354];&quot;&quot;)">
            <text:p/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IF((MOD([.F$4];[.A1355])=0);[.A1355];&quot;&quot;)">
            <text:p/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IF((MOD([.F$4];[.A1356])=0);[.A1356];&quot;&quot;)">
            <text:p/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IF((MOD([.F$4];[.A1357])=0);[.A1357];&quot;&quot;)">
            <text:p/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IF((MOD([.F$4];[.A1358])=0);[.A1358];&quot;&quot;)">
            <text:p/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IF((MOD([.F$4];[.A1359])=0);[.A1359];&quot;&quot;)">
            <text:p/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IF((MOD([.F$4];[.A1360])=0);[.A1360];&quot;&quot;)">
            <text:p/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IF((MOD([.F$4];[.A1361])=0);[.A1361];&quot;&quot;)">
            <text:p/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IF((MOD([.F$4];[.A1362])=0);[.A1362];&quot;&quot;)">
            <text:p/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IF((MOD([.F$4];[.A1363])=0);[.A1363];&quot;&quot;)">
            <text:p/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IF((MOD([.F$4];[.A1364])=0);[.A1364];&quot;&quot;)">
            <text:p/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IF((MOD([.F$4];[.A1365])=0);[.A1365];&quot;&quot;)">
            <text:p/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IF((MOD([.F$4];[.A1366])=0);[.A1366];&quot;&quot;)">
            <text:p/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IF((MOD([.F$4];[.A1367])=0);[.A1367];&quot;&quot;)">
            <text:p/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IF((MOD([.F$4];[.A1368])=0);[.A1368];&quot;&quot;)">
            <text:p/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IF((MOD([.F$4];[.A1369])=0);[.A1369];&quot;&quot;)">
            <text:p/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IF((MOD([.F$4];[.A1370])=0);[.A1370];&quot;&quot;)">
            <text:p/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IF((MOD([.F$4];[.A1371])=0);[.A1371];&quot;&quot;)">
            <text:p/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IF((MOD([.F$4];[.A1372])=0);[.A1372];&quot;&quot;)">
            <text:p/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IF((MOD([.F$4];[.A1373])=0);[.A1373];&quot;&quot;)">
            <text:p/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IF((MOD([.F$4];[.A1374])=0);[.A1374];&quot;&quot;)">
            <text:p/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IF((MOD([.F$4];[.A1375])=0);[.A1375];&quot;&quot;)">
            <text:p/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IF((MOD([.F$4];[.A1376])=0);[.A1376];&quot;&quot;)">
            <text:p/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IF((MOD([.F$4];[.A1377])=0);[.A1377];&quot;&quot;)">
            <text:p/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IF((MOD([.F$4];[.A1378])=0);[.A1378];&quot;&quot;)">
            <text:p/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IF((MOD([.F$4];[.A1379])=0);[.A1379];&quot;&quot;)">
            <text:p/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IF((MOD([.F$4];[.A1380])=0);[.A1380];&quot;&quot;)">
            <text:p/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IF((MOD([.F$4];[.A1381])=0);[.A1381];&quot;&quot;)">
            <text:p/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IF((MOD([.F$4];[.A1382])=0);[.A1382];&quot;&quot;)">
            <text:p/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IF((MOD([.F$4];[.A1383])=0);[.A1383];&quot;&quot;)">
            <text:p/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IF((MOD([.F$4];[.A1384])=0);[.A1384];&quot;&quot;)">
            <text:p/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IF((MOD([.F$4];[.A1385])=0);[.A1385];&quot;&quot;)">
            <text:p/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IF((MOD([.F$4];[.A1386])=0);[.A1386];&quot;&quot;)">
            <text:p/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IF((MOD([.F$4];[.A1387])=0);[.A1387];&quot;&quot;)">
            <text:p/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IF((MOD([.F$4];[.A1388])=0);[.A1388];&quot;&quot;)">
            <text:p/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IF((MOD([.F$4];[.A1389])=0);[.A1389];&quot;&quot;)">
            <text:p/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IF((MOD([.F$4];[.A1390])=0);[.A1390];&quot;&quot;)">
            <text:p/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IF((MOD([.F$4];[.A1391])=0);[.A1391];&quot;&quot;)">
            <text:p/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IF((MOD([.F$4];[.A1392])=0);[.A1392];&quot;&quot;)">
            <text:p/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IF((MOD([.F$4];[.A1393])=0);[.A1393];&quot;&quot;)">
            <text:p/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IF((MOD([.F$4];[.A1394])=0);[.A1394];&quot;&quot;)">
            <text:p/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IF((MOD([.F$4];[.A1395])=0);[.A1395];&quot;&quot;)">
            <text:p/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IF((MOD([.F$4];[.A1396])=0);[.A1396];&quot;&quot;)">
            <text:p/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IF((MOD([.F$4];[.A1397])=0);[.A1397];&quot;&quot;)">
            <text:p/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IF((MOD([.F$4];[.A1398])=0);[.A1398];&quot;&quot;)">
            <text:p/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IF((MOD([.F$4];[.A1399])=0);[.A1399];&quot;&quot;)">
            <text:p/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IF((MOD([.F$4];[.A1400])=0);[.A1400];&quot;&quot;)">
            <text:p/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IF((MOD([.F$4];[.A1401])=0);[.A1401];&quot;&quot;)">
            <text:p/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IF((MOD([.F$4];[.A1402])=0);[.A1402];&quot;&quot;)">
            <text:p/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IF((MOD([.F$4];[.A1403])=0);[.A1403];&quot;&quot;)">
            <text:p/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IF((MOD([.F$4];[.A1404])=0);[.A1404];&quot;&quot;)">
            <text:p/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IF((MOD([.F$4];[.A1405])=0);[.A1405];&quot;&quot;)">
            <text:p/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IF((MOD([.F$4];[.A1406])=0);[.A1406];&quot;&quot;)">
            <text:p/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IF((MOD([.F$4];[.A1407])=0);[.A1407];&quot;&quot;)">
            <text:p/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IF((MOD([.F$4];[.A1408])=0);[.A1408];&quot;&quot;)">
            <text:p/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IF((MOD([.F$4];[.A1409])=0);[.A1409];&quot;&quot;)">
            <text:p/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IF((MOD([.F$4];[.A1410])=0);[.A1410];&quot;&quot;)">
            <text:p/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IF((MOD([.F$4];[.A1411])=0);[.A1411];&quot;&quot;)">
            <text:p/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IF((MOD([.F$4];[.A1412])=0);[.A1412];&quot;&quot;)">
            <text:p/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IF((MOD([.F$4];[.A1413])=0);[.A1413];&quot;&quot;)">
            <text:p/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IF((MOD([.F$4];[.A1414])=0);[.A1414];&quot;&quot;)">
            <text:p/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IF((MOD([.F$4];[.A1415])=0);[.A1415];&quot;&quot;)">
            <text:p/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IF((MOD([.F$4];[.A1416])=0);[.A1416];&quot;&quot;)">
            <text:p/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IF((MOD([.F$4];[.A1417])=0);[.A1417];&quot;&quot;)">
            <text:p/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IF((MOD([.F$4];[.A1418])=0);[.A1418];&quot;&quot;)">
            <text:p/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IF((MOD([.F$4];[.A1419])=0);[.A1419];&quot;&quot;)">
            <text:p/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IF((MOD([.F$4];[.A1420])=0);[.A1420];&quot;&quot;)">
            <text:p/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IF((MOD([.F$4];[.A1421])=0);[.A1421];&quot;&quot;)">
            <text:p/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IF((MOD([.F$4];[.A1422])=0);[.A1422];&quot;&quot;)">
            <text:p/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IF((MOD([.F$4];[.A1423])=0);[.A1423];&quot;&quot;)">
            <text:p/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IF((MOD([.F$4];[.A1424])=0);[.A1424];&quot;&quot;)">
            <text:p/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IF((MOD([.F$4];[.A1425])=0);[.A1425];&quot;&quot;)">
            <text:p/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IF((MOD([.F$4];[.A1426])=0);[.A1426];&quot;&quot;)">
            <text:p/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IF((MOD([.F$4];[.A1427])=0);[.A1427];&quot;&quot;)">
            <text:p/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IF((MOD([.F$4];[.A1428])=0);[.A1428];&quot;&quot;)">
            <text:p/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IF((MOD([.F$4];[.A1429])=0);[.A1429];&quot;&quot;)">
            <text:p/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IF((MOD([.F$4];[.A1430])=0);[.A1430];&quot;&quot;)">
            <text:p/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IF((MOD([.F$4];[.A1431])=0);[.A1431];&quot;&quot;)">
            <text:p/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IF((MOD([.F$4];[.A1432])=0);[.A1432];&quot;&quot;)">
            <text:p/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IF((MOD([.F$4];[.A1433])=0);[.A1433];&quot;&quot;)">
            <text:p/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IF((MOD([.F$4];[.A1434])=0);[.A1434];&quot;&quot;)">
            <text:p/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IF((MOD([.F$4];[.A1435])=0);[.A1435];&quot;&quot;)">
            <text:p/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IF((MOD([.F$4];[.A1436])=0);[.A1436];&quot;&quot;)">
            <text:p/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IF((MOD([.F$4];[.A1437])=0);[.A1437];&quot;&quot;)">
            <text:p/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IF((MOD([.F$4];[.A1438])=0);[.A1438];&quot;&quot;)">
            <text:p/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IF((MOD([.F$4];[.A1439])=0);[.A1439];&quot;&quot;)">
            <text:p/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IF((MOD([.F$4];[.A1440])=0);[.A1440];&quot;&quot;)">
            <text:p/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IF((MOD([.F$4];[.A1441])=0);[.A1441];&quot;&quot;)">
            <text:p/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IF((MOD([.F$4];[.A1442])=0);[.A1442];&quot;&quot;)">
            <text:p/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IF((MOD([.F$4];[.A1443])=0);[.A1443];&quot;&quot;)">
            <text:p/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IF((MOD([.F$4];[.A1444])=0);[.A1444];&quot;&quot;)">
            <text:p/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IF((MOD([.F$4];[.A1445])=0);[.A1445];&quot;&quot;)">
            <text:p/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IF((MOD([.F$4];[.A1446])=0);[.A1446];&quot;&quot;)">
            <text:p/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IF((MOD([.F$4];[.A1447])=0);[.A1447];&quot;&quot;)">
            <text:p/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IF((MOD([.F$4];[.A1448])=0);[.A1448];&quot;&quot;)">
            <text:p/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IF((MOD([.F$4];[.A1449])=0);[.A1449];&quot;&quot;)">
            <text:p/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IF((MOD([.F$4];[.A1450])=0);[.A1450];&quot;&quot;)">
            <text:p/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IF((MOD([.F$4];[.A1451])=0);[.A1451];&quot;&quot;)">
            <text:p/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IF((MOD([.F$4];[.A1452])=0);[.A1452];&quot;&quot;)">
            <text:p/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IF((MOD([.F$4];[.A1453])=0);[.A1453];&quot;&quot;)">
            <text:p/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IF((MOD([.F$4];[.A1454])=0);[.A1454];&quot;&quot;)">
            <text:p/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IF((MOD([.F$4];[.A1455])=0);[.A1455];&quot;&quot;)">
            <text:p/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IF((MOD([.F$4];[.A1456])=0);[.A1456];&quot;&quot;)">
            <text:p/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IF((MOD([.F$4];[.A1457])=0);[.A1457];&quot;&quot;)">
            <text:p/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IF((MOD([.F$4];[.A1458])=0);[.A1458];&quot;&quot;)">
            <text:p/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IF((MOD([.F$4];[.A1459])=0);[.A1459];&quot;&quot;)">
            <text:p/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IF((MOD([.F$4];[.A1460])=0);[.A1460];&quot;&quot;)">
            <text:p/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IF((MOD([.F$4];[.A1461])=0);[.A1461];&quot;&quot;)">
            <text:p/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IF((MOD([.F$4];[.A1462])=0);[.A1462];&quot;&quot;)">
            <text:p/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IF((MOD([.F$4];[.A1463])=0);[.A1463];&quot;&quot;)">
            <text:p/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IF((MOD([.F$4];[.A1464])=0);[.A1464];&quot;&quot;)">
            <text:p/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IF((MOD([.F$4];[.A1465])=0);[.A1465];&quot;&quot;)">
            <text:p/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IF((MOD([.F$4];[.A1466])=0);[.A1466];&quot;&quot;)">
            <text:p/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IF((MOD([.F$4];[.A1467])=0);[.A1467];&quot;&quot;)">
            <text:p/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IF((MOD([.F$4];[.A1468])=0);[.A1468];&quot;&quot;)">
            <text:p/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IF((MOD([.F$4];[.A1469])=0);[.A1469];&quot;&quot;)">
            <text:p/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IF((MOD([.F$4];[.A1470])=0);[.A1470];&quot;&quot;)">
            <text:p/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IF((MOD([.F$4];[.A1471])=0);[.A1471];&quot;&quot;)">
            <text:p/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IF((MOD([.F$4];[.A1472])=0);[.A1472];&quot;&quot;)">
            <text:p/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IF((MOD([.F$4];[.A1473])=0);[.A1473];&quot;&quot;)">
            <text:p/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IF((MOD([.F$4];[.A1474])=0);[.A1474];&quot;&quot;)">
            <text:p/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IF((MOD([.F$4];[.A1475])=0);[.A1475];&quot;&quot;)">
            <text:p/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IF((MOD([.F$4];[.A1476])=0);[.A1476];&quot;&quot;)">
            <text:p/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IF((MOD([.F$4];[.A1477])=0);[.A1477];&quot;&quot;)">
            <text:p/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IF((MOD([.F$4];[.A1478])=0);[.A1478];&quot;&quot;)">
            <text:p/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IF((MOD([.F$4];[.A1479])=0);[.A1479];&quot;&quot;)">
            <text:p/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IF((MOD([.F$4];[.A1480])=0);[.A1480];&quot;&quot;)">
            <text:p/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IF((MOD([.F$4];[.A1481])=0);[.A1481];&quot;&quot;)">
            <text:p/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IF((MOD([.F$4];[.A1482])=0);[.A1482];&quot;&quot;)">
            <text:p/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IF((MOD([.F$4];[.A1483])=0);[.A1483];&quot;&quot;)">
            <text:p/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IF((MOD([.F$4];[.A1484])=0);[.A1484];&quot;&quot;)">
            <text:p/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IF((MOD([.F$4];[.A1485])=0);[.A1485];&quot;&quot;)">
            <text:p/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IF((MOD([.F$4];[.A1486])=0);[.A1486];&quot;&quot;)">
            <text:p/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IF((MOD([.F$4];[.A1487])=0);[.A1487];&quot;&quot;)">
            <text:p/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IF((MOD([.F$4];[.A1488])=0);[.A1488];&quot;&quot;)">
            <text:p/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IF((MOD([.F$4];[.A1489])=0);[.A1489];&quot;&quot;)">
            <text:p/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IF((MOD([.F$4];[.A1490])=0);[.A1490];&quot;&quot;)">
            <text:p/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IF((MOD([.F$4];[.A1491])=0);[.A1491];&quot;&quot;)">
            <text:p/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IF((MOD([.F$4];[.A1492])=0);[.A1492];&quot;&quot;)">
            <text:p/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IF((MOD([.F$4];[.A1493])=0);[.A1493];&quot;&quot;)">
            <text:p/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IF((MOD([.F$4];[.A1494])=0);[.A1494];&quot;&quot;)">
            <text:p/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IF((MOD([.F$4];[.A1495])=0);[.A1495];&quot;&quot;)">
            <text:p/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IF((MOD([.F$4];[.A1496])=0);[.A1496];&quot;&quot;)">
            <text:p/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IF((MOD([.F$4];[.A1497])=0);[.A1497];&quot;&quot;)">
            <text:p/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IF((MOD([.F$4];[.A1498])=0);[.A1498];&quot;&quot;)">
            <text:p/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IF((MOD([.F$4];[.A1499])=0);[.A1499];&quot;&quot;)">
            <text:p/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IF((MOD([.F$4];[.A1500])=0);[.A1500];&quot;&quot;)">
            <text:p/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IF((MOD([.F$4];[.A1501])=0);[.A1501];&quot;&quot;)">
            <text:p/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IF((MOD([.F$4];[.A1502])=0);[.A1502];&quot;&quot;)">
            <text:p/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IF((MOD([.F$4];[.A1503])=0);[.A1503];&quot;&quot;)">
            <text:p/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IF((MOD([.F$4];[.A1504])=0);[.A1504];&quot;&quot;)">
            <text:p/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IF((MOD([.F$4];[.A1505])=0);[.A1505];&quot;&quot;)">
            <text:p/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IF((MOD([.F$4];[.A1506])=0);[.A1506];&quot;&quot;)">
            <text:p/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IF((MOD([.F$4];[.A1507])=0);[.A1507];&quot;&quot;)">
            <text:p/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IF((MOD([.F$4];[.A1508])=0);[.A1508];&quot;&quot;)">
            <text:p/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IF((MOD([.F$4];[.A1509])=0);[.A1509];&quot;&quot;)">
            <text:p/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IF((MOD([.F$4];[.A1510])=0);[.A1510];&quot;&quot;)">
            <text:p/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IF((MOD([.F$4];[.A1511])=0);[.A1511];&quot;&quot;)">
            <text:p/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IF((MOD([.F$4];[.A1512])=0);[.A1512];&quot;&quot;)">
            <text:p/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IF((MOD([.F$4];[.A1513])=0);[.A1513];&quot;&quot;)">
            <text:p/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IF((MOD([.F$4];[.A1514])=0);[.A1514];&quot;&quot;)">
            <text:p/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IF((MOD([.F$4];[.A1515])=0);[.A1515];&quot;&quot;)">
            <text:p/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IF((MOD([.F$4];[.A1516])=0);[.A1516];&quot;&quot;)">
            <text:p/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IF((MOD([.F$4];[.A1517])=0);[.A1517];&quot;&quot;)">
            <text:p/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IF((MOD([.F$4];[.A1518])=0);[.A1518];&quot;&quot;)">
            <text:p/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IF((MOD([.F$4];[.A1519])=0);[.A1519];&quot;&quot;)">
            <text:p/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IF((MOD([.F$4];[.A1520])=0);[.A1520];&quot;&quot;)">
            <text:p/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IF((MOD([.F$4];[.A1521])=0);[.A1521];&quot;&quot;)">
            <text:p/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IF((MOD([.F$4];[.A1522])=0);[.A1522];&quot;&quot;)">
            <text:p/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IF((MOD([.F$4];[.A1523])=0);[.A1523];&quot;&quot;)">
            <text:p/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IF((MOD([.F$4];[.A1524])=0);[.A1524];&quot;&quot;)">
            <text:p/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IF((MOD([.F$4];[.A1525])=0);[.A1525];&quot;&quot;)">
            <text:p/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IF((MOD([.F$4];[.A1526])=0);[.A1526];&quot;&quot;)">
            <text:p/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IF((MOD([.F$4];[.A1527])=0);[.A1527];&quot;&quot;)">
            <text:p/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IF((MOD([.F$4];[.A1528])=0);[.A1528];&quot;&quot;)">
            <text:p/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IF((MOD([.F$4];[.A1529])=0);[.A1529];&quot;&quot;)">
            <text:p/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IF((MOD([.F$4];[.A1530])=0);[.A1530];&quot;&quot;)">
            <text:p/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IF((MOD([.F$4];[.A1531])=0);[.A1531];&quot;&quot;)">
            <text:p/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IF((MOD([.F$4];[.A1532])=0);[.A1532];&quot;&quot;)">
            <text:p/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IF((MOD([.F$4];[.A1533])=0);[.A1533];&quot;&quot;)">
            <text:p/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IF((MOD([.F$4];[.A1534])=0);[.A1534];&quot;&quot;)">
            <text:p/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IF((MOD([.F$4];[.A1535])=0);[.A1535];&quot;&quot;)">
            <text:p/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IF((MOD([.F$4];[.A1536])=0);[.A1536];&quot;&quot;)">
            <text:p/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IF((MOD([.F$4];[.A1537])=0);[.A1537];&quot;&quot;)">
            <text:p/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IF((MOD([.F$4];[.A1538])=0);[.A1538];&quot;&quot;)">
            <text:p/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IF((MOD([.F$4];[.A1539])=0);[.A1539];&quot;&quot;)">
            <text:p/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IF((MOD([.F$4];[.A1540])=0);[.A1540];&quot;&quot;)">
            <text:p/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IF((MOD([.F$4];[.A1541])=0);[.A1541];&quot;&quot;)">
            <text:p/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IF((MOD([.F$4];[.A1542])=0);[.A1542];&quot;&quot;)">
            <text:p/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IF((MOD([.F$4];[.A1543])=0);[.A1543];&quot;&quot;)">
            <text:p/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IF((MOD([.F$4];[.A1544])=0);[.A1544];&quot;&quot;)">
            <text:p/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IF((MOD([.F$4];[.A1545])=0);[.A1545];&quot;&quot;)">
            <text:p/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IF((MOD([.F$4];[.A1546])=0);[.A1546];&quot;&quot;)">
            <text:p/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IF((MOD([.F$4];[.A1547])=0);[.A1547];&quot;&quot;)">
            <text:p/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IF((MOD([.F$4];[.A1548])=0);[.A1548];&quot;&quot;)">
            <text:p/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IF((MOD([.F$4];[.A1549])=0);[.A1549];&quot;&quot;)">
            <text:p/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IF((MOD([.F$4];[.A1550])=0);[.A1550];&quot;&quot;)">
            <text:p/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IF((MOD([.F$4];[.A1551])=0);[.A1551];&quot;&quot;)">
            <text:p/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IF((MOD([.F$4];[.A1552])=0);[.A1552];&quot;&quot;)">
            <text:p/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IF((MOD([.F$4];[.A1553])=0);[.A1553];&quot;&quot;)">
            <text:p/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IF((MOD([.F$4];[.A1554])=0);[.A1554];&quot;&quot;)">
            <text:p/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IF((MOD([.F$4];[.A1555])=0);[.A1555];&quot;&quot;)">
            <text:p/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IF((MOD([.F$4];[.A1556])=0);[.A1556];&quot;&quot;)">
            <text:p/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IF((MOD([.F$4];[.A1557])=0);[.A1557];&quot;&quot;)">
            <text:p/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IF((MOD([.F$4];[.A1558])=0);[.A1558];&quot;&quot;)">
            <text:p/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IF((MOD([.F$4];[.A1559])=0);[.A1559];&quot;&quot;)">
            <text:p/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IF((MOD([.F$4];[.A1560])=0);[.A1560];&quot;&quot;)">
            <text:p/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IF((MOD([.F$4];[.A1561])=0);[.A1561];&quot;&quot;)">
            <text:p/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IF((MOD([.F$4];[.A1562])=0);[.A1562];&quot;&quot;)">
            <text:p/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IF((MOD([.F$4];[.A1563])=0);[.A1563];&quot;&quot;)">
            <text:p/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IF((MOD([.F$4];[.A1564])=0);[.A1564];&quot;&quot;)">
            <text:p/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IF((MOD([.F$4];[.A1565])=0);[.A1565];&quot;&quot;)">
            <text:p/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IF((MOD([.F$4];[.A1566])=0);[.A1566];&quot;&quot;)">
            <text:p/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IF((MOD([.F$4];[.A1567])=0);[.A1567];&quot;&quot;)">
            <text:p/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IF((MOD([.F$4];[.A1568])=0);[.A1568];&quot;&quot;)">
            <text:p/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IF((MOD([.F$4];[.A1569])=0);[.A1569];&quot;&quot;)">
            <text:p/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IF((MOD([.F$4];[.A1570])=0);[.A1570];&quot;&quot;)">
            <text:p/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IF((MOD([.F$4];[.A1571])=0);[.A1571];&quot;&quot;)">
            <text:p/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IF((MOD([.F$4];[.A1572])=0);[.A1572];&quot;&quot;)">
            <text:p/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IF((MOD([.F$4];[.A1573])=0);[.A1573];&quot;&quot;)">
            <text:p/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IF((MOD([.F$4];[.A1574])=0);[.A1574];&quot;&quot;)">
            <text:p/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IF((MOD([.F$4];[.A1575])=0);[.A1575];&quot;&quot;)">
            <text:p/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IF((MOD([.F$4];[.A1576])=0);[.A1576];&quot;&quot;)">
            <text:p/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IF((MOD([.F$4];[.A1577])=0);[.A1577];&quot;&quot;)">
            <text:p/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IF((MOD([.F$4];[.A1578])=0);[.A1578];&quot;&quot;)">
            <text:p/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IF((MOD([.F$4];[.A1579])=0);[.A1579];&quot;&quot;)">
            <text:p/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IF((MOD([.F$4];[.A1580])=0);[.A1580];&quot;&quot;)">
            <text:p/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IF((MOD([.F$4];[.A1581])=0);[.A1581];&quot;&quot;)">
            <text:p/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IF((MOD([.F$4];[.A1582])=0);[.A1582];&quot;&quot;)">
            <text:p/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IF((MOD([.F$4];[.A1583])=0);[.A1583];&quot;&quot;)">
            <text:p/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IF((MOD([.F$4];[.A1584])=0);[.A1584];&quot;&quot;)">
            <text:p/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IF((MOD([.F$4];[.A1585])=0);[.A1585];&quot;&quot;)">
            <text:p/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IF((MOD([.F$4];[.A1586])=0);[.A1586];&quot;&quot;)">
            <text:p/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IF((MOD([.F$4];[.A1587])=0);[.A1587];&quot;&quot;)">
            <text:p/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IF((MOD([.F$4];[.A1588])=0);[.A1588];&quot;&quot;)">
            <text:p/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IF((MOD([.F$4];[.A1589])=0);[.A1589];&quot;&quot;)">
            <text:p/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IF((MOD([.F$4];[.A1590])=0);[.A1590];&quot;&quot;)">
            <text:p/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IF((MOD([.F$4];[.A1591])=0);[.A1591];&quot;&quot;)">
            <text:p/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IF((MOD([.F$4];[.A1592])=0);[.A1592];&quot;&quot;)">
            <text:p/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IF((MOD([.F$4];[.A1593])=0);[.A1593];&quot;&quot;)">
            <text:p/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IF((MOD([.F$4];[.A1594])=0);[.A1594];&quot;&quot;)">
            <text:p/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IF((MOD([.F$4];[.A1595])=0);[.A1595];&quot;&quot;)">
            <text:p/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IF((MOD([.F$4];[.A1596])=0);[.A1596];&quot;&quot;)">
            <text:p/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IF((MOD([.F$4];[.A1597])=0);[.A1597];&quot;&quot;)">
            <text:p/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IF((MOD([.F$4];[.A1598])=0);[.A1598];&quot;&quot;)">
            <text:p/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IF((MOD([.F$4];[.A1599])=0);[.A1599];&quot;&quot;)">
            <text:p/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IF((MOD([.F$4];[.A1600])=0);[.A1600];&quot;&quot;)">
            <text:p/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IF((MOD([.F$4];[.A1601])=0);[.A1601];&quot;&quot;)">
            <text:p/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IF((MOD([.F$4];[.A1602])=0);[.A1602];&quot;&quot;)">
            <text:p/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IF((MOD([.F$4];[.A1603])=0);[.A1603];&quot;&quot;)">
            <text:p/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IF((MOD([.F$4];[.A1604])=0);[.A1604];&quot;&quot;)">
            <text:p/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IF((MOD([.F$4];[.A1605])=0);[.A1605];&quot;&quot;)">
            <text:p/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IF((MOD([.F$4];[.A1606])=0);[.A1606];&quot;&quot;)">
            <text:p/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IF((MOD([.F$4];[.A1607])=0);[.A1607];&quot;&quot;)">
            <text:p/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IF((MOD([.F$4];[.A1608])=0);[.A1608];&quot;&quot;)">
            <text:p/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IF((MOD([.F$4];[.A1609])=0);[.A1609];&quot;&quot;)">
            <text:p/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IF((MOD([.F$4];[.A1610])=0);[.A1610];&quot;&quot;)">
            <text:p/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IF((MOD([.F$4];[.A1611])=0);[.A1611];&quot;&quot;)">
            <text:p/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IF((MOD([.F$4];[.A1612])=0);[.A1612];&quot;&quot;)">
            <text:p/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IF((MOD([.F$4];[.A1613])=0);[.A1613];&quot;&quot;)">
            <text:p/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IF((MOD([.F$4];[.A1614])=0);[.A1614];&quot;&quot;)">
            <text:p/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IF((MOD([.F$4];[.A1615])=0);[.A1615];&quot;&quot;)">
            <text:p/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IF((MOD([.F$4];[.A1616])=0);[.A1616];&quot;&quot;)">
            <text:p/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IF((MOD([.F$4];[.A1617])=0);[.A1617];&quot;&quot;)">
            <text:p/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IF((MOD([.F$4];[.A1618])=0);[.A1618];&quot;&quot;)">
            <text:p/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IF((MOD([.F$4];[.A1619])=0);[.A1619];&quot;&quot;)">
            <text:p/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IF((MOD([.F$4];[.A1620])=0);[.A1620];&quot;&quot;)">
            <text:p/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IF((MOD([.F$4];[.A1621])=0);[.A1621];&quot;&quot;)">
            <text:p/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IF((MOD([.F$4];[.A1622])=0);[.A1622];&quot;&quot;)">
            <text:p/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IF((MOD([.F$4];[.A1623])=0);[.A1623];&quot;&quot;)">
            <text:p/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IF((MOD([.F$4];[.A1624])=0);[.A1624];&quot;&quot;)">
            <text:p/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IF((MOD([.F$4];[.A1625])=0);[.A1625];&quot;&quot;)">
            <text:p/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IF((MOD([.F$4];[.A1626])=0);[.A1626];&quot;&quot;)">
            <text:p/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IF((MOD([.F$4];[.A1627])=0);[.A1627];&quot;&quot;)">
            <text:p/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IF((MOD([.F$4];[.A1628])=0);[.A1628];&quot;&quot;)">
            <text:p/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IF((MOD([.F$4];[.A1629])=0);[.A1629];&quot;&quot;)">
            <text:p/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IF((MOD([.F$4];[.A1630])=0);[.A1630];&quot;&quot;)">
            <text:p/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IF((MOD([.F$4];[.A1631])=0);[.A1631];&quot;&quot;)">
            <text:p/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IF((MOD([.F$4];[.A1632])=0);[.A1632];&quot;&quot;)">
            <text:p/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IF((MOD([.F$4];[.A1633])=0);[.A1633];&quot;&quot;)">
            <text:p/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IF((MOD([.F$4];[.A1634])=0);[.A1634];&quot;&quot;)">
            <text:p/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IF((MOD([.F$4];[.A1635])=0);[.A1635];&quot;&quot;)">
            <text:p/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IF((MOD([.F$4];[.A1636])=0);[.A1636];&quot;&quot;)">
            <text:p/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IF((MOD([.F$4];[.A1637])=0);[.A1637];&quot;&quot;)">
            <text:p/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IF((MOD([.F$4];[.A1638])=0);[.A1638];&quot;&quot;)">
            <text:p/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IF((MOD([.F$4];[.A1639])=0);[.A1639];&quot;&quot;)">
            <text:p/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IF((MOD([.F$4];[.A1640])=0);[.A1640];&quot;&quot;)">
            <text:p/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IF((MOD([.F$4];[.A1641])=0);[.A1641];&quot;&quot;)">
            <text:p/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IF((MOD([.F$4];[.A1642])=0);[.A1642];&quot;&quot;)">
            <text:p/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IF((MOD([.F$4];[.A1643])=0);[.A1643];&quot;&quot;)">
            <text:p/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IF((MOD([.F$4];[.A1644])=0);[.A1644];&quot;&quot;)">
            <text:p/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IF((MOD([.F$4];[.A1645])=0);[.A1645];&quot;&quot;)">
            <text:p/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IF((MOD([.F$4];[.A1646])=0);[.A1646];&quot;&quot;)">
            <text:p/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IF((MOD([.F$4];[.A1647])=0);[.A1647];&quot;&quot;)">
            <text:p/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IF((MOD([.F$4];[.A1648])=0);[.A1648];&quot;&quot;)">
            <text:p/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IF((MOD([.F$4];[.A1649])=0);[.A1649];&quot;&quot;)">
            <text:p/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IF((MOD([.F$4];[.A1650])=0);[.A1650];&quot;&quot;)">
            <text:p/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IF((MOD([.F$4];[.A1651])=0);[.A1651];&quot;&quot;)">
            <text:p/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IF((MOD([.F$4];[.A1652])=0);[.A1652];&quot;&quot;)">
            <text:p/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IF((MOD([.F$4];[.A1653])=0);[.A1653];&quot;&quot;)">
            <text:p/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IF((MOD([.F$4];[.A1654])=0);[.A1654];&quot;&quot;)">
            <text:p/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IF((MOD([.F$4];[.A1655])=0);[.A1655];&quot;&quot;)">
            <text:p/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IF((MOD([.F$4];[.A1656])=0);[.A1656];&quot;&quot;)">
            <text:p/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IF((MOD([.F$4];[.A1657])=0);[.A1657];&quot;&quot;)">
            <text:p/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IF((MOD([.F$4];[.A1658])=0);[.A1658];&quot;&quot;)">
            <text:p/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IF((MOD([.F$4];[.A1659])=0);[.A1659];&quot;&quot;)">
            <text:p/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IF((MOD([.F$4];[.A1660])=0);[.A1660];&quot;&quot;)">
            <text:p/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IF((MOD([.F$4];[.A1661])=0);[.A1661];&quot;&quot;)">
            <text:p/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IF((MOD([.F$4];[.A1662])=0);[.A1662];&quot;&quot;)">
            <text:p/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IF((MOD([.F$4];[.A1663])=0);[.A1663];&quot;&quot;)">
            <text:p/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IF((MOD([.F$4];[.A1664])=0);[.A1664];&quot;&quot;)">
            <text:p/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IF((MOD([.F$4];[.A1665])=0);[.A1665];&quot;&quot;)">
            <text:p/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IF((MOD([.F$4];[.A1666])=0);[.A1666];&quot;&quot;)">
            <text:p/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IF((MOD([.F$4];[.A1667])=0);[.A1667];&quot;&quot;)">
            <text:p/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IF((MOD([.F$4];[.A1668])=0);[.A1668];&quot;&quot;)">
            <text:p/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IF((MOD([.F$4];[.A1669])=0);[.A1669];&quot;&quot;)">
            <text:p/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IF((MOD([.F$4];[.A1670])=0);[.A1670];&quot;&quot;)">
            <text:p/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IF((MOD([.F$4];[.A1671])=0);[.A1671];&quot;&quot;)">
            <text:p/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IF((MOD([.F$4];[.A1672])=0);[.A1672];&quot;&quot;)">
            <text:p/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IF((MOD([.F$4];[.A1673])=0);[.A1673];&quot;&quot;)">
            <text:p/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IF((MOD([.F$4];[.A1674])=0);[.A1674];&quot;&quot;)">
            <text:p/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IF((MOD([.F$4];[.A1675])=0);[.A1675];&quot;&quot;)">
            <text:p/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IF((MOD([.F$4];[.A1676])=0);[.A1676];&quot;&quot;)">
            <text:p/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IF((MOD([.F$4];[.A1677])=0);[.A1677];&quot;&quot;)">
            <text:p/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IF((MOD([.F$4];[.A1678])=0);[.A1678];&quot;&quot;)">
            <text:p/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IF((MOD([.F$4];[.A1679])=0);[.A1679];&quot;&quot;)">
            <text:p/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IF((MOD([.F$4];[.A1680])=0);[.A1680];&quot;&quot;)">
            <text:p/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IF((MOD([.F$4];[.A1681])=0);[.A1681];&quot;&quot;)">
            <text:p/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IF((MOD([.F$4];[.A1682])=0);[.A1682];&quot;&quot;)">
            <text:p/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IF((MOD([.F$4];[.A1683])=0);[.A1683];&quot;&quot;)">
            <text:p/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IF((MOD([.F$4];[.A1684])=0);[.A1684];&quot;&quot;)">
            <text:p/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IF((MOD([.F$4];[.A1685])=0);[.A1685];&quot;&quot;)">
            <text:p/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IF((MOD([.F$4];[.A1686])=0);[.A1686];&quot;&quot;)">
            <text:p/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IF((MOD([.F$4];[.A1687])=0);[.A1687];&quot;&quot;)">
            <text:p/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IF((MOD([.F$4];[.A1688])=0);[.A1688];&quot;&quot;)">
            <text:p/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IF((MOD([.F$4];[.A1689])=0);[.A1689];&quot;&quot;)">
            <text:p/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IF((MOD([.F$4];[.A1690])=0);[.A1690];&quot;&quot;)">
            <text:p/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IF((MOD([.F$4];[.A1691])=0);[.A1691];&quot;&quot;)">
            <text:p/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IF((MOD([.F$4];[.A1692])=0);[.A1692];&quot;&quot;)">
            <text:p/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IF((MOD([.F$4];[.A1693])=0);[.A1693];&quot;&quot;)">
            <text:p/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IF((MOD([.F$4];[.A1694])=0);[.A1694];&quot;&quot;)">
            <text:p/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IF((MOD([.F$4];[.A1695])=0);[.A1695];&quot;&quot;)">
            <text:p/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IF((MOD([.F$4];[.A1696])=0);[.A1696];&quot;&quot;)">
            <text:p/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IF((MOD([.F$4];[.A1697])=0);[.A1697];&quot;&quot;)">
            <text:p/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IF((MOD([.F$4];[.A1698])=0);[.A1698];&quot;&quot;)">
            <text:p/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IF((MOD([.F$4];[.A1699])=0);[.A1699];&quot;&quot;)">
            <text:p/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IF((MOD([.F$4];[.A1700])=0);[.A1700];&quot;&quot;)">
            <text:p/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IF((MOD([.F$4];[.A1701])=0);[.A1701];&quot;&quot;)">
            <text:p/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IF((MOD([.F$4];[.A1702])=0);[.A1702];&quot;&quot;)">
            <text:p/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IF((MOD([.F$4];[.A1703])=0);[.A1703];&quot;&quot;)">
            <text:p/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IF((MOD([.F$4];[.A1704])=0);[.A1704];&quot;&quot;)">
            <text:p/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IF((MOD([.F$4];[.A1705])=0);[.A1705];&quot;&quot;)">
            <text:p/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IF((MOD([.F$4];[.A1706])=0);[.A1706];&quot;&quot;)">
            <text:p/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IF((MOD([.F$4];[.A1707])=0);[.A1707];&quot;&quot;)">
            <text:p/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IF((MOD([.F$4];[.A1708])=0);[.A1708];&quot;&quot;)">
            <text:p/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IF((MOD([.F$4];[.A1709])=0);[.A1709];&quot;&quot;)">
            <text:p/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IF((MOD([.F$4];[.A1710])=0);[.A1710];&quot;&quot;)">
            <text:p/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IF((MOD([.F$4];[.A1711])=0);[.A1711];&quot;&quot;)">
            <text:p/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IF((MOD([.F$4];[.A1712])=0);[.A1712];&quot;&quot;)">
            <text:p/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IF((MOD([.F$4];[.A1713])=0);[.A1713];&quot;&quot;)">
            <text:p/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IF((MOD([.F$4];[.A1714])=0);[.A1714];&quot;&quot;)">
            <text:p/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IF((MOD([.F$4];[.A1715])=0);[.A1715];&quot;&quot;)">
            <text:p/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IF((MOD([.F$4];[.A1716])=0);[.A1716];&quot;&quot;)">
            <text:p/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IF((MOD([.F$4];[.A1717])=0);[.A1717];&quot;&quot;)">
            <text:p/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IF((MOD([.F$4];[.A1718])=0);[.A1718];&quot;&quot;)">
            <text:p/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IF((MOD([.F$4];[.A1719])=0);[.A1719];&quot;&quot;)">
            <text:p/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IF((MOD([.F$4];[.A1720])=0);[.A1720];&quot;&quot;)">
            <text:p/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IF((MOD([.F$4];[.A1721])=0);[.A1721];&quot;&quot;)">
            <text:p/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IF((MOD([.F$4];[.A1722])=0);[.A1722];&quot;&quot;)">
            <text:p/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IF((MOD([.F$4];[.A1723])=0);[.A1723];&quot;&quot;)">
            <text:p/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IF((MOD([.F$4];[.A1724])=0);[.A1724];&quot;&quot;)">
            <text:p/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IF((MOD([.F$4];[.A1725])=0);[.A1725];&quot;&quot;)">
            <text:p/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IF((MOD([.F$4];[.A1726])=0);[.A1726];&quot;&quot;)">
            <text:p/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IF((MOD([.F$4];[.A1727])=0);[.A1727];&quot;&quot;)">
            <text:p/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IF((MOD([.F$4];[.A1728])=0);[.A1728];&quot;&quot;)">
            <text:p/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IF((MOD([.F$4];[.A1729])=0);[.A1729];&quot;&quot;)">
            <text:p/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IF((MOD([.F$4];[.A1730])=0);[.A1730];&quot;&quot;)">
            <text:p/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IF((MOD([.F$4];[.A1731])=0);[.A1731];&quot;&quot;)">
            <text:p/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IF((MOD([.F$4];[.A1732])=0);[.A1732];&quot;&quot;)">
            <text:p/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IF((MOD([.F$4];[.A1733])=0);[.A1733];&quot;&quot;)">
            <text:p/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IF((MOD([.F$4];[.A1734])=0);[.A1734];&quot;&quot;)">
            <text:p/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IF((MOD([.F$4];[.A1735])=0);[.A1735];&quot;&quot;)">
            <text:p/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IF((MOD([.F$4];[.A1736])=0);[.A1736];&quot;&quot;)">
            <text:p/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IF((MOD([.F$4];[.A1737])=0);[.A1737];&quot;&quot;)">
            <text:p/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IF((MOD([.F$4];[.A1738])=0);[.A1738];&quot;&quot;)">
            <text:p/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IF((MOD([.F$4];[.A1739])=0);[.A1739];&quot;&quot;)">
            <text:p/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IF((MOD([.F$4];[.A1740])=0);[.A1740];&quot;&quot;)">
            <text:p/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IF((MOD([.F$4];[.A1741])=0);[.A1741];&quot;&quot;)">
            <text:p/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IF((MOD([.F$4];[.A1742])=0);[.A1742];&quot;&quot;)">
            <text:p/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IF((MOD([.F$4];[.A1743])=0);[.A1743];&quot;&quot;)">
            <text:p/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IF((MOD([.F$4];[.A1744])=0);[.A1744];&quot;&quot;)">
            <text:p/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IF((MOD([.F$4];[.A1745])=0);[.A1745];&quot;&quot;)">
            <text:p/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IF((MOD([.F$4];[.A1746])=0);[.A1746];&quot;&quot;)">
            <text:p/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IF((MOD([.F$4];[.A1747])=0);[.A1747];&quot;&quot;)">
            <text:p/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IF((MOD([.F$4];[.A1748])=0);[.A1748];&quot;&quot;)">
            <text:p/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IF((MOD([.F$4];[.A1749])=0);[.A1749];&quot;&quot;)">
            <text:p/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IF((MOD([.F$4];[.A1750])=0);[.A1750];&quot;&quot;)">
            <text:p/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IF((MOD([.F$4];[.A1751])=0);[.A1751];&quot;&quot;)">
            <text:p/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IF((MOD([.F$4];[.A1752])=0);[.A1752];&quot;&quot;)">
            <text:p/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IF((MOD([.F$4];[.A1753])=0);[.A1753];&quot;&quot;)">
            <text:p/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IF((MOD([.F$4];[.A1754])=0);[.A1754];&quot;&quot;)">
            <text:p/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IF((MOD([.F$4];[.A1755])=0);[.A1755];&quot;&quot;)">
            <text:p/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IF((MOD([.F$4];[.A1756])=0);[.A1756];&quot;&quot;)">
            <text:p/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IF((MOD([.F$4];[.A1757])=0);[.A1757];&quot;&quot;)">
            <text:p/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IF((MOD([.F$4];[.A1758])=0);[.A1758];&quot;&quot;)">
            <text:p/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IF((MOD([.F$4];[.A1759])=0);[.A1759];&quot;&quot;)">
            <text:p/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IF((MOD([.F$4];[.A1760])=0);[.A1760];&quot;&quot;)">
            <text:p/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IF((MOD([.F$4];[.A1761])=0);[.A1761];&quot;&quot;)">
            <text:p/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IF((MOD([.F$4];[.A1762])=0);[.A1762];&quot;&quot;)">
            <text:p/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IF((MOD([.F$4];[.A1763])=0);[.A1763];&quot;&quot;)">
            <text:p/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IF((MOD([.F$4];[.A1764])=0);[.A1764];&quot;&quot;)">
            <text:p/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IF((MOD([.F$4];[.A1765])=0);[.A1765];&quot;&quot;)">
            <text:p/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IF((MOD([.F$4];[.A1766])=0);[.A1766];&quot;&quot;)">
            <text:p/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IF((MOD([.F$4];[.A1767])=0);[.A1767];&quot;&quot;)">
            <text:p/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IF((MOD([.F$4];[.A1768])=0);[.A1768];&quot;&quot;)">
            <text:p/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IF((MOD([.F$4];[.A1769])=0);[.A1769];&quot;&quot;)">
            <text:p/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IF((MOD([.F$4];[.A1770])=0);[.A1770];&quot;&quot;)">
            <text:p/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IF((MOD([.F$4];[.A1771])=0);[.A1771];&quot;&quot;)">
            <text:p/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IF((MOD([.F$4];[.A1772])=0);[.A1772];&quot;&quot;)">
            <text:p/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IF((MOD([.F$4];[.A1773])=0);[.A1773];&quot;&quot;)">
            <text:p/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IF((MOD([.F$4];[.A1774])=0);[.A1774];&quot;&quot;)">
            <text:p/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IF((MOD([.F$4];[.A1775])=0);[.A1775];&quot;&quot;)">
            <text:p/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IF((MOD([.F$4];[.A1776])=0);[.A1776];&quot;&quot;)">
            <text:p/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IF((MOD([.F$4];[.A1777])=0);[.A1777];&quot;&quot;)">
            <text:p/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IF((MOD([.F$4];[.A1778])=0);[.A1778];&quot;&quot;)">
            <text:p/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IF((MOD([.F$4];[.A1779])=0);[.A1779];&quot;&quot;)">
            <text:p/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IF((MOD([.F$4];[.A1780])=0);[.A1780];&quot;&quot;)">
            <text:p/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IF((MOD([.F$4];[.A1781])=0);[.A1781];&quot;&quot;)">
            <text:p/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IF((MOD([.F$4];[.A1782])=0);[.A1782];&quot;&quot;)">
            <text:p/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IF((MOD([.F$4];[.A1783])=0);[.A1783];&quot;&quot;)">
            <text:p/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IF((MOD([.F$4];[.A1784])=0);[.A1784];&quot;&quot;)">
            <text:p/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IF((MOD([.F$4];[.A1785])=0);[.A1785];&quot;&quot;)">
            <text:p/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IF((MOD([.F$4];[.A1786])=0);[.A1786];&quot;&quot;)">
            <text:p/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IF((MOD([.F$4];[.A1787])=0);[.A1787];&quot;&quot;)">
            <text:p/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IF((MOD([.F$4];[.A1788])=0);[.A1788];&quot;&quot;)">
            <text:p/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IF((MOD([.F$4];[.A1789])=0);[.A1789];&quot;&quot;)">
            <text:p/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IF((MOD([.F$4];[.A1790])=0);[.A1790];&quot;&quot;)">
            <text:p/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IF((MOD([.F$4];[.A1791])=0);[.A1791];&quot;&quot;)">
            <text:p/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IF((MOD([.F$4];[.A1792])=0);[.A1792];&quot;&quot;)">
            <text:p/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IF((MOD([.F$4];[.A1793])=0);[.A1793];&quot;&quot;)">
            <text:p/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IF((MOD([.F$4];[.A1794])=0);[.A1794];&quot;&quot;)">
            <text:p/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IF((MOD([.F$4];[.A1795])=0);[.A1795];&quot;&quot;)">
            <text:p/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IF((MOD([.F$4];[.A1796])=0);[.A1796];&quot;&quot;)">
            <text:p/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IF((MOD([.F$4];[.A1797])=0);[.A1797];&quot;&quot;)">
            <text:p/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IF((MOD([.F$4];[.A1798])=0);[.A1798];&quot;&quot;)">
            <text:p/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IF((MOD([.F$4];[.A1799])=0);[.A1799];&quot;&quot;)">
            <text:p/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IF((MOD([.F$4];[.A1800])=0);[.A1800];&quot;&quot;)">
            <text:p/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IF((MOD([.F$4];[.A1801])=0);[.A1801];&quot;&quot;)">
            <text:p/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IF((MOD([.F$4];[.A1802])=0);[.A1802];&quot;&quot;)">
            <text:p/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IF((MOD([.F$4];[.A1803])=0);[.A1803];&quot;&quot;)">
            <text:p/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IF((MOD([.F$4];[.A1804])=0);[.A1804];&quot;&quot;)">
            <text:p/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IF((MOD([.F$4];[.A1805])=0);[.A1805];&quot;&quot;)">
            <text:p/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IF((MOD([.F$4];[.A1806])=0);[.A1806];&quot;&quot;)">
            <text:p/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IF((MOD([.F$4];[.A1807])=0);[.A1807];&quot;&quot;)">
            <text:p/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IF((MOD([.F$4];[.A1808])=0);[.A1808];&quot;&quot;)">
            <text:p/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IF((MOD([.F$4];[.A1809])=0);[.A1809];&quot;&quot;)">
            <text:p/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IF((MOD([.F$4];[.A1810])=0);[.A1810];&quot;&quot;)">
            <text:p/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IF((MOD([.F$4];[.A1811])=0);[.A1811];&quot;&quot;)">
            <text:p/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IF((MOD([.F$4];[.A1812])=0);[.A1812];&quot;&quot;)">
            <text:p/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IF((MOD([.F$4];[.A1813])=0);[.A1813];&quot;&quot;)">
            <text:p/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IF((MOD([.F$4];[.A1814])=0);[.A1814];&quot;&quot;)">
            <text:p/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IF((MOD([.F$4];[.A1815])=0);[.A1815];&quot;&quot;)">
            <text:p/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IF((MOD([.F$4];[.A1816])=0);[.A1816];&quot;&quot;)">
            <text:p/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IF((MOD([.F$4];[.A1817])=0);[.A1817];&quot;&quot;)">
            <text:p/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IF((MOD([.F$4];[.A1818])=0);[.A1818];&quot;&quot;)">
            <text:p/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IF((MOD([.F$4];[.A1819])=0);[.A1819];&quot;&quot;)">
            <text:p/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IF((MOD([.F$4];[.A1820])=0);[.A1820];&quot;&quot;)">
            <text:p/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IF((MOD([.F$4];[.A1821])=0);[.A1821];&quot;&quot;)">
            <text:p/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IF((MOD([.F$4];[.A1822])=0);[.A1822];&quot;&quot;)">
            <text:p/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IF((MOD([.F$4];[.A1823])=0);[.A1823];&quot;&quot;)">
            <text:p/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IF((MOD([.F$4];[.A1824])=0);[.A1824];&quot;&quot;)">
            <text:p/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IF((MOD([.F$4];[.A1825])=0);[.A1825];&quot;&quot;)">
            <text:p/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IF((MOD([.F$4];[.A1826])=0);[.A1826];&quot;&quot;)">
            <text:p/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IF((MOD([.F$4];[.A1827])=0);[.A1827];&quot;&quot;)">
            <text:p/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IF((MOD([.F$4];[.A1828])=0);[.A1828];&quot;&quot;)">
            <text:p/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IF((MOD([.F$4];[.A1829])=0);[.A1829];&quot;&quot;)">
            <text:p/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IF((MOD([.F$4];[.A1830])=0);[.A1830];&quot;&quot;)">
            <text:p/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IF((MOD([.F$4];[.A1831])=0);[.A1831];&quot;&quot;)">
            <text:p/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IF((MOD([.F$4];[.A1832])=0);[.A1832];&quot;&quot;)">
            <text:p/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IF((MOD([.F$4];[.A1833])=0);[.A1833];&quot;&quot;)">
            <text:p/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IF((MOD([.F$4];[.A1834])=0);[.A1834];&quot;&quot;)">
            <text:p/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IF((MOD([.F$4];[.A1835])=0);[.A1835];&quot;&quot;)">
            <text:p/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IF((MOD([.F$4];[.A1836])=0);[.A1836];&quot;&quot;)">
            <text:p/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IF((MOD([.F$4];[.A1837])=0);[.A1837];&quot;&quot;)">
            <text:p/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IF((MOD([.F$4];[.A1838])=0);[.A1838];&quot;&quot;)">
            <text:p/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IF((MOD([.F$4];[.A1839])=0);[.A1839];&quot;&quot;)">
            <text:p/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IF((MOD([.F$4];[.A1840])=0);[.A1840];&quot;&quot;)">
            <text:p/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IF((MOD([.F$4];[.A1841])=0);[.A1841];&quot;&quot;)">
            <text:p/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IF((MOD([.F$4];[.A1842])=0);[.A1842];&quot;&quot;)">
            <text:p/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IF((MOD([.F$4];[.A1843])=0);[.A1843];&quot;&quot;)">
            <text:p/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IF((MOD([.F$4];[.A1844])=0);[.A1844];&quot;&quot;)">
            <text:p/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IF((MOD([.F$4];[.A1845])=0);[.A1845];&quot;&quot;)">
            <text:p/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IF((MOD([.F$4];[.A1846])=0);[.A1846];&quot;&quot;)">
            <text:p/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IF((MOD([.F$4];[.A1847])=0);[.A1847];&quot;&quot;)">
            <text:p/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IF((MOD([.F$4];[.A1848])=0);[.A1848];&quot;&quot;)">
            <text:p/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IF((MOD([.F$4];[.A1849])=0);[.A1849];&quot;&quot;)">
            <text:p/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IF((MOD([.F$4];[.A1850])=0);[.A1850];&quot;&quot;)">
            <text:p/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IF((MOD([.F$4];[.A1851])=0);[.A1851];&quot;&quot;)">
            <text:p/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IF((MOD([.F$4];[.A1852])=0);[.A1852];&quot;&quot;)">
            <text:p/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IF((MOD([.F$4];[.A1853])=0);[.A1853];&quot;&quot;)">
            <text:p/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IF((MOD([.F$4];[.A1854])=0);[.A1854];&quot;&quot;)">
            <text:p/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IF((MOD([.F$4];[.A1855])=0);[.A1855];&quot;&quot;)">
            <text:p/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IF((MOD([.F$4];[.A1856])=0);[.A1856];&quot;&quot;)">
            <text:p/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IF((MOD([.F$4];[.A1857])=0);[.A1857];&quot;&quot;)">
            <text:p/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IF((MOD([.F$4];[.A1858])=0);[.A1858];&quot;&quot;)">
            <text:p/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IF((MOD([.F$4];[.A1859])=0);[.A1859];&quot;&quot;)">
            <text:p/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IF((MOD([.F$4];[.A1860])=0);[.A1860];&quot;&quot;)">
            <text:p/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IF((MOD([.F$4];[.A1861])=0);[.A1861];&quot;&quot;)">
            <text:p/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IF((MOD([.F$4];[.A1862])=0);[.A1862];&quot;&quot;)">
            <text:p/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IF((MOD([.F$4];[.A1863])=0);[.A1863];&quot;&quot;)">
            <text:p/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IF((MOD([.F$4];[.A1864])=0);[.A1864];&quot;&quot;)">
            <text:p/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IF((MOD([.F$4];[.A1865])=0);[.A1865];&quot;&quot;)">
            <text:p/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IF((MOD([.F$4];[.A1866])=0);[.A1866];&quot;&quot;)">
            <text:p/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IF((MOD([.F$4];[.A1867])=0);[.A1867];&quot;&quot;)">
            <text:p/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IF((MOD([.F$4];[.A1868])=0);[.A1868];&quot;&quot;)">
            <text:p/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IF((MOD([.F$4];[.A1869])=0);[.A1869];&quot;&quot;)">
            <text:p/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IF((MOD([.F$4];[.A1870])=0);[.A1870];&quot;&quot;)">
            <text:p/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IF((MOD([.F$4];[.A1871])=0);[.A1871];&quot;&quot;)">
            <text:p/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IF((MOD([.F$4];[.A1872])=0);[.A1872];&quot;&quot;)">
            <text:p/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IF((MOD([.F$4];[.A1873])=0);[.A1873];&quot;&quot;)">
            <text:p/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IF((MOD([.F$4];[.A1874])=0);[.A1874];&quot;&quot;)">
            <text:p/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IF((MOD([.F$4];[.A1875])=0);[.A1875];&quot;&quot;)">
            <text:p/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IF((MOD([.F$4];[.A1876])=0);[.A1876];&quot;&quot;)">
            <text:p/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IF((MOD([.F$4];[.A1877])=0);[.A1877];&quot;&quot;)">
            <text:p/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IF((MOD([.F$4];[.A1878])=0);[.A1878];&quot;&quot;)">
            <text:p/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IF((MOD([.F$4];[.A1879])=0);[.A1879];&quot;&quot;)">
            <text:p/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IF((MOD([.F$4];[.A1880])=0);[.A1880];&quot;&quot;)">
            <text:p/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IF((MOD([.F$4];[.A1881])=0);[.A1881];&quot;&quot;)">
            <text:p/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IF((MOD([.F$4];[.A1882])=0);[.A1882];&quot;&quot;)">
            <text:p/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IF((MOD([.F$4];[.A1883])=0);[.A1883];&quot;&quot;)">
            <text:p/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IF((MOD([.F$4];[.A1884])=0);[.A1884];&quot;&quot;)">
            <text:p/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IF((MOD([.F$4];[.A1885])=0);[.A1885];&quot;&quot;)">
            <text:p/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IF((MOD([.F$4];[.A1886])=0);[.A1886];&quot;&quot;)">
            <text:p/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IF((MOD([.F$4];[.A1887])=0);[.A1887];&quot;&quot;)">
            <text:p/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IF((MOD([.F$4];[.A1888])=0);[.A1888];&quot;&quot;)">
            <text:p/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IF((MOD([.F$4];[.A1889])=0);[.A1889];&quot;&quot;)">
            <text:p/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IF((MOD([.F$4];[.A1890])=0);[.A1890];&quot;&quot;)">
            <text:p/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IF((MOD([.F$4];[.A1891])=0);[.A1891];&quot;&quot;)">
            <text:p/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IF((MOD([.F$4];[.A1892])=0);[.A1892];&quot;&quot;)">
            <text:p/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IF((MOD([.F$4];[.A1893])=0);[.A1893];&quot;&quot;)">
            <text:p/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IF((MOD([.F$4];[.A1894])=0);[.A1894];&quot;&quot;)">
            <text:p/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IF((MOD([.F$4];[.A1895])=0);[.A1895];&quot;&quot;)">
            <text:p/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IF((MOD([.F$4];[.A1896])=0);[.A1896];&quot;&quot;)">
            <text:p/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IF((MOD([.F$4];[.A1897])=0);[.A1897];&quot;&quot;)">
            <text:p/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IF((MOD([.F$4];[.A1898])=0);[.A1898];&quot;&quot;)">
            <text:p/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IF((MOD([.F$4];[.A1899])=0);[.A1899];&quot;&quot;)">
            <text:p/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IF((MOD([.F$4];[.A1900])=0);[.A1900];&quot;&quot;)">
            <text:p/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IF((MOD([.F$4];[.A1901])=0);[.A1901];&quot;&quot;)">
            <text:p/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IF((MOD([.F$4];[.A1902])=0);[.A1902];&quot;&quot;)">
            <text:p/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IF((MOD([.F$4];[.A1903])=0);[.A1903];&quot;&quot;)">
            <text:p/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IF((MOD([.F$4];[.A1904])=0);[.A1904];&quot;&quot;)">
            <text:p/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IF((MOD([.F$4];[.A1905])=0);[.A1905];&quot;&quot;)">
            <text:p/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IF((MOD([.F$4];[.A1906])=0);[.A1906];&quot;&quot;)">
            <text:p/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IF((MOD([.F$4];[.A1907])=0);[.A1907];&quot;&quot;)">
            <text:p/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IF((MOD([.F$4];[.A1908])=0);[.A1908];&quot;&quot;)">
            <text:p/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IF((MOD([.F$4];[.A1909])=0);[.A1909];&quot;&quot;)">
            <text:p/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IF((MOD([.F$4];[.A1910])=0);[.A1910];&quot;&quot;)">
            <text:p/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IF((MOD([.F$4];[.A1911])=0);[.A1911];&quot;&quot;)">
            <text:p/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IF((MOD([.F$4];[.A1912])=0);[.A1912];&quot;&quot;)">
            <text:p/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IF((MOD([.F$4];[.A1913])=0);[.A1913];&quot;&quot;)">
            <text:p/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IF((MOD([.F$4];[.A1914])=0);[.A1914];&quot;&quot;)">
            <text:p/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IF((MOD([.F$4];[.A1915])=0);[.A1915];&quot;&quot;)">
            <text:p/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IF((MOD([.F$4];[.A1916])=0);[.A1916];&quot;&quot;)">
            <text:p/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IF((MOD([.F$4];[.A1917])=0);[.A1917];&quot;&quot;)">
            <text:p/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IF((MOD([.F$4];[.A1918])=0);[.A1918];&quot;&quot;)">
            <text:p/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IF((MOD([.F$4];[.A1919])=0);[.A1919];&quot;&quot;)">
            <text:p/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IF((MOD([.F$4];[.A1920])=0);[.A1920];&quot;&quot;)">
            <text:p/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IF((MOD([.F$4];[.A1921])=0);[.A1921];&quot;&quot;)">
            <text:p/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IF((MOD([.F$4];[.A1922])=0);[.A1922];&quot;&quot;)">
            <text:p/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IF((MOD([.F$4];[.A1923])=0);[.A1923];&quot;&quot;)">
            <text:p/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IF((MOD([.F$4];[.A1924])=0);[.A1924];&quot;&quot;)">
            <text:p/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IF((MOD([.F$4];[.A1925])=0);[.A1925];&quot;&quot;)">
            <text:p/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IF((MOD([.F$4];[.A1926])=0);[.A1926];&quot;&quot;)">
            <text:p/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IF((MOD([.F$4];[.A1927])=0);[.A1927];&quot;&quot;)">
            <text:p/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IF((MOD([.F$4];[.A1928])=0);[.A1928];&quot;&quot;)">
            <text:p/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IF((MOD([.F$4];[.A1929])=0);[.A1929];&quot;&quot;)">
            <text:p/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IF((MOD([.F$4];[.A1930])=0);[.A1930];&quot;&quot;)">
            <text:p/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IF((MOD([.F$4];[.A1931])=0);[.A1931];&quot;&quot;)">
            <text:p/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IF((MOD([.F$4];[.A1932])=0);[.A1932];&quot;&quot;)">
            <text:p/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IF((MOD([.F$4];[.A1933])=0);[.A1933];&quot;&quot;)">
            <text:p/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IF((MOD([.F$4];[.A1934])=0);[.A1934];&quot;&quot;)">
            <text:p/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IF((MOD([.F$4];[.A1935])=0);[.A1935];&quot;&quot;)">
            <text:p/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IF((MOD([.F$4];[.A1936])=0);[.A1936];&quot;&quot;)">
            <text:p/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IF((MOD([.F$4];[.A1937])=0);[.A1937];&quot;&quot;)">
            <text:p/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IF((MOD([.F$4];[.A1938])=0);[.A1938];&quot;&quot;)">
            <text:p/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IF((MOD([.F$4];[.A1939])=0);[.A1939];&quot;&quot;)">
            <text:p/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IF((MOD([.F$4];[.A1940])=0);[.A1940];&quot;&quot;)">
            <text:p/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IF((MOD([.F$4];[.A1941])=0);[.A1941];&quot;&quot;)">
            <text:p/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IF((MOD([.F$4];[.A1942])=0);[.A1942];&quot;&quot;)">
            <text:p/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IF((MOD([.F$4];[.A1943])=0);[.A1943];&quot;&quot;)">
            <text:p/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IF((MOD([.F$4];[.A1944])=0);[.A1944];&quot;&quot;)">
            <text:p/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IF((MOD([.F$4];[.A1945])=0);[.A1945];&quot;&quot;)">
            <text:p/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IF((MOD([.F$4];[.A1946])=0);[.A1946];&quot;&quot;)">
            <text:p/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IF((MOD([.F$4];[.A1947])=0);[.A1947];&quot;&quot;)">
            <text:p/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IF((MOD([.F$4];[.A1948])=0);[.A1948];&quot;&quot;)">
            <text:p/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IF((MOD([.F$4];[.A1949])=0);[.A1949];&quot;&quot;)">
            <text:p/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IF((MOD([.F$4];[.A1950])=0);[.A1950];&quot;&quot;)">
            <text:p/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IF((MOD([.F$4];[.A1951])=0);[.A1951];&quot;&quot;)">
            <text:p/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IF((MOD([.F$4];[.A1952])=0);[.A1952];&quot;&quot;)">
            <text:p/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IF((MOD([.F$4];[.A1953])=0);[.A1953];&quot;&quot;)">
            <text:p/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IF((MOD([.F$4];[.A1954])=0);[.A1954];&quot;&quot;)">
            <text:p/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IF((MOD([.F$4];[.A1955])=0);[.A1955];&quot;&quot;)">
            <text:p/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IF((MOD([.F$4];[.A1956])=0);[.A1956];&quot;&quot;)">
            <text:p/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IF((MOD([.F$4];[.A1957])=0);[.A1957];&quot;&quot;)">
            <text:p/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IF((MOD([.F$4];[.A1958])=0);[.A1958];&quot;&quot;)">
            <text:p/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IF((MOD([.F$4];[.A1959])=0);[.A1959];&quot;&quot;)">
            <text:p/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IF((MOD([.F$4];[.A1960])=0);[.A1960];&quot;&quot;)">
            <text:p/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IF((MOD([.F$4];[.A1961])=0);[.A1961];&quot;&quot;)">
            <text:p/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IF((MOD([.F$4];[.A1962])=0);[.A1962];&quot;&quot;)">
            <text:p/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IF((MOD([.F$4];[.A1963])=0);[.A1963];&quot;&quot;)">
            <text:p/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IF((MOD([.F$4];[.A1964])=0);[.A1964];&quot;&quot;)">
            <text:p/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IF((MOD([.F$4];[.A1965])=0);[.A1965];&quot;&quot;)">
            <text:p/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IF((MOD([.F$4];[.A1966])=0);[.A1966];&quot;&quot;)">
            <text:p/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IF((MOD([.F$4];[.A1967])=0);[.A1967];&quot;&quot;)">
            <text:p/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IF((MOD([.F$4];[.A1968])=0);[.A1968];&quot;&quot;)">
            <text:p/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IF((MOD([.F$4];[.A1969])=0);[.A1969];&quot;&quot;)">
            <text:p/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IF((MOD([.F$4];[.A1970])=0);[.A1970];&quot;&quot;)">
            <text:p/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IF((MOD([.F$4];[.A1971])=0);[.A1971];&quot;&quot;)">
            <text:p/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IF((MOD([.F$4];[.A1972])=0);[.A1972];&quot;&quot;)">
            <text:p/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IF((MOD([.F$4];[.A1973])=0);[.A1973];&quot;&quot;)">
            <text:p/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IF((MOD([.F$4];[.A1974])=0);[.A1974];&quot;&quot;)">
            <text:p/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IF((MOD([.F$4];[.A1975])=0);[.A1975];&quot;&quot;)">
            <text:p/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IF((MOD([.F$4];[.A1976])=0);[.A1976];&quot;&quot;)">
            <text:p/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IF((MOD([.F$4];[.A1977])=0);[.A1977];&quot;&quot;)">
            <text:p/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IF((MOD([.F$4];[.A1978])=0);[.A1978];&quot;&quot;)">
            <text:p/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IF((MOD([.F$4];[.A1979])=0);[.A1979];&quot;&quot;)">
            <text:p/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IF((MOD([.F$4];[.A1980])=0);[.A1980];&quot;&quot;)">
            <text:p/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IF((MOD([.F$4];[.A1981])=0);[.A1981];&quot;&quot;)">
            <text:p/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IF((MOD([.F$4];[.A1982])=0);[.A1982];&quot;&quot;)">
            <text:p/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IF((MOD([.F$4];[.A1983])=0);[.A1983];&quot;&quot;)">
            <text:p/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IF((MOD([.F$4];[.A1984])=0);[.A1984];&quot;&quot;)">
            <text:p/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IF((MOD([.F$4];[.A1985])=0);[.A1985];&quot;&quot;)">
            <text:p/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IF((MOD([.F$4];[.A1986])=0);[.A1986];&quot;&quot;)">
            <text:p/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IF((MOD([.F$4];[.A1987])=0);[.A1987];&quot;&quot;)">
            <text:p/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IF((MOD([.F$4];[.A1988])=0);[.A1988];&quot;&quot;)">
            <text:p/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IF((MOD([.F$4];[.A1989])=0);[.A1989];&quot;&quot;)">
            <text:p/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IF((MOD([.F$4];[.A1990])=0);[.A1990];&quot;&quot;)">
            <text:p/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IF((MOD([.F$4];[.A1991])=0);[.A1991];&quot;&quot;)">
            <text:p/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IF((MOD([.F$4];[.A1992])=0);[.A1992];&quot;&quot;)">
            <text:p/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IF((MOD([.F$4];[.A1993])=0);[.A1993];&quot;&quot;)">
            <text:p/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IF((MOD([.F$4];[.A1994])=0);[.A1994];&quot;&quot;)">
            <text:p/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IF((MOD([.F$4];[.A1995])=0);[.A1995];&quot;&quot;)">
            <text:p/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IF((MOD([.F$4];[.A1996])=0);[.A1996];&quot;&quot;)">
            <text:p/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IF((MOD([.F$4];[.A1997])=0);[.A1997];&quot;&quot;)">
            <text:p/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IF((MOD([.F$4];[.A1998])=0);[.A1998];&quot;&quot;)">
            <text:p/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IF((MOD([.F$4];[.A1999])=0);[.A1999];&quot;&quot;)">
            <text:p/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IF((MOD([.F$4];[.A2000])=0);[.A2000];&quot;&quot;)">
            <text:p/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IF((MOD([.F$4];[.A2001])=0);[.A2001];&quot;&quot;)">
            <text:p/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IF((MOD([.F$4];[.A2002])=0);[.A2002];&quot;&quot;)">
            <text:p/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IF((MOD([.F$4];[.A2003])=0);[.A2003];&quot;&quot;)">
            <text:p/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IF((MOD([.F$4];[.A2004])=0);[.A2004];&quot;&quot;)">
            <text:p/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IF((MOD([.F$4];[.A2005])=0);[.A2005];&quot;&quot;)">
            <text:p/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IF((MOD([.F$4];[.A2006])=0);[.A2006];&quot;&quot;)">
            <text:p/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IF((MOD([.F$4];[.A2007])=0);[.A2007];&quot;&quot;)">
            <text:p/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IF((MOD([.F$4];[.A2008])=0);[.A2008];&quot;&quot;)">
            <text:p/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IF((MOD([.F$4];[.A2009])=0);[.A2009];&quot;&quot;)">
            <text:p/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IF((MOD([.F$4];[.A2010])=0);[.A2010];&quot;&quot;)">
            <text:p/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IF((MOD([.F$4];[.A2011])=0);[.A2011];&quot;&quot;)">
            <text:p/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IF((MOD([.F$4];[.A2012])=0);[.A2012];&quot;&quot;)">
            <text:p/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IF((MOD([.F$4];[.A2013])=0);[.A2013];&quot;&quot;)">
            <text:p/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IF((MOD([.F$4];[.A2014])=0);[.A2014];&quot;&quot;)">
            <text:p/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IF((MOD([.F$4];[.A2015])=0);[.A2015];&quot;&quot;)">
            <text:p/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IF((MOD([.F$4];[.A2016])=0);[.A2016];&quot;&quot;)">
            <text:p/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IF((MOD([.F$4];[.A2017])=0);[.A2017];&quot;&quot;)">
            <text:p/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IF((MOD([.F$4];[.A2018])=0);[.A2018];&quot;&quot;)">
            <text:p/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IF((MOD([.F$4];[.A2019])=0);[.A2019];&quot;&quot;)">
            <text:p/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IF((MOD([.F$4];[.A2020])=0);[.A2020];&quot;&quot;)">
            <text:p/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IF((MOD([.F$4];[.A2021])=0);[.A2021];&quot;&quot;)">
            <text:p/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IF((MOD([.F$4];[.A2022])=0);[.A2022];&quot;&quot;)">
            <text:p/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IF((MOD([.F$4];[.A2023])=0);[.A2023];&quot;&quot;)">
            <text:p/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IF((MOD([.F$4];[.A2024])=0);[.A2024];&quot;&quot;)">
            <text:p/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IF((MOD([.F$4];[.A2025])=0);[.A2025];&quot;&quot;)">
            <text:p/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IF((MOD([.F$4];[.A2026])=0);[.A2026];&quot;&quot;)">
            <text:p/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IF((MOD([.F$4];[.A2027])=0);[.A2027];&quot;&quot;)">
            <text:p/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IF((MOD([.F$4];[.A2028])=0);[.A2028];&quot;&quot;)">
            <text:p/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IF((MOD([.F$4];[.A2029])=0);[.A2029];&quot;&quot;)">
            <text:p/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IF((MOD([.F$4];[.A2030])=0);[.A2030];&quot;&quot;)">
            <text:p/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IF((MOD([.F$4];[.A2031])=0);[.A2031];&quot;&quot;)">
            <text:p/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IF((MOD([.F$4];[.A2032])=0);[.A2032];&quot;&quot;)">
            <text:p/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IF((MOD([.F$4];[.A2033])=0);[.A2033];&quot;&quot;)">
            <text:p/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IF((MOD([.F$4];[.A2034])=0);[.A2034];&quot;&quot;)">
            <text:p/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IF((MOD([.F$4];[.A2035])=0);[.A2035];&quot;&quot;)">
            <text:p/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IF((MOD([.F$4];[.A2036])=0);[.A2036];&quot;&quot;)">
            <text:p/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IF((MOD([.F$4];[.A2037])=0);[.A2037];&quot;&quot;)">
            <text:p/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IF((MOD([.F$4];[.A2038])=0);[.A2038];&quot;&quot;)">
            <text:p/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IF((MOD([.F$4];[.A2039])=0);[.A2039];&quot;&quot;)">
            <text:p/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IF((MOD([.F$4];[.A2040])=0);[.A2040];&quot;&quot;)">
            <text:p/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IF((MOD([.F$4];[.A2041])=0);[.A2041];&quot;&quot;)">
            <text:p/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IF((MOD([.F$4];[.A2042])=0);[.A2042];&quot;&quot;)">
            <text:p/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IF((MOD([.F$4];[.A2043])=0);[.A2043];&quot;&quot;)">
            <text:p/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IF((MOD([.F$4];[.A2044])=0);[.A2044];&quot;&quot;)">
            <text:p/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IF((MOD([.F$4];[.A2045])=0);[.A2045];&quot;&quot;)">
            <text:p/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IF((MOD([.F$4];[.A2046])=0);[.A2046];&quot;&quot;)">
            <text:p/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IF((MOD([.F$4];[.A2047])=0);[.A2047];&quot;&quot;)">
            <text:p/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IF((MOD([.F$4];[.A2048])=0);[.A2048];&quot;&quot;)">
            <text:p/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IF((MOD([.F$4];[.A2049])=0);[.A2049];&quot;&quot;)">
            <text:p/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IF((MOD([.F$4];[.A2050])=0);[.A2050];&quot;&quot;)">
            <text:p/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IF((MOD([.F$4];[.A2051])=0);[.A2051];&quot;&quot;)">
            <text:p/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IF((MOD([.F$4];[.A2052])=0);[.A2052];&quot;&quot;)">
            <text:p/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IF((MOD([.F$4];[.A2053])=0);[.A2053];&quot;&quot;)">
            <text:p/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IF((MOD([.F$4];[.A2054])=0);[.A2054];&quot;&quot;)">
            <text:p/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IF((MOD([.F$4];[.A2055])=0);[.A2055];&quot;&quot;)">
            <text:p/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IF((MOD([.F$4];[.A2056])=0);[.A2056];&quot;&quot;)">
            <text:p/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IF((MOD([.F$4];[.A2057])=0);[.A2057];&quot;&quot;)">
            <text:p/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IF((MOD([.F$4];[.A2058])=0);[.A2058];&quot;&quot;)">
            <text:p/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IF((MOD([.F$4];[.A2059])=0);[.A2059];&quot;&quot;)">
            <text:p/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IF((MOD([.F$4];[.A2060])=0);[.A2060];&quot;&quot;)">
            <text:p/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IF((MOD([.F$4];[.A2061])=0);[.A2061];&quot;&quot;)">
            <text:p/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IF((MOD([.F$4];[.A2062])=0);[.A2062];&quot;&quot;)">
            <text:p/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IF((MOD([.F$4];[.A2063])=0);[.A2063];&quot;&quot;)">
            <text:p/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IF((MOD([.F$4];[.A2064])=0);[.A2064];&quot;&quot;)">
            <text:p/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IF((MOD([.F$4];[.A2065])=0);[.A2065];&quot;&quot;)">
            <text:p/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IF((MOD([.F$4];[.A2066])=0);[.A2066];&quot;&quot;)">
            <text:p/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IF((MOD([.F$4];[.A2067])=0);[.A2067];&quot;&quot;)">
            <text:p/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IF((MOD([.F$4];[.A2068])=0);[.A2068];&quot;&quot;)">
            <text:p/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IF((MOD([.F$4];[.A2069])=0);[.A2069];&quot;&quot;)">
            <text:p/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IF((MOD([.F$4];[.A2070])=0);[.A2070];&quot;&quot;)">
            <text:p/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IF((MOD([.F$4];[.A2071])=0);[.A2071];&quot;&quot;)">
            <text:p/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IF((MOD([.F$4];[.A2072])=0);[.A2072];&quot;&quot;)">
            <text:p/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IF((MOD([.F$4];[.A2073])=0);[.A2073];&quot;&quot;)">
            <text:p/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IF((MOD([.F$4];[.A2074])=0);[.A2074];&quot;&quot;)">
            <text:p/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IF((MOD([.F$4];[.A2075])=0);[.A2075];&quot;&quot;)">
            <text:p/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IF((MOD([.F$4];[.A2076])=0);[.A2076];&quot;&quot;)">
            <text:p/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IF((MOD([.F$4];[.A2077])=0);[.A2077];&quot;&quot;)">
            <text:p/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IF((MOD([.F$4];[.A2078])=0);[.A2078];&quot;&quot;)">
            <text:p/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IF((MOD([.F$4];[.A2079])=0);[.A2079];&quot;&quot;)">
            <text:p/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IF((MOD([.F$4];[.A2080])=0);[.A2080];&quot;&quot;)">
            <text:p/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IF((MOD([.F$4];[.A2081])=0);[.A2081];&quot;&quot;)">
            <text:p/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IF((MOD([.F$4];[.A2082])=0);[.A2082];&quot;&quot;)">
            <text:p/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IF((MOD([.F$4];[.A2083])=0);[.A2083];&quot;&quot;)">
            <text:p/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IF((MOD([.F$4];[.A2084])=0);[.A2084];&quot;&quot;)">
            <text:p/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IF((MOD([.F$4];[.A2085])=0);[.A2085];&quot;&quot;)">
            <text:p/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IF((MOD([.F$4];[.A2086])=0);[.A2086];&quot;&quot;)">
            <text:p/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IF((MOD([.F$4];[.A2087])=0);[.A2087];&quot;&quot;)">
            <text:p/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IF((MOD([.F$4];[.A2088])=0);[.A2088];&quot;&quot;)">
            <text:p/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IF((MOD([.F$4];[.A2089])=0);[.A2089];&quot;&quot;)">
            <text:p/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IF((MOD([.F$4];[.A2090])=0);[.A2090];&quot;&quot;)">
            <text:p/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IF((MOD([.F$4];[.A2091])=0);[.A2091];&quot;&quot;)">
            <text:p/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IF((MOD([.F$4];[.A2092])=0);[.A2092];&quot;&quot;)">
            <text:p/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IF((MOD([.F$4];[.A2093])=0);[.A2093];&quot;&quot;)">
            <text:p/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IF((MOD([.F$4];[.A2094])=0);[.A2094];&quot;&quot;)">
            <text:p/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IF((MOD([.F$4];[.A2095])=0);[.A2095];&quot;&quot;)">
            <text:p/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IF((MOD([.F$4];[.A2096])=0);[.A2096];&quot;&quot;)">
            <text:p/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IF((MOD([.F$4];[.A2097])=0);[.A2097];&quot;&quot;)">
            <text:p/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IF((MOD([.F$4];[.A2098])=0);[.A2098];&quot;&quot;)">
            <text:p/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IF((MOD([.F$4];[.A2099])=0);[.A2099];&quot;&quot;)">
            <text:p/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IF((MOD([.F$4];[.A2100])=0);[.A2100];&quot;&quot;)">
            <text:p/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IF((MOD([.F$4];[.A2101])=0);[.A2101];&quot;&quot;)">
            <text:p/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IF((MOD([.F$4];[.A2102])=0);[.A2102];&quot;&quot;)">
            <text:p/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IF((MOD([.F$4];[.A2103])=0);[.A2103];&quot;&quot;)">
            <text:p/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IF((MOD([.F$4];[.A2104])=0);[.A2104];&quot;&quot;)">
            <text:p/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IF((MOD([.F$4];[.A2105])=0);[.A2105];&quot;&quot;)">
            <text:p/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IF((MOD([.F$4];[.A2106])=0);[.A2106];&quot;&quot;)">
            <text:p/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IF((MOD([.F$4];[.A2107])=0);[.A2107];&quot;&quot;)">
            <text:p/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IF((MOD([.F$4];[.A2108])=0);[.A2108];&quot;&quot;)">
            <text:p/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IF((MOD([.F$4];[.A2109])=0);[.A2109];&quot;&quot;)">
            <text:p/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IF((MOD([.F$4];[.A2110])=0);[.A2110];&quot;&quot;)">
            <text:p/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IF((MOD([.F$4];[.A2111])=0);[.A2111];&quot;&quot;)">
            <text:p/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IF((MOD([.F$4];[.A2112])=0);[.A2112];&quot;&quot;)">
            <text:p/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IF((MOD([.F$4];[.A2113])=0);[.A2113];&quot;&quot;)">
            <text:p/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IF((MOD([.F$4];[.A2114])=0);[.A2114];&quot;&quot;)">
            <text:p/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IF((MOD([.F$4];[.A2115])=0);[.A2115];&quot;&quot;)">
            <text:p/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IF((MOD([.F$4];[.A2116])=0);[.A2116];&quot;&quot;)">
            <text:p/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IF((MOD([.F$4];[.A2117])=0);[.A2117];&quot;&quot;)">
            <text:p/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IF((MOD([.F$4];[.A2118])=0);[.A2118];&quot;&quot;)">
            <text:p/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IF((MOD([.F$4];[.A2119])=0);[.A2119];&quot;&quot;)">
            <text:p/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IF((MOD([.F$4];[.A2120])=0);[.A2120];&quot;&quot;)">
            <text:p/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IF((MOD([.F$4];[.A2121])=0);[.A2121];&quot;&quot;)">
            <text:p/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IF((MOD([.F$4];[.A2122])=0);[.A2122];&quot;&quot;)">
            <text:p/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IF((MOD([.F$4];[.A2123])=0);[.A2123];&quot;&quot;)">
            <text:p/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IF((MOD([.F$4];[.A2124])=0);[.A2124];&quot;&quot;)">
            <text:p/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IF((MOD([.F$4];[.A2125])=0);[.A2125];&quot;&quot;)">
            <text:p/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IF((MOD([.F$4];[.A2126])=0);[.A2126];&quot;&quot;)">
            <text:p/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IF((MOD([.F$4];[.A2127])=0);[.A2127];&quot;&quot;)">
            <text:p/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IF((MOD([.F$4];[.A2128])=0);[.A2128];&quot;&quot;)">
            <text:p/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IF((MOD([.F$4];[.A2129])=0);[.A2129];&quot;&quot;)">
            <text:p/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IF((MOD([.F$4];[.A2130])=0);[.A2130];&quot;&quot;)">
            <text:p/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IF((MOD([.F$4];[.A2131])=0);[.A2131];&quot;&quot;)">
            <text:p/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IF((MOD([.F$4];[.A2132])=0);[.A2132];&quot;&quot;)">
            <text:p/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IF((MOD([.F$4];[.A2133])=0);[.A2133];&quot;&quot;)">
            <text:p/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IF((MOD([.F$4];[.A2134])=0);[.A2134];&quot;&quot;)">
            <text:p/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IF((MOD([.F$4];[.A2135])=0);[.A2135];&quot;&quot;)">
            <text:p/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IF((MOD([.F$4];[.A2136])=0);[.A2136];&quot;&quot;)">
            <text:p/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IF((MOD([.F$4];[.A2137])=0);[.A2137];&quot;&quot;)">
            <text:p/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IF((MOD([.F$4];[.A2138])=0);[.A2138];&quot;&quot;)">
            <text:p/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IF((MOD([.F$4];[.A2139])=0);[.A2139];&quot;&quot;)">
            <text:p/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IF((MOD([.F$4];[.A2140])=0);[.A2140];&quot;&quot;)">
            <text:p/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IF((MOD([.F$4];[.A2141])=0);[.A2141];&quot;&quot;)">
            <text:p/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IF((MOD([.F$4];[.A2142])=0);[.A2142];&quot;&quot;)">
            <text:p/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IF((MOD([.F$4];[.A2143])=0);[.A2143];&quot;&quot;)">
            <text:p/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IF((MOD([.F$4];[.A2144])=0);[.A2144];&quot;&quot;)">
            <text:p/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IF((MOD([.F$4];[.A2145])=0);[.A2145];&quot;&quot;)">
            <text:p/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IF((MOD([.F$4];[.A2146])=0);[.A2146];&quot;&quot;)">
            <text:p/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IF((MOD([.F$4];[.A2147])=0);[.A2147];&quot;&quot;)">
            <text:p/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IF((MOD([.F$4];[.A2148])=0);[.A2148];&quot;&quot;)">
            <text:p/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IF((MOD([.F$4];[.A2149])=0);[.A2149];&quot;&quot;)">
            <text:p/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IF((MOD([.F$4];[.A2150])=0);[.A2150];&quot;&quot;)">
            <text:p/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IF((MOD([.F$4];[.A2151])=0);[.A2151];&quot;&quot;)">
            <text:p/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IF((MOD([.F$4];[.A2152])=0);[.A2152];&quot;&quot;)">
            <text:p/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IF((MOD([.F$4];[.A2153])=0);[.A2153];&quot;&quot;)">
            <text:p/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IF((MOD([.F$4];[.A2154])=0);[.A2154];&quot;&quot;)">
            <text:p/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IF((MOD([.F$4];[.A2155])=0);[.A2155];&quot;&quot;)">
            <text:p/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IF((MOD([.F$4];[.A2156])=0);[.A2156];&quot;&quot;)">
            <text:p/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IF((MOD([.F$4];[.A2157])=0);[.A2157];&quot;&quot;)">
            <text:p/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IF((MOD([.F$4];[.A2158])=0);[.A2158];&quot;&quot;)">
            <text:p/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IF((MOD([.F$4];[.A2159])=0);[.A2159];&quot;&quot;)">
            <text:p/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IF((MOD([.F$4];[.A2160])=0);[.A2160];&quot;&quot;)">
            <text:p/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IF((MOD([.F$4];[.A2161])=0);[.A2161];&quot;&quot;)">
            <text:p/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IF((MOD([.F$4];[.A2162])=0);[.A2162];&quot;&quot;)">
            <text:p/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IF((MOD([.F$4];[.A2163])=0);[.A2163];&quot;&quot;)">
            <text:p/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IF((MOD([.F$4];[.A2164])=0);[.A2164];&quot;&quot;)">
            <text:p/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IF((MOD([.F$4];[.A2165])=0);[.A2165];&quot;&quot;)">
            <text:p/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IF((MOD([.F$4];[.A2166])=0);[.A2166];&quot;&quot;)">
            <text:p/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IF((MOD([.F$4];[.A2167])=0);[.A2167];&quot;&quot;)">
            <text:p/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IF((MOD([.F$4];[.A2168])=0);[.A2168];&quot;&quot;)">
            <text:p/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IF((MOD([.F$4];[.A2169])=0);[.A2169];&quot;&quot;)">
            <text:p/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IF((MOD([.F$4];[.A2170])=0);[.A2170];&quot;&quot;)">
            <text:p/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IF((MOD([.F$4];[.A2171])=0);[.A2171];&quot;&quot;)">
            <text:p/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IF((MOD([.F$4];[.A2172])=0);[.A2172];&quot;&quot;)">
            <text:p/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IF((MOD([.F$4];[.A2173])=0);[.A2173];&quot;&quot;)">
            <text:p/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IF((MOD([.F$4];[.A2174])=0);[.A2174];&quot;&quot;)">
            <text:p/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IF((MOD([.F$4];[.A2175])=0);[.A2175];&quot;&quot;)">
            <text:p/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IF((MOD([.F$4];[.A2176])=0);[.A2176];&quot;&quot;)">
            <text:p/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IF((MOD([.F$4];[.A2177])=0);[.A2177];&quot;&quot;)">
            <text:p/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IF((MOD([.F$4];[.A2178])=0);[.A2178];&quot;&quot;)">
            <text:p/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IF((MOD([.F$4];[.A2179])=0);[.A2179];&quot;&quot;)">
            <text:p/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IF((MOD([.F$4];[.A2180])=0);[.A2180];&quot;&quot;)">
            <text:p/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IF((MOD([.F$4];[.A2181])=0);[.A2181];&quot;&quot;)">
            <text:p/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IF((MOD([.F$4];[.A2182])=0);[.A2182];&quot;&quot;)">
            <text:p/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IF((MOD([.F$4];[.A2183])=0);[.A2183];&quot;&quot;)">
            <text:p/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IF((MOD([.F$4];[.A2184])=0);[.A2184];&quot;&quot;)">
            <text:p/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IF((MOD([.F$4];[.A2185])=0);[.A2185];&quot;&quot;)">
            <text:p/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IF((MOD([.F$4];[.A2186])=0);[.A2186];&quot;&quot;)">
            <text:p/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IF((MOD([.F$4];[.A2187])=0);[.A2187];&quot;&quot;)">
            <text:p/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IF((MOD([.F$4];[.A2188])=0);[.A2188];&quot;&quot;)">
            <text:p/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IF((MOD([.F$4];[.A2189])=0);[.A2189];&quot;&quot;)">
            <text:p/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IF((MOD([.F$4];[.A2190])=0);[.A2190];&quot;&quot;)">
            <text:p/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IF((MOD([.F$4];[.A2191])=0);[.A2191];&quot;&quot;)">
            <text:p/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IF((MOD([.F$4];[.A2192])=0);[.A2192];&quot;&quot;)">
            <text:p/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IF((MOD([.F$4];[.A2193])=0);[.A2193];&quot;&quot;)">
            <text:p/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IF((MOD([.F$4];[.A2194])=0);[.A2194];&quot;&quot;)">
            <text:p/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IF((MOD([.F$4];[.A2195])=0);[.A2195];&quot;&quot;)">
            <text:p/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IF((MOD([.F$4];[.A2196])=0);[.A2196];&quot;&quot;)">
            <text:p/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IF((MOD([.F$4];[.A2197])=0);[.A2197];&quot;&quot;)">
            <text:p/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IF((MOD([.F$4];[.A2198])=0);[.A2198];&quot;&quot;)">
            <text:p/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IF((MOD([.F$4];[.A2199])=0);[.A2199];&quot;&quot;)">
            <text:p/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IF((MOD([.F$4];[.A2200])=0);[.A2200];&quot;&quot;)">
            <text:p/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IF((MOD([.F$4];[.A2201])=0);[.A2201];&quot;&quot;)">
            <text:p/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IF((MOD([.F$4];[.A2202])=0);[.A2202];&quot;&quot;)">
            <text:p/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IF((MOD([.F$4];[.A2203])=0);[.A2203];&quot;&quot;)">
            <text:p/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IF((MOD([.F$4];[.A2204])=0);[.A2204];&quot;&quot;)">
            <text:p/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IF((MOD([.F$4];[.A2205])=0);[.A2205];&quot;&quot;)">
            <text:p/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IF((MOD([.F$4];[.A2206])=0);[.A2206];&quot;&quot;)">
            <text:p/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IF((MOD([.F$4];[.A2207])=0);[.A2207];&quot;&quot;)">
            <text:p/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IF((MOD([.F$4];[.A2208])=0);[.A2208];&quot;&quot;)">
            <text:p/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IF((MOD([.F$4];[.A2209])=0);[.A2209];&quot;&quot;)">
            <text:p/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IF((MOD([.F$4];[.A2210])=0);[.A2210];&quot;&quot;)">
            <text:p/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IF((MOD([.F$4];[.A2211])=0);[.A2211];&quot;&quot;)">
            <text:p/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IF((MOD([.F$4];[.A2212])=0);[.A2212];&quot;&quot;)">
            <text:p/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IF((MOD([.F$4];[.A2213])=0);[.A2213];&quot;&quot;)">
            <text:p/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IF((MOD([.F$4];[.A2214])=0);[.A2214];&quot;&quot;)">
            <text:p/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IF((MOD([.F$4];[.A2215])=0);[.A2215];&quot;&quot;)">
            <text:p/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IF((MOD([.F$4];[.A2216])=0);[.A2216];&quot;&quot;)">
            <text:p/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IF((MOD([.F$4];[.A2217])=0);[.A2217];&quot;&quot;)">
            <text:p/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IF((MOD([.F$4];[.A2218])=0);[.A2218];&quot;&quot;)">
            <text:p/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IF((MOD([.F$4];[.A2219])=0);[.A2219];&quot;&quot;)">
            <text:p/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IF((MOD([.F$4];[.A2220])=0);[.A2220];&quot;&quot;)">
            <text:p/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IF((MOD([.F$4];[.A2221])=0);[.A2221];&quot;&quot;)">
            <text:p/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IF((MOD([.F$4];[.A2222])=0);[.A2222];&quot;&quot;)">
            <text:p/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IF((MOD([.F$4];[.A2223])=0);[.A2223];&quot;&quot;)">
            <text:p/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IF((MOD([.F$4];[.A2224])=0);[.A2224];&quot;&quot;)">
            <text:p/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IF((MOD([.F$4];[.A2225])=0);[.A2225];&quot;&quot;)">
            <text:p/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IF((MOD([.F$4];[.A2226])=0);[.A2226];&quot;&quot;)">
            <text:p/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IF((MOD([.F$4];[.A2227])=0);[.A2227];&quot;&quot;)">
            <text:p/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IF((MOD([.F$4];[.A2228])=0);[.A2228];&quot;&quot;)">
            <text:p/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IF((MOD([.F$4];[.A2229])=0);[.A2229];&quot;&quot;)">
            <text:p/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IF((MOD([.F$4];[.A2230])=0);[.A2230];&quot;&quot;)">
            <text:p/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IF((MOD([.F$4];[.A2231])=0);[.A2231];&quot;&quot;)">
            <text:p/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IF((MOD([.F$4];[.A2232])=0);[.A2232];&quot;&quot;)">
            <text:p/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IF((MOD([.F$4];[.A2233])=0);[.A2233];&quot;&quot;)">
            <text:p/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IF((MOD([.F$4];[.A2234])=0);[.A2234];&quot;&quot;)">
            <text:p/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IF((MOD([.F$4];[.A2235])=0);[.A2235];&quot;&quot;)">
            <text:p/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IF((MOD([.F$4];[.A2236])=0);[.A2236];&quot;&quot;)">
            <text:p/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IF((MOD([.F$4];[.A2237])=0);[.A2237];&quot;&quot;)">
            <text:p/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IF((MOD([.F$4];[.A2238])=0);[.A2238];&quot;&quot;)">
            <text:p/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IF((MOD([.F$4];[.A2239])=0);[.A2239];&quot;&quot;)">
            <text:p/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IF((MOD([.F$4];[.A2240])=0);[.A2240];&quot;&quot;)">
            <text:p/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IF((MOD([.F$4];[.A2241])=0);[.A2241];&quot;&quot;)">
            <text:p/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IF((MOD([.F$4];[.A2242])=0);[.A2242];&quot;&quot;)">
            <text:p/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IF((MOD([.F$4];[.A2243])=0);[.A2243];&quot;&quot;)">
            <text:p/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IF((MOD([.F$4];[.A2244])=0);[.A2244];&quot;&quot;)">
            <text:p/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IF((MOD([.F$4];[.A2245])=0);[.A2245];&quot;&quot;)">
            <text:p/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IF((MOD([.F$4];[.A2246])=0);[.A2246];&quot;&quot;)">
            <text:p/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IF((MOD([.F$4];[.A2247])=0);[.A2247];&quot;&quot;)">
            <text:p/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IF((MOD([.F$4];[.A2248])=0);[.A2248];&quot;&quot;)">
            <text:p/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IF((MOD([.F$4];[.A2249])=0);[.A2249];&quot;&quot;)">
            <text:p/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IF((MOD([.F$4];[.A2250])=0);[.A2250];&quot;&quot;)">
            <text:p/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IF((MOD([.F$4];[.A2251])=0);[.A2251];&quot;&quot;)">
            <text:p/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IF((MOD([.F$4];[.A2252])=0);[.A2252];&quot;&quot;)">
            <text:p/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IF((MOD([.F$4];[.A2253])=0);[.A2253];&quot;&quot;)">
            <text:p/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IF((MOD([.F$4];[.A2254])=0);[.A2254];&quot;&quot;)">
            <text:p/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IF((MOD([.F$4];[.A2255])=0);[.A2255];&quot;&quot;)">
            <text:p/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IF((MOD([.F$4];[.A2256])=0);[.A2256];&quot;&quot;)">
            <text:p/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IF((MOD([.F$4];[.A2257])=0);[.A2257];&quot;&quot;)">
            <text:p/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IF((MOD([.F$4];[.A2258])=0);[.A2258];&quot;&quot;)">
            <text:p/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IF((MOD([.F$4];[.A2259])=0);[.A2259];&quot;&quot;)">
            <text:p/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IF((MOD([.F$4];[.A2260])=0);[.A2260];&quot;&quot;)">
            <text:p/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IF((MOD([.F$4];[.A2261])=0);[.A2261];&quot;&quot;)">
            <text:p/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IF((MOD([.F$4];[.A2262])=0);[.A2262];&quot;&quot;)">
            <text:p/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IF((MOD([.F$4];[.A2263])=0);[.A2263];&quot;&quot;)">
            <text:p/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IF((MOD([.F$4];[.A2264])=0);[.A2264];&quot;&quot;)">
            <text:p/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IF((MOD([.F$4];[.A2265])=0);[.A2265];&quot;&quot;)">
            <text:p/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IF((MOD([.F$4];[.A2266])=0);[.A2266];&quot;&quot;)">
            <text:p/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IF((MOD([.F$4];[.A2267])=0);[.A2267];&quot;&quot;)">
            <text:p/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IF((MOD([.F$4];[.A2268])=0);[.A2268];&quot;&quot;)">
            <text:p/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IF((MOD([.F$4];[.A2269])=0);[.A2269];&quot;&quot;)">
            <text:p/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IF((MOD([.F$4];[.A2270])=0);[.A2270];&quot;&quot;)">
            <text:p/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IF((MOD([.F$4];[.A2271])=0);[.A2271];&quot;&quot;)">
            <text:p/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IF((MOD([.F$4];[.A2272])=0);[.A2272];&quot;&quot;)">
            <text:p/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IF((MOD([.F$4];[.A2273])=0);[.A2273];&quot;&quot;)">
            <text:p/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IF((MOD([.F$4];[.A2274])=0);[.A2274];&quot;&quot;)">
            <text:p/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IF((MOD([.F$4];[.A2275])=0);[.A2275];&quot;&quot;)">
            <text:p/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IF((MOD([.F$4];[.A2276])=0);[.A2276];&quot;&quot;)">
            <text:p/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IF((MOD([.F$4];[.A2277])=0);[.A2277];&quot;&quot;)">
            <text:p/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IF((MOD([.F$4];[.A2278])=0);[.A2278];&quot;&quot;)">
            <text:p/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IF((MOD([.F$4];[.A2279])=0);[.A2279];&quot;&quot;)">
            <text:p/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IF((MOD([.F$4];[.A2280])=0);[.A2280];&quot;&quot;)">
            <text:p/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IF((MOD([.F$4];[.A2281])=0);[.A2281];&quot;&quot;)">
            <text:p/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IF((MOD([.F$4];[.A2282])=0);[.A2282];&quot;&quot;)">
            <text:p/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IF((MOD([.F$4];[.A2283])=0);[.A2283];&quot;&quot;)">
            <text:p/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IF((MOD([.F$4];[.A2284])=0);[.A2284];&quot;&quot;)">
            <text:p/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IF((MOD([.F$4];[.A2285])=0);[.A2285];&quot;&quot;)">
            <text:p/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IF((MOD([.F$4];[.A2286])=0);[.A2286];&quot;&quot;)">
            <text:p/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IF((MOD([.F$4];[.A2287])=0);[.A2287];&quot;&quot;)">
            <text:p/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IF((MOD([.F$4];[.A2288])=0);[.A2288];&quot;&quot;)">
            <text:p/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IF((MOD([.F$4];[.A2289])=0);[.A2289];&quot;&quot;)">
            <text:p/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IF((MOD([.F$4];[.A2290])=0);[.A2290];&quot;&quot;)">
            <text:p/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IF((MOD([.F$4];[.A2291])=0);[.A2291];&quot;&quot;)">
            <text:p/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IF((MOD([.F$4];[.A2292])=0);[.A2292];&quot;&quot;)">
            <text:p/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IF((MOD([.F$4];[.A2293])=0);[.A2293];&quot;&quot;)">
            <text:p/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IF((MOD([.F$4];[.A2294])=0);[.A2294];&quot;&quot;)">
            <text:p/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IF((MOD([.F$4];[.A2295])=0);[.A2295];&quot;&quot;)">
            <text:p/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IF((MOD([.F$4];[.A2296])=0);[.A2296];&quot;&quot;)">
            <text:p/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IF((MOD([.F$4];[.A2297])=0);[.A2297];&quot;&quot;)">
            <text:p/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IF((MOD([.F$4];[.A2298])=0);[.A2298];&quot;&quot;)">
            <text:p/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IF((MOD([.F$4];[.A2299])=0);[.A2299];&quot;&quot;)">
            <text:p/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IF((MOD([.F$4];[.A2300])=0);[.A2300];&quot;&quot;)">
            <text:p/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IF((MOD([.F$4];[.A2301])=0);[.A2301];&quot;&quot;)">
            <text:p/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IF((MOD([.F$4];[.A2302])=0);[.A2302];&quot;&quot;)">
            <text:p/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IF((MOD([.F$4];[.A2303])=0);[.A2303];&quot;&quot;)">
            <text:p/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IF((MOD([.F$4];[.A2304])=0);[.A2304];&quot;&quot;)">
            <text:p/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IF((MOD([.F$4];[.A2305])=0);[.A2305];&quot;&quot;)">
            <text:p/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IF((MOD([.F$4];[.A2306])=0);[.A2306];&quot;&quot;)">
            <text:p/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IF((MOD([.F$4];[.A2307])=0);[.A2307];&quot;&quot;)">
            <text:p/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IF((MOD([.F$4];[.A2308])=0);[.A2308];&quot;&quot;)">
            <text:p/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IF((MOD([.F$4];[.A2309])=0);[.A2309];&quot;&quot;)">
            <text:p/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IF((MOD([.F$4];[.A2310])=0);[.A2310];&quot;&quot;)">
            <text:p/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IF((MOD([.F$4];[.A2311])=0);[.A2311];&quot;&quot;)">
            <text:p/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IF((MOD([.F$4];[.A2312])=0);[.A2312];&quot;&quot;)">
            <text:p/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IF((MOD([.F$4];[.A2313])=0);[.A2313];&quot;&quot;)">
            <text:p/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IF((MOD([.F$4];[.A2314])=0);[.A2314];&quot;&quot;)">
            <text:p/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IF((MOD([.F$4];[.A2315])=0);[.A2315];&quot;&quot;)">
            <text:p/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IF((MOD([.F$4];[.A2316])=0);[.A2316];&quot;&quot;)">
            <text:p/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IF((MOD([.F$4];[.A2317])=0);[.A2317];&quot;&quot;)">
            <text:p/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IF((MOD([.F$4];[.A2318])=0);[.A2318];&quot;&quot;)">
            <text:p/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IF((MOD([.F$4];[.A2319])=0);[.A2319];&quot;&quot;)">
            <text:p/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IF((MOD([.F$4];[.A2320])=0);[.A2320];&quot;&quot;)">
            <text:p/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IF((MOD([.F$4];[.A2321])=0);[.A2321];&quot;&quot;)">
            <text:p/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IF((MOD([.F$4];[.A2322])=0);[.A2322];&quot;&quot;)">
            <text:p/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IF((MOD([.F$4];[.A2323])=0);[.A2323];&quot;&quot;)">
            <text:p/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IF((MOD([.F$4];[.A2324])=0);[.A2324];&quot;&quot;)">
            <text:p/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IF((MOD([.F$4];[.A2325])=0);[.A2325];&quot;&quot;)">
            <text:p/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IF((MOD([.F$4];[.A2326])=0);[.A2326];&quot;&quot;)">
            <text:p/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IF((MOD([.F$4];[.A2327])=0);[.A2327];&quot;&quot;)">
            <text:p/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IF((MOD([.F$4];[.A2328])=0);[.A2328];&quot;&quot;)">
            <text:p/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IF((MOD([.F$4];[.A2329])=0);[.A2329];&quot;&quot;)">
            <text:p/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IF((MOD([.F$4];[.A2330])=0);[.A2330];&quot;&quot;)">
            <text:p/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IF((MOD([.F$4];[.A2331])=0);[.A2331];&quot;&quot;)">
            <text:p/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IF((MOD([.F$4];[.A2332])=0);[.A2332];&quot;&quot;)">
            <text:p/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IF((MOD([.F$4];[.A2333])=0);[.A2333];&quot;&quot;)">
            <text:p/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IF((MOD([.F$4];[.A2334])=0);[.A2334];&quot;&quot;)">
            <text:p/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IF((MOD([.F$4];[.A2335])=0);[.A2335];&quot;&quot;)">
            <text:p/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IF((MOD([.F$4];[.A2336])=0);[.A2336];&quot;&quot;)">
            <text:p/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IF((MOD([.F$4];[.A2337])=0);[.A2337];&quot;&quot;)">
            <text:p/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IF((MOD([.F$4];[.A2338])=0);[.A2338];&quot;&quot;)">
            <text:p/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IF((MOD([.F$4];[.A2339])=0);[.A2339];&quot;&quot;)">
            <text:p/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IF((MOD([.F$4];[.A2340])=0);[.A2340];&quot;&quot;)">
            <text:p/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IF((MOD([.F$4];[.A2341])=0);[.A2341];&quot;&quot;)">
            <text:p/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IF((MOD([.F$4];[.A2342])=0);[.A2342];&quot;&quot;)">
            <text:p/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IF((MOD([.F$4];[.A2343])=0);[.A2343];&quot;&quot;)">
            <text:p/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IF((MOD([.F$4];[.A2344])=0);[.A2344];&quot;&quot;)">
            <text:p/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IF((MOD([.F$4];[.A2345])=0);[.A2345];&quot;&quot;)">
            <text:p/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IF((MOD([.F$4];[.A2346])=0);[.A2346];&quot;&quot;)">
            <text:p/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IF((MOD([.F$4];[.A2347])=0);[.A2347];&quot;&quot;)">
            <text:p/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IF((MOD([.F$4];[.A2348])=0);[.A2348];&quot;&quot;)">
            <text:p/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IF((MOD([.F$4];[.A2349])=0);[.A2349];&quot;&quot;)">
            <text:p/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IF((MOD([.F$4];[.A2350])=0);[.A2350];&quot;&quot;)">
            <text:p/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IF((MOD([.F$4];[.A2351])=0);[.A2351];&quot;&quot;)">
            <text:p/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IF((MOD([.F$4];[.A2352])=0);[.A2352];&quot;&quot;)">
            <text:p/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IF((MOD([.F$4];[.A2353])=0);[.A2353];&quot;&quot;)">
            <text:p/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IF((MOD([.F$4];[.A2354])=0);[.A2354];&quot;&quot;)">
            <text:p/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IF((MOD([.F$4];[.A2355])=0);[.A2355];&quot;&quot;)">
            <text:p/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IF((MOD([.F$4];[.A2356])=0);[.A2356];&quot;&quot;)">
            <text:p/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IF((MOD([.F$4];[.A2357])=0);[.A2357];&quot;&quot;)">
            <text:p/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IF((MOD([.F$4];[.A2358])=0);[.A2358];&quot;&quot;)">
            <text:p/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IF((MOD([.F$4];[.A2359])=0);[.A2359];&quot;&quot;)">
            <text:p/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IF((MOD([.F$4];[.A2360])=0);[.A2360];&quot;&quot;)">
            <text:p/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IF((MOD([.F$4];[.A2361])=0);[.A2361];&quot;&quot;)">
            <text:p/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IF((MOD([.F$4];[.A2362])=0);[.A2362];&quot;&quot;)">
            <text:p/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IF((MOD([.F$4];[.A2363])=0);[.A2363];&quot;&quot;)">
            <text:p/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IF((MOD([.F$4];[.A2364])=0);[.A2364];&quot;&quot;)">
            <text:p/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IF((MOD([.F$4];[.A2365])=0);[.A2365];&quot;&quot;)">
            <text:p/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IF((MOD([.F$4];[.A2366])=0);[.A2366];&quot;&quot;)">
            <text:p/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IF((MOD([.F$4];[.A2367])=0);[.A2367];&quot;&quot;)">
            <text:p/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IF((MOD([.F$4];[.A2368])=0);[.A2368];&quot;&quot;)">
            <text:p/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IF((MOD([.F$4];[.A2369])=0);[.A2369];&quot;&quot;)">
            <text:p/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IF((MOD([.F$4];[.A2370])=0);[.A2370];&quot;&quot;)">
            <text:p/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IF((MOD([.F$4];[.A2371])=0);[.A2371];&quot;&quot;)">
            <text:p/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IF((MOD([.F$4];[.A2372])=0);[.A2372];&quot;&quot;)">
            <text:p/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IF((MOD([.F$4];[.A2373])=0);[.A2373];&quot;&quot;)">
            <text:p/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IF((MOD([.F$4];[.A2374])=0);[.A2374];&quot;&quot;)">
            <text:p/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IF((MOD([.F$4];[.A2375])=0);[.A2375];&quot;&quot;)">
            <text:p/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IF((MOD([.F$4];[.A2376])=0);[.A2376];&quot;&quot;)">
            <text:p/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IF((MOD([.F$4];[.A2377])=0);[.A2377];&quot;&quot;)">
            <text:p/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IF((MOD([.F$4];[.A2378])=0);[.A2378];&quot;&quot;)">
            <text:p/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IF((MOD([.F$4];[.A2379])=0);[.A2379];&quot;&quot;)">
            <text:p/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IF((MOD([.F$4];[.A2380])=0);[.A2380];&quot;&quot;)">
            <text:p/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IF((MOD([.F$4];[.A2381])=0);[.A2381];&quot;&quot;)">
            <text:p/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IF((MOD([.F$4];[.A2382])=0);[.A2382];&quot;&quot;)">
            <text:p/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IF((MOD([.F$4];[.A2383])=0);[.A2383];&quot;&quot;)">
            <text:p/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IF((MOD([.F$4];[.A2384])=0);[.A2384];&quot;&quot;)">
            <text:p/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IF((MOD([.F$4];[.A2385])=0);[.A2385];&quot;&quot;)">
            <text:p/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IF((MOD([.F$4];[.A2386])=0);[.A2386];&quot;&quot;)">
            <text:p/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IF((MOD([.F$4];[.A2387])=0);[.A2387];&quot;&quot;)">
            <text:p/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IF((MOD([.F$4];[.A2388])=0);[.A2388];&quot;&quot;)">
            <text:p/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IF((MOD([.F$4];[.A2389])=0);[.A2389];&quot;&quot;)">
            <text:p/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IF((MOD([.F$4];[.A2390])=0);[.A2390];&quot;&quot;)">
            <text:p/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IF((MOD([.F$4];[.A2391])=0);[.A2391];&quot;&quot;)">
            <text:p/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IF((MOD([.F$4];[.A2392])=0);[.A2392];&quot;&quot;)">
            <text:p/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IF((MOD([.F$4];[.A2393])=0);[.A2393];&quot;&quot;)">
            <text:p/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IF((MOD([.F$4];[.A2394])=0);[.A2394];&quot;&quot;)">
            <text:p/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IF((MOD([.F$4];[.A2395])=0);[.A2395];&quot;&quot;)">
            <text:p/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IF((MOD([.F$4];[.A2396])=0);[.A2396];&quot;&quot;)">
            <text:p/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IF((MOD([.F$4];[.A2397])=0);[.A2397];&quot;&quot;)">
            <text:p/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IF((MOD([.F$4];[.A2398])=0);[.A2398];&quot;&quot;)">
            <text:p/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IF((MOD([.F$4];[.A2399])=0);[.A2399];&quot;&quot;)">
            <text:p/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IF((MOD([.F$4];[.A2400])=0);[.A2400];&quot;&quot;)">
            <text:p/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IF((MOD([.F$4];[.A2401])=0);[.A2401];&quot;&quot;)">
            <text:p/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IF((MOD([.F$4];[.A2402])=0);[.A2402];&quot;&quot;)">
            <text:p/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IF((MOD([.F$4];[.A2403])=0);[.A2403];&quot;&quot;)">
            <text:p/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IF((MOD([.F$4];[.A2404])=0);[.A2404];&quot;&quot;)">
            <text:p/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IF((MOD([.F$4];[.A2405])=0);[.A2405];&quot;&quot;)">
            <text:p/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IF((MOD([.F$4];[.A2406])=0);[.A2406];&quot;&quot;)">
            <text:p/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IF((MOD([.F$4];[.A2407])=0);[.A2407];&quot;&quot;)">
            <text:p/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IF((MOD([.F$4];[.A2408])=0);[.A2408];&quot;&quot;)">
            <text:p/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IF((MOD([.F$4];[.A2409])=0);[.A2409];&quot;&quot;)">
            <text:p/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IF((MOD([.F$4];[.A2410])=0);[.A2410];&quot;&quot;)">
            <text:p/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IF((MOD([.F$4];[.A2411])=0);[.A2411];&quot;&quot;)">
            <text:p/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IF((MOD([.F$4];[.A2412])=0);[.A2412];&quot;&quot;)">
            <text:p/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IF((MOD([.F$4];[.A2413])=0);[.A2413];&quot;&quot;)">
            <text:p/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IF((MOD([.F$4];[.A2414])=0);[.A2414];&quot;&quot;)">
            <text:p/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IF((MOD([.F$4];[.A2415])=0);[.A2415];&quot;&quot;)">
            <text:p/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IF((MOD([.F$4];[.A2416])=0);[.A2416];&quot;&quot;)">
            <text:p/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IF((MOD([.F$4];[.A2417])=0);[.A2417];&quot;&quot;)">
            <text:p/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IF((MOD([.F$4];[.A2418])=0);[.A2418];&quot;&quot;)">
            <text:p/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IF((MOD([.F$4];[.A2419])=0);[.A2419];&quot;&quot;)">
            <text:p/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IF((MOD([.F$4];[.A2420])=0);[.A2420];&quot;&quot;)">
            <text:p/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IF((MOD([.F$4];[.A2421])=0);[.A2421];&quot;&quot;)">
            <text:p/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IF((MOD([.F$4];[.A2422])=0);[.A2422];&quot;&quot;)">
            <text:p/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IF((MOD([.F$4];[.A2423])=0);[.A2423];&quot;&quot;)">
            <text:p/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IF((MOD([.F$4];[.A2424])=0);[.A2424];&quot;&quot;)">
            <text:p/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IF((MOD([.F$4];[.A2425])=0);[.A2425];&quot;&quot;)">
            <text:p/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IF((MOD([.F$4];[.A2426])=0);[.A2426];&quot;&quot;)">
            <text:p/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IF((MOD([.F$4];[.A2427])=0);[.A2427];&quot;&quot;)">
            <text:p/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IF((MOD([.F$4];[.A2428])=0);[.A2428];&quot;&quot;)">
            <text:p/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IF((MOD([.F$4];[.A2429])=0);[.A2429];&quot;&quot;)">
            <text:p/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IF((MOD([.F$4];[.A2430])=0);[.A2430];&quot;&quot;)">
            <text:p/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IF((MOD([.F$4];[.A2431])=0);[.A2431];&quot;&quot;)">
            <text:p/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IF((MOD([.F$4];[.A2432])=0);[.A2432];&quot;&quot;)">
            <text:p/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IF((MOD([.F$4];[.A2433])=0);[.A2433];&quot;&quot;)">
            <text:p/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IF((MOD([.F$4];[.A2434])=0);[.A2434];&quot;&quot;)">
            <text:p/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IF((MOD([.F$4];[.A2435])=0);[.A2435];&quot;&quot;)">
            <text:p/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IF((MOD([.F$4];[.A2436])=0);[.A2436];&quot;&quot;)">
            <text:p/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IF((MOD([.F$4];[.A2437])=0);[.A2437];&quot;&quot;)">
            <text:p/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IF((MOD([.F$4];[.A2438])=0);[.A2438];&quot;&quot;)">
            <text:p/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IF((MOD([.F$4];[.A2439])=0);[.A2439];&quot;&quot;)">
            <text:p/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IF((MOD([.F$4];[.A2440])=0);[.A2440];&quot;&quot;)">
            <text:p/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IF((MOD([.F$4];[.A2441])=0);[.A2441];&quot;&quot;)">
            <text:p/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IF((MOD([.F$4];[.A2442])=0);[.A2442];&quot;&quot;)">
            <text:p/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IF((MOD([.F$4];[.A2443])=0);[.A2443];&quot;&quot;)">
            <text:p/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IF((MOD([.F$4];[.A2444])=0);[.A2444];&quot;&quot;)">
            <text:p/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IF((MOD([.F$4];[.A2445])=0);[.A2445];&quot;&quot;)">
            <text:p/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IF((MOD([.F$4];[.A2446])=0);[.A2446];&quot;&quot;)">
            <text:p/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IF((MOD([.F$4];[.A2447])=0);[.A2447];&quot;&quot;)">
            <text:p/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IF((MOD([.F$4];[.A2448])=0);[.A2448];&quot;&quot;)">
            <text:p/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IF((MOD([.F$4];[.A2449])=0);[.A2449];&quot;&quot;)">
            <text:p/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IF((MOD([.F$4];[.A2450])=0);[.A2450];&quot;&quot;)">
            <text:p/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IF((MOD([.F$4];[.A2451])=0);[.A2451];&quot;&quot;)">
            <text:p/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IF((MOD([.F$4];[.A2452])=0);[.A2452];&quot;&quot;)">
            <text:p/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IF((MOD([.F$4];[.A2453])=0);[.A2453];&quot;&quot;)">
            <text:p/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IF((MOD([.F$4];[.A2454])=0);[.A2454];&quot;&quot;)">
            <text:p/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IF((MOD([.F$4];[.A2455])=0);[.A2455];&quot;&quot;)">
            <text:p/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IF((MOD([.F$4];[.A2456])=0);[.A2456];&quot;&quot;)">
            <text:p/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IF((MOD([.F$4];[.A2457])=0);[.A2457];&quot;&quot;)">
            <text:p/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IF((MOD([.F$4];[.A2458])=0);[.A2458];&quot;&quot;)">
            <text:p/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IF((MOD([.F$4];[.A2459])=0);[.A2459];&quot;&quot;)">
            <text:p/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IF((MOD([.F$4];[.A2460])=0);[.A2460];&quot;&quot;)">
            <text:p/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IF((MOD([.F$4];[.A2461])=0);[.A2461];&quot;&quot;)">
            <text:p/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IF((MOD([.F$4];[.A2462])=0);[.A2462];&quot;&quot;)">
            <text:p/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IF((MOD([.F$4];[.A2463])=0);[.A2463];&quot;&quot;)">
            <text:p/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IF((MOD([.F$4];[.A2464])=0);[.A2464];&quot;&quot;)">
            <text:p/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IF((MOD([.F$4];[.A2465])=0);[.A2465];&quot;&quot;)">
            <text:p/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IF((MOD([.F$4];[.A2466])=0);[.A2466];&quot;&quot;)">
            <text:p/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IF((MOD([.F$4];[.A2467])=0);[.A2467];&quot;&quot;)">
            <text:p/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IF((MOD([.F$4];[.A2468])=0);[.A2468];&quot;&quot;)">
            <text:p/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IF((MOD([.F$4];[.A2469])=0);[.A2469];&quot;&quot;)">
            <text:p/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IF((MOD([.F$4];[.A2470])=0);[.A2470];&quot;&quot;)">
            <text:p/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IF((MOD([.F$4];[.A2471])=0);[.A2471];&quot;&quot;)">
            <text:p/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IF((MOD([.F$4];[.A2472])=0);[.A2472];&quot;&quot;)">
            <text:p/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IF((MOD([.F$4];[.A2473])=0);[.A2473];&quot;&quot;)">
            <text:p/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IF((MOD([.F$4];[.A2474])=0);[.A2474];&quot;&quot;)">
            <text:p/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IF((MOD([.F$4];[.A2475])=0);[.A2475];&quot;&quot;)">
            <text:p/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IF((MOD([.F$4];[.A2476])=0);[.A2476];&quot;&quot;)">
            <text:p/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IF((MOD([.F$4];[.A2477])=0);[.A2477];&quot;&quot;)">
            <text:p/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IF((MOD([.F$4];[.A2478])=0);[.A2478];&quot;&quot;)">
            <text:p/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IF((MOD([.F$4];[.A2479])=0);[.A2479];&quot;&quot;)">
            <text:p/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IF((MOD([.F$4];[.A2480])=0);[.A2480];&quot;&quot;)">
            <text:p/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IF((MOD([.F$4];[.A2481])=0);[.A2481];&quot;&quot;)">
            <text:p/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IF((MOD([.F$4];[.A2482])=0);[.A2482];&quot;&quot;)">
            <text:p/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IF((MOD([.F$4];[.A2483])=0);[.A2483];&quot;&quot;)">
            <text:p/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IF((MOD([.F$4];[.A2484])=0);[.A2484];&quot;&quot;)">
            <text:p/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IF((MOD([.F$4];[.A2485])=0);[.A2485];&quot;&quot;)">
            <text:p/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IF((MOD([.F$4];[.A2486])=0);[.A2486];&quot;&quot;)">
            <text:p/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IF((MOD([.F$4];[.A2487])=0);[.A2487];&quot;&quot;)">
            <text:p/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IF((MOD([.F$4];[.A2488])=0);[.A2488];&quot;&quot;)">
            <text:p/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IF((MOD([.F$4];[.A2489])=0);[.A2489];&quot;&quot;)">
            <text:p/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IF((MOD([.F$4];[.A2490])=0);[.A2490];&quot;&quot;)">
            <text:p/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IF((MOD([.F$4];[.A2491])=0);[.A2491];&quot;&quot;)">
            <text:p/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IF((MOD([.F$4];[.A2492])=0);[.A2492];&quot;&quot;)">
            <text:p/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IF((MOD([.F$4];[.A2493])=0);[.A2493];&quot;&quot;)">
            <text:p/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IF((MOD([.F$4];[.A2494])=0);[.A2494];&quot;&quot;)">
            <text:p/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IF((MOD([.F$4];[.A2495])=0);[.A2495];&quot;&quot;)">
            <text:p/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IF((MOD([.F$4];[.A2496])=0);[.A2496];&quot;&quot;)">
            <text:p/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IF((MOD([.F$4];[.A2497])=0);[.A2497];&quot;&quot;)">
            <text:p/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IF((MOD([.F$4];[.A2498])=0);[.A2498];&quot;&quot;)">
            <text:p/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IF((MOD([.F$4];[.A2499])=0);[.A2499];&quot;&quot;)">
            <text:p/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IF((MOD([.F$4];[.A2500])=0);[.A2500];&quot;&quot;)">
            <text:p/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IF((MOD([.F$4];[.A2501])=0);[.A2501];&quot;&quot;)">
            <text:p/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IF((MOD([.F$4];[.A2502])=0);[.A2502];&quot;&quot;)">
            <text:p/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IF((MOD([.F$4];[.A2503])=0);[.A2503];&quot;&quot;)">
            <text:p/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IF((MOD([.F$4];[.A2504])=0);[.A2504];&quot;&quot;)">
            <text:p/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IF((MOD([.F$4];[.A2505])=0);[.A2505];&quot;&quot;)">
            <text:p/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IF((MOD([.F$4];[.A2506])=0);[.A2506];&quot;&quot;)">
            <text:p/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IF((MOD([.F$4];[.A2507])=0);[.A2507];&quot;&quot;)">
            <text:p/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IF((MOD([.F$4];[.A2508])=0);[.A2508];&quot;&quot;)">
            <text:p/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IF((MOD([.F$4];[.A2509])=0);[.A2509];&quot;&quot;)">
            <text:p/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IF((MOD([.F$4];[.A2510])=0);[.A2510];&quot;&quot;)">
            <text:p/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IF((MOD([.F$4];[.A2511])=0);[.A2511];&quot;&quot;)">
            <text:p/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IF((MOD([.F$4];[.A2512])=0);[.A2512];&quot;&quot;)">
            <text:p/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IF((MOD([.F$4];[.A2513])=0);[.A2513];&quot;&quot;)">
            <text:p/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IF((MOD([.F$4];[.A2514])=0);[.A2514];&quot;&quot;)">
            <text:p/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IF((MOD([.F$4];[.A2515])=0);[.A2515];&quot;&quot;)">
            <text:p/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IF((MOD([.F$4];[.A2516])=0);[.A2516];&quot;&quot;)">
            <text:p/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IF((MOD([.F$4];[.A2517])=0);[.A2517];&quot;&quot;)">
            <text:p/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IF((MOD([.F$4];[.A2518])=0);[.A2518];&quot;&quot;)">
            <text:p/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IF((MOD([.F$4];[.A2519])=0);[.A2519];&quot;&quot;)">
            <text:p/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IF((MOD([.F$4];[.A2520])=0);[.A2520];&quot;&quot;)">
            <text:p/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IF((MOD([.F$4];[.A2521])=0);[.A2521];&quot;&quot;)">
            <text:p/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IF((MOD([.F$4];[.A2522])=0);[.A2522];&quot;&quot;)">
            <text:p/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IF((MOD([.F$4];[.A2523])=0);[.A2523];&quot;&quot;)">
            <text:p/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IF((MOD([.F$4];[.A2524])=0);[.A2524];&quot;&quot;)">
            <text:p/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IF((MOD([.F$4];[.A2525])=0);[.A2525];&quot;&quot;)">
            <text:p/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IF((MOD([.F$4];[.A2526])=0);[.A2526];&quot;&quot;)">
            <text:p/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IF((MOD([.F$4];[.A2527])=0);[.A2527];&quot;&quot;)">
            <text:p/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IF((MOD([.F$4];[.A2528])=0);[.A2528];&quot;&quot;)">
            <text:p/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IF((MOD([.F$4];[.A2529])=0);[.A2529];&quot;&quot;)">
            <text:p/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IF((MOD([.F$4];[.A2530])=0);[.A2530];&quot;&quot;)">
            <text:p/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IF((MOD([.F$4];[.A2531])=0);[.A2531];&quot;&quot;)">
            <text:p/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IF((MOD([.F$4];[.A2532])=0);[.A2532];&quot;&quot;)">
            <text:p/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IF((MOD([.F$4];[.A2533])=0);[.A2533];&quot;&quot;)">
            <text:p/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IF((MOD([.F$4];[.A2534])=0);[.A2534];&quot;&quot;)">
            <text:p/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IF((MOD([.F$4];[.A2535])=0);[.A2535];&quot;&quot;)">
            <text:p/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IF((MOD([.F$4];[.A2536])=0);[.A2536];&quot;&quot;)">
            <text:p/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IF((MOD([.F$4];[.A2537])=0);[.A2537];&quot;&quot;)">
            <text:p/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IF((MOD([.F$4];[.A2538])=0);[.A2538];&quot;&quot;)">
            <text:p/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IF((MOD([.F$4];[.A2539])=0);[.A2539];&quot;&quot;)">
            <text:p/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IF((MOD([.F$4];[.A2540])=0);[.A2540];&quot;&quot;)">
            <text:p/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IF((MOD([.F$4];[.A2541])=0);[.A2541];&quot;&quot;)">
            <text:p/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IF((MOD([.F$4];[.A2542])=0);[.A2542];&quot;&quot;)">
            <text:p/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IF((MOD([.F$4];[.A2543])=0);[.A2543];&quot;&quot;)">
            <text:p/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IF((MOD([.F$4];[.A2544])=0);[.A2544];&quot;&quot;)">
            <text:p/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IF((MOD([.F$4];[.A2545])=0);[.A2545];&quot;&quot;)">
            <text:p/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IF((MOD([.F$4];[.A2546])=0);[.A2546];&quot;&quot;)">
            <text:p/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IF((MOD([.F$4];[.A2547])=0);[.A2547];&quot;&quot;)">
            <text:p/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IF((MOD([.F$4];[.A2548])=0);[.A2548];&quot;&quot;)">
            <text:p/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IF((MOD([.F$4];[.A2549])=0);[.A2549];&quot;&quot;)">
            <text:p/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IF((MOD([.F$4];[.A2550])=0);[.A2550];&quot;&quot;)">
            <text:p/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IF((MOD([.F$4];[.A2551])=0);[.A2551];&quot;&quot;)">
            <text:p/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IF((MOD([.F$4];[.A2552])=0);[.A2552];&quot;&quot;)">
            <text:p/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IF((MOD([.F$4];[.A2553])=0);[.A2553];&quot;&quot;)">
            <text:p/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IF((MOD([.F$4];[.A2554])=0);[.A2554];&quot;&quot;)">
            <text:p/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IF((MOD([.F$4];[.A2555])=0);[.A2555];&quot;&quot;)">
            <text:p/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IF((MOD([.F$4];[.A2556])=0);[.A2556];&quot;&quot;)">
            <text:p/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IF((MOD([.F$4];[.A2557])=0);[.A2557];&quot;&quot;)">
            <text:p/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IF((MOD([.F$4];[.A2558])=0);[.A2558];&quot;&quot;)">
            <text:p/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IF((MOD([.F$4];[.A2559])=0);[.A2559];&quot;&quot;)">
            <text:p/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IF((MOD([.F$4];[.A2560])=0);[.A2560];&quot;&quot;)">
            <text:p/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IF((MOD([.F$4];[.A2561])=0);[.A2561];&quot;&quot;)">
            <text:p/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IF((MOD([.F$4];[.A2562])=0);[.A2562];&quot;&quot;)">
            <text:p/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IF((MOD([.F$4];[.A2563])=0);[.A2563];&quot;&quot;)">
            <text:p/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IF((MOD([.F$4];[.A2564])=0);[.A2564];&quot;&quot;)">
            <text:p/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IF((MOD([.F$4];[.A2565])=0);[.A2565];&quot;&quot;)">
            <text:p/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IF((MOD([.F$4];[.A2566])=0);[.A2566];&quot;&quot;)">
            <text:p/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IF((MOD([.F$4];[.A2567])=0);[.A2567];&quot;&quot;)">
            <text:p/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IF((MOD([.F$4];[.A2568])=0);[.A2568];&quot;&quot;)">
            <text:p/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IF((MOD([.F$4];[.A2569])=0);[.A2569];&quot;&quot;)">
            <text:p/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IF((MOD([.F$4];[.A2570])=0);[.A2570];&quot;&quot;)">
            <text:p/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IF((MOD([.F$4];[.A2571])=0);[.A2571];&quot;&quot;)">
            <text:p/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IF((MOD([.F$4];[.A2572])=0);[.A2572];&quot;&quot;)">
            <text:p/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IF((MOD([.F$4];[.A2573])=0);[.A2573];&quot;&quot;)">
            <text:p/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IF((MOD([.F$4];[.A2574])=0);[.A2574];&quot;&quot;)">
            <text:p/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IF((MOD([.F$4];[.A2575])=0);[.A2575];&quot;&quot;)">
            <text:p/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IF((MOD([.F$4];[.A2576])=0);[.A2576];&quot;&quot;)">
            <text:p/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IF((MOD([.F$4];[.A2577])=0);[.A2577];&quot;&quot;)">
            <text:p/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IF((MOD([.F$4];[.A2578])=0);[.A2578];&quot;&quot;)">
            <text:p/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IF((MOD([.F$4];[.A2579])=0);[.A2579];&quot;&quot;)">
            <text:p/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IF((MOD([.F$4];[.A2580])=0);[.A2580];&quot;&quot;)">
            <text:p/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IF((MOD([.F$4];[.A2581])=0);[.A2581];&quot;&quot;)">
            <text:p/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IF((MOD([.F$4];[.A2582])=0);[.A2582];&quot;&quot;)">
            <text:p/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IF((MOD([.F$4];[.A2583])=0);[.A2583];&quot;&quot;)">
            <text:p/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IF((MOD([.F$4];[.A2584])=0);[.A2584];&quot;&quot;)">
            <text:p/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IF((MOD([.F$4];[.A2585])=0);[.A2585];&quot;&quot;)">
            <text:p/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IF((MOD([.F$4];[.A2586])=0);[.A2586];&quot;&quot;)">
            <text:p/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IF((MOD([.F$4];[.A2587])=0);[.A2587];&quot;&quot;)">
            <text:p/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IF((MOD([.F$4];[.A2588])=0);[.A2588];&quot;&quot;)">
            <text:p/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IF((MOD([.F$4];[.A2589])=0);[.A2589];&quot;&quot;)">
            <text:p/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IF((MOD([.F$4];[.A2590])=0);[.A2590];&quot;&quot;)">
            <text:p/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IF((MOD([.F$4];[.A2591])=0);[.A2591];&quot;&quot;)">
            <text:p/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IF((MOD([.F$4];[.A2592])=0);[.A2592];&quot;&quot;)">
            <text:p/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IF((MOD([.F$4];[.A2593])=0);[.A2593];&quot;&quot;)">
            <text:p/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IF((MOD([.F$4];[.A2594])=0);[.A2594];&quot;&quot;)">
            <text:p/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IF((MOD([.F$4];[.A2595])=0);[.A2595];&quot;&quot;)">
            <text:p/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IF((MOD([.F$4];[.A2596])=0);[.A2596];&quot;&quot;)">
            <text:p/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IF((MOD([.F$4];[.A2597])=0);[.A2597];&quot;&quot;)">
            <text:p/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IF((MOD([.F$4];[.A2598])=0);[.A2598];&quot;&quot;)">
            <text:p/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IF((MOD([.F$4];[.A2599])=0);[.A2599];&quot;&quot;)">
            <text:p/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IF((MOD([.F$4];[.A2600])=0);[.A2600];&quot;&quot;)">
            <text:p/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IF((MOD([.F$4];[.A2601])=0);[.A2601];&quot;&quot;)">
            <text:p/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IF((MOD([.F$4];[.A2602])=0);[.A2602];&quot;&quot;)">
            <text:p/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IF((MOD([.F$4];[.A2603])=0);[.A2603];&quot;&quot;)">
            <text:p/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IF((MOD([.F$4];[.A2604])=0);[.A2604];&quot;&quot;)">
            <text:p/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IF((MOD([.F$4];[.A2605])=0);[.A2605];&quot;&quot;)">
            <text:p/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IF((MOD([.F$4];[.A2606])=0);[.A2606];&quot;&quot;)">
            <text:p/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IF((MOD([.F$4];[.A2607])=0);[.A2607];&quot;&quot;)">
            <text:p/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IF((MOD([.F$4];[.A2608])=0);[.A2608];&quot;&quot;)">
            <text:p/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IF((MOD([.F$4];[.A2609])=0);[.A2609];&quot;&quot;)">
            <text:p/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IF((MOD([.F$4];[.A2610])=0);[.A2610];&quot;&quot;)">
            <text:p/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IF((MOD([.F$4];[.A2611])=0);[.A2611];&quot;&quot;)">
            <text:p/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IF((MOD([.F$4];[.A2612])=0);[.A2612];&quot;&quot;)">
            <text:p/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IF((MOD([.F$4];[.A2613])=0);[.A2613];&quot;&quot;)">
            <text:p/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IF((MOD([.F$4];[.A2614])=0);[.A2614];&quot;&quot;)">
            <text:p/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IF((MOD([.F$4];[.A2615])=0);[.A2615];&quot;&quot;)">
            <text:p/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IF((MOD([.F$4];[.A2616])=0);[.A2616];&quot;&quot;)">
            <text:p/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IF((MOD([.F$4];[.A2617])=0);[.A2617];&quot;&quot;)">
            <text:p/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IF((MOD([.F$4];[.A2618])=0);[.A2618];&quot;&quot;)">
            <text:p/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IF((MOD([.F$4];[.A2619])=0);[.A2619];&quot;&quot;)">
            <text:p/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IF((MOD([.F$4];[.A2620])=0);[.A2620];&quot;&quot;)">
            <text:p/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IF((MOD([.F$4];[.A2621])=0);[.A2621];&quot;&quot;)">
            <text:p/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IF((MOD([.F$4];[.A2622])=0);[.A2622];&quot;&quot;)">
            <text:p/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IF((MOD([.F$4];[.A2623])=0);[.A2623];&quot;&quot;)">
            <text:p/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IF((MOD([.F$4];[.A2624])=0);[.A2624];&quot;&quot;)">
            <text:p/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IF((MOD([.F$4];[.A2625])=0);[.A2625];&quot;&quot;)">
            <text:p/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IF((MOD([.F$4];[.A2626])=0);[.A2626];&quot;&quot;)">
            <text:p/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IF((MOD([.F$4];[.A2627])=0);[.A2627];&quot;&quot;)">
            <text:p/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IF((MOD([.F$4];[.A2628])=0);[.A2628];&quot;&quot;)">
            <text:p/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IF((MOD([.F$4];[.A2629])=0);[.A2629];&quot;&quot;)">
            <text:p/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IF((MOD([.F$4];[.A2630])=0);[.A2630];&quot;&quot;)">
            <text:p/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IF((MOD([.F$4];[.A2631])=0);[.A2631];&quot;&quot;)">
            <text:p/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IF((MOD([.F$4];[.A2632])=0);[.A2632];&quot;&quot;)">
            <text:p/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IF((MOD([.F$4];[.A2633])=0);[.A2633];&quot;&quot;)">
            <text:p/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IF((MOD([.F$4];[.A2634])=0);[.A2634];&quot;&quot;)">
            <text:p/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IF((MOD([.F$4];[.A2635])=0);[.A2635];&quot;&quot;)">
            <text:p/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IF((MOD([.F$4];[.A2636])=0);[.A2636];&quot;&quot;)">
            <text:p/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IF((MOD([.F$4];[.A2637])=0);[.A2637];&quot;&quot;)">
            <text:p/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IF((MOD([.F$4];[.A2638])=0);[.A2638];&quot;&quot;)">
            <text:p/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IF((MOD([.F$4];[.A2639])=0);[.A2639];&quot;&quot;)">
            <text:p/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IF((MOD([.F$4];[.A2640])=0);[.A2640];&quot;&quot;)">
            <text:p/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IF((MOD([.F$4];[.A2641])=0);[.A2641];&quot;&quot;)">
            <text:p/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IF((MOD([.F$4];[.A2642])=0);[.A2642];&quot;&quot;)">
            <text:p/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IF((MOD([.F$4];[.A2643])=0);[.A2643];&quot;&quot;)">
            <text:p/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IF((MOD([.F$4];[.A2644])=0);[.A2644];&quot;&quot;)">
            <text:p/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IF((MOD([.F$4];[.A2645])=0);[.A2645];&quot;&quot;)">
            <text:p/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IF((MOD([.F$4];[.A2646])=0);[.A2646];&quot;&quot;)">
            <text:p/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IF((MOD([.F$4];[.A2647])=0);[.A2647];&quot;&quot;)">
            <text:p/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IF((MOD([.F$4];[.A2648])=0);[.A2648];&quot;&quot;)">
            <text:p/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IF((MOD([.F$4];[.A2649])=0);[.A2649];&quot;&quot;)">
            <text:p/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IF((MOD([.F$4];[.A2650])=0);[.A2650];&quot;&quot;)">
            <text:p/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IF((MOD([.F$4];[.A2651])=0);[.A2651];&quot;&quot;)">
            <text:p/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IF((MOD([.F$4];[.A2652])=0);[.A2652];&quot;&quot;)">
            <text:p/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IF((MOD([.F$4];[.A2653])=0);[.A2653];&quot;&quot;)">
            <text:p/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IF((MOD([.F$4];[.A2654])=0);[.A2654];&quot;&quot;)">
            <text:p/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IF((MOD([.F$4];[.A2655])=0);[.A2655];&quot;&quot;)">
            <text:p/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IF((MOD([.F$4];[.A2656])=0);[.A2656];&quot;&quot;)">
            <text:p/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IF((MOD([.F$4];[.A2657])=0);[.A2657];&quot;&quot;)">
            <text:p/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IF((MOD([.F$4];[.A2658])=0);[.A2658];&quot;&quot;)">
            <text:p/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IF((MOD([.F$4];[.A2659])=0);[.A2659];&quot;&quot;)">
            <text:p/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IF((MOD([.F$4];[.A2660])=0);[.A2660];&quot;&quot;)">
            <text:p/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IF((MOD([.F$4];[.A2661])=0);[.A2661];&quot;&quot;)">
            <text:p/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IF((MOD([.F$4];[.A2662])=0);[.A2662];&quot;&quot;)">
            <text:p/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IF((MOD([.F$4];[.A2663])=0);[.A2663];&quot;&quot;)">
            <text:p/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IF((MOD([.F$4];[.A2664])=0);[.A2664];&quot;&quot;)">
            <text:p/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IF((MOD([.F$4];[.A2665])=0);[.A2665];&quot;&quot;)">
            <text:p/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IF((MOD([.F$4];[.A2666])=0);[.A2666];&quot;&quot;)">
            <text:p/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IF((MOD([.F$4];[.A2667])=0);[.A2667];&quot;&quot;)">
            <text:p/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IF((MOD([.F$4];[.A2668])=0);[.A2668];&quot;&quot;)">
            <text:p/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IF((MOD([.F$4];[.A2669])=0);[.A2669];&quot;&quot;)">
            <text:p/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IF((MOD([.F$4];[.A2670])=0);[.A2670];&quot;&quot;)">
            <text:p/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IF((MOD([.F$4];[.A2671])=0);[.A2671];&quot;&quot;)">
            <text:p/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IF((MOD([.F$4];[.A2672])=0);[.A2672];&quot;&quot;)">
            <text:p/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IF((MOD([.F$4];[.A2673])=0);[.A2673];&quot;&quot;)">
            <text:p/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IF((MOD([.F$4];[.A2674])=0);[.A2674];&quot;&quot;)">
            <text:p/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IF((MOD([.F$4];[.A2675])=0);[.A2675];&quot;&quot;)">
            <text:p/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IF((MOD([.F$4];[.A2676])=0);[.A2676];&quot;&quot;)">
            <text:p/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IF((MOD([.F$4];[.A2677])=0);[.A2677];&quot;&quot;)">
            <text:p/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IF((MOD([.F$4];[.A2678])=0);[.A2678];&quot;&quot;)">
            <text:p/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IF((MOD([.F$4];[.A2679])=0);[.A2679];&quot;&quot;)">
            <text:p/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IF((MOD([.F$4];[.A2680])=0);[.A2680];&quot;&quot;)">
            <text:p/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IF((MOD([.F$4];[.A2681])=0);[.A2681];&quot;&quot;)">
            <text:p/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IF((MOD([.F$4];[.A2682])=0);[.A2682];&quot;&quot;)">
            <text:p/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IF((MOD([.F$4];[.A2683])=0);[.A2683];&quot;&quot;)">
            <text:p/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IF((MOD([.F$4];[.A2684])=0);[.A2684];&quot;&quot;)">
            <text:p/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IF((MOD([.F$4];[.A2685])=0);[.A2685];&quot;&quot;)">
            <text:p/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IF((MOD([.F$4];[.A2686])=0);[.A2686];&quot;&quot;)">
            <text:p/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IF((MOD([.F$4];[.A2687])=0);[.A2687];&quot;&quot;)">
            <text:p/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IF((MOD([.F$4];[.A2688])=0);[.A2688];&quot;&quot;)">
            <text:p/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IF((MOD([.F$4];[.A2689])=0);[.A2689];&quot;&quot;)">
            <text:p/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IF((MOD([.F$4];[.A2690])=0);[.A2690];&quot;&quot;)">
            <text:p/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IF((MOD([.F$4];[.A2691])=0);[.A2691];&quot;&quot;)">
            <text:p/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IF((MOD([.F$4];[.A2692])=0);[.A2692];&quot;&quot;)">
            <text:p/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IF((MOD([.F$4];[.A2693])=0);[.A2693];&quot;&quot;)">
            <text:p/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IF((MOD([.F$4];[.A2694])=0);[.A2694];&quot;&quot;)">
            <text:p/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IF((MOD([.F$4];[.A2695])=0);[.A2695];&quot;&quot;)">
            <text:p/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IF((MOD([.F$4];[.A2696])=0);[.A2696];&quot;&quot;)">
            <text:p/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IF((MOD([.F$4];[.A2697])=0);[.A2697];&quot;&quot;)">
            <text:p/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IF((MOD([.F$4];[.A2698])=0);[.A2698];&quot;&quot;)">
            <text:p/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IF((MOD([.F$4];[.A2699])=0);[.A2699];&quot;&quot;)">
            <text:p/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IF((MOD([.F$4];[.A2700])=0);[.A2700];&quot;&quot;)">
            <text:p/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IF((MOD([.F$4];[.A2701])=0);[.A2701];&quot;&quot;)">
            <text:p/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IF((MOD([.F$4];[.A2702])=0);[.A2702];&quot;&quot;)">
            <text:p/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IF((MOD([.F$4];[.A2703])=0);[.A2703];&quot;&quot;)">
            <text:p/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IF((MOD([.F$4];[.A2704])=0);[.A2704];&quot;&quot;)">
            <text:p/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IF((MOD([.F$4];[.A2705])=0);[.A2705];&quot;&quot;)">
            <text:p/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IF((MOD([.F$4];[.A2706])=0);[.A2706];&quot;&quot;)">
            <text:p/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IF((MOD([.F$4];[.A2707])=0);[.A2707];&quot;&quot;)">
            <text:p/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IF((MOD([.F$4];[.A2708])=0);[.A2708];&quot;&quot;)">
            <text:p/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IF((MOD([.F$4];[.A2709])=0);[.A2709];&quot;&quot;)">
            <text:p/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IF((MOD([.F$4];[.A2710])=0);[.A2710];&quot;&quot;)">
            <text:p/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IF((MOD([.F$4];[.A2711])=0);[.A2711];&quot;&quot;)">
            <text:p/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IF((MOD([.F$4];[.A2712])=0);[.A2712];&quot;&quot;)">
            <text:p/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IF((MOD([.F$4];[.A2713])=0);[.A2713];&quot;&quot;)">
            <text:p/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IF((MOD([.F$4];[.A2714])=0);[.A2714];&quot;&quot;)">
            <text:p/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IF((MOD([.F$4];[.A2715])=0);[.A2715];&quot;&quot;)">
            <text:p/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IF((MOD([.F$4];[.A2716])=0);[.A2716];&quot;&quot;)">
            <text:p/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IF((MOD([.F$4];[.A2717])=0);[.A2717];&quot;&quot;)">
            <text:p/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IF((MOD([.F$4];[.A2718])=0);[.A2718];&quot;&quot;)">
            <text:p/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IF((MOD([.F$4];[.A2719])=0);[.A2719];&quot;&quot;)">
            <text:p/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IF((MOD([.F$4];[.A2720])=0);[.A2720];&quot;&quot;)">
            <text:p/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IF((MOD([.F$4];[.A2721])=0);[.A2721];&quot;&quot;)">
            <text:p/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IF((MOD([.F$4];[.A2722])=0);[.A2722];&quot;&quot;)">
            <text:p/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IF((MOD([.F$4];[.A2723])=0);[.A2723];&quot;&quot;)">
            <text:p/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IF((MOD([.F$4];[.A2724])=0);[.A2724];&quot;&quot;)">
            <text:p/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IF((MOD([.F$4];[.A2725])=0);[.A2725];&quot;&quot;)">
            <text:p/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IF((MOD([.F$4];[.A2726])=0);[.A2726];&quot;&quot;)">
            <text:p/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IF((MOD([.F$4];[.A2727])=0);[.A2727];&quot;&quot;)">
            <text:p/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IF((MOD([.F$4];[.A2728])=0);[.A2728];&quot;&quot;)">
            <text:p/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IF((MOD([.F$4];[.A2729])=0);[.A2729];&quot;&quot;)">
            <text:p/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IF((MOD([.F$4];[.A2730])=0);[.A2730];&quot;&quot;)">
            <text:p/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IF((MOD([.F$4];[.A2731])=0);[.A2731];&quot;&quot;)">
            <text:p/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IF((MOD([.F$4];[.A2732])=0);[.A2732];&quot;&quot;)">
            <text:p/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IF((MOD([.F$4];[.A2733])=0);[.A2733];&quot;&quot;)">
            <text:p/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IF((MOD([.F$4];[.A2734])=0);[.A2734];&quot;&quot;)">
            <text:p/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IF((MOD([.F$4];[.A2735])=0);[.A2735];&quot;&quot;)">
            <text:p/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IF((MOD([.F$4];[.A2736])=0);[.A2736];&quot;&quot;)">
            <text:p/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IF((MOD([.F$4];[.A2737])=0);[.A2737];&quot;&quot;)">
            <text:p/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IF((MOD([.F$4];[.A2738])=0);[.A2738];&quot;&quot;)">
            <text:p/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IF((MOD([.F$4];[.A2739])=0);[.A2739];&quot;&quot;)">
            <text:p/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IF((MOD([.F$4];[.A2740])=0);[.A2740];&quot;&quot;)">
            <text:p/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IF((MOD([.F$4];[.A2741])=0);[.A2741];&quot;&quot;)">
            <text:p/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IF((MOD([.F$4];[.A2742])=0);[.A2742];&quot;&quot;)">
            <text:p/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IF((MOD([.F$4];[.A2743])=0);[.A2743];&quot;&quot;)">
            <text:p/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IF((MOD([.F$4];[.A2744])=0);[.A2744];&quot;&quot;)">
            <text:p/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IF((MOD([.F$4];[.A2745])=0);[.A2745];&quot;&quot;)">
            <text:p/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IF((MOD([.F$4];[.A2746])=0);[.A2746];&quot;&quot;)">
            <text:p/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IF((MOD([.F$4];[.A2747])=0);[.A2747];&quot;&quot;)">
            <text:p/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IF((MOD([.F$4];[.A2748])=0);[.A2748];&quot;&quot;)">
            <text:p/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IF((MOD([.F$4];[.A2749])=0);[.A2749];&quot;&quot;)">
            <text:p/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IF((MOD([.F$4];[.A2750])=0);[.A2750];&quot;&quot;)">
            <text:p/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IF((MOD([.F$4];[.A2751])=0);[.A2751];&quot;&quot;)">
            <text:p/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IF((MOD([.F$4];[.A2752])=0);[.A2752];&quot;&quot;)">
            <text:p/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IF((MOD([.F$4];[.A2753])=0);[.A2753];&quot;&quot;)">
            <text:p/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IF((MOD([.F$4];[.A2754])=0);[.A2754];&quot;&quot;)">
            <text:p/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IF((MOD([.F$4];[.A2755])=0);[.A2755];&quot;&quot;)">
            <text:p/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IF((MOD([.F$4];[.A2756])=0);[.A2756];&quot;&quot;)">
            <text:p/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IF((MOD([.F$4];[.A2757])=0);[.A2757];&quot;&quot;)">
            <text:p/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IF((MOD([.F$4];[.A2758])=0);[.A2758];&quot;&quot;)">
            <text:p/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IF((MOD([.F$4];[.A2759])=0);[.A2759];&quot;&quot;)">
            <text:p/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IF((MOD([.F$4];[.A2760])=0);[.A2760];&quot;&quot;)">
            <text:p/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IF((MOD([.F$4];[.A2761])=0);[.A2761];&quot;&quot;)">
            <text:p/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IF((MOD([.F$4];[.A2762])=0);[.A2762];&quot;&quot;)">
            <text:p/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IF((MOD([.F$4];[.A2763])=0);[.A2763];&quot;&quot;)">
            <text:p/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IF((MOD([.F$4];[.A2764])=0);[.A2764];&quot;&quot;)">
            <text:p/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IF((MOD([.F$4];[.A2765])=0);[.A2765];&quot;&quot;)">
            <text:p/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IF((MOD([.F$4];[.A2766])=0);[.A2766];&quot;&quot;)">
            <text:p/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IF((MOD([.F$4];[.A2767])=0);[.A2767];&quot;&quot;)">
            <text:p/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IF((MOD([.F$4];[.A2768])=0);[.A2768];&quot;&quot;)">
            <text:p/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IF((MOD([.F$4];[.A2769])=0);[.A2769];&quot;&quot;)">
            <text:p/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IF((MOD([.F$4];[.A2770])=0);[.A2770];&quot;&quot;)">
            <text:p/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IF((MOD([.F$4];[.A2771])=0);[.A2771];&quot;&quot;)">
            <text:p/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IF((MOD([.F$4];[.A2772])=0);[.A2772];&quot;&quot;)">
            <text:p/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IF((MOD([.F$4];[.A2773])=0);[.A2773];&quot;&quot;)">
            <text:p/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IF((MOD([.F$4];[.A2774])=0);[.A2774];&quot;&quot;)">
            <text:p/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IF((MOD([.F$4];[.A2775])=0);[.A2775];&quot;&quot;)">
            <text:p/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IF((MOD([.F$4];[.A2776])=0);[.A2776];&quot;&quot;)">
            <text:p/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IF((MOD([.F$4];[.A2777])=0);[.A2777];&quot;&quot;)">
            <text:p/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IF((MOD([.F$4];[.A2778])=0);[.A2778];&quot;&quot;)">
            <text:p/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IF((MOD([.F$4];[.A2779])=0);[.A2779];&quot;&quot;)">
            <text:p/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IF((MOD([.F$4];[.A2780])=0);[.A2780];&quot;&quot;)">
            <text:p/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IF((MOD([.F$4];[.A2781])=0);[.A2781];&quot;&quot;)">
            <text:p/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IF((MOD([.F$4];[.A2782])=0);[.A2782];&quot;&quot;)">
            <text:p/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IF((MOD([.F$4];[.A2783])=0);[.A2783];&quot;&quot;)">
            <text:p/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IF((MOD([.F$4];[.A2784])=0);[.A2784];&quot;&quot;)">
            <text:p/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IF((MOD([.F$4];[.A2785])=0);[.A2785];&quot;&quot;)">
            <text:p/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IF((MOD([.F$4];[.A2786])=0);[.A2786];&quot;&quot;)">
            <text:p/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IF((MOD([.F$4];[.A2787])=0);[.A2787];&quot;&quot;)">
            <text:p/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IF((MOD([.F$4];[.A2788])=0);[.A2788];&quot;&quot;)">
            <text:p/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IF((MOD([.F$4];[.A2789])=0);[.A2789];&quot;&quot;)">
            <text:p/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IF((MOD([.F$4];[.A2790])=0);[.A2790];&quot;&quot;)">
            <text:p/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IF((MOD([.F$4];[.A2791])=0);[.A2791];&quot;&quot;)">
            <text:p/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IF((MOD([.F$4];[.A2792])=0);[.A2792];&quot;&quot;)">
            <text:p/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IF((MOD([.F$4];[.A2793])=0);[.A2793];&quot;&quot;)">
            <text:p/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IF((MOD([.F$4];[.A2794])=0);[.A2794];&quot;&quot;)">
            <text:p/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IF((MOD([.F$4];[.A2795])=0);[.A2795];&quot;&quot;)">
            <text:p/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IF((MOD([.F$4];[.A2796])=0);[.A2796];&quot;&quot;)">
            <text:p/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IF((MOD([.F$4];[.A2797])=0);[.A2797];&quot;&quot;)">
            <text:p/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IF((MOD([.F$4];[.A2798])=0);[.A2798];&quot;&quot;)">
            <text:p/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IF((MOD([.F$4];[.A2799])=0);[.A2799];&quot;&quot;)">
            <text:p/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IF((MOD([.F$4];[.A2800])=0);[.A2800];&quot;&quot;)">
            <text:p/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IF((MOD([.F$4];[.A2801])=0);[.A2801];&quot;&quot;)">
            <text:p/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IF((MOD([.F$4];[.A2802])=0);[.A2802];&quot;&quot;)">
            <text:p/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IF((MOD([.F$4];[.A2803])=0);[.A2803];&quot;&quot;)">
            <text:p/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IF((MOD([.F$4];[.A2804])=0);[.A2804];&quot;&quot;)">
            <text:p/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IF((MOD([.F$4];[.A2805])=0);[.A2805];&quot;&quot;)">
            <text:p/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IF((MOD([.F$4];[.A2806])=0);[.A2806];&quot;&quot;)">
            <text:p/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IF((MOD([.F$4];[.A2807])=0);[.A2807];&quot;&quot;)">
            <text:p/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IF((MOD([.F$4];[.A2808])=0);[.A2808];&quot;&quot;)">
            <text:p/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IF((MOD([.F$4];[.A2809])=0);[.A2809];&quot;&quot;)">
            <text:p/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IF((MOD([.F$4];[.A2810])=0);[.A2810];&quot;&quot;)">
            <text:p/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IF((MOD([.F$4];[.A2811])=0);[.A2811];&quot;&quot;)">
            <text:p/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IF((MOD([.F$4];[.A2812])=0);[.A2812];&quot;&quot;)">
            <text:p/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IF((MOD([.F$4];[.A2813])=0);[.A2813];&quot;&quot;)">
            <text:p/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IF((MOD([.F$4];[.A2814])=0);[.A2814];&quot;&quot;)">
            <text:p/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IF((MOD([.F$4];[.A2815])=0);[.A2815];&quot;&quot;)">
            <text:p/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IF((MOD([.F$4];[.A2816])=0);[.A2816];&quot;&quot;)">
            <text:p/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IF((MOD([.F$4];[.A2817])=0);[.A2817];&quot;&quot;)">
            <text:p/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IF((MOD([.F$4];[.A2818])=0);[.A2818];&quot;&quot;)">
            <text:p/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IF((MOD([.F$4];[.A2819])=0);[.A2819];&quot;&quot;)">
            <text:p/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IF((MOD([.F$4];[.A2820])=0);[.A2820];&quot;&quot;)">
            <text:p/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IF((MOD([.F$4];[.A2821])=0);[.A2821];&quot;&quot;)">
            <text:p/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IF((MOD([.F$4];[.A2822])=0);[.A2822];&quot;&quot;)">
            <text:p/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IF((MOD([.F$4];[.A2823])=0);[.A2823];&quot;&quot;)">
            <text:p/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IF((MOD([.F$4];[.A2824])=0);[.A2824];&quot;&quot;)">
            <text:p/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IF((MOD([.F$4];[.A2825])=0);[.A2825];&quot;&quot;)">
            <text:p/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IF((MOD([.F$4];[.A2826])=0);[.A2826];&quot;&quot;)">
            <text:p/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IF((MOD([.F$4];[.A2827])=0);[.A2827];&quot;&quot;)">
            <text:p/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IF((MOD([.F$4];[.A2828])=0);[.A2828];&quot;&quot;)">
            <text:p/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IF((MOD([.F$4];[.A2829])=0);[.A2829];&quot;&quot;)">
            <text:p/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IF((MOD([.F$4];[.A2830])=0);[.A2830];&quot;&quot;)">
            <text:p/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IF((MOD([.F$4];[.A2831])=0);[.A2831];&quot;&quot;)">
            <text:p/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IF((MOD([.F$4];[.A2832])=0);[.A2832];&quot;&quot;)">
            <text:p/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IF((MOD([.F$4];[.A2833])=0);[.A2833];&quot;&quot;)">
            <text:p/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IF((MOD([.F$4];[.A2834])=0);[.A2834];&quot;&quot;)">
            <text:p/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IF((MOD([.F$4];[.A2835])=0);[.A2835];&quot;&quot;)">
            <text:p/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IF((MOD([.F$4];[.A2836])=0);[.A2836];&quot;&quot;)">
            <text:p/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IF((MOD([.F$4];[.A2837])=0);[.A2837];&quot;&quot;)">
            <text:p/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IF((MOD([.F$4];[.A2838])=0);[.A2838];&quot;&quot;)">
            <text:p/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IF((MOD([.F$4];[.A2839])=0);[.A2839];&quot;&quot;)">
            <text:p/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IF((MOD([.F$4];[.A2840])=0);[.A2840];&quot;&quot;)">
            <text:p/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IF((MOD([.F$4];[.A2841])=0);[.A2841];&quot;&quot;)">
            <text:p/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IF((MOD([.F$4];[.A2842])=0);[.A2842];&quot;&quot;)">
            <text:p/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IF((MOD([.F$4];[.A2843])=0);[.A2843];&quot;&quot;)">
            <text:p/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IF((MOD([.F$4];[.A2844])=0);[.A2844];&quot;&quot;)">
            <text:p/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IF((MOD([.F$4];[.A2845])=0);[.A2845];&quot;&quot;)">
            <text:p/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IF((MOD([.F$4];[.A2846])=0);[.A2846];&quot;&quot;)">
            <text:p/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IF((MOD([.F$4];[.A2847])=0);[.A2847];&quot;&quot;)">
            <text:p/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IF((MOD([.F$4];[.A2848])=0);[.A2848];&quot;&quot;)">
            <text:p/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IF((MOD([.F$4];[.A2849])=0);[.A2849];&quot;&quot;)">
            <text:p/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IF((MOD([.F$4];[.A2850])=0);[.A2850];&quot;&quot;)">
            <text:p/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IF((MOD([.F$4];[.A2851])=0);[.A2851];&quot;&quot;)">
            <text:p/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IF((MOD([.F$4];[.A2852])=0);[.A2852];&quot;&quot;)">
            <text:p/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IF((MOD([.F$4];[.A2853])=0);[.A2853];&quot;&quot;)">
            <text:p/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IF((MOD([.F$4];[.A2854])=0);[.A2854];&quot;&quot;)">
            <text:p/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IF((MOD([.F$4];[.A2855])=0);[.A2855];&quot;&quot;)">
            <text:p/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IF((MOD([.F$4];[.A2856])=0);[.A2856];&quot;&quot;)">
            <text:p/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IF((MOD([.F$4];[.A2857])=0);[.A2857];&quot;&quot;)">
            <text:p/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IF((MOD([.F$4];[.A2858])=0);[.A2858];&quot;&quot;)">
            <text:p/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IF((MOD([.F$4];[.A2859])=0);[.A2859];&quot;&quot;)">
            <text:p/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IF((MOD([.F$4];[.A2860])=0);[.A2860];&quot;&quot;)">
            <text:p/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IF((MOD([.F$4];[.A2861])=0);[.A2861];&quot;&quot;)">
            <text:p/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IF((MOD([.F$4];[.A2862])=0);[.A2862];&quot;&quot;)">
            <text:p/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IF((MOD([.F$4];[.A2863])=0);[.A2863];&quot;&quot;)">
            <text:p/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IF((MOD([.F$4];[.A2864])=0);[.A2864];&quot;&quot;)">
            <text:p/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IF((MOD([.F$4];[.A2865])=0);[.A2865];&quot;&quot;)">
            <text:p/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IF((MOD([.F$4];[.A2866])=0);[.A2866];&quot;&quot;)">
            <text:p/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IF((MOD([.F$4];[.A2867])=0);[.A2867];&quot;&quot;)">
            <text:p/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IF((MOD([.F$4];[.A2868])=0);[.A2868];&quot;&quot;)">
            <text:p/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IF((MOD([.F$4];[.A2869])=0);[.A2869];&quot;&quot;)">
            <text:p/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IF((MOD([.F$4];[.A2870])=0);[.A2870];&quot;&quot;)">
            <text:p/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IF((MOD([.F$4];[.A2871])=0);[.A2871];&quot;&quot;)">
            <text:p/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IF((MOD([.F$4];[.A2872])=0);[.A2872];&quot;&quot;)">
            <text:p/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IF((MOD([.F$4];[.A2873])=0);[.A2873];&quot;&quot;)">
            <text:p/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IF((MOD([.F$4];[.A2874])=0);[.A2874];&quot;&quot;)">
            <text:p/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IF((MOD([.F$4];[.A2875])=0);[.A2875];&quot;&quot;)">
            <text:p/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IF((MOD([.F$4];[.A2876])=0);[.A2876];&quot;&quot;)">
            <text:p/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IF((MOD([.F$4];[.A2877])=0);[.A2877];&quot;&quot;)">
            <text:p/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IF((MOD([.F$4];[.A2878])=0);[.A2878];&quot;&quot;)">
            <text:p/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IF((MOD([.F$4];[.A2879])=0);[.A2879];&quot;&quot;)">
            <text:p/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IF((MOD([.F$4];[.A2880])=0);[.A2880];&quot;&quot;)">
            <text:p/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IF((MOD([.F$4];[.A2881])=0);[.A2881];&quot;&quot;)">
            <text:p/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IF((MOD([.F$4];[.A2882])=0);[.A2882];&quot;&quot;)">
            <text:p/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IF((MOD([.F$4];[.A2883])=0);[.A2883];&quot;&quot;)">
            <text:p/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IF((MOD([.F$4];[.A2884])=0);[.A2884];&quot;&quot;)">
            <text:p/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IF((MOD([.F$4];[.A2885])=0);[.A2885];&quot;&quot;)">
            <text:p/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IF((MOD([.F$4];[.A2886])=0);[.A2886];&quot;&quot;)">
            <text:p/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IF((MOD([.F$4];[.A2887])=0);[.A2887];&quot;&quot;)">
            <text:p/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IF((MOD([.F$4];[.A2888])=0);[.A2888];&quot;&quot;)">
            <text:p/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IF((MOD([.F$4];[.A2889])=0);[.A2889];&quot;&quot;)">
            <text:p/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IF((MOD([.F$4];[.A2890])=0);[.A2890];&quot;&quot;)">
            <text:p/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IF((MOD([.F$4];[.A2891])=0);[.A2891];&quot;&quot;)">
            <text:p/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IF((MOD([.F$4];[.A2892])=0);[.A2892];&quot;&quot;)">
            <text:p/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IF((MOD([.F$4];[.A2893])=0);[.A2893];&quot;&quot;)">
            <text:p/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IF((MOD([.F$4];[.A2894])=0);[.A2894];&quot;&quot;)">
            <text:p/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IF((MOD([.F$4];[.A2895])=0);[.A2895];&quot;&quot;)">
            <text:p/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IF((MOD([.F$4];[.A2896])=0);[.A2896];&quot;&quot;)">
            <text:p/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IF((MOD([.F$4];[.A2897])=0);[.A2897];&quot;&quot;)">
            <text:p/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IF((MOD([.F$4];[.A2898])=0);[.A2898];&quot;&quot;)">
            <text:p/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IF((MOD([.F$4];[.A2899])=0);[.A2899];&quot;&quot;)">
            <text:p/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IF((MOD([.F$4];[.A2900])=0);[.A2900];&quot;&quot;)">
            <text:p/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IF((MOD([.F$4];[.A2901])=0);[.A2901];&quot;&quot;)">
            <text:p/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IF((MOD([.F$4];[.A2902])=0);[.A2902];&quot;&quot;)">
            <text:p/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IF((MOD([.F$4];[.A2903])=0);[.A2903];&quot;&quot;)">
            <text:p/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IF((MOD([.F$4];[.A2904])=0);[.A2904];&quot;&quot;)">
            <text:p/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IF((MOD([.F$4];[.A2905])=0);[.A2905];&quot;&quot;)">
            <text:p/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IF((MOD([.F$4];[.A2906])=0);[.A2906];&quot;&quot;)">
            <text:p/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IF((MOD([.F$4];[.A2907])=0);[.A2907];&quot;&quot;)">
            <text:p/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IF((MOD([.F$4];[.A2908])=0);[.A2908];&quot;&quot;)">
            <text:p/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IF((MOD([.F$4];[.A2909])=0);[.A2909];&quot;&quot;)">
            <text:p/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IF((MOD([.F$4];[.A2910])=0);[.A2910];&quot;&quot;)">
            <text:p/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IF((MOD([.F$4];[.A2911])=0);[.A2911];&quot;&quot;)">
            <text:p/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IF((MOD([.F$4];[.A2912])=0);[.A2912];&quot;&quot;)">
            <text:p/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IF((MOD([.F$4];[.A2913])=0);[.A2913];&quot;&quot;)">
            <text:p/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IF((MOD([.F$4];[.A2914])=0);[.A2914];&quot;&quot;)">
            <text:p/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IF((MOD([.F$4];[.A2915])=0);[.A2915];&quot;&quot;)">
            <text:p/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IF((MOD([.F$4];[.A2916])=0);[.A2916];&quot;&quot;)">
            <text:p/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IF((MOD([.F$4];[.A2917])=0);[.A2917];&quot;&quot;)">
            <text:p/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IF((MOD([.F$4];[.A2918])=0);[.A2918];&quot;&quot;)">
            <text:p/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IF((MOD([.F$4];[.A2919])=0);[.A2919];&quot;&quot;)">
            <text:p/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IF((MOD([.F$4];[.A2920])=0);[.A2920];&quot;&quot;)">
            <text:p/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IF((MOD([.F$4];[.A2921])=0);[.A2921];&quot;&quot;)">
            <text:p/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IF((MOD([.F$4];[.A2922])=0);[.A2922];&quot;&quot;)">
            <text:p/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IF((MOD([.F$4];[.A2923])=0);[.A2923];&quot;&quot;)">
            <text:p/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IF((MOD([.F$4];[.A2924])=0);[.A2924];&quot;&quot;)">
            <text:p/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IF((MOD([.F$4];[.A2925])=0);[.A2925];&quot;&quot;)">
            <text:p/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IF((MOD([.F$4];[.A2926])=0);[.A2926];&quot;&quot;)">
            <text:p/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IF((MOD([.F$4];[.A2927])=0);[.A2927];&quot;&quot;)">
            <text:p/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IF((MOD([.F$4];[.A2928])=0);[.A2928];&quot;&quot;)">
            <text:p/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IF((MOD([.F$4];[.A2929])=0);[.A2929];&quot;&quot;)">
            <text:p/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IF((MOD([.F$4];[.A2930])=0);[.A2930];&quot;&quot;)">
            <text:p/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IF((MOD([.F$4];[.A2931])=0);[.A2931];&quot;&quot;)">
            <text:p/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IF((MOD([.F$4];[.A2932])=0);[.A2932];&quot;&quot;)">
            <text:p/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IF((MOD([.F$4];[.A2933])=0);[.A2933];&quot;&quot;)">
            <text:p/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IF((MOD([.F$4];[.A2934])=0);[.A2934];&quot;&quot;)">
            <text:p/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IF((MOD([.F$4];[.A2935])=0);[.A2935];&quot;&quot;)">
            <text:p/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IF((MOD([.F$4];[.A2936])=0);[.A2936];&quot;&quot;)">
            <text:p/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IF((MOD([.F$4];[.A2937])=0);[.A2937];&quot;&quot;)">
            <text:p/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IF((MOD([.F$4];[.A2938])=0);[.A2938];&quot;&quot;)">
            <text:p/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IF((MOD([.F$4];[.A2939])=0);[.A2939];&quot;&quot;)">
            <text:p/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IF((MOD([.F$4];[.A2940])=0);[.A2940];&quot;&quot;)">
            <text:p/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IF((MOD([.F$4];[.A2941])=0);[.A2941];&quot;&quot;)">
            <text:p/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IF((MOD([.F$4];[.A2942])=0);[.A2942];&quot;&quot;)">
            <text:p/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IF((MOD([.F$4];[.A2943])=0);[.A2943];&quot;&quot;)">
            <text:p/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IF((MOD([.F$4];[.A2944])=0);[.A2944];&quot;&quot;)">
            <text:p/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IF((MOD([.F$4];[.A2945])=0);[.A2945];&quot;&quot;)">
            <text:p/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IF((MOD([.F$4];[.A2946])=0);[.A2946];&quot;&quot;)">
            <text:p/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IF((MOD([.F$4];[.A2947])=0);[.A2947];&quot;&quot;)">
            <text:p/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IF((MOD([.F$4];[.A2948])=0);[.A2948];&quot;&quot;)">
            <text:p/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IF((MOD([.F$4];[.A2949])=0);[.A2949];&quot;&quot;)">
            <text:p/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IF((MOD([.F$4];[.A2950])=0);[.A2950];&quot;&quot;)">
            <text:p/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IF((MOD([.F$4];[.A2951])=0);[.A2951];&quot;&quot;)">
            <text:p/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IF((MOD([.F$4];[.A2952])=0);[.A2952];&quot;&quot;)">
            <text:p/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IF((MOD([.F$4];[.A2953])=0);[.A2953];&quot;&quot;)">
            <text:p/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IF((MOD([.F$4];[.A2954])=0);[.A2954];&quot;&quot;)">
            <text:p/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IF((MOD([.F$4];[.A2955])=0);[.A2955];&quot;&quot;)">
            <text:p/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IF((MOD([.F$4];[.A2956])=0);[.A2956];&quot;&quot;)">
            <text:p/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IF((MOD([.F$4];[.A2957])=0);[.A2957];&quot;&quot;)">
            <text:p/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IF((MOD([.F$4];[.A2958])=0);[.A2958];&quot;&quot;)">
            <text:p/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IF((MOD([.F$4];[.A2959])=0);[.A2959];&quot;&quot;)">
            <text:p/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IF((MOD([.F$4];[.A2960])=0);[.A2960];&quot;&quot;)">
            <text:p/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IF((MOD([.F$4];[.A2961])=0);[.A2961];&quot;&quot;)">
            <text:p/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IF((MOD([.F$4];[.A2962])=0);[.A2962];&quot;&quot;)">
            <text:p/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IF((MOD([.F$4];[.A2963])=0);[.A2963];&quot;&quot;)">
            <text:p/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IF((MOD([.F$4];[.A2964])=0);[.A2964];&quot;&quot;)">
            <text:p/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IF((MOD([.F$4];[.A2965])=0);[.A2965];&quot;&quot;)">
            <text:p/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IF((MOD([.F$4];[.A2966])=0);[.A2966];&quot;&quot;)">
            <text:p/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IF((MOD([.F$4];[.A2967])=0);[.A2967];&quot;&quot;)">
            <text:p/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IF((MOD([.F$4];[.A2968])=0);[.A2968];&quot;&quot;)">
            <text:p/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IF((MOD([.F$4];[.A2969])=0);[.A2969];&quot;&quot;)">
            <text:p/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IF((MOD([.F$4];[.A2970])=0);[.A2970];&quot;&quot;)">
            <text:p/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IF((MOD([.F$4];[.A2971])=0);[.A2971];&quot;&quot;)">
            <text:p/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IF((MOD([.F$4];[.A2972])=0);[.A2972];&quot;&quot;)">
            <text:p/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IF((MOD([.F$4];[.A2973])=0);[.A2973];&quot;&quot;)">
            <text:p/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IF((MOD([.F$4];[.A2974])=0);[.A2974];&quot;&quot;)">
            <text:p/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IF((MOD([.F$4];[.A2975])=0);[.A2975];&quot;&quot;)">
            <text:p/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IF((MOD([.F$4];[.A2976])=0);[.A2976];&quot;&quot;)">
            <text:p/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IF((MOD([.F$4];[.A2977])=0);[.A2977];&quot;&quot;)">
            <text:p/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IF((MOD([.F$4];[.A2978])=0);[.A2978];&quot;&quot;)">
            <text:p/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IF((MOD([.F$4];[.A2979])=0);[.A2979];&quot;&quot;)">
            <text:p/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IF((MOD([.F$4];[.A2980])=0);[.A2980];&quot;&quot;)">
            <text:p/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IF((MOD([.F$4];[.A2981])=0);[.A2981];&quot;&quot;)">
            <text:p/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IF((MOD([.F$4];[.A2982])=0);[.A2982];&quot;&quot;)">
            <text:p/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IF((MOD([.F$4];[.A2983])=0);[.A2983];&quot;&quot;)">
            <text:p/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IF((MOD([.F$4];[.A2984])=0);[.A2984];&quot;&quot;)">
            <text:p/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IF((MOD([.F$4];[.A2985])=0);[.A2985];&quot;&quot;)">
            <text:p/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IF((MOD([.F$4];[.A2986])=0);[.A2986];&quot;&quot;)">
            <text:p/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IF((MOD([.F$4];[.A2987])=0);[.A2987];&quot;&quot;)">
            <text:p/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IF((MOD([.F$4];[.A2988])=0);[.A2988];&quot;&quot;)">
            <text:p/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IF((MOD([.F$4];[.A2989])=0);[.A2989];&quot;&quot;)">
            <text:p/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IF((MOD([.F$4];[.A2990])=0);[.A2990];&quot;&quot;)">
            <text:p/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IF((MOD([.F$4];[.A2991])=0);[.A2991];&quot;&quot;)">
            <text:p/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IF((MOD([.F$4];[.A2992])=0);[.A2992];&quot;&quot;)">
            <text:p/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IF((MOD([.F$4];[.A2993])=0);[.A2993];&quot;&quot;)">
            <text:p/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IF((MOD([.F$4];[.A2994])=0);[.A2994];&quot;&quot;)">
            <text:p/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IF((MOD([.F$4];[.A2995])=0);[.A2995];&quot;&quot;)">
            <text:p/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IF((MOD([.F$4];[.A2996])=0);[.A2996];&quot;&quot;)">
            <text:p/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IF((MOD([.F$4];[.A2997])=0);[.A2997];&quot;&quot;)">
            <text:p/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IF((MOD([.F$4];[.A2998])=0);[.A2998];&quot;&quot;)">
            <text:p/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IF((MOD([.F$4];[.A2999])=0);[.A2999];&quot;&quot;)">
            <text:p/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IF((MOD([.F$4];[.A3000])=0);[.A3000];&quot;&quot;)">
            <text:p/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IF((MOD([.F$4];[.A3001])=0);[.A3001];&quot;&quot;)">
            <text:p/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IF((MOD([.F$4];[.A3002])=0);[.A3002];&quot;&quot;)">
            <text:p/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IF((MOD([.F$4];[.A3003])=0);[.A3003];&quot;&quot;)">
            <text:p/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IF((MOD([.F$4];[.A3004])=0);[.A3004];&quot;&quot;)">
            <text:p/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IF((MOD([.F$4];[.A3005])=0);[.A3005];&quot;&quot;)">
            <text:p/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IF((MOD([.F$4];[.A3006])=0);[.A3006];&quot;&quot;)">
            <text:p/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IF((MOD([.F$4];[.A3007])=0);[.A3007];&quot;&quot;)">
            <text:p/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IF((MOD([.F$4];[.A3008])=0);[.A3008];&quot;&quot;)">
            <text:p/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IF((MOD([.F$4];[.A3009])=0);[.A3009];&quot;&quot;)">
            <text:p/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IF((MOD([.F$4];[.A3010])=0);[.A3010];&quot;&quot;)">
            <text:p/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IF((MOD([.F$4];[.A3011])=0);[.A3011];&quot;&quot;)">
            <text:p/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IF((MOD([.F$4];[.A3012])=0);[.A3012];&quot;&quot;)">
            <text:p/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IF((MOD([.F$4];[.A3013])=0);[.A3013];&quot;&quot;)">
            <text:p/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IF((MOD([.F$4];[.A3014])=0);[.A3014];&quot;&quot;)">
            <text:p/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IF((MOD([.F$4];[.A3015])=0);[.A3015];&quot;&quot;)">
            <text:p/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IF((MOD([.F$4];[.A3016])=0);[.A3016];&quot;&quot;)">
            <text:p/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IF((MOD([.F$4];[.A3017])=0);[.A3017];&quot;&quot;)">
            <text:p/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IF((MOD([.F$4];[.A3018])=0);[.A3018];&quot;&quot;)">
            <text:p/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IF((MOD([.F$4];[.A3019])=0);[.A3019];&quot;&quot;)">
            <text:p/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IF((MOD([.F$4];[.A3020])=0);[.A3020];&quot;&quot;)">
            <text:p/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IF((MOD([.F$4];[.A3021])=0);[.A3021];&quot;&quot;)">
            <text:p/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IF((MOD([.F$4];[.A3022])=0);[.A3022];&quot;&quot;)">
            <text:p/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IF((MOD([.F$4];[.A3023])=0);[.A3023];&quot;&quot;)">
            <text:p/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IF((MOD([.F$4];[.A3024])=0);[.A3024];&quot;&quot;)">
            <text:p/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IF((MOD([.F$4];[.A3025])=0);[.A3025];&quot;&quot;)">
            <text:p/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IF((MOD([.F$4];[.A3026])=0);[.A3026];&quot;&quot;)">
            <text:p/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IF((MOD([.F$4];[.A3027])=0);[.A3027];&quot;&quot;)">
            <text:p/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IF((MOD([.F$4];[.A3028])=0);[.A3028];&quot;&quot;)">
            <text:p/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IF((MOD([.F$4];[.A3029])=0);[.A3029];&quot;&quot;)">
            <text:p/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IF((MOD([.F$4];[.A3030])=0);[.A3030];&quot;&quot;)">
            <text:p/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IF((MOD([.F$4];[.A3031])=0);[.A3031];&quot;&quot;)">
            <text:p/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IF((MOD([.F$4];[.A3032])=0);[.A3032];&quot;&quot;)">
            <text:p/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IF((MOD([.F$4];[.A3033])=0);[.A3033];&quot;&quot;)">
            <text:p/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IF((MOD([.F$4];[.A3034])=0);[.A3034];&quot;&quot;)">
            <text:p/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IF((MOD([.F$4];[.A3035])=0);[.A3035];&quot;&quot;)">
            <text:p/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IF((MOD([.F$4];[.A3036])=0);[.A3036];&quot;&quot;)">
            <text:p/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IF((MOD([.F$4];[.A3037])=0);[.A3037];&quot;&quot;)">
            <text:p/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IF((MOD([.F$4];[.A3038])=0);[.A3038];&quot;&quot;)">
            <text:p/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IF((MOD([.F$4];[.A3039])=0);[.A3039];&quot;&quot;)">
            <text:p/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IF((MOD([.F$4];[.A3040])=0);[.A3040];&quot;&quot;)">
            <text:p/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IF((MOD([.F$4];[.A3041])=0);[.A3041];&quot;&quot;)">
            <text:p/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IF((MOD([.F$4];[.A3042])=0);[.A3042];&quot;&quot;)">
            <text:p/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IF((MOD([.F$4];[.A3043])=0);[.A3043];&quot;&quot;)">
            <text:p/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IF((MOD([.F$4];[.A3044])=0);[.A3044];&quot;&quot;)">
            <text:p/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IF((MOD([.F$4];[.A3045])=0);[.A3045];&quot;&quot;)">
            <text:p/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IF((MOD([.F$4];[.A3046])=0);[.A3046];&quot;&quot;)">
            <text:p/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IF((MOD([.F$4];[.A3047])=0);[.A3047];&quot;&quot;)">
            <text:p/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IF((MOD([.F$4];[.A3048])=0);[.A3048];&quot;&quot;)">
            <text:p/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IF((MOD([.F$4];[.A3049])=0);[.A3049];&quot;&quot;)">
            <text:p/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IF((MOD([.F$4];[.A3050])=0);[.A3050];&quot;&quot;)">
            <text:p/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IF((MOD([.F$4];[.A3051])=0);[.A3051];&quot;&quot;)">
            <text:p/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IF((MOD([.F$4];[.A3052])=0);[.A3052];&quot;&quot;)">
            <text:p/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IF((MOD([.F$4];[.A3053])=0);[.A3053];&quot;&quot;)">
            <text:p/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IF((MOD([.F$4];[.A3054])=0);[.A3054];&quot;&quot;)">
            <text:p/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IF((MOD([.F$4];[.A3055])=0);[.A3055];&quot;&quot;)">
            <text:p/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IF((MOD([.F$4];[.A3056])=0);[.A3056];&quot;&quot;)">
            <text:p/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IF((MOD([.F$4];[.A3057])=0);[.A3057];&quot;&quot;)">
            <text:p/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IF((MOD([.F$4];[.A3058])=0);[.A3058];&quot;&quot;)">
            <text:p/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IF((MOD([.F$4];[.A3059])=0);[.A3059];&quot;&quot;)">
            <text:p/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IF((MOD([.F$4];[.A3060])=0);[.A3060];&quot;&quot;)">
            <text:p/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IF((MOD([.F$4];[.A3061])=0);[.A3061];&quot;&quot;)">
            <text:p/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IF((MOD([.F$4];[.A3062])=0);[.A3062];&quot;&quot;)">
            <text:p/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IF((MOD([.F$4];[.A3063])=0);[.A3063];&quot;&quot;)">
            <text:p/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IF((MOD([.F$4];[.A3064])=0);[.A3064];&quot;&quot;)">
            <text:p/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IF((MOD([.F$4];[.A3065])=0);[.A3065];&quot;&quot;)">
            <text:p/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IF((MOD([.F$4];[.A3066])=0);[.A3066];&quot;&quot;)">
            <text:p/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IF((MOD([.F$4];[.A3067])=0);[.A3067];&quot;&quot;)">
            <text:p/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IF((MOD([.F$4];[.A3068])=0);[.A3068];&quot;&quot;)">
            <text:p/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IF((MOD([.F$4];[.A3069])=0);[.A3069];&quot;&quot;)">
            <text:p/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IF((MOD([.F$4];[.A3070])=0);[.A3070];&quot;&quot;)">
            <text:p/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IF((MOD([.F$4];[.A3071])=0);[.A3071];&quot;&quot;)">
            <text:p/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IF((MOD([.F$4];[.A3072])=0);[.A3072];&quot;&quot;)">
            <text:p/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IF((MOD([.F$4];[.A3073])=0);[.A3073];&quot;&quot;)">
            <text:p/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IF((MOD([.F$4];[.A3074])=0);[.A3074];&quot;&quot;)">
            <text:p/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IF((MOD([.F$4];[.A3075])=0);[.A3075];&quot;&quot;)">
            <text:p/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IF((MOD([.F$4];[.A3076])=0);[.A3076];&quot;&quot;)">
            <text:p/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IF((MOD([.F$4];[.A3077])=0);[.A3077];&quot;&quot;)">
            <text:p/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IF((MOD([.F$4];[.A3078])=0);[.A3078];&quot;&quot;)">
            <text:p/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IF((MOD([.F$4];[.A3079])=0);[.A3079];&quot;&quot;)">
            <text:p/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IF((MOD([.F$4];[.A3080])=0);[.A3080];&quot;&quot;)">
            <text:p/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IF((MOD([.F$4];[.A3081])=0);[.A3081];&quot;&quot;)">
            <text:p/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IF((MOD([.F$4];[.A3082])=0);[.A3082];&quot;&quot;)">
            <text:p/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IF((MOD([.F$4];[.A3083])=0);[.A3083];&quot;&quot;)">
            <text:p/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IF((MOD([.F$4];[.A3084])=0);[.A3084];&quot;&quot;)">
            <text:p/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IF((MOD([.F$4];[.A3085])=0);[.A3085];&quot;&quot;)">
            <text:p/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IF((MOD([.F$4];[.A3086])=0);[.A3086];&quot;&quot;)">
            <text:p/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IF((MOD([.F$4];[.A3087])=0);[.A3087];&quot;&quot;)">
            <text:p/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IF((MOD([.F$4];[.A3088])=0);[.A3088];&quot;&quot;)">
            <text:p/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IF((MOD([.F$4];[.A3089])=0);[.A3089];&quot;&quot;)">
            <text:p/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IF((MOD([.F$4];[.A3090])=0);[.A3090];&quot;&quot;)">
            <text:p/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IF((MOD([.F$4];[.A3091])=0);[.A3091];&quot;&quot;)">
            <text:p/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IF((MOD([.F$4];[.A3092])=0);[.A3092];&quot;&quot;)">
            <text:p/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IF((MOD([.F$4];[.A3093])=0);[.A3093];&quot;&quot;)">
            <text:p/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IF((MOD([.F$4];[.A3094])=0);[.A3094];&quot;&quot;)">
            <text:p/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IF((MOD([.F$4];[.A3095])=0);[.A3095];&quot;&quot;)">
            <text:p/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IF((MOD([.F$4];[.A3096])=0);[.A3096];&quot;&quot;)">
            <text:p/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IF((MOD([.F$4];[.A3097])=0);[.A3097];&quot;&quot;)">
            <text:p/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IF((MOD([.F$4];[.A3098])=0);[.A3098];&quot;&quot;)">
            <text:p/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IF((MOD([.F$4];[.A3099])=0);[.A3099];&quot;&quot;)">
            <text:p/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IF((MOD([.F$4];[.A3100])=0);[.A3100];&quot;&quot;)">
            <text:p/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IF((MOD([.F$4];[.A3101])=0);[.A3101];&quot;&quot;)">
            <text:p/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IF((MOD([.F$4];[.A3102])=0);[.A3102];&quot;&quot;)">
            <text:p/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IF((MOD([.F$4];[.A3103])=0);[.A3103];&quot;&quot;)">
            <text:p/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IF((MOD([.F$4];[.A3104])=0);[.A3104];&quot;&quot;)">
            <text:p/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IF((MOD([.F$4];[.A3105])=0);[.A3105];&quot;&quot;)">
            <text:p/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IF((MOD([.F$4];[.A3106])=0);[.A3106];&quot;&quot;)">
            <text:p/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IF((MOD([.F$4];[.A3107])=0);[.A3107];&quot;&quot;)">
            <text:p/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IF((MOD([.F$4];[.A3108])=0);[.A3108];&quot;&quot;)">
            <text:p/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IF((MOD([.F$4];[.A3109])=0);[.A3109];&quot;&quot;)">
            <text:p/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IF((MOD([.F$4];[.A3110])=0);[.A3110];&quot;&quot;)">
            <text:p/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IF((MOD([.F$4];[.A3111])=0);[.A3111];&quot;&quot;)">
            <text:p/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IF((MOD([.F$4];[.A3112])=0);[.A3112];&quot;&quot;)">
            <text:p/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IF((MOD([.F$4];[.A3113])=0);[.A3113];&quot;&quot;)">
            <text:p/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IF((MOD([.F$4];[.A3114])=0);[.A3114];&quot;&quot;)">
            <text:p/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IF((MOD([.F$4];[.A3115])=0);[.A3115];&quot;&quot;)">
            <text:p/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IF((MOD([.F$4];[.A3116])=0);[.A3116];&quot;&quot;)">
            <text:p/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IF((MOD([.F$4];[.A3117])=0);[.A3117];&quot;&quot;)">
            <text:p/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IF((MOD([.F$4];[.A3118])=0);[.A3118];&quot;&quot;)">
            <text:p/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IF((MOD([.F$4];[.A3119])=0);[.A3119];&quot;&quot;)">
            <text:p/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IF((MOD([.F$4];[.A3120])=0);[.A3120];&quot;&quot;)">
            <text:p/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IF((MOD([.F$4];[.A3121])=0);[.A3121];&quot;&quot;)">
            <text:p/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IF((MOD([.F$4];[.A3122])=0);[.A3122];&quot;&quot;)">
            <text:p/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IF((MOD([.F$4];[.A3123])=0);[.A3123];&quot;&quot;)">
            <text:p/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IF((MOD([.F$4];[.A3124])=0);[.A3124];&quot;&quot;)">
            <text:p/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IF((MOD([.F$4];[.A3125])=0);[.A3125];&quot;&quot;)">
            <text:p/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IF((MOD([.F$4];[.A3126])=0);[.A3126];&quot;&quot;)">
            <text:p/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IF((MOD([.F$4];[.A3127])=0);[.A3127];&quot;&quot;)">
            <text:p/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IF((MOD([.F$4];[.A3128])=0);[.A3128];&quot;&quot;)">
            <text:p/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IF((MOD([.F$4];[.A3129])=0);[.A3129];&quot;&quot;)">
            <text:p/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IF((MOD([.F$4];[.A3130])=0);[.A3130];&quot;&quot;)">
            <text:p/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IF((MOD([.F$4];[.A3131])=0);[.A3131];&quot;&quot;)">
            <text:p/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IF((MOD([.F$4];[.A3132])=0);[.A3132];&quot;&quot;)">
            <text:p/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IF((MOD([.F$4];[.A3133])=0);[.A3133];&quot;&quot;)">
            <text:p/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IF((MOD([.F$4];[.A3134])=0);[.A3134];&quot;&quot;)">
            <text:p/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IF((MOD([.F$4];[.A3135])=0);[.A3135];&quot;&quot;)">
            <text:p/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IF((MOD([.F$4];[.A3136])=0);[.A3136];&quot;&quot;)">
            <text:p/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IF((MOD([.F$4];[.A3137])=0);[.A3137];&quot;&quot;)">
            <text:p/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IF((MOD([.F$4];[.A3138])=0);[.A3138];&quot;&quot;)">
            <text:p/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IF((MOD([.F$4];[.A3139])=0);[.A3139];&quot;&quot;)">
            <text:p/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IF((MOD([.F$4];[.A3140])=0);[.A3140];&quot;&quot;)">
            <text:p/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IF((MOD([.F$4];[.A3141])=0);[.A3141];&quot;&quot;)">
            <text:p/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IF((MOD([.F$4];[.A3142])=0);[.A3142];&quot;&quot;)">
            <text:p/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IF((MOD([.F$4];[.A3143])=0);[.A3143];&quot;&quot;)">
            <text:p/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IF((MOD([.F$4];[.A3144])=0);[.A3144];&quot;&quot;)">
            <text:p/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IF((MOD([.F$4];[.A3145])=0);[.A3145];&quot;&quot;)">
            <text:p/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IF((MOD([.F$4];[.A3146])=0);[.A3146];&quot;&quot;)">
            <text:p/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IF((MOD([.F$4];[.A3147])=0);[.A3147];&quot;&quot;)">
            <text:p/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IF((MOD([.F$4];[.A3148])=0);[.A3148];&quot;&quot;)">
            <text:p/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IF((MOD([.F$4];[.A3149])=0);[.A3149];&quot;&quot;)">
            <text:p/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IF((MOD([.F$4];[.A3150])=0);[.A3150];&quot;&quot;)">
            <text:p/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IF((MOD([.F$4];[.A3151])=0);[.A3151];&quot;&quot;)">
            <text:p/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IF((MOD([.F$4];[.A3152])=0);[.A3152];&quot;&quot;)">
            <text:p/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IF((MOD([.F$4];[.A3153])=0);[.A3153];&quot;&quot;)">
            <text:p/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IF((MOD([.F$4];[.A3154])=0);[.A3154];&quot;&quot;)">
            <text:p/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IF((MOD([.F$4];[.A3155])=0);[.A3155];&quot;&quot;)">
            <text:p/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IF((MOD([.F$4];[.A3156])=0);[.A3156];&quot;&quot;)">
            <text:p/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IF((MOD([.F$4];[.A3157])=0);[.A3157];&quot;&quot;)">
            <text:p/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IF((MOD([.F$4];[.A3158])=0);[.A3158];&quot;&quot;)">
            <text:p/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IF((MOD([.F$4];[.A3159])=0);[.A3159];&quot;&quot;)">
            <text:p/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IF((MOD([.F$4];[.A3160])=0);[.A3160];&quot;&quot;)">
            <text:p/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IF((MOD([.F$4];[.A3161])=0);[.A3161];&quot;&quot;)">
            <text:p/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IF((MOD([.F$4];[.A3162])=0);[.A3162];&quot;&quot;)">
            <text:p/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IF((MOD([.F$4];[.A3163])=0);[.A3163];&quot;&quot;)">
            <text:p/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IF((MOD([.F$4];[.A3164])=0);[.A3164];&quot;&quot;)">
            <text:p/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IF((MOD([.F$4];[.A3165])=0);[.A3165];&quot;&quot;)">
            <text:p/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IF((MOD([.F$4];[.A3166])=0);[.A3166];&quot;&quot;)">
            <text:p/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IF((MOD([.F$4];[.A3167])=0);[.A3167];&quot;&quot;)">
            <text:p/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IF((MOD([.F$4];[.A3168])=0);[.A3168];&quot;&quot;)">
            <text:p/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IF((MOD([.F$4];[.A3169])=0);[.A3169];&quot;&quot;)">
            <text:p/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IF((MOD([.F$4];[.A3170])=0);[.A3170];&quot;&quot;)">
            <text:p/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IF((MOD([.F$4];[.A3171])=0);[.A3171];&quot;&quot;)">
            <text:p/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IF((MOD([.F$4];[.A3172])=0);[.A3172];&quot;&quot;)">
            <text:p/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IF((MOD([.F$4];[.A3173])=0);[.A3173];&quot;&quot;)">
            <text:p/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IF((MOD([.F$4];[.A3174])=0);[.A3174];&quot;&quot;)">
            <text:p/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IF((MOD([.F$4];[.A3175])=0);[.A3175];&quot;&quot;)">
            <text:p/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IF((MOD([.F$4];[.A3176])=0);[.A3176];&quot;&quot;)">
            <text:p/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IF((MOD([.F$4];[.A3177])=0);[.A3177];&quot;&quot;)">
            <text:p/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IF((MOD([.F$4];[.A3178])=0);[.A3178];&quot;&quot;)">
            <text:p/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IF((MOD([.F$4];[.A3179])=0);[.A3179];&quot;&quot;)">
            <text:p/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IF((MOD([.F$4];[.A3180])=0);[.A3180];&quot;&quot;)">
            <text:p/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IF((MOD([.F$4];[.A3181])=0);[.A3181];&quot;&quot;)">
            <text:p/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IF((MOD([.F$4];[.A3182])=0);[.A3182];&quot;&quot;)">
            <text:p/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IF((MOD([.F$4];[.A3183])=0);[.A3183];&quot;&quot;)">
            <text:p/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IF((MOD([.F$4];[.A3184])=0);[.A3184];&quot;&quot;)">
            <text:p/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IF((MOD([.F$4];[.A3185])=0);[.A3185];&quot;&quot;)">
            <text:p/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IF((MOD([.F$4];[.A3186])=0);[.A3186];&quot;&quot;)">
            <text:p/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IF((MOD([.F$4];[.A3187])=0);[.A3187];&quot;&quot;)">
            <text:p/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IF((MOD([.F$4];[.A3188])=0);[.A3188];&quot;&quot;)">
            <text:p/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IF((MOD([.F$4];[.A3189])=0);[.A3189];&quot;&quot;)">
            <text:p/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IF((MOD([.F$4];[.A3190])=0);[.A3190];&quot;&quot;)">
            <text:p/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IF((MOD([.F$4];[.A3191])=0);[.A3191];&quot;&quot;)">
            <text:p/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IF((MOD([.F$4];[.A3192])=0);[.A3192];&quot;&quot;)">
            <text:p/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IF((MOD([.F$4];[.A3193])=0);[.A3193];&quot;&quot;)">
            <text:p/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IF((MOD([.F$4];[.A3194])=0);[.A3194];&quot;&quot;)">
            <text:p/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IF((MOD([.F$4];[.A3195])=0);[.A3195];&quot;&quot;)">
            <text:p/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IF((MOD([.F$4];[.A3196])=0);[.A3196];&quot;&quot;)">
            <text:p/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IF((MOD([.F$4];[.A3197])=0);[.A3197];&quot;&quot;)">
            <text:p/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IF((MOD([.F$4];[.A3198])=0);[.A3198];&quot;&quot;)">
            <text:p/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IF((MOD([.F$4];[.A3199])=0);[.A3199];&quot;&quot;)">
            <text:p/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IF((MOD([.F$4];[.A3200])=0);[.A3200];&quot;&quot;)">
            <text:p/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IF((MOD([.F$4];[.A3201])=0);[.A3201];&quot;&quot;)">
            <text:p/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IF((MOD([.F$4];[.A3202])=0);[.A3202];&quot;&quot;)">
            <text:p/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IF((MOD([.F$4];[.A3203])=0);[.A3203];&quot;&quot;)">
            <text:p/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IF((MOD([.F$4];[.A3204])=0);[.A3204];&quot;&quot;)">
            <text:p/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IF((MOD([.F$4];[.A3205])=0);[.A3205];&quot;&quot;)">
            <text:p/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IF((MOD([.F$4];[.A3206])=0);[.A3206];&quot;&quot;)">
            <text:p/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IF((MOD([.F$4];[.A3207])=0);[.A3207];&quot;&quot;)">
            <text:p/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IF((MOD([.F$4];[.A3208])=0);[.A3208];&quot;&quot;)">
            <text:p/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IF((MOD([.F$4];[.A3209])=0);[.A3209];&quot;&quot;)">
            <text:p/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IF((MOD([.F$4];[.A3210])=0);[.A3210];&quot;&quot;)">
            <text:p/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IF((MOD([.F$4];[.A3211])=0);[.A3211];&quot;&quot;)">
            <text:p/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IF((MOD([.F$4];[.A3212])=0);[.A3212];&quot;&quot;)">
            <text:p/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IF((MOD([.F$4];[.A3213])=0);[.A3213];&quot;&quot;)">
            <text:p/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IF((MOD([.F$4];[.A3214])=0);[.A3214];&quot;&quot;)">
            <text:p/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IF((MOD([.F$4];[.A3215])=0);[.A3215];&quot;&quot;)">
            <text:p/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IF((MOD([.F$4];[.A3216])=0);[.A3216];&quot;&quot;)">
            <text:p/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IF((MOD([.F$4];[.A3217])=0);[.A3217];&quot;&quot;)">
            <text:p/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IF((MOD([.F$4];[.A3218])=0);[.A3218];&quot;&quot;)">
            <text:p/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IF((MOD([.F$4];[.A3219])=0);[.A3219];&quot;&quot;)">
            <text:p/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IF((MOD([.F$4];[.A3220])=0);[.A3220];&quot;&quot;)">
            <text:p/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IF((MOD([.F$4];[.A3221])=0);[.A3221];&quot;&quot;)">
            <text:p/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IF((MOD([.F$4];[.A3222])=0);[.A3222];&quot;&quot;)">
            <text:p/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IF((MOD([.F$4];[.A3223])=0);[.A3223];&quot;&quot;)">
            <text:p/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IF((MOD([.F$4];[.A3224])=0);[.A3224];&quot;&quot;)">
            <text:p/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IF((MOD([.F$4];[.A3225])=0);[.A3225];&quot;&quot;)">
            <text:p/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IF((MOD([.F$4];[.A3226])=0);[.A3226];&quot;&quot;)">
            <text:p/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IF((MOD([.F$4];[.A3227])=0);[.A3227];&quot;&quot;)">
            <text:p/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IF((MOD([.F$4];[.A3228])=0);[.A3228];&quot;&quot;)">
            <text:p/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IF((MOD([.F$4];[.A3229])=0);[.A3229];&quot;&quot;)">
            <text:p/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IF((MOD([.F$4];[.A3230])=0);[.A3230];&quot;&quot;)">
            <text:p/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IF((MOD([.F$4];[.A3231])=0);[.A3231];&quot;&quot;)">
            <text:p/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IF((MOD([.F$4];[.A3232])=0);[.A3232];&quot;&quot;)">
            <text:p/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IF((MOD([.F$4];[.A3233])=0);[.A3233];&quot;&quot;)">
            <text:p/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IF((MOD([.F$4];[.A3234])=0);[.A3234];&quot;&quot;)">
            <text:p/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IF((MOD([.F$4];[.A3235])=0);[.A3235];&quot;&quot;)">
            <text:p/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IF((MOD([.F$4];[.A3236])=0);[.A3236];&quot;&quot;)">
            <text:p/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IF((MOD([.F$4];[.A3237])=0);[.A3237];&quot;&quot;)">
            <text:p/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IF((MOD([.F$4];[.A3238])=0);[.A3238];&quot;&quot;)">
            <text:p/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IF((MOD([.F$4];[.A3239])=0);[.A3239];&quot;&quot;)">
            <text:p/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IF((MOD([.F$4];[.A3240])=0);[.A3240];&quot;&quot;)">
            <text:p/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IF((MOD([.F$4];[.A3241])=0);[.A3241];&quot;&quot;)">
            <text:p/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IF((MOD([.F$4];[.A3242])=0);[.A3242];&quot;&quot;)">
            <text:p/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IF((MOD([.F$4];[.A3243])=0);[.A3243];&quot;&quot;)">
            <text:p/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IF((MOD([.F$4];[.A3244])=0);[.A3244];&quot;&quot;)">
            <text:p/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IF((MOD([.F$4];[.A3245])=0);[.A3245];&quot;&quot;)">
            <text:p/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IF((MOD([.F$4];[.A3246])=0);[.A3246];&quot;&quot;)">
            <text:p/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IF((MOD([.F$4];[.A3247])=0);[.A3247];&quot;&quot;)">
            <text:p/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IF((MOD([.F$4];[.A3248])=0);[.A3248];&quot;&quot;)">
            <text:p/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IF((MOD([.F$4];[.A3249])=0);[.A3249];&quot;&quot;)">
            <text:p/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IF((MOD([.F$4];[.A3250])=0);[.A3250];&quot;&quot;)">
            <text:p/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IF((MOD([.F$4];[.A3251])=0);[.A3251];&quot;&quot;)">
            <text:p/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IF((MOD([.F$4];[.A3252])=0);[.A3252];&quot;&quot;)">
            <text:p/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IF((MOD([.F$4];[.A3253])=0);[.A3253];&quot;&quot;)">
            <text:p/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IF((MOD([.F$4];[.A3254])=0);[.A3254];&quot;&quot;)">
            <text:p/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IF((MOD([.F$4];[.A3255])=0);[.A3255];&quot;&quot;)">
            <text:p/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IF((MOD([.F$4];[.A3256])=0);[.A3256];&quot;&quot;)">
            <text:p/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IF((MOD([.F$4];[.A3257])=0);[.A3257];&quot;&quot;)">
            <text:p/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IF((MOD([.F$4];[.A3258])=0);[.A3258];&quot;&quot;)">
            <text:p/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IF((MOD([.F$4];[.A3259])=0);[.A3259];&quot;&quot;)">
            <text:p/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IF((MOD([.F$4];[.A3260])=0);[.A3260];&quot;&quot;)">
            <text:p/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IF((MOD([.F$4];[.A3261])=0);[.A3261];&quot;&quot;)">
            <text:p/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IF((MOD([.F$4];[.A3262])=0);[.A3262];&quot;&quot;)">
            <text:p/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IF((MOD([.F$4];[.A3263])=0);[.A3263];&quot;&quot;)">
            <text:p/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IF((MOD([.F$4];[.A3264])=0);[.A3264];&quot;&quot;)">
            <text:p/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IF((MOD([.F$4];[.A3265])=0);[.A3265];&quot;&quot;)">
            <text:p/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IF((MOD([.F$4];[.A3266])=0);[.A3266];&quot;&quot;)">
            <text:p/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IF((MOD([.F$4];[.A3267])=0);[.A3267];&quot;&quot;)">
            <text:p/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IF((MOD([.F$4];[.A3268])=0);[.A3268];&quot;&quot;)">
            <text:p/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IF((MOD([.F$4];[.A3269])=0);[.A3269];&quot;&quot;)">
            <text:p/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IF((MOD([.F$4];[.A3270])=0);[.A3270];&quot;&quot;)">
            <text:p/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IF((MOD([.F$4];[.A3271])=0);[.A3271];&quot;&quot;)">
            <text:p/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IF((MOD([.F$4];[.A3272])=0);[.A3272];&quot;&quot;)">
            <text:p/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IF((MOD([.F$4];[.A3273])=0);[.A3273];&quot;&quot;)">
            <text:p/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IF((MOD([.F$4];[.A3274])=0);[.A3274];&quot;&quot;)">
            <text:p/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IF((MOD([.F$4];[.A3275])=0);[.A3275];&quot;&quot;)">
            <text:p/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IF((MOD([.F$4];[.A3276])=0);[.A3276];&quot;&quot;)">
            <text:p/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IF((MOD([.F$4];[.A3277])=0);[.A3277];&quot;&quot;)">
            <text:p/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IF((MOD([.F$4];[.A3278])=0);[.A3278];&quot;&quot;)">
            <text:p/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IF((MOD([.F$4];[.A3279])=0);[.A3279];&quot;&quot;)">
            <text:p/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IF((MOD([.F$4];[.A3280])=0);[.A3280];&quot;&quot;)">
            <text:p/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IF((MOD([.F$4];[.A3281])=0);[.A3281];&quot;&quot;)">
            <text:p/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IF((MOD([.F$4];[.A3282])=0);[.A3282];&quot;&quot;)">
            <text:p/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IF((MOD([.F$4];[.A3283])=0);[.A3283];&quot;&quot;)">
            <text:p/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IF((MOD([.F$4];[.A3284])=0);[.A3284];&quot;&quot;)">
            <text:p/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IF((MOD([.F$4];[.A3285])=0);[.A3285];&quot;&quot;)">
            <text:p/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IF((MOD([.F$4];[.A3286])=0);[.A3286];&quot;&quot;)">
            <text:p/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IF((MOD([.F$4];[.A3287])=0);[.A3287];&quot;&quot;)">
            <text:p/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IF((MOD([.F$4];[.A3288])=0);[.A3288];&quot;&quot;)">
            <text:p/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IF((MOD([.F$4];[.A3289])=0);[.A3289];&quot;&quot;)">
            <text:p/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IF((MOD([.F$4];[.A3290])=0);[.A3290];&quot;&quot;)">
            <text:p/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IF((MOD([.F$4];[.A3291])=0);[.A3291];&quot;&quot;)">
            <text:p/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IF((MOD([.F$4];[.A3292])=0);[.A3292];&quot;&quot;)">
            <text:p/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IF((MOD([.F$4];[.A3293])=0);[.A3293];&quot;&quot;)">
            <text:p/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IF((MOD([.F$4];[.A3294])=0);[.A3294];&quot;&quot;)">
            <text:p/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IF((MOD([.F$4];[.A3295])=0);[.A3295];&quot;&quot;)">
            <text:p/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IF((MOD([.F$4];[.A3296])=0);[.A3296];&quot;&quot;)">
            <text:p/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IF((MOD([.F$4];[.A3297])=0);[.A3297];&quot;&quot;)">
            <text:p/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IF((MOD([.F$4];[.A3298])=0);[.A3298];&quot;&quot;)">
            <text:p/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IF((MOD([.F$4];[.A3299])=0);[.A3299];&quot;&quot;)">
            <text:p/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IF((MOD([.F$4];[.A3300])=0);[.A3300];&quot;&quot;)">
            <text:p/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IF((MOD([.F$4];[.A3301])=0);[.A3301];&quot;&quot;)">
            <text:p/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IF((MOD([.F$4];[.A3302])=0);[.A3302];&quot;&quot;)">
            <text:p/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IF((MOD([.F$4];[.A3303])=0);[.A3303];&quot;&quot;)">
            <text:p/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IF((MOD([.F$4];[.A3304])=0);[.A3304];&quot;&quot;)">
            <text:p/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IF((MOD([.F$4];[.A3305])=0);[.A3305];&quot;&quot;)">
            <text:p/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IF((MOD([.F$4];[.A3306])=0);[.A3306];&quot;&quot;)">
            <text:p/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IF((MOD([.F$4];[.A3307])=0);[.A3307];&quot;&quot;)">
            <text:p/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IF((MOD([.F$4];[.A3308])=0);[.A3308];&quot;&quot;)">
            <text:p/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IF((MOD([.F$4];[.A3309])=0);[.A3309];&quot;&quot;)">
            <text:p/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IF((MOD([.F$4];[.A3310])=0);[.A3310];&quot;&quot;)">
            <text:p/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IF((MOD([.F$4];[.A3311])=0);[.A3311];&quot;&quot;)">
            <text:p/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IF((MOD([.F$4];[.A3312])=0);[.A3312];&quot;&quot;)">
            <text:p/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IF((MOD([.F$4];[.A3313])=0);[.A3313];&quot;&quot;)">
            <text:p/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IF((MOD([.F$4];[.A3314])=0);[.A3314];&quot;&quot;)">
            <text:p/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IF((MOD([.F$4];[.A3315])=0);[.A3315];&quot;&quot;)">
            <text:p/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IF((MOD([.F$4];[.A3316])=0);[.A3316];&quot;&quot;)">
            <text:p/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IF((MOD([.F$4];[.A3317])=0);[.A3317];&quot;&quot;)">
            <text:p/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IF((MOD([.F$4];[.A3318])=0);[.A3318];&quot;&quot;)">
            <text:p/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IF((MOD([.F$4];[.A3319])=0);[.A3319];&quot;&quot;)">
            <text:p/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IF((MOD([.F$4];[.A3320])=0);[.A3320];&quot;&quot;)">
            <text:p/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IF((MOD([.F$4];[.A3321])=0);[.A3321];&quot;&quot;)">
            <text:p/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IF((MOD([.F$4];[.A3322])=0);[.A3322];&quot;&quot;)">
            <text:p/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IF((MOD([.F$4];[.A3323])=0);[.A3323];&quot;&quot;)">
            <text:p/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IF((MOD([.F$4];[.A3324])=0);[.A3324];&quot;&quot;)">
            <text:p/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IF((MOD([.F$4];[.A3325])=0);[.A3325];&quot;&quot;)">
            <text:p/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IF((MOD([.F$4];[.A3326])=0);[.A3326];&quot;&quot;)">
            <text:p/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IF((MOD([.F$4];[.A3327])=0);[.A3327];&quot;&quot;)">
            <text:p/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IF((MOD([.F$4];[.A3328])=0);[.A3328];&quot;&quot;)">
            <text:p/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IF((MOD([.F$4];[.A3329])=0);[.A3329];&quot;&quot;)">
            <text:p/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IF((MOD([.F$4];[.A3330])=0);[.A3330];&quot;&quot;)">
            <text:p/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IF((MOD([.F$4];[.A3331])=0);[.A3331];&quot;&quot;)">
            <text:p/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IF((MOD([.F$4];[.A3332])=0);[.A3332];&quot;&quot;)">
            <text:p/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IF((MOD([.F$4];[.A3333])=0);[.A3333];&quot;&quot;)">
            <text:p/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IF((MOD([.F$4];[.A3334])=0);[.A3334];&quot;&quot;)">
            <text:p/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IF((MOD([.F$4];[.A3335])=0);[.A3335];&quot;&quot;)">
            <text:p/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IF((MOD([.F$4];[.A3336])=0);[.A3336];&quot;&quot;)">
            <text:p/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IF((MOD([.F$4];[.A3337])=0);[.A3337];&quot;&quot;)">
            <text:p/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IF((MOD([.F$4];[.A3338])=0);[.A3338];&quot;&quot;)">
            <text:p/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IF((MOD([.F$4];[.A3339])=0);[.A3339];&quot;&quot;)">
            <text:p/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IF((MOD([.F$4];[.A3340])=0);[.A3340];&quot;&quot;)">
            <text:p/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IF((MOD([.F$4];[.A3341])=0);[.A3341];&quot;&quot;)">
            <text:p/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IF((MOD([.F$4];[.A3342])=0);[.A3342];&quot;&quot;)">
            <text:p/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IF((MOD([.F$4];[.A3343])=0);[.A3343];&quot;&quot;)">
            <text:p/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IF((MOD([.F$4];[.A3344])=0);[.A3344];&quot;&quot;)">
            <text:p/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IF((MOD([.F$4];[.A3345])=0);[.A3345];&quot;&quot;)">
            <text:p/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IF((MOD([.F$4];[.A3346])=0);[.A3346];&quot;&quot;)">
            <text:p/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IF((MOD([.F$4];[.A3347])=0);[.A3347];&quot;&quot;)">
            <text:p/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IF((MOD([.F$4];[.A3348])=0);[.A3348];&quot;&quot;)">
            <text:p/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IF((MOD([.F$4];[.A3349])=0);[.A3349];&quot;&quot;)">
            <text:p/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IF((MOD([.F$4];[.A3350])=0);[.A3350];&quot;&quot;)">
            <text:p/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IF((MOD([.F$4];[.A3351])=0);[.A3351];&quot;&quot;)">
            <text:p/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IF((MOD([.F$4];[.A3352])=0);[.A3352];&quot;&quot;)">
            <text:p/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IF((MOD([.F$4];[.A3353])=0);[.A3353];&quot;&quot;)">
            <text:p/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IF((MOD([.F$4];[.A3354])=0);[.A3354];&quot;&quot;)">
            <text:p/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IF((MOD([.F$4];[.A3355])=0);[.A3355];&quot;&quot;)">
            <text:p/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IF((MOD([.F$4];[.A3356])=0);[.A3356];&quot;&quot;)">
            <text:p/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IF((MOD([.F$4];[.A3357])=0);[.A3357];&quot;&quot;)">
            <text:p/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IF((MOD([.F$4];[.A3358])=0);[.A3358];&quot;&quot;)">
            <text:p/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IF((MOD([.F$4];[.A3359])=0);[.A3359];&quot;&quot;)">
            <text:p/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IF((MOD([.F$4];[.A3360])=0);[.A3360];&quot;&quot;)">
            <text:p/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IF((MOD([.F$4];[.A3361])=0);[.A3361];&quot;&quot;)">
            <text:p/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IF((MOD([.F$4];[.A3362])=0);[.A3362];&quot;&quot;)">
            <text:p/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IF((MOD([.F$4];[.A3363])=0);[.A3363];&quot;&quot;)">
            <text:p/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IF((MOD([.F$4];[.A3364])=0);[.A3364];&quot;&quot;)">
            <text:p/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IF((MOD([.F$4];[.A3365])=0);[.A3365];&quot;&quot;)">
            <text:p/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IF((MOD([.F$4];[.A3366])=0);[.A3366];&quot;&quot;)">
            <text:p/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IF((MOD([.F$4];[.A3367])=0);[.A3367];&quot;&quot;)">
            <text:p/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IF((MOD([.F$4];[.A3368])=0);[.A3368];&quot;&quot;)">
            <text:p/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IF((MOD([.F$4];[.A3369])=0);[.A3369];&quot;&quot;)">
            <text:p/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IF((MOD([.F$4];[.A3370])=0);[.A3370];&quot;&quot;)">
            <text:p/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IF((MOD([.F$4];[.A3371])=0);[.A3371];&quot;&quot;)">
            <text:p/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IF((MOD([.F$4];[.A3372])=0);[.A3372];&quot;&quot;)">
            <text:p/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IF((MOD([.F$4];[.A3373])=0);[.A3373];&quot;&quot;)">
            <text:p/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IF((MOD([.F$4];[.A3374])=0);[.A3374];&quot;&quot;)">
            <text:p/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IF((MOD([.F$4];[.A3375])=0);[.A3375];&quot;&quot;)">
            <text:p/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IF((MOD([.F$4];[.A3376])=0);[.A3376];&quot;&quot;)">
            <text:p/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IF((MOD([.F$4];[.A3377])=0);[.A3377];&quot;&quot;)">
            <text:p/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IF((MOD([.F$4];[.A3378])=0);[.A3378];&quot;&quot;)">
            <text:p/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IF((MOD([.F$4];[.A3379])=0);[.A3379];&quot;&quot;)">
            <text:p/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IF((MOD([.F$4];[.A3380])=0);[.A3380];&quot;&quot;)">
            <text:p/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IF((MOD([.F$4];[.A3381])=0);[.A3381];&quot;&quot;)">
            <text:p/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IF((MOD([.F$4];[.A3382])=0);[.A3382];&quot;&quot;)">
            <text:p/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IF((MOD([.F$4];[.A3383])=0);[.A3383];&quot;&quot;)">
            <text:p/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IF((MOD([.F$4];[.A3384])=0);[.A3384];&quot;&quot;)">
            <text:p/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IF((MOD([.F$4];[.A3385])=0);[.A3385];&quot;&quot;)">
            <text:p/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IF((MOD([.F$4];[.A3386])=0);[.A3386];&quot;&quot;)">
            <text:p/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IF((MOD([.F$4];[.A3387])=0);[.A3387];&quot;&quot;)">
            <text:p/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IF((MOD([.F$4];[.A3388])=0);[.A3388];&quot;&quot;)">
            <text:p/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IF((MOD([.F$4];[.A3389])=0);[.A3389];&quot;&quot;)">
            <text:p/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IF((MOD([.F$4];[.A3390])=0);[.A3390];&quot;&quot;)">
            <text:p/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IF((MOD([.F$4];[.A3391])=0);[.A3391];&quot;&quot;)">
            <text:p/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IF((MOD([.F$4];[.A3392])=0);[.A3392];&quot;&quot;)">
            <text:p/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IF((MOD([.F$4];[.A3393])=0);[.A3393];&quot;&quot;)">
            <text:p/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IF((MOD([.F$4];[.A3394])=0);[.A3394];&quot;&quot;)">
            <text:p/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IF((MOD([.F$4];[.A3395])=0);[.A3395];&quot;&quot;)">
            <text:p/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IF((MOD([.F$4];[.A3396])=0);[.A3396];&quot;&quot;)">
            <text:p/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IF((MOD([.F$4];[.A3397])=0);[.A3397];&quot;&quot;)">
            <text:p/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IF((MOD([.F$4];[.A3398])=0);[.A3398];&quot;&quot;)">
            <text:p/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IF((MOD([.F$4];[.A3399])=0);[.A3399];&quot;&quot;)">
            <text:p/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IF((MOD([.F$4];[.A3400])=0);[.A3400];&quot;&quot;)">
            <text:p/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IF((MOD([.F$4];[.A3401])=0);[.A3401];&quot;&quot;)">
            <text:p/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IF((MOD([.F$4];[.A3402])=0);[.A3402];&quot;&quot;)">
            <text:p/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IF((MOD([.F$4];[.A3403])=0);[.A3403];&quot;&quot;)">
            <text:p/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IF((MOD([.F$4];[.A3404])=0);[.A3404];&quot;&quot;)">
            <text:p/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IF((MOD([.F$4];[.A3405])=0);[.A3405];&quot;&quot;)">
            <text:p/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IF((MOD([.F$4];[.A3406])=0);[.A3406];&quot;&quot;)">
            <text:p/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IF((MOD([.F$4];[.A3407])=0);[.A3407];&quot;&quot;)">
            <text:p/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IF((MOD([.F$4];[.A3408])=0);[.A3408];&quot;&quot;)">
            <text:p/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IF((MOD([.F$4];[.A3409])=0);[.A3409];&quot;&quot;)">
            <text:p/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IF((MOD([.F$4];[.A3410])=0);[.A3410];&quot;&quot;)">
            <text:p/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IF((MOD([.F$4];[.A3411])=0);[.A3411];&quot;&quot;)">
            <text:p/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IF((MOD([.F$4];[.A3412])=0);[.A3412];&quot;&quot;)">
            <text:p/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IF((MOD([.F$4];[.A3413])=0);[.A3413];&quot;&quot;)">
            <text:p/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IF((MOD([.F$4];[.A3414])=0);[.A3414];&quot;&quot;)">
            <text:p/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IF((MOD([.F$4];[.A3415])=0);[.A3415];&quot;&quot;)">
            <text:p/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IF((MOD([.F$4];[.A3416])=0);[.A3416];&quot;&quot;)">
            <text:p/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IF((MOD([.F$4];[.A3417])=0);[.A3417];&quot;&quot;)">
            <text:p/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IF((MOD([.F$4];[.A3418])=0);[.A3418];&quot;&quot;)">
            <text:p/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IF((MOD([.F$4];[.A3419])=0);[.A3419];&quot;&quot;)">
            <text:p/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IF((MOD([.F$4];[.A3420])=0);[.A3420];&quot;&quot;)">
            <text:p/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IF((MOD([.F$4];[.A3421])=0);[.A3421];&quot;&quot;)">
            <text:p/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IF((MOD([.F$4];[.A3422])=0);[.A3422];&quot;&quot;)">
            <text:p/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IF((MOD([.F$4];[.A3423])=0);[.A3423];&quot;&quot;)">
            <text:p/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IF((MOD([.F$4];[.A3424])=0);[.A3424];&quot;&quot;)">
            <text:p/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IF((MOD([.F$4];[.A3425])=0);[.A3425];&quot;&quot;)">
            <text:p/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IF((MOD([.F$4];[.A3426])=0);[.A3426];&quot;&quot;)">
            <text:p/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IF((MOD([.F$4];[.A3427])=0);[.A3427];&quot;&quot;)">
            <text:p/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IF((MOD([.F$4];[.A3428])=0);[.A3428];&quot;&quot;)">
            <text:p/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IF((MOD([.F$4];[.A3429])=0);[.A3429];&quot;&quot;)">
            <text:p/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IF((MOD([.F$4];[.A3430])=0);[.A3430];&quot;&quot;)">
            <text:p/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IF((MOD([.F$4];[.A3431])=0);[.A3431];&quot;&quot;)">
            <text:p/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IF((MOD([.F$4];[.A3432])=0);[.A3432];&quot;&quot;)">
            <text:p/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IF((MOD([.F$4];[.A3433])=0);[.A3433];&quot;&quot;)">
            <text:p/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IF((MOD([.F$4];[.A3434])=0);[.A3434];&quot;&quot;)">
            <text:p/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IF((MOD([.F$4];[.A3435])=0);[.A3435];&quot;&quot;)">
            <text:p/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IF((MOD([.F$4];[.A3436])=0);[.A3436];&quot;&quot;)">
            <text:p/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IF((MOD([.F$4];[.A3437])=0);[.A3437];&quot;&quot;)">
            <text:p/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IF((MOD([.F$4];[.A3438])=0);[.A3438];&quot;&quot;)">
            <text:p/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IF((MOD([.F$4];[.A3439])=0);[.A3439];&quot;&quot;)">
            <text:p/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IF((MOD([.F$4];[.A3440])=0);[.A3440];&quot;&quot;)">
            <text:p/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IF((MOD([.F$4];[.A3441])=0);[.A3441];&quot;&quot;)">
            <text:p/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IF((MOD([.F$4];[.A3442])=0);[.A3442];&quot;&quot;)">
            <text:p/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IF((MOD([.F$4];[.A3443])=0);[.A3443];&quot;&quot;)">
            <text:p/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IF((MOD([.F$4];[.A3444])=0);[.A3444];&quot;&quot;)">
            <text:p/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IF((MOD([.F$4];[.A3445])=0);[.A3445];&quot;&quot;)">
            <text:p/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IF((MOD([.F$4];[.A3446])=0);[.A3446];&quot;&quot;)">
            <text:p/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IF((MOD([.F$4];[.A3447])=0);[.A3447];&quot;&quot;)">
            <text:p/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IF((MOD([.F$4];[.A3448])=0);[.A3448];&quot;&quot;)">
            <text:p/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IF((MOD([.F$4];[.A3449])=0);[.A3449];&quot;&quot;)">
            <text:p/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IF((MOD([.F$4];[.A3450])=0);[.A3450];&quot;&quot;)">
            <text:p/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IF((MOD([.F$4];[.A3451])=0);[.A3451];&quot;&quot;)">
            <text:p/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IF((MOD([.F$4];[.A3452])=0);[.A3452];&quot;&quot;)">
            <text:p/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IF((MOD([.F$4];[.A3453])=0);[.A3453];&quot;&quot;)">
            <text:p/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IF((MOD([.F$4];[.A3454])=0);[.A3454];&quot;&quot;)">
            <text:p/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IF((MOD([.F$4];[.A3455])=0);[.A3455];&quot;&quot;)">
            <text:p/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IF((MOD([.F$4];[.A3456])=0);[.A3456];&quot;&quot;)">
            <text:p/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IF((MOD([.F$4];[.A3457])=0);[.A3457];&quot;&quot;)">
            <text:p/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IF((MOD([.F$4];[.A3458])=0);[.A3458];&quot;&quot;)">
            <text:p/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IF((MOD([.F$4];[.A3459])=0);[.A3459];&quot;&quot;)">
            <text:p/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IF((MOD([.F$4];[.A3460])=0);[.A3460];&quot;&quot;)">
            <text:p/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IF((MOD([.F$4];[.A3461])=0);[.A3461];&quot;&quot;)">
            <text:p/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IF((MOD([.F$4];[.A3462])=0);[.A3462];&quot;&quot;)">
            <text:p/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IF((MOD([.F$4];[.A3463])=0);[.A3463];&quot;&quot;)">
            <text:p/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IF((MOD([.F$4];[.A3464])=0);[.A3464];&quot;&quot;)">
            <text:p/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IF((MOD([.F$4];[.A3465])=0);[.A3465];&quot;&quot;)">
            <text:p/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IF((MOD([.F$4];[.A3466])=0);[.A3466];&quot;&quot;)">
            <text:p/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IF((MOD([.F$4];[.A3467])=0);[.A3467];&quot;&quot;)">
            <text:p/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IF((MOD([.F$4];[.A3468])=0);[.A3468];&quot;&quot;)">
            <text:p/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IF((MOD([.F$4];[.A3469])=0);[.A3469];&quot;&quot;)">
            <text:p/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IF((MOD([.F$4];[.A3470])=0);[.A3470];&quot;&quot;)">
            <text:p/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IF((MOD([.F$4];[.A3471])=0);[.A3471];&quot;&quot;)">
            <text:p/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IF((MOD([.F$4];[.A3472])=0);[.A3472];&quot;&quot;)">
            <text:p/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IF((MOD([.F$4];[.A3473])=0);[.A3473];&quot;&quot;)">
            <text:p/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IF((MOD([.F$4];[.A3474])=0);[.A3474];&quot;&quot;)">
            <text:p/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IF((MOD([.F$4];[.A3475])=0);[.A3475];&quot;&quot;)">
            <text:p/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IF((MOD([.F$4];[.A3476])=0);[.A3476];&quot;&quot;)">
            <text:p/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IF((MOD([.F$4];[.A3477])=0);[.A3477];&quot;&quot;)">
            <text:p/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IF((MOD([.F$4];[.A3478])=0);[.A3478];&quot;&quot;)">
            <text:p/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IF((MOD([.F$4];[.A3479])=0);[.A3479];&quot;&quot;)">
            <text:p/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IF((MOD([.F$4];[.A3480])=0);[.A3480];&quot;&quot;)">
            <text:p/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IF((MOD([.F$4];[.A3481])=0);[.A3481];&quot;&quot;)">
            <text:p/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IF((MOD([.F$4];[.A3482])=0);[.A3482];&quot;&quot;)">
            <text:p/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IF((MOD([.F$4];[.A3483])=0);[.A3483];&quot;&quot;)">
            <text:p/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IF((MOD([.F$4];[.A3484])=0);[.A3484];&quot;&quot;)">
            <text:p/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IF((MOD([.F$4];[.A3485])=0);[.A3485];&quot;&quot;)">
            <text:p/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IF((MOD([.F$4];[.A3486])=0);[.A3486];&quot;&quot;)">
            <text:p/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IF((MOD([.F$4];[.A3487])=0);[.A3487];&quot;&quot;)">
            <text:p/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IF((MOD([.F$4];[.A3488])=0);[.A3488];&quot;&quot;)">
            <text:p/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IF((MOD([.F$4];[.A3489])=0);[.A3489];&quot;&quot;)">
            <text:p/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IF((MOD([.F$4];[.A3490])=0);[.A3490];&quot;&quot;)">
            <text:p/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IF((MOD([.F$4];[.A3491])=0);[.A3491];&quot;&quot;)">
            <text:p/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IF((MOD([.F$4];[.A3492])=0);[.A3492];&quot;&quot;)">
            <text:p/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IF((MOD([.F$4];[.A3493])=0);[.A3493];&quot;&quot;)">
            <text:p/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IF((MOD([.F$4];[.A3494])=0);[.A3494];&quot;&quot;)">
            <text:p/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IF((MOD([.F$4];[.A3495])=0);[.A3495];&quot;&quot;)">
            <text:p/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IF((MOD([.F$4];[.A3496])=0);[.A3496];&quot;&quot;)">
            <text:p/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IF((MOD([.F$4];[.A3497])=0);[.A3497];&quot;&quot;)">
            <text:p/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IF((MOD([.F$4];[.A3498])=0);[.A3498];&quot;&quot;)">
            <text:p/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IF((MOD([.F$4];[.A3499])=0);[.A3499];&quot;&quot;)">
            <text:p/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IF((MOD([.F$4];[.A3500])=0);[.A3500];&quot;&quot;)">
            <text:p/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IF((MOD([.F$4];[.A3501])=0);[.A3501];&quot;&quot;)">
            <text:p/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IF((MOD([.F$4];[.A3502])=0);[.A3502];&quot;&quot;)">
            <text:p/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IF((MOD([.F$4];[.A3503])=0);[.A3503];&quot;&quot;)">
            <text:p/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IF((MOD([.F$4];[.A3504])=0);[.A3504];&quot;&quot;)">
            <text:p/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IF((MOD([.F$4];[.A3505])=0);[.A3505];&quot;&quot;)">
            <text:p/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IF((MOD([.F$4];[.A3506])=0);[.A3506];&quot;&quot;)">
            <text:p/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IF((MOD([.F$4];[.A3507])=0);[.A3507];&quot;&quot;)">
            <text:p/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IF((MOD([.F$4];[.A3508])=0);[.A3508];&quot;&quot;)">
            <text:p/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IF((MOD([.F$4];[.A3509])=0);[.A3509];&quot;&quot;)">
            <text:p/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IF((MOD([.F$4];[.A3510])=0);[.A3510];&quot;&quot;)">
            <text:p/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IF((MOD([.F$4];[.A3511])=0);[.A3511];&quot;&quot;)">
            <text:p/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IF((MOD([.F$4];[.A3512])=0);[.A3512];&quot;&quot;)">
            <text:p/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IF((MOD([.F$4];[.A3513])=0);[.A3513];&quot;&quot;)">
            <text:p/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IF((MOD([.F$4];[.A3514])=0);[.A3514];&quot;&quot;)">
            <text:p/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IF((MOD([.F$4];[.A3515])=0);[.A3515];&quot;&quot;)">
            <text:p/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IF((MOD([.F$4];[.A3516])=0);[.A3516];&quot;&quot;)">
            <text:p/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IF((MOD([.F$4];[.A3517])=0);[.A3517];&quot;&quot;)">
            <text:p/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IF((MOD([.F$4];[.A3518])=0);[.A3518];&quot;&quot;)">
            <text:p/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IF((MOD([.F$4];[.A3519])=0);[.A3519];&quot;&quot;)">
            <text:p/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IF((MOD([.F$4];[.A3520])=0);[.A3520];&quot;&quot;)">
            <text:p/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IF((MOD([.F$4];[.A3521])=0);[.A3521];&quot;&quot;)">
            <text:p/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IF((MOD([.F$4];[.A3522])=0);[.A3522];&quot;&quot;)">
            <text:p/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IF((MOD([.F$4];[.A3523])=0);[.A3523];&quot;&quot;)">
            <text:p/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IF((MOD([.F$4];[.A3524])=0);[.A3524];&quot;&quot;)">
            <text:p/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IF((MOD([.F$4];[.A3525])=0);[.A3525];&quot;&quot;)">
            <text:p/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IF((MOD([.F$4];[.A3526])=0);[.A3526];&quot;&quot;)">
            <text:p/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IF((MOD([.F$4];[.A3527])=0);[.A3527];&quot;&quot;)">
            <text:p/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IF((MOD([.F$4];[.A3528])=0);[.A3528];&quot;&quot;)">
            <text:p/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IF((MOD([.F$4];[.A3529])=0);[.A3529];&quot;&quot;)">
            <text:p/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IF((MOD([.F$4];[.A3530])=0);[.A3530];&quot;&quot;)">
            <text:p/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IF((MOD([.F$4];[.A3531])=0);[.A3531];&quot;&quot;)">
            <text:p/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IF((MOD([.F$4];[.A3532])=0);[.A3532];&quot;&quot;)">
            <text:p/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IF((MOD([.F$4];[.A3533])=0);[.A3533];&quot;&quot;)">
            <text:p/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IF((MOD([.F$4];[.A3534])=0);[.A3534];&quot;&quot;)">
            <text:p/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IF((MOD([.F$4];[.A3535])=0);[.A3535];&quot;&quot;)">
            <text:p/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IF((MOD([.F$4];[.A3536])=0);[.A3536];&quot;&quot;)">
            <text:p/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IF((MOD([.F$4];[.A3537])=0);[.A3537];&quot;&quot;)">
            <text:p/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IF((MOD([.F$4];[.A3538])=0);[.A3538];&quot;&quot;)">
            <text:p/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IF((MOD([.F$4];[.A3539])=0);[.A3539];&quot;&quot;)">
            <text:p/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IF((MOD([.F$4];[.A3540])=0);[.A3540];&quot;&quot;)">
            <text:p/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IF((MOD([.F$4];[.A3541])=0);[.A3541];&quot;&quot;)">
            <text:p/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IF((MOD([.F$4];[.A3542])=0);[.A3542];&quot;&quot;)">
            <text:p/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IF((MOD([.F$4];[.A3543])=0);[.A3543];&quot;&quot;)">
            <text:p/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IF((MOD([.F$4];[.A3544])=0);[.A3544];&quot;&quot;)">
            <text:p/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IF((MOD([.F$4];[.A3545])=0);[.A3545];&quot;&quot;)">
            <text:p/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IF((MOD([.F$4];[.A3546])=0);[.A3546];&quot;&quot;)">
            <text:p/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IF((MOD([.F$4];[.A3547])=0);[.A3547];&quot;&quot;)">
            <text:p/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IF((MOD([.F$4];[.A3548])=0);[.A3548];&quot;&quot;)">
            <text:p/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IF((MOD([.F$4];[.A3549])=0);[.A3549];&quot;&quot;)">
            <text:p/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IF((MOD([.F$4];[.A3550])=0);[.A3550];&quot;&quot;)">
            <text:p/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IF((MOD([.F$4];[.A3551])=0);[.A3551];&quot;&quot;)">
            <text:p/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IF((MOD([.F$4];[.A3552])=0);[.A3552];&quot;&quot;)">
            <text:p/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IF((MOD([.F$4];[.A3553])=0);[.A3553];&quot;&quot;)">
            <text:p/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IF((MOD([.F$4];[.A3554])=0);[.A3554];&quot;&quot;)">
            <text:p/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IF((MOD([.F$4];[.A3555])=0);[.A3555];&quot;&quot;)">
            <text:p/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IF((MOD([.F$4];[.A3556])=0);[.A3556];&quot;&quot;)">
            <text:p/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IF((MOD([.F$4];[.A3557])=0);[.A3557];&quot;&quot;)">
            <text:p/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IF((MOD([.F$4];[.A3558])=0);[.A3558];&quot;&quot;)">
            <text:p/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IF((MOD([.F$4];[.A3559])=0);[.A3559];&quot;&quot;)">
            <text:p/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IF((MOD([.F$4];[.A3560])=0);[.A3560];&quot;&quot;)">
            <text:p/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IF((MOD([.F$4];[.A3561])=0);[.A3561];&quot;&quot;)">
            <text:p/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IF((MOD([.F$4];[.A3562])=0);[.A3562];&quot;&quot;)">
            <text:p/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IF((MOD([.F$4];[.A3563])=0);[.A3563];&quot;&quot;)">
            <text:p/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IF((MOD([.F$4];[.A3564])=0);[.A3564];&quot;&quot;)">
            <text:p/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IF((MOD([.F$4];[.A3565])=0);[.A3565];&quot;&quot;)">
            <text:p/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IF((MOD([.F$4];[.A3566])=0);[.A3566];&quot;&quot;)">
            <text:p/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IF((MOD([.F$4];[.A3567])=0);[.A3567];&quot;&quot;)">
            <text:p/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IF((MOD([.F$4];[.A3568])=0);[.A3568];&quot;&quot;)">
            <text:p/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IF((MOD([.F$4];[.A3569])=0);[.A3569];&quot;&quot;)">
            <text:p/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IF((MOD([.F$4];[.A3570])=0);[.A3570];&quot;&quot;)">
            <text:p/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IF((MOD([.F$4];[.A3571])=0);[.A3571];&quot;&quot;)">
            <text:p/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IF((MOD([.F$4];[.A3572])=0);[.A3572];&quot;&quot;)">
            <text:p/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IF((MOD([.F$4];[.A3573])=0);[.A3573];&quot;&quot;)">
            <text:p/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IF((MOD([.F$4];[.A3574])=0);[.A3574];&quot;&quot;)">
            <text:p/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IF((MOD([.F$4];[.A3575])=0);[.A3575];&quot;&quot;)">
            <text:p/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IF((MOD([.F$4];[.A3576])=0);[.A3576];&quot;&quot;)">
            <text:p/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IF((MOD([.F$4];[.A3577])=0);[.A3577];&quot;&quot;)">
            <text:p/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IF((MOD([.F$4];[.A3578])=0);[.A3578];&quot;&quot;)">
            <text:p/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IF((MOD([.F$4];[.A3579])=0);[.A3579];&quot;&quot;)">
            <text:p/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IF((MOD([.F$4];[.A3580])=0);[.A3580];&quot;&quot;)">
            <text:p/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IF((MOD([.F$4];[.A3581])=0);[.A3581];&quot;&quot;)">
            <text:p/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IF((MOD([.F$4];[.A3582])=0);[.A3582];&quot;&quot;)">
            <text:p/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IF((MOD([.F$4];[.A3583])=0);[.A3583];&quot;&quot;)">
            <text:p/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IF((MOD([.F$4];[.A3584])=0);[.A3584];&quot;&quot;)">
            <text:p/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IF((MOD([.F$4];[.A3585])=0);[.A3585];&quot;&quot;)">
            <text:p/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IF((MOD([.F$4];[.A3586])=0);[.A3586];&quot;&quot;)">
            <text:p/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IF((MOD([.F$4];[.A3587])=0);[.A3587];&quot;&quot;)">
            <text:p/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IF((MOD([.F$4];[.A3588])=0);[.A3588];&quot;&quot;)">
            <text:p/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IF((MOD([.F$4];[.A3589])=0);[.A3589];&quot;&quot;)">
            <text:p/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IF((MOD([.F$4];[.A3590])=0);[.A3590];&quot;&quot;)">
            <text:p/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IF((MOD([.F$4];[.A3591])=0);[.A3591];&quot;&quot;)">
            <text:p/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IF((MOD([.F$4];[.A3592])=0);[.A3592];&quot;&quot;)">
            <text:p/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IF((MOD([.F$4];[.A3593])=0);[.A3593];&quot;&quot;)">
            <text:p/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IF((MOD([.F$4];[.A3594])=0);[.A3594];&quot;&quot;)">
            <text:p/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IF((MOD([.F$4];[.A3595])=0);[.A3595];&quot;&quot;)">
            <text:p/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IF((MOD([.F$4];[.A3596])=0);[.A3596];&quot;&quot;)">
            <text:p/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IF((MOD([.F$4];[.A3597])=0);[.A3597];&quot;&quot;)">
            <text:p/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IF((MOD([.F$4];[.A3598])=0);[.A3598];&quot;&quot;)">
            <text:p/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IF((MOD([.F$4];[.A3599])=0);[.A3599];&quot;&quot;)">
            <text:p/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IF((MOD([.F$4];[.A3600])=0);[.A3600];&quot;&quot;)">
            <text:p/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IF((MOD([.F$4];[.A3601])=0);[.A3601];&quot;&quot;)">
            <text:p/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IF((MOD([.F$4];[.A3602])=0);[.A3602];&quot;&quot;)">
            <text:p/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IF((MOD([.F$4];[.A3603])=0);[.A3603];&quot;&quot;)">
            <text:p/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IF((MOD([.F$4];[.A3604])=0);[.A3604];&quot;&quot;)">
            <text:p/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IF((MOD([.F$4];[.A3605])=0);[.A3605];&quot;&quot;)">
            <text:p/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IF((MOD([.F$4];[.A3606])=0);[.A3606];&quot;&quot;)">
            <text:p/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IF((MOD([.F$4];[.A3607])=0);[.A3607];&quot;&quot;)">
            <text:p/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IF((MOD([.F$4];[.A3608])=0);[.A3608];&quot;&quot;)">
            <text:p/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IF((MOD([.F$4];[.A3609])=0);[.A3609];&quot;&quot;)">
            <text:p/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IF((MOD([.F$4];[.A3610])=0);[.A3610];&quot;&quot;)">
            <text:p/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IF((MOD([.F$4];[.A3611])=0);[.A3611];&quot;&quot;)">
            <text:p/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IF((MOD([.F$4];[.A3612])=0);[.A3612];&quot;&quot;)">
            <text:p/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IF((MOD([.F$4];[.A3613])=0);[.A3613];&quot;&quot;)">
            <text:p/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IF((MOD([.F$4];[.A3614])=0);[.A3614];&quot;&quot;)">
            <text:p/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IF((MOD([.F$4];[.A3615])=0);[.A3615];&quot;&quot;)">
            <text:p/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IF((MOD([.F$4];[.A3616])=0);[.A3616];&quot;&quot;)">
            <text:p/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IF((MOD([.F$4];[.A3617])=0);[.A3617];&quot;&quot;)">
            <text:p/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IF((MOD([.F$4];[.A3618])=0);[.A3618];&quot;&quot;)">
            <text:p/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IF((MOD([.F$4];[.A3619])=0);[.A3619];&quot;&quot;)">
            <text:p/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IF((MOD([.F$4];[.A3620])=0);[.A3620];&quot;&quot;)">
            <text:p/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IF((MOD([.F$4];[.A3621])=0);[.A3621];&quot;&quot;)">
            <text:p/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IF((MOD([.F$4];[.A3622])=0);[.A3622];&quot;&quot;)">
            <text:p/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IF((MOD([.F$4];[.A3623])=0);[.A3623];&quot;&quot;)">
            <text:p/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IF((MOD([.F$4];[.A3624])=0);[.A3624];&quot;&quot;)">
            <text:p/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IF((MOD([.F$4];[.A3625])=0);[.A3625];&quot;&quot;)">
            <text:p/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IF((MOD([.F$4];[.A3626])=0);[.A3626];&quot;&quot;)">
            <text:p/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IF((MOD([.F$4];[.A3627])=0);[.A3627];&quot;&quot;)">
            <text:p/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IF((MOD([.F$4];[.A3628])=0);[.A3628];&quot;&quot;)">
            <text:p/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IF((MOD([.F$4];[.A3629])=0);[.A3629];&quot;&quot;)">
            <text:p/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IF((MOD([.F$4];[.A3630])=0);[.A3630];&quot;&quot;)">
            <text:p/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IF((MOD([.F$4];[.A3631])=0);[.A3631];&quot;&quot;)">
            <text:p/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IF((MOD([.F$4];[.A3632])=0);[.A3632];&quot;&quot;)">
            <text:p/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IF((MOD([.F$4];[.A3633])=0);[.A3633];&quot;&quot;)">
            <text:p/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IF((MOD([.F$4];[.A3634])=0);[.A3634];&quot;&quot;)">
            <text:p/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IF((MOD([.F$4];[.A3635])=0);[.A3635];&quot;&quot;)">
            <text:p/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IF((MOD([.F$4];[.A3636])=0);[.A3636];&quot;&quot;)">
            <text:p/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IF((MOD([.F$4];[.A3637])=0);[.A3637];&quot;&quot;)">
            <text:p/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IF((MOD([.F$4];[.A3638])=0);[.A3638];&quot;&quot;)">
            <text:p/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IF((MOD([.F$4];[.A3639])=0);[.A3639];&quot;&quot;)">
            <text:p/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IF((MOD([.F$4];[.A3640])=0);[.A3640];&quot;&quot;)">
            <text:p/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IF((MOD([.F$4];[.A3641])=0);[.A3641];&quot;&quot;)">
            <text:p/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IF((MOD([.F$4];[.A3642])=0);[.A3642];&quot;&quot;)">
            <text:p/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IF((MOD([.F$4];[.A3643])=0);[.A3643];&quot;&quot;)">
            <text:p/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IF((MOD([.F$4];[.A3644])=0);[.A3644];&quot;&quot;)">
            <text:p/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IF((MOD([.F$4];[.A3645])=0);[.A3645];&quot;&quot;)">
            <text:p/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IF((MOD([.F$4];[.A3646])=0);[.A3646];&quot;&quot;)">
            <text:p/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IF((MOD([.F$4];[.A3647])=0);[.A3647];&quot;&quot;)">
            <text:p/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IF((MOD([.F$4];[.A3648])=0);[.A3648];&quot;&quot;)">
            <text:p/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IF((MOD([.F$4];[.A3649])=0);[.A3649];&quot;&quot;)">
            <text:p/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IF((MOD([.F$4];[.A3650])=0);[.A3650];&quot;&quot;)">
            <text:p/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IF((MOD([.F$4];[.A3651])=0);[.A3651];&quot;&quot;)">
            <text:p/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IF((MOD([.F$4];[.A3652])=0);[.A3652];&quot;&quot;)">
            <text:p/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IF((MOD([.F$4];[.A3653])=0);[.A3653];&quot;&quot;)">
            <text:p/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IF((MOD([.F$4];[.A3654])=0);[.A3654];&quot;&quot;)">
            <text:p/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IF((MOD([.F$4];[.A3655])=0);[.A3655];&quot;&quot;)">
            <text:p/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IF((MOD([.F$4];[.A3656])=0);[.A3656];&quot;&quot;)">
            <text:p/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IF((MOD([.F$4];[.A3657])=0);[.A3657];&quot;&quot;)">
            <text:p/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IF((MOD([.F$4];[.A3658])=0);[.A3658];&quot;&quot;)">
            <text:p/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IF((MOD([.F$4];[.A3659])=0);[.A3659];&quot;&quot;)">
            <text:p/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IF((MOD([.F$4];[.A3660])=0);[.A3660];&quot;&quot;)">
            <text:p/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IF((MOD([.F$4];[.A3661])=0);[.A3661];&quot;&quot;)">
            <text:p/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IF((MOD([.F$4];[.A3662])=0);[.A3662];&quot;&quot;)">
            <text:p/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IF((MOD([.F$4];[.A3663])=0);[.A3663];&quot;&quot;)">
            <text:p/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IF((MOD([.F$4];[.A3664])=0);[.A3664];&quot;&quot;)">
            <text:p/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IF((MOD([.F$4];[.A3665])=0);[.A3665];&quot;&quot;)">
            <text:p/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IF((MOD([.F$4];[.A3666])=0);[.A3666];&quot;&quot;)">
            <text:p/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IF((MOD([.F$4];[.A3667])=0);[.A3667];&quot;&quot;)">
            <text:p/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IF((MOD([.F$4];[.A3668])=0);[.A3668];&quot;&quot;)">
            <text:p/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IF((MOD([.F$4];[.A3669])=0);[.A3669];&quot;&quot;)">
            <text:p/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IF((MOD([.F$4];[.A3670])=0);[.A3670];&quot;&quot;)">
            <text:p/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IF((MOD([.F$4];[.A3671])=0);[.A3671];&quot;&quot;)">
            <text:p/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IF((MOD([.F$4];[.A3672])=0);[.A3672];&quot;&quot;)">
            <text:p/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IF((MOD([.F$4];[.A3673])=0);[.A3673];&quot;&quot;)">
            <text:p/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IF((MOD([.F$4];[.A3674])=0);[.A3674];&quot;&quot;)">
            <text:p/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IF((MOD([.F$4];[.A3675])=0);[.A3675];&quot;&quot;)">
            <text:p/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IF((MOD([.F$4];[.A3676])=0);[.A3676];&quot;&quot;)">
            <text:p/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IF((MOD([.F$4];[.A3677])=0);[.A3677];&quot;&quot;)">
            <text:p/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IF((MOD([.F$4];[.A3678])=0);[.A3678];&quot;&quot;)">
            <text:p/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IF((MOD([.F$4];[.A3679])=0);[.A3679];&quot;&quot;)">
            <text:p/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IF((MOD([.F$4];[.A3680])=0);[.A3680];&quot;&quot;)">
            <text:p/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IF((MOD([.F$4];[.A3681])=0);[.A3681];&quot;&quot;)">
            <text:p/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IF((MOD([.F$4];[.A3682])=0);[.A3682];&quot;&quot;)">
            <text:p/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IF((MOD([.F$4];[.A3683])=0);[.A3683];&quot;&quot;)">
            <text:p/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IF((MOD([.F$4];[.A3684])=0);[.A3684];&quot;&quot;)">
            <text:p/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IF((MOD([.F$4];[.A3685])=0);[.A3685];&quot;&quot;)">
            <text:p/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IF((MOD([.F$4];[.A3686])=0);[.A3686];&quot;&quot;)">
            <text:p/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IF((MOD([.F$4];[.A3687])=0);[.A3687];&quot;&quot;)">
            <text:p/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IF((MOD([.F$4];[.A3688])=0);[.A3688];&quot;&quot;)">
            <text:p/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IF((MOD([.F$4];[.A3689])=0);[.A3689];&quot;&quot;)">
            <text:p/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IF((MOD([.F$4];[.A3690])=0);[.A3690];&quot;&quot;)">
            <text:p/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IF((MOD([.F$4];[.A3691])=0);[.A3691];&quot;&quot;)">
            <text:p/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IF((MOD([.F$4];[.A3692])=0);[.A3692];&quot;&quot;)">
            <text:p/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IF((MOD([.F$4];[.A3693])=0);[.A3693];&quot;&quot;)">
            <text:p/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IF((MOD([.F$4];[.A3694])=0);[.A3694];&quot;&quot;)">
            <text:p/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IF((MOD([.F$4];[.A3695])=0);[.A3695];&quot;&quot;)">
            <text:p/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IF((MOD([.F$4];[.A3696])=0);[.A3696];&quot;&quot;)">
            <text:p/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IF((MOD([.F$4];[.A3697])=0);[.A3697];&quot;&quot;)">
            <text:p/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IF((MOD([.F$4];[.A3698])=0);[.A3698];&quot;&quot;)">
            <text:p/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IF((MOD([.F$4];[.A3699])=0);[.A3699];&quot;&quot;)">
            <text:p/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IF((MOD([.F$4];[.A3700])=0);[.A3700];&quot;&quot;)">
            <text:p/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IF((MOD([.F$4];[.A3701])=0);[.A3701];&quot;&quot;)">
            <text:p/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IF((MOD([.F$4];[.A3702])=0);[.A3702];&quot;&quot;)">
            <text:p/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IF((MOD([.F$4];[.A3703])=0);[.A3703];&quot;&quot;)">
            <text:p/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IF((MOD([.F$4];[.A3704])=0);[.A3704];&quot;&quot;)">
            <text:p/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IF((MOD([.F$4];[.A3705])=0);[.A3705];&quot;&quot;)">
            <text:p/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IF((MOD([.F$4];[.A3706])=0);[.A3706];&quot;&quot;)">
            <text:p/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IF((MOD([.F$4];[.A3707])=0);[.A3707];&quot;&quot;)">
            <text:p/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IF((MOD([.F$4];[.A3708])=0);[.A3708];&quot;&quot;)">
            <text:p/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IF((MOD([.F$4];[.A3709])=0);[.A3709];&quot;&quot;)">
            <text:p/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IF((MOD([.F$4];[.A3710])=0);[.A3710];&quot;&quot;)">
            <text:p/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IF((MOD([.F$4];[.A3711])=0);[.A3711];&quot;&quot;)">
            <text:p/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IF((MOD([.F$4];[.A3712])=0);[.A3712];&quot;&quot;)">
            <text:p/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IF((MOD([.F$4];[.A3713])=0);[.A3713];&quot;&quot;)">
            <text:p/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IF((MOD([.F$4];[.A3714])=0);[.A3714];&quot;&quot;)">
            <text:p/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IF((MOD([.F$4];[.A3715])=0);[.A3715];&quot;&quot;)">
            <text:p/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IF((MOD([.F$4];[.A3716])=0);[.A3716];&quot;&quot;)">
            <text:p/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IF((MOD([.F$4];[.A3717])=0);[.A3717];&quot;&quot;)">
            <text:p/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IF((MOD([.F$4];[.A3718])=0);[.A3718];&quot;&quot;)">
            <text:p/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IF((MOD([.F$4];[.A3719])=0);[.A3719];&quot;&quot;)">
            <text:p/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IF((MOD([.F$4];[.A3720])=0);[.A3720];&quot;&quot;)">
            <text:p/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IF((MOD([.F$4];[.A3721])=0);[.A3721];&quot;&quot;)">
            <text:p/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IF((MOD([.F$4];[.A3722])=0);[.A3722];&quot;&quot;)">
            <text:p/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IF((MOD([.F$4];[.A3723])=0);[.A3723];&quot;&quot;)">
            <text:p/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IF((MOD([.F$4];[.A3724])=0);[.A3724];&quot;&quot;)">
            <text:p/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IF((MOD([.F$4];[.A3725])=0);[.A3725];&quot;&quot;)">
            <text:p/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IF((MOD([.F$4];[.A3726])=0);[.A3726];&quot;&quot;)">
            <text:p/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IF((MOD([.F$4];[.A3727])=0);[.A3727];&quot;&quot;)">
            <text:p/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IF((MOD([.F$4];[.A3728])=0);[.A3728];&quot;&quot;)">
            <text:p/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IF((MOD([.F$4];[.A3729])=0);[.A3729];&quot;&quot;)">
            <text:p/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IF((MOD([.F$4];[.A3730])=0);[.A3730];&quot;&quot;)">
            <text:p/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IF((MOD([.F$4];[.A3731])=0);[.A3731];&quot;&quot;)">
            <text:p/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IF((MOD([.F$4];[.A3732])=0);[.A3732];&quot;&quot;)">
            <text:p/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IF((MOD([.F$4];[.A3733])=0);[.A3733];&quot;&quot;)">
            <text:p/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IF((MOD([.F$4];[.A3734])=0);[.A3734];&quot;&quot;)">
            <text:p/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IF((MOD([.F$4];[.A3735])=0);[.A3735];&quot;&quot;)">
            <text:p/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IF((MOD([.F$4];[.A3736])=0);[.A3736];&quot;&quot;)">
            <text:p/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IF((MOD([.F$4];[.A3737])=0);[.A3737];&quot;&quot;)">
            <text:p/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IF((MOD([.F$4];[.A3738])=0);[.A3738];&quot;&quot;)">
            <text:p/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IF((MOD([.F$4];[.A3739])=0);[.A3739];&quot;&quot;)">
            <text:p/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IF((MOD([.F$4];[.A3740])=0);[.A3740];&quot;&quot;)">
            <text:p/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IF((MOD([.F$4];[.A3741])=0);[.A3741];&quot;&quot;)">
            <text:p/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IF((MOD([.F$4];[.A3742])=0);[.A3742];&quot;&quot;)">
            <text:p/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IF((MOD([.F$4];[.A3743])=0);[.A3743];&quot;&quot;)">
            <text:p/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IF((MOD([.F$4];[.A3744])=0);[.A3744];&quot;&quot;)">
            <text:p/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IF((MOD([.F$4];[.A3745])=0);[.A3745];&quot;&quot;)">
            <text:p/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IF((MOD([.F$4];[.A3746])=0);[.A3746];&quot;&quot;)">
            <text:p/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IF((MOD([.F$4];[.A3747])=0);[.A3747];&quot;&quot;)">
            <text:p/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IF((MOD([.F$4];[.A3748])=0);[.A3748];&quot;&quot;)">
            <text:p/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IF((MOD([.F$4];[.A3749])=0);[.A3749];&quot;&quot;)">
            <text:p/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IF((MOD([.F$4];[.A3750])=0);[.A3750];&quot;&quot;)">
            <text:p/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IF((MOD([.F$4];[.A3751])=0);[.A3751];&quot;&quot;)">
            <text:p/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IF((MOD([.F$4];[.A3752])=0);[.A3752];&quot;&quot;)">
            <text:p/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IF((MOD([.F$4];[.A3753])=0);[.A3753];&quot;&quot;)">
            <text:p/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IF((MOD([.F$4];[.A3754])=0);[.A3754];&quot;&quot;)">
            <text:p/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IF((MOD([.F$4];[.A3755])=0);[.A3755];&quot;&quot;)">
            <text:p/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IF((MOD([.F$4];[.A3756])=0);[.A3756];&quot;&quot;)">
            <text:p/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IF((MOD([.F$4];[.A3757])=0);[.A3757];&quot;&quot;)">
            <text:p/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IF((MOD([.F$4];[.A3758])=0);[.A3758];&quot;&quot;)">
            <text:p/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IF((MOD([.F$4];[.A3759])=0);[.A3759];&quot;&quot;)">
            <text:p/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IF((MOD([.F$4];[.A3760])=0);[.A3760];&quot;&quot;)">
            <text:p/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IF((MOD([.F$4];[.A3761])=0);[.A3761];&quot;&quot;)">
            <text:p/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IF((MOD([.F$4];[.A3762])=0);[.A3762];&quot;&quot;)">
            <text:p/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IF((MOD([.F$4];[.A3763])=0);[.A3763];&quot;&quot;)">
            <text:p/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IF((MOD([.F$4];[.A3764])=0);[.A3764];&quot;&quot;)">
            <text:p/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IF((MOD([.F$4];[.A3765])=0);[.A3765];&quot;&quot;)">
            <text:p/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IF((MOD([.F$4];[.A3766])=0);[.A3766];&quot;&quot;)">
            <text:p/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IF((MOD([.F$4];[.A3767])=0);[.A3767];&quot;&quot;)">
            <text:p/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IF((MOD([.F$4];[.A3768])=0);[.A3768];&quot;&quot;)">
            <text:p/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IF((MOD([.F$4];[.A3769])=0);[.A3769];&quot;&quot;)">
            <text:p/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IF((MOD([.F$4];[.A3770])=0);[.A3770];&quot;&quot;)">
            <text:p/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IF((MOD([.F$4];[.A3771])=0);[.A3771];&quot;&quot;)">
            <text:p/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IF((MOD([.F$4];[.A3772])=0);[.A3772];&quot;&quot;)">
            <text:p/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IF((MOD([.F$4];[.A3773])=0);[.A3773];&quot;&quot;)">
            <text:p/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IF((MOD([.F$4];[.A3774])=0);[.A3774];&quot;&quot;)">
            <text:p/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IF((MOD([.F$4];[.A3775])=0);[.A3775];&quot;&quot;)">
            <text:p/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IF((MOD([.F$4];[.A3776])=0);[.A3776];&quot;&quot;)">
            <text:p/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IF((MOD([.F$4];[.A3777])=0);[.A3777];&quot;&quot;)">
            <text:p/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IF((MOD([.F$4];[.A3778])=0);[.A3778];&quot;&quot;)">
            <text:p/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IF((MOD([.F$4];[.A3779])=0);[.A3779];&quot;&quot;)">
            <text:p/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IF((MOD([.F$4];[.A3780])=0);[.A3780];&quot;&quot;)">
            <text:p/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IF((MOD([.F$4];[.A3781])=0);[.A3781];&quot;&quot;)">
            <text:p/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IF((MOD([.F$4];[.A3782])=0);[.A3782];&quot;&quot;)">
            <text:p/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IF((MOD([.F$4];[.A3783])=0);[.A3783];&quot;&quot;)">
            <text:p/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IF((MOD([.F$4];[.A3784])=0);[.A3784];&quot;&quot;)">
            <text:p/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IF((MOD([.F$4];[.A3785])=0);[.A3785];&quot;&quot;)">
            <text:p/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IF((MOD([.F$4];[.A3786])=0);[.A3786];&quot;&quot;)">
            <text:p/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IF((MOD([.F$4];[.A3787])=0);[.A3787];&quot;&quot;)">
            <text:p/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IF((MOD([.F$4];[.A3788])=0);[.A3788];&quot;&quot;)">
            <text:p/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IF((MOD([.F$4];[.A3789])=0);[.A3789];&quot;&quot;)">
            <text:p/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IF((MOD([.F$4];[.A3790])=0);[.A3790];&quot;&quot;)">
            <text:p/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IF((MOD([.F$4];[.A3791])=0);[.A3791];&quot;&quot;)">
            <text:p/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IF((MOD([.F$4];[.A3792])=0);[.A3792];&quot;&quot;)">
            <text:p/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IF((MOD([.F$4];[.A3793])=0);[.A3793];&quot;&quot;)">
            <text:p/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IF((MOD([.F$4];[.A3794])=0);[.A3794];&quot;&quot;)">
            <text:p/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IF((MOD([.F$4];[.A3795])=0);[.A3795];&quot;&quot;)">
            <text:p/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IF((MOD([.F$4];[.A3796])=0);[.A3796];&quot;&quot;)">
            <text:p/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IF((MOD([.F$4];[.A3797])=0);[.A3797];&quot;&quot;)">
            <text:p/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IF((MOD([.F$4];[.A3798])=0);[.A3798];&quot;&quot;)">
            <text:p/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IF((MOD([.F$4];[.A3799])=0);[.A3799];&quot;&quot;)">
            <text:p/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IF((MOD([.F$4];[.A3800])=0);[.A3800];&quot;&quot;)">
            <text:p/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IF((MOD([.F$4];[.A3801])=0);[.A3801];&quot;&quot;)">
            <text:p/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IF((MOD([.F$4];[.A3802])=0);[.A3802];&quot;&quot;)">
            <text:p/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IF((MOD([.F$4];[.A3803])=0);[.A3803];&quot;&quot;)">
            <text:p/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IF((MOD([.F$4];[.A3804])=0);[.A3804];&quot;&quot;)">
            <text:p/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IF((MOD([.F$4];[.A3805])=0);[.A3805];&quot;&quot;)">
            <text:p/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IF((MOD([.F$4];[.A3806])=0);[.A3806];&quot;&quot;)">
            <text:p/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IF((MOD([.F$4];[.A3807])=0);[.A3807];&quot;&quot;)">
            <text:p/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IF((MOD([.F$4];[.A3808])=0);[.A3808];&quot;&quot;)">
            <text:p/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IF((MOD([.F$4];[.A3809])=0);[.A3809];&quot;&quot;)">
            <text:p/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IF((MOD([.F$4];[.A3810])=0);[.A3810];&quot;&quot;)">
            <text:p/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IF((MOD([.F$4];[.A3811])=0);[.A3811];&quot;&quot;)">
            <text:p/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IF((MOD([.F$4];[.A3812])=0);[.A3812];&quot;&quot;)">
            <text:p/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IF((MOD([.F$4];[.A3813])=0);[.A3813];&quot;&quot;)">
            <text:p/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IF((MOD([.F$4];[.A3814])=0);[.A3814];&quot;&quot;)">
            <text:p/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IF((MOD([.F$4];[.A3815])=0);[.A3815];&quot;&quot;)">
            <text:p/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IF((MOD([.F$4];[.A3816])=0);[.A3816];&quot;&quot;)">
            <text:p/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IF((MOD([.F$4];[.A3817])=0);[.A3817];&quot;&quot;)">
            <text:p/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IF((MOD([.F$4];[.A3818])=0);[.A3818];&quot;&quot;)">
            <text:p/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IF((MOD([.F$4];[.A3819])=0);[.A3819];&quot;&quot;)">
            <text:p/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IF((MOD([.F$4];[.A3820])=0);[.A3820];&quot;&quot;)">
            <text:p/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IF((MOD([.F$4];[.A3821])=0);[.A3821];&quot;&quot;)">
            <text:p/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IF((MOD([.F$4];[.A3822])=0);[.A3822];&quot;&quot;)">
            <text:p/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IF((MOD([.F$4];[.A3823])=0);[.A3823];&quot;&quot;)">
            <text:p/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IF((MOD([.F$4];[.A3824])=0);[.A3824];&quot;&quot;)">
            <text:p/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IF((MOD([.F$4];[.A3825])=0);[.A3825];&quot;&quot;)">
            <text:p/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IF((MOD([.F$4];[.A3826])=0);[.A3826];&quot;&quot;)">
            <text:p/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IF((MOD([.F$4];[.A3827])=0);[.A3827];&quot;&quot;)">
            <text:p/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IF((MOD([.F$4];[.A3828])=0);[.A3828];&quot;&quot;)">
            <text:p/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IF((MOD([.F$4];[.A3829])=0);[.A3829];&quot;&quot;)">
            <text:p/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IF((MOD([.F$4];[.A3830])=0);[.A3830];&quot;&quot;)">
            <text:p/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IF((MOD([.F$4];[.A3831])=0);[.A3831];&quot;&quot;)">
            <text:p/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IF((MOD([.F$4];[.A3832])=0);[.A3832];&quot;&quot;)">
            <text:p/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IF((MOD([.F$4];[.A3833])=0);[.A3833];&quot;&quot;)">
            <text:p/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IF((MOD([.F$4];[.A3834])=0);[.A3834];&quot;&quot;)">
            <text:p/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IF((MOD([.F$4];[.A3835])=0);[.A3835];&quot;&quot;)">
            <text:p/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IF((MOD([.F$4];[.A3836])=0);[.A3836];&quot;&quot;)">
            <text:p/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IF((MOD([.F$4];[.A3837])=0);[.A3837];&quot;&quot;)">
            <text:p/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IF((MOD([.F$4];[.A3838])=0);[.A3838];&quot;&quot;)">
            <text:p/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IF((MOD([.F$4];[.A3839])=0);[.A3839];&quot;&quot;)">
            <text:p/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IF((MOD([.F$4];[.A3840])=0);[.A3840];&quot;&quot;)">
            <text:p/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IF((MOD([.F$4];[.A3841])=0);[.A3841];&quot;&quot;)">
            <text:p/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IF((MOD([.F$4];[.A3842])=0);[.A3842];&quot;&quot;)">
            <text:p/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IF((MOD([.F$4];[.A3843])=0);[.A3843];&quot;&quot;)">
            <text:p/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IF((MOD([.F$4];[.A3844])=0);[.A3844];&quot;&quot;)">
            <text:p/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IF((MOD([.F$4];[.A3845])=0);[.A3845];&quot;&quot;)">
            <text:p/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IF((MOD([.F$4];[.A3846])=0);[.A3846];&quot;&quot;)">
            <text:p/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IF((MOD([.F$4];[.A3847])=0);[.A3847];&quot;&quot;)">
            <text:p/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IF((MOD([.F$4];[.A3848])=0);[.A3848];&quot;&quot;)">
            <text:p/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IF((MOD([.F$4];[.A3849])=0);[.A3849];&quot;&quot;)">
            <text:p/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IF((MOD([.F$4];[.A3850])=0);[.A3850];&quot;&quot;)">
            <text:p/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IF((MOD([.F$4];[.A3851])=0);[.A3851];&quot;&quot;)">
            <text:p/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IF((MOD([.F$4];[.A3852])=0);[.A3852];&quot;&quot;)">
            <text:p/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IF((MOD([.F$4];[.A3853])=0);[.A3853];&quot;&quot;)">
            <text:p/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IF((MOD([.F$4];[.A3854])=0);[.A3854];&quot;&quot;)">
            <text:p/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IF((MOD([.F$4];[.A3855])=0);[.A3855];&quot;&quot;)">
            <text:p/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IF((MOD([.F$4];[.A3856])=0);[.A3856];&quot;&quot;)">
            <text:p/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IF((MOD([.F$4];[.A3857])=0);[.A3857];&quot;&quot;)">
            <text:p/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IF((MOD([.F$4];[.A3858])=0);[.A3858];&quot;&quot;)">
            <text:p/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IF((MOD([.F$4];[.A3859])=0);[.A3859];&quot;&quot;)">
            <text:p/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IF((MOD([.F$4];[.A3860])=0);[.A3860];&quot;&quot;)">
            <text:p/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IF((MOD([.F$4];[.A3861])=0);[.A3861];&quot;&quot;)">
            <text:p/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IF((MOD([.F$4];[.A3862])=0);[.A3862];&quot;&quot;)">
            <text:p/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IF((MOD([.F$4];[.A3863])=0);[.A3863];&quot;&quot;)">
            <text:p/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IF((MOD([.F$4];[.A3864])=0);[.A3864];&quot;&quot;)">
            <text:p/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IF((MOD([.F$4];[.A3865])=0);[.A3865];&quot;&quot;)">
            <text:p/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IF((MOD([.F$4];[.A3866])=0);[.A3866];&quot;&quot;)">
            <text:p/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IF((MOD([.F$4];[.A3867])=0);[.A3867];&quot;&quot;)">
            <text:p/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IF((MOD([.F$4];[.A3868])=0);[.A3868];&quot;&quot;)">
            <text:p/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IF((MOD([.F$4];[.A3869])=0);[.A3869];&quot;&quot;)">
            <text:p/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IF((MOD([.F$4];[.A3870])=0);[.A3870];&quot;&quot;)">
            <text:p/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IF((MOD([.F$4];[.A3871])=0);[.A3871];&quot;&quot;)">
            <text:p/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IF((MOD([.F$4];[.A3872])=0);[.A3872];&quot;&quot;)">
            <text:p/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IF((MOD([.F$4];[.A3873])=0);[.A3873];&quot;&quot;)">
            <text:p/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IF((MOD([.F$4];[.A3874])=0);[.A3874];&quot;&quot;)">
            <text:p/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IF((MOD([.F$4];[.A3875])=0);[.A3875];&quot;&quot;)">
            <text:p/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IF((MOD([.F$4];[.A3876])=0);[.A3876];&quot;&quot;)">
            <text:p/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IF((MOD([.F$4];[.A3877])=0);[.A3877];&quot;&quot;)">
            <text:p/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IF((MOD([.F$4];[.A3878])=0);[.A3878];&quot;&quot;)">
            <text:p/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IF((MOD([.F$4];[.A3879])=0);[.A3879];&quot;&quot;)">
            <text:p/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IF((MOD([.F$4];[.A3880])=0);[.A3880];&quot;&quot;)">
            <text:p/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IF((MOD([.F$4];[.A3881])=0);[.A3881];&quot;&quot;)">
            <text:p/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IF((MOD([.F$4];[.A3882])=0);[.A3882];&quot;&quot;)">
            <text:p/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IF((MOD([.F$4];[.A3883])=0);[.A3883];&quot;&quot;)">
            <text:p/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IF((MOD([.F$4];[.A3884])=0);[.A3884];&quot;&quot;)">
            <text:p/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IF((MOD([.F$4];[.A3885])=0);[.A3885];&quot;&quot;)">
            <text:p/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IF((MOD([.F$4];[.A3886])=0);[.A3886];&quot;&quot;)">
            <text:p/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IF((MOD([.F$4];[.A3887])=0);[.A3887];&quot;&quot;)">
            <text:p/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IF((MOD([.F$4];[.A3888])=0);[.A3888];&quot;&quot;)">
            <text:p/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IF((MOD([.F$4];[.A3889])=0);[.A3889];&quot;&quot;)">
            <text:p/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IF((MOD([.F$4];[.A3890])=0);[.A3890];&quot;&quot;)">
            <text:p/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IF((MOD([.F$4];[.A3891])=0);[.A3891];&quot;&quot;)">
            <text:p/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IF((MOD([.F$4];[.A3892])=0);[.A3892];&quot;&quot;)">
            <text:p/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IF((MOD([.F$4];[.A3893])=0);[.A3893];&quot;&quot;)">
            <text:p/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IF((MOD([.F$4];[.A3894])=0);[.A3894];&quot;&quot;)">
            <text:p/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IF((MOD([.F$4];[.A3895])=0);[.A3895];&quot;&quot;)">
            <text:p/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IF((MOD([.F$4];[.A3896])=0);[.A3896];&quot;&quot;)">
            <text:p/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IF((MOD([.F$4];[.A3897])=0);[.A3897];&quot;&quot;)">
            <text:p/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IF((MOD([.F$4];[.A3898])=0);[.A3898];&quot;&quot;)">
            <text:p/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IF((MOD([.F$4];[.A3899])=0);[.A3899];&quot;&quot;)">
            <text:p/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IF((MOD([.F$4];[.A3900])=0);[.A3900];&quot;&quot;)">
            <text:p/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IF((MOD([.F$4];[.A3901])=0);[.A3901];&quot;&quot;)">
            <text:p/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IF((MOD([.F$4];[.A3902])=0);[.A3902];&quot;&quot;)">
            <text:p/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IF((MOD([.F$4];[.A3903])=0);[.A3903];&quot;&quot;)">
            <text:p/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IF((MOD([.F$4];[.A3904])=0);[.A3904];&quot;&quot;)">
            <text:p/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IF((MOD([.F$4];[.A3905])=0);[.A3905];&quot;&quot;)">
            <text:p/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IF((MOD([.F$4];[.A3906])=0);[.A3906];&quot;&quot;)">
            <text:p/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IF((MOD([.F$4];[.A3907])=0);[.A3907];&quot;&quot;)">
            <text:p/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IF((MOD([.F$4];[.A3908])=0);[.A3908];&quot;&quot;)">
            <text:p/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IF((MOD([.F$4];[.A3909])=0);[.A3909];&quot;&quot;)">
            <text:p/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IF((MOD([.F$4];[.A3910])=0);[.A3910];&quot;&quot;)">
            <text:p/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IF((MOD([.F$4];[.A3911])=0);[.A3911];&quot;&quot;)">
            <text:p/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IF((MOD([.F$4];[.A3912])=0);[.A3912];&quot;&quot;)">
            <text:p/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IF((MOD([.F$4];[.A3913])=0);[.A3913];&quot;&quot;)">
            <text:p/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IF((MOD([.F$4];[.A3914])=0);[.A3914];&quot;&quot;)">
            <text:p/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IF((MOD([.F$4];[.A3915])=0);[.A3915];&quot;&quot;)">
            <text:p/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IF((MOD([.F$4];[.A3916])=0);[.A3916];&quot;&quot;)">
            <text:p/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IF((MOD([.F$4];[.A3917])=0);[.A3917];&quot;&quot;)">
            <text:p/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IF((MOD([.F$4];[.A3918])=0);[.A3918];&quot;&quot;)">
            <text:p/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IF((MOD([.F$4];[.A3919])=0);[.A3919];&quot;&quot;)">
            <text:p/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IF((MOD([.F$4];[.A3920])=0);[.A3920];&quot;&quot;)">
            <text:p/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IF((MOD([.F$4];[.A3921])=0);[.A3921];&quot;&quot;)">
            <text:p/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IF((MOD([.F$4];[.A3922])=0);[.A3922];&quot;&quot;)">
            <text:p/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IF((MOD([.F$4];[.A3923])=0);[.A3923];&quot;&quot;)">
            <text:p/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IF((MOD([.F$4];[.A3924])=0);[.A3924];&quot;&quot;)">
            <text:p/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IF((MOD([.F$4];[.A3925])=0);[.A3925];&quot;&quot;)">
            <text:p/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IF((MOD([.F$4];[.A3926])=0);[.A3926];&quot;&quot;)">
            <text:p/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IF((MOD([.F$4];[.A3927])=0);[.A3927];&quot;&quot;)">
            <text:p/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IF((MOD([.F$4];[.A3928])=0);[.A3928];&quot;&quot;)">
            <text:p/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IF((MOD([.F$4];[.A3929])=0);[.A3929];&quot;&quot;)">
            <text:p/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IF((MOD([.F$4];[.A3930])=0);[.A3930];&quot;&quot;)">
            <text:p/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IF((MOD([.F$4];[.A3931])=0);[.A3931];&quot;&quot;)">
            <text:p/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IF((MOD([.F$4];[.A3932])=0);[.A3932];&quot;&quot;)">
            <text:p/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IF((MOD([.F$4];[.A3933])=0);[.A3933];&quot;&quot;)">
            <text:p/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IF((MOD([.F$4];[.A3934])=0);[.A3934];&quot;&quot;)">
            <text:p/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IF((MOD([.F$4];[.A3935])=0);[.A3935];&quot;&quot;)">
            <text:p/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IF((MOD([.F$4];[.A3936])=0);[.A3936];&quot;&quot;)">
            <text:p/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IF((MOD([.F$4];[.A3937])=0);[.A3937];&quot;&quot;)">
            <text:p/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IF((MOD([.F$4];[.A3938])=0);[.A3938];&quot;&quot;)">
            <text:p/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IF((MOD([.F$4];[.A3939])=0);[.A3939];&quot;&quot;)">
            <text:p/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IF((MOD([.F$4];[.A3940])=0);[.A3940];&quot;&quot;)">
            <text:p/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IF((MOD([.F$4];[.A3941])=0);[.A3941];&quot;&quot;)">
            <text:p/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IF((MOD([.F$4];[.A3942])=0);[.A3942];&quot;&quot;)">
            <text:p/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IF((MOD([.F$4];[.A3943])=0);[.A3943];&quot;&quot;)">
            <text:p/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IF((MOD([.F$4];[.A3944])=0);[.A3944];&quot;&quot;)">
            <text:p/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IF((MOD([.F$4];[.A3945])=0);[.A3945];&quot;&quot;)">
            <text:p/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IF((MOD([.F$4];[.A3946])=0);[.A3946];&quot;&quot;)">
            <text:p/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IF((MOD([.F$4];[.A3947])=0);[.A3947];&quot;&quot;)">
            <text:p/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IF((MOD([.F$4];[.A3948])=0);[.A3948];&quot;&quot;)">
            <text:p/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IF((MOD([.F$4];[.A3949])=0);[.A3949];&quot;&quot;)">
            <text:p/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IF((MOD([.F$4];[.A3950])=0);[.A3950];&quot;&quot;)">
            <text:p/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IF((MOD([.F$4];[.A3951])=0);[.A3951];&quot;&quot;)">
            <text:p/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IF((MOD([.F$4];[.A3952])=0);[.A3952];&quot;&quot;)">
            <text:p/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IF((MOD([.F$4];[.A3953])=0);[.A3953];&quot;&quot;)">
            <text:p/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IF((MOD([.F$4];[.A3954])=0);[.A3954];&quot;&quot;)">
            <text:p/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IF((MOD([.F$4];[.A3955])=0);[.A3955];&quot;&quot;)">
            <text:p/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IF((MOD([.F$4];[.A3956])=0);[.A3956];&quot;&quot;)">
            <text:p/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IF((MOD([.F$4];[.A3957])=0);[.A3957];&quot;&quot;)">
            <text:p/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IF((MOD([.F$4];[.A3958])=0);[.A3958];&quot;&quot;)">
            <text:p/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IF((MOD([.F$4];[.A3959])=0);[.A3959];&quot;&quot;)">
            <text:p/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IF((MOD([.F$4];[.A3960])=0);[.A3960];&quot;&quot;)">
            <text:p/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IF((MOD([.F$4];[.A3961])=0);[.A3961];&quot;&quot;)">
            <text:p/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IF((MOD([.F$4];[.A3962])=0);[.A3962];&quot;&quot;)">
            <text:p/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IF((MOD([.F$4];[.A3963])=0);[.A3963];&quot;&quot;)">
            <text:p/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IF((MOD([.F$4];[.A3964])=0);[.A3964];&quot;&quot;)">
            <text:p/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IF((MOD([.F$4];[.A3965])=0);[.A3965];&quot;&quot;)">
            <text:p/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IF((MOD([.F$4];[.A3966])=0);[.A3966];&quot;&quot;)">
            <text:p/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IF((MOD([.F$4];[.A3967])=0);[.A3967];&quot;&quot;)">
            <text:p/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IF((MOD([.F$4];[.A3968])=0);[.A3968];&quot;&quot;)">
            <text:p/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IF((MOD([.F$4];[.A3969])=0);[.A3969];&quot;&quot;)">
            <text:p/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IF((MOD([.F$4];[.A3970])=0);[.A3970];&quot;&quot;)">
            <text:p/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IF((MOD([.F$4];[.A3971])=0);[.A3971];&quot;&quot;)">
            <text:p/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IF((MOD([.F$4];[.A3972])=0);[.A3972];&quot;&quot;)">
            <text:p/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IF((MOD([.F$4];[.A3973])=0);[.A3973];&quot;&quot;)">
            <text:p/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IF((MOD([.F$4];[.A3974])=0);[.A3974];&quot;&quot;)">
            <text:p/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IF((MOD([.F$4];[.A3975])=0);[.A3975];&quot;&quot;)">
            <text:p/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IF((MOD([.F$4];[.A3976])=0);[.A3976];&quot;&quot;)">
            <text:p/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IF((MOD([.F$4];[.A3977])=0);[.A3977];&quot;&quot;)">
            <text:p/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IF((MOD([.F$4];[.A3978])=0);[.A3978];&quot;&quot;)">
            <text:p/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IF((MOD([.F$4];[.A3979])=0);[.A3979];&quot;&quot;)">
            <text:p/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IF((MOD([.F$4];[.A3980])=0);[.A3980];&quot;&quot;)">
            <text:p/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IF((MOD([.F$4];[.A3981])=0);[.A3981];&quot;&quot;)">
            <text:p/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IF((MOD([.F$4];[.A3982])=0);[.A3982];&quot;&quot;)">
            <text:p/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IF((MOD([.F$4];[.A3983])=0);[.A3983];&quot;&quot;)">
            <text:p/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IF((MOD([.F$4];[.A3984])=0);[.A3984];&quot;&quot;)">
            <text:p/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IF((MOD([.F$4];[.A3985])=0);[.A3985];&quot;&quot;)">
            <text:p/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IF((MOD([.F$4];[.A3986])=0);[.A3986];&quot;&quot;)">
            <text:p/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IF((MOD([.F$4];[.A3987])=0);[.A3987];&quot;&quot;)">
            <text:p/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IF((MOD([.F$4];[.A3988])=0);[.A3988];&quot;&quot;)">
            <text:p/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IF((MOD([.F$4];[.A3989])=0);[.A3989];&quot;&quot;)">
            <text:p/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IF((MOD([.F$4];[.A3990])=0);[.A3990];&quot;&quot;)">
            <text:p/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IF((MOD([.F$4];[.A3991])=0);[.A3991];&quot;&quot;)">
            <text:p/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IF((MOD([.F$4];[.A3992])=0);[.A3992];&quot;&quot;)">
            <text:p/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IF((MOD([.F$4];[.A3993])=0);[.A3993];&quot;&quot;)">
            <text:p/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IF((MOD([.F$4];[.A3994])=0);[.A3994];&quot;&quot;)">
            <text:p/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IF((MOD([.F$4];[.A3995])=0);[.A3995];&quot;&quot;)">
            <text:p/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IF((MOD([.F$4];[.A3996])=0);[.A3996];&quot;&quot;)">
            <text:p/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IF((MOD([.F$4];[.A3997])=0);[.A3997];&quot;&quot;)">
            <text:p/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IF((MOD([.F$4];[.A3998])=0);[.A3998];&quot;&quot;)">
            <text:p/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IF((MOD([.F$4];[.A3999])=0);[.A3999];&quot;&quot;)">
            <text:p/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IF((MOD([.F$4];[.A4000])=0);[.A4000];&quot;&quot;)">
            <text:p/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IF((MOD([.F$4];[.A4001])=0);[.A4001];&quot;&quot;)">
            <text:p/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IF((MOD([.F$4];[.A4002])=0);[.A4002];&quot;&quot;)">
            <text:p/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IF((MOD([.F$4];[.A4003])=0);[.A4003];&quot;&quot;)">
            <text:p/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IF((MOD([.F$4];[.A4004])=0);[.A4004];&quot;&quot;)">
            <text:p/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IF((MOD([.F$4];[.A4005])=0);[.A4005];&quot;&quot;)">
            <text:p/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IF((MOD([.F$4];[.A4006])=0);[.A4006];&quot;&quot;)">
            <text:p/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IF((MOD([.F$4];[.A4007])=0);[.A4007];&quot;&quot;)">
            <text:p/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IF((MOD([.F$4];[.A4008])=0);[.A4008];&quot;&quot;)">
            <text:p/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IF((MOD([.F$4];[.A4009])=0);[.A4009];&quot;&quot;)">
            <text:p/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IF((MOD([.F$4];[.A4010])=0);[.A4010];&quot;&quot;)">
            <text:p/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IF((MOD([.F$4];[.A4011])=0);[.A4011];&quot;&quot;)">
            <text:p/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IF((MOD([.F$4];[.A4012])=0);[.A4012];&quot;&quot;)">
            <text:p/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IF((MOD([.F$4];[.A4013])=0);[.A4013];&quot;&quot;)">
            <text:p/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IF((MOD([.F$4];[.A4014])=0);[.A4014];&quot;&quot;)">
            <text:p/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IF((MOD([.F$4];[.A4015])=0);[.A4015];&quot;&quot;)">
            <text:p/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IF((MOD([.F$4];[.A4016])=0);[.A4016];&quot;&quot;)">
            <text:p/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IF((MOD([.F$4];[.A4017])=0);[.A4017];&quot;&quot;)">
            <text:p/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IF((MOD([.F$4];[.A4018])=0);[.A4018];&quot;&quot;)">
            <text:p/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IF((MOD([.F$4];[.A4019])=0);[.A4019];&quot;&quot;)">
            <text:p/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IF((MOD([.F$4];[.A4020])=0);[.A4020];&quot;&quot;)">
            <text:p/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IF((MOD([.F$4];[.A4021])=0);[.A4021];&quot;&quot;)">
            <text:p/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IF((MOD([.F$4];[.A4022])=0);[.A4022];&quot;&quot;)">
            <text:p/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IF((MOD([.F$4];[.A4023])=0);[.A4023];&quot;&quot;)">
            <text:p/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IF((MOD([.F$4];[.A4024])=0);[.A4024];&quot;&quot;)">
            <text:p/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IF((MOD([.F$4];[.A4025])=0);[.A4025];&quot;&quot;)">
            <text:p/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IF((MOD([.F$4];[.A4026])=0);[.A4026];&quot;&quot;)">
            <text:p/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IF((MOD([.F$4];[.A4027])=0);[.A4027];&quot;&quot;)">
            <text:p/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IF((MOD([.F$4];[.A4028])=0);[.A4028];&quot;&quot;)">
            <text:p/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IF((MOD([.F$4];[.A4029])=0);[.A4029];&quot;&quot;)">
            <text:p/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IF((MOD([.F$4];[.A4030])=0);[.A4030];&quot;&quot;)">
            <text:p/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IF((MOD([.F$4];[.A4031])=0);[.A4031];&quot;&quot;)">
            <text:p/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IF((MOD([.F$4];[.A4032])=0);[.A4032];&quot;&quot;)">
            <text:p/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IF((MOD([.F$4];[.A4033])=0);[.A4033];&quot;&quot;)">
            <text:p/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IF((MOD([.F$4];[.A4034])=0);[.A4034];&quot;&quot;)">
            <text:p/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IF((MOD([.F$4];[.A4035])=0);[.A4035];&quot;&quot;)">
            <text:p/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IF((MOD([.F$4];[.A4036])=0);[.A4036];&quot;&quot;)">
            <text:p/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IF((MOD([.F$4];[.A4037])=0);[.A4037];&quot;&quot;)">
            <text:p/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IF((MOD([.F$4];[.A4038])=0);[.A4038];&quot;&quot;)">
            <text:p/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IF((MOD([.F$4];[.A4039])=0);[.A4039];&quot;&quot;)">
            <text:p/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IF((MOD([.F$4];[.A4040])=0);[.A4040];&quot;&quot;)">
            <text:p/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IF((MOD([.F$4];[.A4041])=0);[.A4041];&quot;&quot;)">
            <text:p/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IF((MOD([.F$4];[.A4042])=0);[.A4042];&quot;&quot;)">
            <text:p/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IF((MOD([.F$4];[.A4043])=0);[.A4043];&quot;&quot;)">
            <text:p/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IF((MOD([.F$4];[.A4044])=0);[.A4044];&quot;&quot;)">
            <text:p/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IF((MOD([.F$4];[.A4045])=0);[.A4045];&quot;&quot;)">
            <text:p/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IF((MOD([.F$4];[.A4046])=0);[.A4046];&quot;&quot;)">
            <text:p/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IF((MOD([.F$4];[.A4047])=0);[.A4047];&quot;&quot;)">
            <text:p/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IF((MOD([.F$4];[.A4048])=0);[.A4048];&quot;&quot;)">
            <text:p/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IF((MOD([.F$4];[.A4049])=0);[.A4049];&quot;&quot;)">
            <text:p/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IF((MOD([.F$4];[.A4050])=0);[.A4050];&quot;&quot;)">
            <text:p/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IF((MOD([.F$4];[.A4051])=0);[.A4051];&quot;&quot;)">
            <text:p/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IF((MOD([.F$4];[.A4052])=0);[.A4052];&quot;&quot;)">
            <text:p/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IF((MOD([.F$4];[.A4053])=0);[.A4053];&quot;&quot;)">
            <text:p/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IF((MOD([.F$4];[.A4054])=0);[.A4054];&quot;&quot;)">
            <text:p/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IF((MOD([.F$4];[.A4055])=0);[.A4055];&quot;&quot;)">
            <text:p/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IF((MOD([.F$4];[.A4056])=0);[.A4056];&quot;&quot;)">
            <text:p/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IF((MOD([.F$4];[.A4057])=0);[.A4057];&quot;&quot;)">
            <text:p/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IF((MOD([.F$4];[.A4058])=0);[.A4058];&quot;&quot;)">
            <text:p/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IF((MOD([.F$4];[.A4059])=0);[.A4059];&quot;&quot;)">
            <text:p/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IF((MOD([.F$4];[.A4060])=0);[.A4060];&quot;&quot;)">
            <text:p/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IF((MOD([.F$4];[.A4061])=0);[.A4061];&quot;&quot;)">
            <text:p/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IF((MOD([.F$4];[.A4062])=0);[.A4062];&quot;&quot;)">
            <text:p/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IF((MOD([.F$4];[.A4063])=0);[.A4063];&quot;&quot;)">
            <text:p/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IF((MOD([.F$4];[.A4064])=0);[.A4064];&quot;&quot;)">
            <text:p/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IF((MOD([.F$4];[.A4065])=0);[.A4065];&quot;&quot;)">
            <text:p/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IF((MOD([.F$4];[.A4066])=0);[.A4066];&quot;&quot;)">
            <text:p/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IF((MOD([.F$4];[.A4067])=0);[.A4067];&quot;&quot;)">
            <text:p/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IF((MOD([.F$4];[.A4068])=0);[.A4068];&quot;&quot;)">
            <text:p/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IF((MOD([.F$4];[.A4069])=0);[.A4069];&quot;&quot;)">
            <text:p/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IF((MOD([.F$4];[.A4070])=0);[.A4070];&quot;&quot;)">
            <text:p/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IF((MOD([.F$4];[.A4071])=0);[.A4071];&quot;&quot;)">
            <text:p/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IF((MOD([.F$4];[.A4072])=0);[.A4072];&quot;&quot;)">
            <text:p/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IF((MOD([.F$4];[.A4073])=0);[.A4073];&quot;&quot;)">
            <text:p/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IF((MOD([.F$4];[.A4074])=0);[.A4074];&quot;&quot;)">
            <text:p/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IF((MOD([.F$4];[.A4075])=0);[.A4075];&quot;&quot;)">
            <text:p/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IF((MOD([.F$4];[.A4076])=0);[.A4076];&quot;&quot;)">
            <text:p/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IF((MOD([.F$4];[.A4077])=0);[.A4077];&quot;&quot;)">
            <text:p/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IF((MOD([.F$4];[.A4078])=0);[.A4078];&quot;&quot;)">
            <text:p/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IF((MOD([.F$4];[.A4079])=0);[.A4079];&quot;&quot;)">
            <text:p/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IF((MOD([.F$4];[.A4080])=0);[.A4080];&quot;&quot;)">
            <text:p/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IF((MOD([.F$4];[.A4081])=0);[.A4081];&quot;&quot;)">
            <text:p/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IF((MOD([.F$4];[.A4082])=0);[.A4082];&quot;&quot;)">
            <text:p/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IF((MOD([.F$4];[.A4083])=0);[.A4083];&quot;&quot;)">
            <text:p/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IF((MOD([.F$4];[.A4084])=0);[.A4084];&quot;&quot;)">
            <text:p/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IF((MOD([.F$4];[.A4085])=0);[.A4085];&quot;&quot;)">
            <text:p/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IF((MOD([.F$4];[.A4086])=0);[.A4086];&quot;&quot;)">
            <text:p/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IF((MOD([.F$4];[.A4087])=0);[.A4087];&quot;&quot;)">
            <text:p/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IF((MOD([.F$4];[.A4088])=0);[.A4088];&quot;&quot;)">
            <text:p/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IF((MOD([.F$4];[.A4089])=0);[.A4089];&quot;&quot;)">
            <text:p/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IF((MOD([.F$4];[.A4090])=0);[.A4090];&quot;&quot;)">
            <text:p/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IF((MOD([.F$4];[.A4091])=0);[.A4091];&quot;&quot;)">
            <text:p/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IF((MOD([.F$4];[.A4092])=0);[.A4092];&quot;&quot;)">
            <text:p/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IF((MOD([.F$4];[.A4093])=0);[.A4093];&quot;&quot;)">
            <text:p/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IF((MOD([.F$4];[.A4094])=0);[.A4094];&quot;&quot;)">
            <text:p/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IF((MOD([.F$4];[.A4095])=0);[.A4095];&quot;&quot;)">
            <text:p/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IF((MOD([.F$4];[.A4096])=0);[.A4096];&quot;&quot;)">
            <text:p/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IF((MOD([.F$4];[.A4097])=0);[.A4097];&quot;&quot;)">
            <text:p/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IF((MOD([.F$4];[.A4098])=0);[.A4098];&quot;&quot;)">
            <text:p/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IF((MOD([.F$4];[.A4099])=0);[.A4099];&quot;&quot;)">
            <text:p/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IF((MOD([.F$4];[.A4100])=0);[.A4100];&quot;&quot;)">
            <text:p/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IF((MOD([.F$4];[.A4101])=0);[.A4101];&quot;&quot;)">
            <text:p/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IF((MOD([.F$4];[.A4102])=0);[.A4102];&quot;&quot;)">
            <text:p/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IF((MOD([.F$4];[.A4103])=0);[.A4103];&quot;&quot;)">
            <text:p/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IF((MOD([.F$4];[.A4104])=0);[.A4104];&quot;&quot;)">
            <text:p/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IF((MOD([.F$4];[.A4105])=0);[.A4105];&quot;&quot;)">
            <text:p/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IF((MOD([.F$4];[.A4106])=0);[.A4106];&quot;&quot;)">
            <text:p/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IF((MOD([.F$4];[.A4107])=0);[.A4107];&quot;&quot;)">
            <text:p/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IF((MOD([.F$4];[.A4108])=0);[.A4108];&quot;&quot;)">
            <text:p/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IF((MOD([.F$4];[.A4109])=0);[.A4109];&quot;&quot;)">
            <text:p/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IF((MOD([.F$4];[.A4110])=0);[.A4110];&quot;&quot;)">
            <text:p/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IF((MOD([.F$4];[.A4111])=0);[.A4111];&quot;&quot;)">
            <text:p/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IF((MOD([.F$4];[.A4112])=0);[.A4112];&quot;&quot;)">
            <text:p/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IF((MOD([.F$4];[.A4113])=0);[.A4113];&quot;&quot;)">
            <text:p/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IF((MOD([.F$4];[.A4114])=0);[.A4114];&quot;&quot;)">
            <text:p/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IF((MOD([.F$4];[.A4115])=0);[.A4115];&quot;&quot;)">
            <text:p/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IF((MOD([.F$4];[.A4116])=0);[.A4116];&quot;&quot;)">
            <text:p/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IF((MOD([.F$4];[.A4117])=0);[.A4117];&quot;&quot;)">
            <text:p/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IF((MOD([.F$4];[.A4118])=0);[.A4118];&quot;&quot;)">
            <text:p/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IF((MOD([.F$4];[.A4119])=0);[.A4119];&quot;&quot;)">
            <text:p/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IF((MOD([.F$4];[.A4120])=0);[.A4120];&quot;&quot;)">
            <text:p/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IF((MOD([.F$4];[.A4121])=0);[.A4121];&quot;&quot;)">
            <text:p/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IF((MOD([.F$4];[.A4122])=0);[.A4122];&quot;&quot;)">
            <text:p/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IF((MOD([.F$4];[.A4123])=0);[.A4123];&quot;&quot;)">
            <text:p/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IF((MOD([.F$4];[.A4124])=0);[.A4124];&quot;&quot;)">
            <text:p/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IF((MOD([.F$4];[.A4125])=0);[.A4125];&quot;&quot;)">
            <text:p/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IF((MOD([.F$4];[.A4126])=0);[.A4126];&quot;&quot;)">
            <text:p/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IF((MOD([.F$4];[.A4127])=0);[.A4127];&quot;&quot;)">
            <text:p/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IF((MOD([.F$4];[.A4128])=0);[.A4128];&quot;&quot;)">
            <text:p/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IF((MOD([.F$4];[.A4129])=0);[.A4129];&quot;&quot;)">
            <text:p/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IF((MOD([.F$4];[.A4130])=0);[.A4130];&quot;&quot;)">
            <text:p/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IF((MOD([.F$4];[.A4131])=0);[.A4131];&quot;&quot;)">
            <text:p/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IF((MOD([.F$4];[.A4132])=0);[.A4132];&quot;&quot;)">
            <text:p/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IF((MOD([.F$4];[.A4133])=0);[.A4133];&quot;&quot;)">
            <text:p/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IF((MOD([.F$4];[.A4134])=0);[.A4134];&quot;&quot;)">
            <text:p/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IF((MOD([.F$4];[.A4135])=0);[.A4135];&quot;&quot;)">
            <text:p/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IF((MOD([.F$4];[.A4136])=0);[.A4136];&quot;&quot;)">
            <text:p/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IF((MOD([.F$4];[.A4137])=0);[.A4137];&quot;&quot;)">
            <text:p/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IF((MOD([.F$4];[.A4138])=0);[.A4138];&quot;&quot;)">
            <text:p/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IF((MOD([.F$4];[.A4139])=0);[.A4139];&quot;&quot;)">
            <text:p/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IF((MOD([.F$4];[.A4140])=0);[.A4140];&quot;&quot;)">
            <text:p/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IF((MOD([.F$4];[.A4141])=0);[.A4141];&quot;&quot;)">
            <text:p/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IF((MOD([.F$4];[.A4142])=0);[.A4142];&quot;&quot;)">
            <text:p/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IF((MOD([.F$4];[.A4143])=0);[.A4143];&quot;&quot;)">
            <text:p/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IF((MOD([.F$4];[.A4144])=0);[.A4144];&quot;&quot;)">
            <text:p/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IF((MOD([.F$4];[.A4145])=0);[.A4145];&quot;&quot;)">
            <text:p/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IF((MOD([.F$4];[.A4146])=0);[.A4146];&quot;&quot;)">
            <text:p/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IF((MOD([.F$4];[.A4147])=0);[.A4147];&quot;&quot;)">
            <text:p/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IF((MOD([.F$4];[.A4148])=0);[.A4148];&quot;&quot;)">
            <text:p/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IF((MOD([.F$4];[.A4149])=0);[.A4149];&quot;&quot;)">
            <text:p/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IF((MOD([.F$4];[.A4150])=0);[.A4150];&quot;&quot;)">
            <text:p/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IF((MOD([.F$4];[.A4151])=0);[.A4151];&quot;&quot;)">
            <text:p/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IF((MOD([.F$4];[.A4152])=0);[.A4152];&quot;&quot;)">
            <text:p/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IF((MOD([.F$4];[.A4153])=0);[.A4153];&quot;&quot;)">
            <text:p/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IF((MOD([.F$4];[.A4154])=0);[.A4154];&quot;&quot;)">
            <text:p/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IF((MOD([.F$4];[.A4155])=0);[.A4155];&quot;&quot;)">
            <text:p/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IF((MOD([.F$4];[.A4156])=0);[.A4156];&quot;&quot;)">
            <text:p/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IF((MOD([.F$4];[.A4157])=0);[.A4157];&quot;&quot;)">
            <text:p/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IF((MOD([.F$4];[.A4158])=0);[.A4158];&quot;&quot;)">
            <text:p/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IF((MOD([.F$4];[.A4159])=0);[.A4159];&quot;&quot;)">
            <text:p/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IF((MOD([.F$4];[.A4160])=0);[.A4160];&quot;&quot;)">
            <text:p/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IF((MOD([.F$4];[.A4161])=0);[.A4161];&quot;&quot;)">
            <text:p/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IF((MOD([.F$4];[.A4162])=0);[.A4162];&quot;&quot;)">
            <text:p/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IF((MOD([.F$4];[.A4163])=0);[.A4163];&quot;&quot;)">
            <text:p/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IF((MOD([.F$4];[.A4164])=0);[.A4164];&quot;&quot;)">
            <text:p/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IF((MOD([.F$4];[.A4165])=0);[.A4165];&quot;&quot;)">
            <text:p/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IF((MOD([.F$4];[.A4166])=0);[.A4166];&quot;&quot;)">
            <text:p/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IF((MOD([.F$4];[.A4167])=0);[.A4167];&quot;&quot;)">
            <text:p/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IF((MOD([.F$4];[.A4168])=0);[.A4168];&quot;&quot;)">
            <text:p/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IF((MOD([.F$4];[.A4169])=0);[.A4169];&quot;&quot;)">
            <text:p/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IF((MOD([.F$4];[.A4170])=0);[.A4170];&quot;&quot;)">
            <text:p/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IF((MOD([.F$4];[.A4171])=0);[.A4171];&quot;&quot;)">
            <text:p/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IF((MOD([.F$4];[.A4172])=0);[.A4172];&quot;&quot;)">
            <text:p/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IF((MOD([.F$4];[.A4173])=0);[.A4173];&quot;&quot;)">
            <text:p/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IF((MOD([.F$4];[.A4174])=0);[.A4174];&quot;&quot;)">
            <text:p/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IF((MOD([.F$4];[.A4175])=0);[.A4175];&quot;&quot;)">
            <text:p/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IF((MOD([.F$4];[.A4176])=0);[.A4176];&quot;&quot;)">
            <text:p/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IF((MOD([.F$4];[.A4177])=0);[.A4177];&quot;&quot;)">
            <text:p/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IF((MOD([.F$4];[.A4178])=0);[.A4178];&quot;&quot;)">
            <text:p/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IF((MOD([.F$4];[.A4179])=0);[.A4179];&quot;&quot;)">
            <text:p/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IF((MOD([.F$4];[.A4180])=0);[.A4180];&quot;&quot;)">
            <text:p/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IF((MOD([.F$4];[.A4181])=0);[.A4181];&quot;&quot;)">
            <text:p/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IF((MOD([.F$4];[.A4182])=0);[.A4182];&quot;&quot;)">
            <text:p/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IF((MOD([.F$4];[.A4183])=0);[.A4183];&quot;&quot;)">
            <text:p/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IF((MOD([.F$4];[.A4184])=0);[.A4184];&quot;&quot;)">
            <text:p/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IF((MOD([.F$4];[.A4185])=0);[.A4185];&quot;&quot;)">
            <text:p/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IF((MOD([.F$4];[.A4186])=0);[.A4186];&quot;&quot;)">
            <text:p/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IF((MOD([.F$4];[.A4187])=0);[.A4187];&quot;&quot;)">
            <text:p/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IF((MOD([.F$4];[.A4188])=0);[.A4188];&quot;&quot;)">
            <text:p/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IF((MOD([.F$4];[.A4189])=0);[.A4189];&quot;&quot;)">
            <text:p/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IF((MOD([.F$4];[.A4190])=0);[.A4190];&quot;&quot;)">
            <text:p/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IF((MOD([.F$4];[.A4191])=0);[.A4191];&quot;&quot;)">
            <text:p/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IF((MOD([.F$4];[.A4192])=0);[.A4192];&quot;&quot;)">
            <text:p/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IF((MOD([.F$4];[.A4193])=0);[.A4193];&quot;&quot;)">
            <text:p/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IF((MOD([.F$4];[.A4194])=0);[.A4194];&quot;&quot;)">
            <text:p/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IF((MOD([.F$4];[.A4195])=0);[.A4195];&quot;&quot;)">
            <text:p/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IF((MOD([.F$4];[.A4196])=0);[.A4196];&quot;&quot;)">
            <text:p/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IF((MOD([.F$4];[.A4197])=0);[.A4197];&quot;&quot;)">
            <text:p/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IF((MOD([.F$4];[.A4198])=0);[.A4198];&quot;&quot;)">
            <text:p/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IF((MOD([.F$4];[.A4199])=0);[.A4199];&quot;&quot;)">
            <text:p/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IF((MOD([.F$4];[.A4200])=0);[.A4200];&quot;&quot;)">
            <text:p/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IF((MOD([.F$4];[.A4201])=0);[.A4201];&quot;&quot;)">
            <text:p/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IF((MOD([.F$4];[.A4202])=0);[.A4202];&quot;&quot;)">
            <text:p/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IF((MOD([.F$4];[.A4203])=0);[.A4203];&quot;&quot;)">
            <text:p/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IF((MOD([.F$4];[.A4204])=0);[.A4204];&quot;&quot;)">
            <text:p/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IF((MOD([.F$4];[.A4205])=0);[.A4205];&quot;&quot;)">
            <text:p/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IF((MOD([.F$4];[.A4206])=0);[.A4206];&quot;&quot;)">
            <text:p/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IF((MOD([.F$4];[.A4207])=0);[.A4207];&quot;&quot;)">
            <text:p/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IF((MOD([.F$4];[.A4208])=0);[.A4208];&quot;&quot;)">
            <text:p/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IF((MOD([.F$4];[.A4209])=0);[.A4209];&quot;&quot;)">
            <text:p/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IF((MOD([.F$4];[.A4210])=0);[.A4210];&quot;&quot;)">
            <text:p/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IF((MOD([.F$4];[.A4211])=0);[.A4211];&quot;&quot;)">
            <text:p/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IF((MOD([.F$4];[.A4212])=0);[.A4212];&quot;&quot;)">
            <text:p/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IF((MOD([.F$4];[.A4213])=0);[.A4213];&quot;&quot;)">
            <text:p/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IF((MOD([.F$4];[.A4214])=0);[.A4214];&quot;&quot;)">
            <text:p/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IF((MOD([.F$4];[.A4215])=0);[.A4215];&quot;&quot;)">
            <text:p/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IF((MOD([.F$4];[.A4216])=0);[.A4216];&quot;&quot;)">
            <text:p/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IF((MOD([.F$4];[.A4217])=0);[.A4217];&quot;&quot;)">
            <text:p/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IF((MOD([.F$4];[.A4218])=0);[.A4218];&quot;&quot;)">
            <text:p/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IF((MOD([.F$4];[.A4219])=0);[.A4219];&quot;&quot;)">
            <text:p/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IF((MOD([.F$4];[.A4220])=0);[.A4220];&quot;&quot;)">
            <text:p/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IF((MOD([.F$4];[.A4221])=0);[.A4221];&quot;&quot;)">
            <text:p/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IF((MOD([.F$4];[.A4222])=0);[.A4222];&quot;&quot;)">
            <text:p/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IF((MOD([.F$4];[.A4223])=0);[.A4223];&quot;&quot;)">
            <text:p/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IF((MOD([.F$4];[.A4224])=0);[.A4224];&quot;&quot;)">
            <text:p/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IF((MOD([.F$4];[.A4225])=0);[.A4225];&quot;&quot;)">
            <text:p/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IF((MOD([.F$4];[.A4226])=0);[.A4226];&quot;&quot;)">
            <text:p/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IF((MOD([.F$4];[.A4227])=0);[.A4227];&quot;&quot;)">
            <text:p/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IF((MOD([.F$4];[.A4228])=0);[.A4228];&quot;&quot;)">
            <text:p/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IF((MOD([.F$4];[.A4229])=0);[.A4229];&quot;&quot;)">
            <text:p/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IF((MOD([.F$4];[.A4230])=0);[.A4230];&quot;&quot;)">
            <text:p/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IF((MOD([.F$4];[.A4231])=0);[.A4231];&quot;&quot;)">
            <text:p/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IF((MOD([.F$4];[.A4232])=0);[.A4232];&quot;&quot;)">
            <text:p/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IF((MOD([.F$4];[.A4233])=0);[.A4233];&quot;&quot;)">
            <text:p/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IF((MOD([.F$4];[.A4234])=0);[.A4234];&quot;&quot;)">
            <text:p/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IF((MOD([.F$4];[.A4235])=0);[.A4235];&quot;&quot;)">
            <text:p/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IF((MOD([.F$4];[.A4236])=0);[.A4236];&quot;&quot;)">
            <text:p/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IF((MOD([.F$4];[.A4237])=0);[.A4237];&quot;&quot;)">
            <text:p/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IF((MOD([.F$4];[.A4238])=0);[.A4238];&quot;&quot;)">
            <text:p/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IF((MOD([.F$4];[.A4239])=0);[.A4239];&quot;&quot;)">
            <text:p/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IF((MOD([.F$4];[.A4240])=0);[.A4240];&quot;&quot;)">
            <text:p/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IF((MOD([.F$4];[.A4241])=0);[.A4241];&quot;&quot;)">
            <text:p/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IF((MOD([.F$4];[.A4242])=0);[.A4242];&quot;&quot;)">
            <text:p/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IF((MOD([.F$4];[.A4243])=0);[.A4243];&quot;&quot;)">
            <text:p/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IF((MOD([.F$4];[.A4244])=0);[.A4244];&quot;&quot;)">
            <text:p/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IF((MOD([.F$4];[.A4245])=0);[.A4245];&quot;&quot;)">
            <text:p/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IF((MOD([.F$4];[.A4246])=0);[.A4246];&quot;&quot;)">
            <text:p/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IF((MOD([.F$4];[.A4247])=0);[.A4247];&quot;&quot;)">
            <text:p/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IF((MOD([.F$4];[.A4248])=0);[.A4248];&quot;&quot;)">
            <text:p/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IF((MOD([.F$4];[.A4249])=0);[.A4249];&quot;&quot;)">
            <text:p/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IF((MOD([.F$4];[.A4250])=0);[.A4250];&quot;&quot;)">
            <text:p/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IF((MOD([.F$4];[.A4251])=0);[.A4251];&quot;&quot;)">
            <text:p/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IF((MOD([.F$4];[.A4252])=0);[.A4252];&quot;&quot;)">
            <text:p/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IF((MOD([.F$4];[.A4253])=0);[.A4253];&quot;&quot;)">
            <text:p/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IF((MOD([.F$4];[.A4254])=0);[.A4254];&quot;&quot;)">
            <text:p/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IF((MOD([.F$4];[.A4255])=0);[.A4255];&quot;&quot;)">
            <text:p/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IF((MOD([.F$4];[.A4256])=0);[.A4256];&quot;&quot;)">
            <text:p/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IF((MOD([.F$4];[.A4257])=0);[.A4257];&quot;&quot;)">
            <text:p/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IF((MOD([.F$4];[.A4258])=0);[.A4258];&quot;&quot;)">
            <text:p/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IF((MOD([.F$4];[.A4259])=0);[.A4259];&quot;&quot;)">
            <text:p/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IF((MOD([.F$4];[.A4260])=0);[.A4260];&quot;&quot;)">
            <text:p/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IF((MOD([.F$4];[.A4261])=0);[.A4261];&quot;&quot;)">
            <text:p/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IF((MOD([.F$4];[.A4262])=0);[.A4262];&quot;&quot;)">
            <text:p/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IF((MOD([.F$4];[.A4263])=0);[.A4263];&quot;&quot;)">
            <text:p/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IF((MOD([.F$4];[.A4264])=0);[.A4264];&quot;&quot;)">
            <text:p/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IF((MOD([.F$4];[.A4265])=0);[.A4265];&quot;&quot;)">
            <text:p/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IF((MOD([.F$4];[.A4266])=0);[.A4266];&quot;&quot;)">
            <text:p/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IF((MOD([.F$4];[.A4267])=0);[.A4267];&quot;&quot;)">
            <text:p/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IF((MOD([.F$4];[.A4268])=0);[.A4268];&quot;&quot;)">
            <text:p/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IF((MOD([.F$4];[.A4269])=0);[.A4269];&quot;&quot;)">
            <text:p/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IF((MOD([.F$4];[.A4270])=0);[.A4270];&quot;&quot;)">
            <text:p/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IF((MOD([.F$4];[.A4271])=0);[.A4271];&quot;&quot;)">
            <text:p/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IF((MOD([.F$4];[.A4272])=0);[.A4272];&quot;&quot;)">
            <text:p/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IF((MOD([.F$4];[.A4273])=0);[.A4273];&quot;&quot;)">
            <text:p/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IF((MOD([.F$4];[.A4274])=0);[.A4274];&quot;&quot;)">
            <text:p/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IF((MOD([.F$4];[.A4275])=0);[.A4275];&quot;&quot;)">
            <text:p/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IF((MOD([.F$4];[.A4276])=0);[.A4276];&quot;&quot;)">
            <text:p/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IF((MOD([.F$4];[.A4277])=0);[.A4277];&quot;&quot;)">
            <text:p/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IF((MOD([.F$4];[.A4278])=0);[.A4278];&quot;&quot;)">
            <text:p/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IF((MOD([.F$4];[.A4279])=0);[.A4279];&quot;&quot;)">
            <text:p/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IF((MOD([.F$4];[.A4280])=0);[.A4280];&quot;&quot;)">
            <text:p/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IF((MOD([.F$4];[.A4281])=0);[.A4281];&quot;&quot;)">
            <text:p/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IF((MOD([.F$4];[.A4282])=0);[.A4282];&quot;&quot;)">
            <text:p/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IF((MOD([.F$4];[.A4283])=0);[.A4283];&quot;&quot;)">
            <text:p/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IF((MOD([.F$4];[.A4284])=0);[.A4284];&quot;&quot;)">
            <text:p/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IF((MOD([.F$4];[.A4285])=0);[.A4285];&quot;&quot;)">
            <text:p/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IF((MOD([.F$4];[.A4286])=0);[.A4286];&quot;&quot;)">
            <text:p/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IF((MOD([.F$4];[.A4287])=0);[.A4287];&quot;&quot;)">
            <text:p/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IF((MOD([.F$4];[.A4288])=0);[.A4288];&quot;&quot;)">
            <text:p/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IF((MOD([.F$4];[.A4289])=0);[.A4289];&quot;&quot;)">
            <text:p/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IF((MOD([.F$4];[.A4290])=0);[.A4290];&quot;&quot;)">
            <text:p/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IF((MOD([.F$4];[.A4291])=0);[.A4291];&quot;&quot;)">
            <text:p/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IF((MOD([.F$4];[.A4292])=0);[.A4292];&quot;&quot;)">
            <text:p/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IF((MOD([.F$4];[.A4293])=0);[.A4293];&quot;&quot;)">
            <text:p/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IF((MOD([.F$4];[.A4294])=0);[.A4294];&quot;&quot;)">
            <text:p/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IF((MOD([.F$4];[.A4295])=0);[.A4295];&quot;&quot;)">
            <text:p/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IF((MOD([.F$4];[.A4296])=0);[.A4296];&quot;&quot;)">
            <text:p/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IF((MOD([.F$4];[.A4297])=0);[.A4297];&quot;&quot;)">
            <text:p/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IF((MOD([.F$4];[.A4298])=0);[.A4298];&quot;&quot;)">
            <text:p/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IF((MOD([.F$4];[.A4299])=0);[.A4299];&quot;&quot;)">
            <text:p/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IF((MOD([.F$4];[.A4300])=0);[.A4300];&quot;&quot;)">
            <text:p/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IF((MOD([.F$4];[.A4301])=0);[.A4301];&quot;&quot;)">
            <text:p/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IF((MOD([.F$4];[.A4302])=0);[.A4302];&quot;&quot;)">
            <text:p/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IF((MOD([.F$4];[.A4303])=0);[.A4303];&quot;&quot;)">
            <text:p/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IF((MOD([.F$4];[.A4304])=0);[.A4304];&quot;&quot;)">
            <text:p/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IF((MOD([.F$4];[.A4305])=0);[.A4305];&quot;&quot;)">
            <text:p/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IF((MOD([.F$4];[.A4306])=0);[.A4306];&quot;&quot;)">
            <text:p/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IF((MOD([.F$4];[.A4307])=0);[.A4307];&quot;&quot;)">
            <text:p/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IF((MOD([.F$4];[.A4308])=0);[.A4308];&quot;&quot;)">
            <text:p/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IF((MOD([.F$4];[.A4309])=0);[.A4309];&quot;&quot;)">
            <text:p/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IF((MOD([.F$4];[.A4310])=0);[.A4310];&quot;&quot;)">
            <text:p/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IF((MOD([.F$4];[.A4311])=0);[.A4311];&quot;&quot;)">
            <text:p/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IF((MOD([.F$4];[.A4312])=0);[.A4312];&quot;&quot;)">
            <text:p/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IF((MOD([.F$4];[.A4313])=0);[.A4313];&quot;&quot;)">
            <text:p/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IF((MOD([.F$4];[.A4314])=0);[.A4314];&quot;&quot;)">
            <text:p/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IF((MOD([.F$4];[.A4315])=0);[.A4315];&quot;&quot;)">
            <text:p/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IF((MOD([.F$4];[.A4316])=0);[.A4316];&quot;&quot;)">
            <text:p/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IF((MOD([.F$4];[.A4317])=0);[.A4317];&quot;&quot;)">
            <text:p/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IF((MOD([.F$4];[.A4318])=0);[.A4318];&quot;&quot;)">
            <text:p/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IF((MOD([.F$4];[.A4319])=0);[.A4319];&quot;&quot;)">
            <text:p/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IF((MOD([.F$4];[.A4320])=0);[.A4320];&quot;&quot;)">
            <text:p/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IF((MOD([.F$4];[.A4321])=0);[.A4321];&quot;&quot;)">
            <text:p/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IF((MOD([.F$4];[.A4322])=0);[.A4322];&quot;&quot;)">
            <text:p/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IF((MOD([.F$4];[.A4323])=0);[.A4323];&quot;&quot;)">
            <text:p/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IF((MOD([.F$4];[.A4324])=0);[.A4324];&quot;&quot;)">
            <text:p/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IF((MOD([.F$4];[.A4325])=0);[.A4325];&quot;&quot;)">
            <text:p/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IF((MOD([.F$4];[.A4326])=0);[.A4326];&quot;&quot;)">
            <text:p/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IF((MOD([.F$4];[.A4327])=0);[.A4327];&quot;&quot;)">
            <text:p/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IF((MOD([.F$4];[.A4328])=0);[.A4328];&quot;&quot;)">
            <text:p/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IF((MOD([.F$4];[.A4329])=0);[.A4329];&quot;&quot;)">
            <text:p/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IF((MOD([.F$4];[.A4330])=0);[.A4330];&quot;&quot;)">
            <text:p/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IF((MOD([.F$4];[.A4331])=0);[.A4331];&quot;&quot;)">
            <text:p/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IF((MOD([.F$4];[.A4332])=0);[.A4332];&quot;&quot;)">
            <text:p/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IF((MOD([.F$4];[.A4333])=0);[.A4333];&quot;&quot;)">
            <text:p/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IF((MOD([.F$4];[.A4334])=0);[.A4334];&quot;&quot;)">
            <text:p/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IF((MOD([.F$4];[.A4335])=0);[.A4335];&quot;&quot;)">
            <text:p/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IF((MOD([.F$4];[.A4336])=0);[.A4336];&quot;&quot;)">
            <text:p/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IF((MOD([.F$4];[.A4337])=0);[.A4337];&quot;&quot;)">
            <text:p/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IF((MOD([.F$4];[.A4338])=0);[.A4338];&quot;&quot;)">
            <text:p/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IF((MOD([.F$4];[.A4339])=0);[.A4339];&quot;&quot;)">
            <text:p/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IF((MOD([.F$4];[.A4340])=0);[.A4340];&quot;&quot;)">
            <text:p/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IF((MOD([.F$4];[.A4341])=0);[.A4341];&quot;&quot;)">
            <text:p/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IF((MOD([.F$4];[.A4342])=0);[.A4342];&quot;&quot;)">
            <text:p/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IF((MOD([.F$4];[.A4343])=0);[.A4343];&quot;&quot;)">
            <text:p/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IF((MOD([.F$4];[.A4344])=0);[.A4344];&quot;&quot;)">
            <text:p/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IF((MOD([.F$4];[.A4345])=0);[.A4345];&quot;&quot;)">
            <text:p/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IF((MOD([.F$4];[.A4346])=0);[.A4346];&quot;&quot;)">
            <text:p/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IF((MOD([.F$4];[.A4347])=0);[.A4347];&quot;&quot;)">
            <text:p/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IF((MOD([.F$4];[.A4348])=0);[.A4348];&quot;&quot;)">
            <text:p/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IF((MOD([.F$4];[.A4349])=0);[.A4349];&quot;&quot;)">
            <text:p/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IF((MOD([.F$4];[.A4350])=0);[.A4350];&quot;&quot;)">
            <text:p/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IF((MOD([.F$4];[.A4351])=0);[.A4351];&quot;&quot;)">
            <text:p/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IF((MOD([.F$4];[.A4352])=0);[.A4352];&quot;&quot;)">
            <text:p/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IF((MOD([.F$4];[.A4353])=0);[.A4353];&quot;&quot;)">
            <text:p/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IF((MOD([.F$4];[.A4354])=0);[.A4354];&quot;&quot;)">
            <text:p/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IF((MOD([.F$4];[.A4355])=0);[.A4355];&quot;&quot;)">
            <text:p/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IF((MOD([.F$4];[.A4356])=0);[.A4356];&quot;&quot;)">
            <text:p/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IF((MOD([.F$4];[.A4357])=0);[.A4357];&quot;&quot;)">
            <text:p/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IF((MOD([.F$4];[.A4358])=0);[.A4358];&quot;&quot;)">
            <text:p/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IF((MOD([.F$4];[.A4359])=0);[.A4359];&quot;&quot;)">
            <text:p/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IF((MOD([.F$4];[.A4360])=0);[.A4360];&quot;&quot;)">
            <text:p/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IF((MOD([.F$4];[.A4361])=0);[.A4361];&quot;&quot;)">
            <text:p/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IF((MOD([.F$4];[.A4362])=0);[.A4362];&quot;&quot;)">
            <text:p/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IF((MOD([.F$4];[.A4363])=0);[.A4363];&quot;&quot;)">
            <text:p/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IF((MOD([.F$4];[.A4364])=0);[.A4364];&quot;&quot;)">
            <text:p/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IF((MOD([.F$4];[.A4365])=0);[.A4365];&quot;&quot;)">
            <text:p/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IF((MOD([.F$4];[.A4366])=0);[.A4366];&quot;&quot;)">
            <text:p/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IF((MOD([.F$4];[.A4367])=0);[.A4367];&quot;&quot;)">
            <text:p/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IF((MOD([.F$4];[.A4368])=0);[.A4368];&quot;&quot;)">
            <text:p/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IF((MOD([.F$4];[.A4369])=0);[.A4369];&quot;&quot;)">
            <text:p/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IF((MOD([.F$4];[.A4370])=0);[.A4370];&quot;&quot;)">
            <text:p/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IF((MOD([.F$4];[.A4371])=0);[.A4371];&quot;&quot;)">
            <text:p/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IF((MOD([.F$4];[.A4372])=0);[.A4372];&quot;&quot;)">
            <text:p/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IF((MOD([.F$4];[.A4373])=0);[.A4373];&quot;&quot;)">
            <text:p/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IF((MOD([.F$4];[.A4374])=0);[.A4374];&quot;&quot;)">
            <text:p/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IF((MOD([.F$4];[.A4375])=0);[.A4375];&quot;&quot;)">
            <text:p/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IF((MOD([.F$4];[.A4376])=0);[.A4376];&quot;&quot;)">
            <text:p/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IF((MOD([.F$4];[.A4377])=0);[.A4377];&quot;&quot;)">
            <text:p/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IF((MOD([.F$4];[.A4378])=0);[.A4378];&quot;&quot;)">
            <text:p/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IF((MOD([.F$4];[.A4379])=0);[.A4379];&quot;&quot;)">
            <text:p/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IF((MOD([.F$4];[.A4380])=0);[.A4380];&quot;&quot;)">
            <text:p/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IF((MOD([.F$4];[.A4381])=0);[.A4381];&quot;&quot;)">
            <text:p/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IF((MOD([.F$4];[.A4382])=0);[.A4382];&quot;&quot;)">
            <text:p/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IF((MOD([.F$4];[.A4383])=0);[.A4383];&quot;&quot;)">
            <text:p/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IF((MOD([.F$4];[.A4384])=0);[.A4384];&quot;&quot;)">
            <text:p/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IF((MOD([.F$4];[.A4385])=0);[.A4385];&quot;&quot;)">
            <text:p/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IF((MOD([.F$4];[.A4386])=0);[.A4386];&quot;&quot;)">
            <text:p/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IF((MOD([.F$4];[.A4387])=0);[.A4387];&quot;&quot;)">
            <text:p/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IF((MOD([.F$4];[.A4388])=0);[.A4388];&quot;&quot;)">
            <text:p/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IF((MOD([.F$4];[.A4389])=0);[.A4389];&quot;&quot;)">
            <text:p/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IF((MOD([.F$4];[.A4390])=0);[.A4390];&quot;&quot;)">
            <text:p/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IF((MOD([.F$4];[.A4391])=0);[.A4391];&quot;&quot;)">
            <text:p/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IF((MOD([.F$4];[.A4392])=0);[.A4392];&quot;&quot;)">
            <text:p/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IF((MOD([.F$4];[.A4393])=0);[.A4393];&quot;&quot;)">
            <text:p/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IF((MOD([.F$4];[.A4394])=0);[.A4394];&quot;&quot;)">
            <text:p/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IF((MOD([.F$4];[.A4395])=0);[.A4395];&quot;&quot;)">
            <text:p/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IF((MOD([.F$4];[.A4396])=0);[.A4396];&quot;&quot;)">
            <text:p/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IF((MOD([.F$4];[.A4397])=0);[.A4397];&quot;&quot;)">
            <text:p/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IF((MOD([.F$4];[.A4398])=0);[.A4398];&quot;&quot;)">
            <text:p/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IF((MOD([.F$4];[.A4399])=0);[.A4399];&quot;&quot;)">
            <text:p/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IF((MOD([.F$4];[.A4400])=0);[.A4400];&quot;&quot;)">
            <text:p/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IF((MOD([.F$4];[.A4401])=0);[.A4401];&quot;&quot;)">
            <text:p/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IF((MOD([.F$4];[.A4402])=0);[.A4402];&quot;&quot;)">
            <text:p/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IF((MOD([.F$4];[.A4403])=0);[.A4403];&quot;&quot;)">
            <text:p/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IF((MOD([.F$4];[.A4404])=0);[.A4404];&quot;&quot;)">
            <text:p/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IF((MOD([.F$4];[.A4405])=0);[.A4405];&quot;&quot;)">
            <text:p/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IF((MOD([.F$4];[.A4406])=0);[.A4406];&quot;&quot;)">
            <text:p/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IF((MOD([.F$4];[.A4407])=0);[.A4407];&quot;&quot;)">
            <text:p/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IF((MOD([.F$4];[.A4408])=0);[.A4408];&quot;&quot;)">
            <text:p/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IF((MOD([.F$4];[.A4409])=0);[.A4409];&quot;&quot;)">
            <text:p/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IF((MOD([.F$4];[.A4410])=0);[.A4410];&quot;&quot;)">
            <text:p/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IF((MOD([.F$4];[.A4411])=0);[.A4411];&quot;&quot;)">
            <text:p/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IF((MOD([.F$4];[.A4412])=0);[.A4412];&quot;&quot;)">
            <text:p/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IF((MOD([.F$4];[.A4413])=0);[.A4413];&quot;&quot;)">
            <text:p/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IF((MOD([.F$4];[.A4414])=0);[.A4414];&quot;&quot;)">
            <text:p/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IF((MOD([.F$4];[.A4415])=0);[.A4415];&quot;&quot;)">
            <text:p/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IF((MOD([.F$4];[.A4416])=0);[.A4416];&quot;&quot;)">
            <text:p/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IF((MOD([.F$4];[.A4417])=0);[.A4417];&quot;&quot;)">
            <text:p/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IF((MOD([.F$4];[.A4418])=0);[.A4418];&quot;&quot;)">
            <text:p/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IF((MOD([.F$4];[.A4419])=0);[.A4419];&quot;&quot;)">
            <text:p/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IF((MOD([.F$4];[.A4420])=0);[.A4420];&quot;&quot;)">
            <text:p/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IF((MOD([.F$4];[.A4421])=0);[.A4421];&quot;&quot;)">
            <text:p/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IF((MOD([.F$4];[.A4422])=0);[.A4422];&quot;&quot;)">
            <text:p/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IF((MOD([.F$4];[.A4423])=0);[.A4423];&quot;&quot;)">
            <text:p/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IF((MOD([.F$4];[.A4424])=0);[.A4424];&quot;&quot;)">
            <text:p/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IF((MOD([.F$4];[.A4425])=0);[.A4425];&quot;&quot;)">
            <text:p/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IF((MOD([.F$4];[.A4426])=0);[.A4426];&quot;&quot;)">
            <text:p/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IF((MOD([.F$4];[.A4427])=0);[.A4427];&quot;&quot;)">
            <text:p/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IF((MOD([.F$4];[.A4428])=0);[.A4428];&quot;&quot;)">
            <text:p/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IF((MOD([.F$4];[.A4429])=0);[.A4429];&quot;&quot;)">
            <text:p/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IF((MOD([.F$4];[.A4430])=0);[.A4430];&quot;&quot;)">
            <text:p/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IF((MOD([.F$4];[.A4431])=0);[.A4431];&quot;&quot;)">
            <text:p/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IF((MOD([.F$4];[.A4432])=0);[.A4432];&quot;&quot;)">
            <text:p/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IF((MOD([.F$4];[.A4433])=0);[.A4433];&quot;&quot;)">
            <text:p/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IF((MOD([.F$4];[.A4434])=0);[.A4434];&quot;&quot;)">
            <text:p/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IF((MOD([.F$4];[.A4435])=0);[.A4435];&quot;&quot;)">
            <text:p/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IF((MOD([.F$4];[.A4436])=0);[.A4436];&quot;&quot;)">
            <text:p/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IF((MOD([.F$4];[.A4437])=0);[.A4437];&quot;&quot;)">
            <text:p/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IF((MOD([.F$4];[.A4438])=0);[.A4438];&quot;&quot;)">
            <text:p/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IF((MOD([.F$4];[.A4439])=0);[.A4439];&quot;&quot;)">
            <text:p/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IF((MOD([.F$4];[.A4440])=0);[.A4440];&quot;&quot;)">
            <text:p/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IF((MOD([.F$4];[.A4441])=0);[.A4441];&quot;&quot;)">
            <text:p/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IF((MOD([.F$4];[.A4442])=0);[.A4442];&quot;&quot;)">
            <text:p/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IF((MOD([.F$4];[.A4443])=0);[.A4443];&quot;&quot;)">
            <text:p/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IF((MOD([.F$4];[.A4444])=0);[.A4444];&quot;&quot;)">
            <text:p/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IF((MOD([.F$4];[.A4445])=0);[.A4445];&quot;&quot;)">
            <text:p/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IF((MOD([.F$4];[.A4446])=0);[.A4446];&quot;&quot;)">
            <text:p/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IF((MOD([.F$4];[.A4447])=0);[.A4447];&quot;&quot;)">
            <text:p/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IF((MOD([.F$4];[.A4448])=0);[.A4448];&quot;&quot;)">
            <text:p/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IF((MOD([.F$4];[.A4449])=0);[.A4449];&quot;&quot;)">
            <text:p/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IF((MOD([.F$4];[.A4450])=0);[.A4450];&quot;&quot;)">
            <text:p/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IF((MOD([.F$4];[.A4451])=0);[.A4451];&quot;&quot;)">
            <text:p/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IF((MOD([.F$4];[.A4452])=0);[.A4452];&quot;&quot;)">
            <text:p/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IF((MOD([.F$4];[.A4453])=0);[.A4453];&quot;&quot;)">
            <text:p/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IF((MOD([.F$4];[.A4454])=0);[.A4454];&quot;&quot;)">
            <text:p/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IF((MOD([.F$4];[.A4455])=0);[.A4455];&quot;&quot;)">
            <text:p/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IF((MOD([.F$4];[.A4456])=0);[.A4456];&quot;&quot;)">
            <text:p/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IF((MOD([.F$4];[.A4457])=0);[.A4457];&quot;&quot;)">
            <text:p/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IF((MOD([.F$4];[.A4458])=0);[.A4458];&quot;&quot;)">
            <text:p/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IF((MOD([.F$4];[.A4459])=0);[.A4459];&quot;&quot;)">
            <text:p/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IF((MOD([.F$4];[.A4460])=0);[.A4460];&quot;&quot;)">
            <text:p/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IF((MOD([.F$4];[.A4461])=0);[.A4461];&quot;&quot;)">
            <text:p/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IF((MOD([.F$4];[.A4462])=0);[.A4462];&quot;&quot;)">
            <text:p/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IF((MOD([.F$4];[.A4463])=0);[.A4463];&quot;&quot;)">
            <text:p/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IF((MOD([.F$4];[.A4464])=0);[.A4464];&quot;&quot;)">
            <text:p/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IF((MOD([.F$4];[.A4465])=0);[.A4465];&quot;&quot;)">
            <text:p/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IF((MOD([.F$4];[.A4466])=0);[.A4466];&quot;&quot;)">
            <text:p/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IF((MOD([.F$4];[.A4467])=0);[.A4467];&quot;&quot;)">
            <text:p/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IF((MOD([.F$4];[.A4468])=0);[.A4468];&quot;&quot;)">
            <text:p/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IF((MOD([.F$4];[.A4469])=0);[.A4469];&quot;&quot;)">
            <text:p/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IF((MOD([.F$4];[.A4470])=0);[.A4470];&quot;&quot;)">
            <text:p/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IF((MOD([.F$4];[.A4471])=0);[.A4471];&quot;&quot;)">
            <text:p/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IF((MOD([.F$4];[.A4472])=0);[.A4472];&quot;&quot;)">
            <text:p/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IF((MOD([.F$4];[.A4473])=0);[.A4473];&quot;&quot;)">
            <text:p/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IF((MOD([.F$4];[.A4474])=0);[.A4474];&quot;&quot;)">
            <text:p/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IF((MOD([.F$4];[.A4475])=0);[.A4475];&quot;&quot;)">
            <text:p/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IF((MOD([.F$4];[.A4476])=0);[.A4476];&quot;&quot;)">
            <text:p/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IF((MOD([.F$4];[.A4477])=0);[.A4477];&quot;&quot;)">
            <text:p/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IF((MOD([.F$4];[.A4478])=0);[.A4478];&quot;&quot;)">
            <text:p/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IF((MOD([.F$4];[.A4479])=0);[.A4479];&quot;&quot;)">
            <text:p/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IF((MOD([.F$4];[.A4480])=0);[.A4480];&quot;&quot;)">
            <text:p/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IF((MOD([.F$4];[.A4481])=0);[.A4481];&quot;&quot;)">
            <text:p/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IF((MOD([.F$4];[.A4482])=0);[.A4482];&quot;&quot;)">
            <text:p/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IF((MOD([.F$4];[.A4483])=0);[.A4483];&quot;&quot;)">
            <text:p/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IF((MOD([.F$4];[.A4484])=0);[.A4484];&quot;&quot;)">
            <text:p/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IF((MOD([.F$4];[.A4485])=0);[.A4485];&quot;&quot;)">
            <text:p/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IF((MOD([.F$4];[.A4486])=0);[.A4486];&quot;&quot;)">
            <text:p/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IF((MOD([.F$4];[.A4487])=0);[.A4487];&quot;&quot;)">
            <text:p/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IF((MOD([.F$4];[.A4488])=0);[.A4488];&quot;&quot;)">
            <text:p/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IF((MOD([.F$4];[.A4489])=0);[.A4489];&quot;&quot;)">
            <text:p/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IF((MOD([.F$4];[.A4490])=0);[.A4490];&quot;&quot;)">
            <text:p/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IF((MOD([.F$4];[.A4491])=0);[.A4491];&quot;&quot;)">
            <text:p/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IF((MOD([.F$4];[.A4492])=0);[.A4492];&quot;&quot;)">
            <text:p/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IF((MOD([.F$4];[.A4493])=0);[.A4493];&quot;&quot;)">
            <text:p/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IF((MOD([.F$4];[.A4494])=0);[.A4494];&quot;&quot;)">
            <text:p/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IF((MOD([.F$4];[.A4495])=0);[.A4495];&quot;&quot;)">
            <text:p/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IF((MOD([.F$4];[.A4496])=0);[.A4496];&quot;&quot;)">
            <text:p/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IF((MOD([.F$4];[.A4497])=0);[.A4497];&quot;&quot;)">
            <text:p/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IF((MOD([.F$4];[.A4498])=0);[.A4498];&quot;&quot;)">
            <text:p/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IF((MOD([.F$4];[.A4499])=0);[.A4499];&quot;&quot;)">
            <text:p/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IF((MOD([.F$4];[.A4500])=0);[.A4500];&quot;&quot;)">
            <text:p/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IF((MOD([.F$4];[.A4501])=0);[.A4501];&quot;&quot;)">
            <text:p/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IF((MOD([.F$4];[.A4502])=0);[.A4502];&quot;&quot;)">
            <text:p/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IF((MOD([.F$4];[.A4503])=0);[.A4503];&quot;&quot;)">
            <text:p/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IF((MOD([.F$4];[.A4504])=0);[.A4504];&quot;&quot;)">
            <text:p/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IF((MOD([.F$4];[.A4505])=0);[.A4505];&quot;&quot;)">
            <text:p/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IF((MOD([.F$4];[.A4506])=0);[.A4506];&quot;&quot;)">
            <text:p/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IF((MOD([.F$4];[.A4507])=0);[.A4507];&quot;&quot;)">
            <text:p/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IF((MOD([.F$4];[.A4508])=0);[.A4508];&quot;&quot;)">
            <text:p/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IF((MOD([.F$4];[.A4509])=0);[.A4509];&quot;&quot;)">
            <text:p/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IF((MOD([.F$4];[.A4510])=0);[.A4510];&quot;&quot;)">
            <text:p/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IF((MOD([.F$4];[.A4511])=0);[.A4511];&quot;&quot;)">
            <text:p/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IF((MOD([.F$4];[.A4512])=0);[.A4512];&quot;&quot;)">
            <text:p/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IF((MOD([.F$4];[.A4513])=0);[.A4513];&quot;&quot;)">
            <text:p/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IF((MOD([.F$4];[.A4514])=0);[.A4514];&quot;&quot;)">
            <text:p/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IF((MOD([.F$4];[.A4515])=0);[.A4515];&quot;&quot;)">
            <text:p/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IF((MOD([.F$4];[.A4516])=0);[.A4516];&quot;&quot;)">
            <text:p/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IF((MOD([.F$4];[.A4517])=0);[.A4517];&quot;&quot;)">
            <text:p/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IF((MOD([.F$4];[.A4518])=0);[.A4518];&quot;&quot;)">
            <text:p/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IF((MOD([.F$4];[.A4519])=0);[.A4519];&quot;&quot;)">
            <text:p/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IF((MOD([.F$4];[.A4520])=0);[.A4520];&quot;&quot;)">
            <text:p/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IF((MOD([.F$4];[.A4521])=0);[.A4521];&quot;&quot;)">
            <text:p/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IF((MOD([.F$4];[.A4522])=0);[.A4522];&quot;&quot;)">
            <text:p/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IF((MOD([.F$4];[.A4523])=0);[.A4523];&quot;&quot;)">
            <text:p/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IF((MOD([.F$4];[.A4524])=0);[.A4524];&quot;&quot;)">
            <text:p/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IF((MOD([.F$4];[.A4525])=0);[.A4525];&quot;&quot;)">
            <text:p/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IF((MOD([.F$4];[.A4526])=0);[.A4526];&quot;&quot;)">
            <text:p/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IF((MOD([.F$4];[.A4527])=0);[.A4527];&quot;&quot;)">
            <text:p/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IF((MOD([.F$4];[.A4528])=0);[.A4528];&quot;&quot;)">
            <text:p/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IF((MOD([.F$4];[.A4529])=0);[.A4529];&quot;&quot;)">
            <text:p/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IF((MOD([.F$4];[.A4530])=0);[.A4530];&quot;&quot;)">
            <text:p/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IF((MOD([.F$4];[.A4531])=0);[.A4531];&quot;&quot;)">
            <text:p/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IF((MOD([.F$4];[.A4532])=0);[.A4532];&quot;&quot;)">
            <text:p/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IF((MOD([.F$4];[.A4533])=0);[.A4533];&quot;&quot;)">
            <text:p/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IF((MOD([.F$4];[.A4534])=0);[.A4534];&quot;&quot;)">
            <text:p/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IF((MOD([.F$4];[.A4535])=0);[.A4535];&quot;&quot;)">
            <text:p/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IF((MOD([.F$4];[.A4536])=0);[.A4536];&quot;&quot;)">
            <text:p/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IF((MOD([.F$4];[.A4537])=0);[.A4537];&quot;&quot;)">
            <text:p/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IF((MOD([.F$4];[.A4538])=0);[.A4538];&quot;&quot;)">
            <text:p/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IF((MOD([.F$4];[.A4539])=0);[.A4539];&quot;&quot;)">
            <text:p/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IF((MOD([.F$4];[.A4540])=0);[.A4540];&quot;&quot;)">
            <text:p/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IF((MOD([.F$4];[.A4541])=0);[.A4541];&quot;&quot;)">
            <text:p/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IF((MOD([.F$4];[.A4542])=0);[.A4542];&quot;&quot;)">
            <text:p/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IF((MOD([.F$4];[.A4543])=0);[.A4543];&quot;&quot;)">
            <text:p/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IF((MOD([.F$4];[.A4544])=0);[.A4544];&quot;&quot;)">
            <text:p/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IF((MOD([.F$4];[.A4545])=0);[.A4545];&quot;&quot;)">
            <text:p/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IF((MOD([.F$4];[.A4546])=0);[.A4546];&quot;&quot;)">
            <text:p/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IF((MOD([.F$4];[.A4547])=0);[.A4547];&quot;&quot;)">
            <text:p/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IF((MOD([.F$4];[.A4548])=0);[.A4548];&quot;&quot;)">
            <text:p/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IF((MOD([.F$4];[.A4549])=0);[.A4549];&quot;&quot;)">
            <text:p/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IF((MOD([.F$4];[.A4550])=0);[.A4550];&quot;&quot;)">
            <text:p/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IF((MOD([.F$4];[.A4551])=0);[.A4551];&quot;&quot;)">
            <text:p/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IF((MOD([.F$4];[.A4552])=0);[.A4552];&quot;&quot;)">
            <text:p/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IF((MOD([.F$4];[.A4553])=0);[.A4553];&quot;&quot;)">
            <text:p/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IF((MOD([.F$4];[.A4554])=0);[.A4554];&quot;&quot;)">
            <text:p/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IF((MOD([.F$4];[.A4555])=0);[.A4555];&quot;&quot;)">
            <text:p/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IF((MOD([.F$4];[.A4556])=0);[.A4556];&quot;&quot;)">
            <text:p/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IF((MOD([.F$4];[.A4557])=0);[.A4557];&quot;&quot;)">
            <text:p/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IF((MOD([.F$4];[.A4558])=0);[.A4558];&quot;&quot;)">
            <text:p/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IF((MOD([.F$4];[.A4559])=0);[.A4559];&quot;&quot;)">
            <text:p/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IF((MOD([.F$4];[.A4560])=0);[.A4560];&quot;&quot;)">
            <text:p/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IF((MOD([.F$4];[.A4561])=0);[.A4561];&quot;&quot;)">
            <text:p/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IF((MOD([.F$4];[.A4562])=0);[.A4562];&quot;&quot;)">
            <text:p/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IF((MOD([.F$4];[.A4563])=0);[.A4563];&quot;&quot;)">
            <text:p/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IF((MOD([.F$4];[.A4564])=0);[.A4564];&quot;&quot;)">
            <text:p/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IF((MOD([.F$4];[.A4565])=0);[.A4565];&quot;&quot;)">
            <text:p/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IF((MOD([.F$4];[.A4566])=0);[.A4566];&quot;&quot;)">
            <text:p/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IF((MOD([.F$4];[.A4567])=0);[.A4567];&quot;&quot;)">
            <text:p/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IF((MOD([.F$4];[.A4568])=0);[.A4568];&quot;&quot;)">
            <text:p/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IF((MOD([.F$4];[.A4569])=0);[.A4569];&quot;&quot;)">
            <text:p/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IF((MOD([.F$4];[.A4570])=0);[.A4570];&quot;&quot;)">
            <text:p/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IF((MOD([.F$4];[.A4571])=0);[.A4571];&quot;&quot;)">
            <text:p/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IF((MOD([.F$4];[.A4572])=0);[.A4572];&quot;&quot;)">
            <text:p/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IF((MOD([.F$4];[.A4573])=0);[.A4573];&quot;&quot;)">
            <text:p/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IF((MOD([.F$4];[.A4574])=0);[.A4574];&quot;&quot;)">
            <text:p/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IF((MOD([.F$4];[.A4575])=0);[.A4575];&quot;&quot;)">
            <text:p/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IF((MOD([.F$4];[.A4576])=0);[.A4576];&quot;&quot;)">
            <text:p/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IF((MOD([.F$4];[.A4577])=0);[.A4577];&quot;&quot;)">
            <text:p/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IF((MOD([.F$4];[.A4578])=0);[.A4578];&quot;&quot;)">
            <text:p/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IF((MOD([.F$4];[.A4579])=0);[.A4579];&quot;&quot;)">
            <text:p/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IF((MOD([.F$4];[.A4580])=0);[.A4580];&quot;&quot;)">
            <text:p/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IF((MOD([.F$4];[.A4581])=0);[.A4581];&quot;&quot;)">
            <text:p/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IF((MOD([.F$4];[.A4582])=0);[.A4582];&quot;&quot;)">
            <text:p/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IF((MOD([.F$4];[.A4583])=0);[.A4583];&quot;&quot;)">
            <text:p/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IF((MOD([.F$4];[.A4584])=0);[.A4584];&quot;&quot;)">
            <text:p/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IF((MOD([.F$4];[.A4585])=0);[.A4585];&quot;&quot;)">
            <text:p/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IF((MOD([.F$4];[.A4586])=0);[.A4586];&quot;&quot;)">
            <text:p/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IF((MOD([.F$4];[.A4587])=0);[.A4587];&quot;&quot;)">
            <text:p/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IF((MOD([.F$4];[.A4588])=0);[.A4588];&quot;&quot;)">
            <text:p/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IF((MOD([.F$4];[.A4589])=0);[.A4589];&quot;&quot;)">
            <text:p/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IF((MOD([.F$4];[.A4590])=0);[.A4590];&quot;&quot;)">
            <text:p/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IF((MOD([.F$4];[.A4591])=0);[.A4591];&quot;&quot;)">
            <text:p/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IF((MOD([.F$4];[.A4592])=0);[.A4592];&quot;&quot;)">
            <text:p/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IF((MOD([.F$4];[.A4593])=0);[.A4593];&quot;&quot;)">
            <text:p/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IF((MOD([.F$4];[.A4594])=0);[.A4594];&quot;&quot;)">
            <text:p/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IF((MOD([.F$4];[.A4595])=0);[.A4595];&quot;&quot;)">
            <text:p/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IF((MOD([.F$4];[.A4596])=0);[.A4596];&quot;&quot;)">
            <text:p/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IF((MOD([.F$4];[.A4597])=0);[.A4597];&quot;&quot;)">
            <text:p/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IF((MOD([.F$4];[.A4598])=0);[.A4598];&quot;&quot;)">
            <text:p/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IF((MOD([.F$4];[.A4599])=0);[.A4599];&quot;&quot;)">
            <text:p/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IF((MOD([.F$4];[.A4600])=0);[.A4600];&quot;&quot;)">
            <text:p/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IF((MOD([.F$4];[.A4601])=0);[.A4601];&quot;&quot;)">
            <text:p/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IF((MOD([.F$4];[.A4602])=0);[.A4602];&quot;&quot;)">
            <text:p/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IF((MOD([.F$4];[.A4603])=0);[.A4603];&quot;&quot;)">
            <text:p/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IF((MOD([.F$4];[.A4604])=0);[.A4604];&quot;&quot;)">
            <text:p/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IF((MOD([.F$4];[.A4605])=0);[.A4605];&quot;&quot;)">
            <text:p/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IF((MOD([.F$4];[.A4606])=0);[.A4606];&quot;&quot;)">
            <text:p/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IF((MOD([.F$4];[.A4607])=0);[.A4607];&quot;&quot;)">
            <text:p/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IF((MOD([.F$4];[.A4608])=0);[.A4608];&quot;&quot;)">
            <text:p/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IF((MOD([.F$4];[.A4609])=0);[.A4609];&quot;&quot;)">
            <text:p/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IF((MOD([.F$4];[.A4610])=0);[.A4610];&quot;&quot;)">
            <text:p/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IF((MOD([.F$4];[.A4611])=0);[.A4611];&quot;&quot;)">
            <text:p/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IF((MOD([.F$4];[.A4612])=0);[.A4612];&quot;&quot;)">
            <text:p/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IF((MOD([.F$4];[.A4613])=0);[.A4613];&quot;&quot;)">
            <text:p/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IF((MOD([.F$4];[.A4614])=0);[.A4614];&quot;&quot;)">
            <text:p/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IF((MOD([.F$4];[.A4615])=0);[.A4615];&quot;&quot;)">
            <text:p/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IF((MOD([.F$4];[.A4616])=0);[.A4616];&quot;&quot;)">
            <text:p/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IF((MOD([.F$4];[.A4617])=0);[.A4617];&quot;&quot;)">
            <text:p/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IF((MOD([.F$4];[.A4618])=0);[.A4618];&quot;&quot;)">
            <text:p/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IF((MOD([.F$4];[.A4619])=0);[.A4619];&quot;&quot;)">
            <text:p/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IF((MOD([.F$4];[.A4620])=0);[.A4620];&quot;&quot;)">
            <text:p/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IF((MOD([.F$4];[.A4621])=0);[.A4621];&quot;&quot;)">
            <text:p/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IF((MOD([.F$4];[.A4622])=0);[.A4622];&quot;&quot;)">
            <text:p/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IF((MOD([.F$4];[.A4623])=0);[.A4623];&quot;&quot;)">
            <text:p/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IF((MOD([.F$4];[.A4624])=0);[.A4624];&quot;&quot;)">
            <text:p/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IF((MOD([.F$4];[.A4625])=0);[.A4625];&quot;&quot;)">
            <text:p/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IF((MOD([.F$4];[.A4626])=0);[.A4626];&quot;&quot;)">
            <text:p/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IF((MOD([.F$4];[.A4627])=0);[.A4627];&quot;&quot;)">
            <text:p/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IF((MOD([.F$4];[.A4628])=0);[.A4628];&quot;&quot;)">
            <text:p/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IF((MOD([.F$4];[.A4629])=0);[.A4629];&quot;&quot;)">
            <text:p/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IF((MOD([.F$4];[.A4630])=0);[.A4630];&quot;&quot;)">
            <text:p/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IF((MOD([.F$4];[.A4631])=0);[.A4631];&quot;&quot;)">
            <text:p/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IF((MOD([.F$4];[.A4632])=0);[.A4632];&quot;&quot;)">
            <text:p/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IF((MOD([.F$4];[.A4633])=0);[.A4633];&quot;&quot;)">
            <text:p/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IF((MOD([.F$4];[.A4634])=0);[.A4634];&quot;&quot;)">
            <text:p/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IF((MOD([.F$4];[.A4635])=0);[.A4635];&quot;&quot;)">
            <text:p/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IF((MOD([.F$4];[.A4636])=0);[.A4636];&quot;&quot;)">
            <text:p/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IF((MOD([.F$4];[.A4637])=0);[.A4637];&quot;&quot;)">
            <text:p/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IF((MOD([.F$4];[.A4638])=0);[.A4638];&quot;&quot;)">
            <text:p/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IF((MOD([.F$4];[.A4639])=0);[.A4639];&quot;&quot;)">
            <text:p/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IF((MOD([.F$4];[.A4640])=0);[.A4640];&quot;&quot;)">
            <text:p/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IF((MOD([.F$4];[.A4641])=0);[.A4641];&quot;&quot;)">
            <text:p/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IF((MOD([.F$4];[.A4642])=0);[.A4642];&quot;&quot;)">
            <text:p/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IF((MOD([.F$4];[.A4643])=0);[.A4643];&quot;&quot;)">
            <text:p/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IF((MOD([.F$4];[.A4644])=0);[.A4644];&quot;&quot;)">
            <text:p/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IF((MOD([.F$4];[.A4645])=0);[.A4645];&quot;&quot;)">
            <text:p/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IF((MOD([.F$4];[.A4646])=0);[.A4646];&quot;&quot;)">
            <text:p/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IF((MOD([.F$4];[.A4647])=0);[.A4647];&quot;&quot;)">
            <text:p/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IF((MOD([.F$4];[.A4648])=0);[.A4648];&quot;&quot;)">
            <text:p/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IF((MOD([.F$4];[.A4649])=0);[.A4649];&quot;&quot;)">
            <text:p/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IF((MOD([.F$4];[.A4650])=0);[.A4650];&quot;&quot;)">
            <text:p/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IF((MOD([.F$4];[.A4651])=0);[.A4651];&quot;&quot;)">
            <text:p/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IF((MOD([.F$4];[.A4652])=0);[.A4652];&quot;&quot;)">
            <text:p/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IF((MOD([.F$4];[.A4653])=0);[.A4653];&quot;&quot;)">
            <text:p/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IF((MOD([.F$4];[.A4654])=0);[.A4654];&quot;&quot;)">
            <text:p/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IF((MOD([.F$4];[.A4655])=0);[.A4655];&quot;&quot;)">
            <text:p/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IF((MOD([.F$4];[.A4656])=0);[.A4656];&quot;&quot;)">
            <text:p/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IF((MOD([.F$4];[.A4657])=0);[.A4657];&quot;&quot;)">
            <text:p/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IF((MOD([.F$4];[.A4658])=0);[.A4658];&quot;&quot;)">
            <text:p/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IF((MOD([.F$4];[.A4659])=0);[.A4659];&quot;&quot;)">
            <text:p/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IF((MOD([.F$4];[.A4660])=0);[.A4660];&quot;&quot;)">
            <text:p/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IF((MOD([.F$4];[.A4661])=0);[.A4661];&quot;&quot;)">
            <text:p/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IF((MOD([.F$4];[.A4662])=0);[.A4662];&quot;&quot;)">
            <text:p/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IF((MOD([.F$4];[.A4663])=0);[.A4663];&quot;&quot;)">
            <text:p/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IF((MOD([.F$4];[.A4664])=0);[.A4664];&quot;&quot;)">
            <text:p/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IF((MOD([.F$4];[.A4665])=0);[.A4665];&quot;&quot;)">
            <text:p/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IF((MOD([.F$4];[.A4666])=0);[.A4666];&quot;&quot;)">
            <text:p/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IF((MOD([.F$4];[.A4667])=0);[.A4667];&quot;&quot;)">
            <text:p/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IF((MOD([.F$4];[.A4668])=0);[.A4668];&quot;&quot;)">
            <text:p/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IF((MOD([.F$4];[.A4669])=0);[.A4669];&quot;&quot;)">
            <text:p/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IF((MOD([.F$4];[.A4670])=0);[.A4670];&quot;&quot;)">
            <text:p/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IF((MOD([.F$4];[.A4671])=0);[.A4671];&quot;&quot;)">
            <text:p/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IF((MOD([.F$4];[.A4672])=0);[.A4672];&quot;&quot;)">
            <text:p/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IF((MOD([.F$4];[.A4673])=0);[.A4673];&quot;&quot;)">
            <text:p/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IF((MOD([.F$4];[.A4674])=0);[.A4674];&quot;&quot;)">
            <text:p/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IF((MOD([.F$4];[.A4675])=0);[.A4675];&quot;&quot;)">
            <text:p/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IF((MOD([.F$4];[.A4676])=0);[.A4676];&quot;&quot;)">
            <text:p/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IF((MOD([.F$4];[.A4677])=0);[.A4677];&quot;&quot;)">
            <text:p/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IF((MOD([.F$4];[.A4678])=0);[.A4678];&quot;&quot;)">
            <text:p/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IF((MOD([.F$4];[.A4679])=0);[.A4679];&quot;&quot;)">
            <text:p/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IF((MOD([.F$4];[.A4680])=0);[.A4680];&quot;&quot;)">
            <text:p/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IF((MOD([.F$4];[.A4681])=0);[.A4681];&quot;&quot;)">
            <text:p/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IF((MOD([.F$4];[.A4682])=0);[.A4682];&quot;&quot;)">
            <text:p/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IF((MOD([.F$4];[.A4683])=0);[.A4683];&quot;&quot;)">
            <text:p/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IF((MOD([.F$4];[.A4684])=0);[.A4684];&quot;&quot;)">
            <text:p/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IF((MOD([.F$4];[.A4685])=0);[.A4685];&quot;&quot;)">
            <text:p/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IF((MOD([.F$4];[.A4686])=0);[.A4686];&quot;&quot;)">
            <text:p/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IF((MOD([.F$4];[.A4687])=0);[.A4687];&quot;&quot;)">
            <text:p/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IF((MOD([.F$4];[.A4688])=0);[.A4688];&quot;&quot;)">
            <text:p/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IF((MOD([.F$4];[.A4689])=0);[.A4689];&quot;&quot;)">
            <text:p/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IF((MOD([.F$4];[.A4690])=0);[.A4690];&quot;&quot;)">
            <text:p/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IF((MOD([.F$4];[.A4691])=0);[.A4691];&quot;&quot;)">
            <text:p/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IF((MOD([.F$4];[.A4692])=0);[.A4692];&quot;&quot;)">
            <text:p/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IF((MOD([.F$4];[.A4693])=0);[.A4693];&quot;&quot;)">
            <text:p/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IF((MOD([.F$4];[.A4694])=0);[.A4694];&quot;&quot;)">
            <text:p/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IF((MOD([.F$4];[.A4695])=0);[.A4695];&quot;&quot;)">
            <text:p/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IF((MOD([.F$4];[.A4696])=0);[.A4696];&quot;&quot;)">
            <text:p/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IF((MOD([.F$4];[.A4697])=0);[.A4697];&quot;&quot;)">
            <text:p/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IF((MOD([.F$4];[.A4698])=0);[.A4698];&quot;&quot;)">
            <text:p/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IF((MOD([.F$4];[.A4699])=0);[.A4699];&quot;&quot;)">
            <text:p/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IF((MOD([.F$4];[.A4700])=0);[.A4700];&quot;&quot;)">
            <text:p/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IF((MOD([.F$4];[.A4701])=0);[.A4701];&quot;&quot;)">
            <text:p/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IF((MOD([.F$4];[.A4702])=0);[.A4702];&quot;&quot;)">
            <text:p/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IF((MOD([.F$4];[.A4703])=0);[.A4703];&quot;&quot;)">
            <text:p/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IF((MOD([.F$4];[.A4704])=0);[.A4704];&quot;&quot;)">
            <text:p/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IF((MOD([.F$4];[.A4705])=0);[.A4705];&quot;&quot;)">
            <text:p/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IF((MOD([.F$4];[.A4706])=0);[.A4706];&quot;&quot;)">
            <text:p/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IF((MOD([.F$4];[.A4707])=0);[.A4707];&quot;&quot;)">
            <text:p/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IF((MOD([.F$4];[.A4708])=0);[.A4708];&quot;&quot;)">
            <text:p/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IF((MOD([.F$4];[.A4709])=0);[.A4709];&quot;&quot;)">
            <text:p/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IF((MOD([.F$4];[.A4710])=0);[.A4710];&quot;&quot;)">
            <text:p/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IF((MOD([.F$4];[.A4711])=0);[.A4711];&quot;&quot;)">
            <text:p/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IF((MOD([.F$4];[.A4712])=0);[.A4712];&quot;&quot;)">
            <text:p/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IF((MOD([.F$4];[.A4713])=0);[.A4713];&quot;&quot;)">
            <text:p/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IF((MOD([.F$4];[.A4714])=0);[.A4714];&quot;&quot;)">
            <text:p/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IF((MOD([.F$4];[.A4715])=0);[.A4715];&quot;&quot;)">
            <text:p/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IF((MOD([.F$4];[.A4716])=0);[.A4716];&quot;&quot;)">
            <text:p/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IF((MOD([.F$4];[.A4717])=0);[.A4717];&quot;&quot;)">
            <text:p/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IF((MOD([.F$4];[.A4718])=0);[.A4718];&quot;&quot;)">
            <text:p/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IF((MOD([.F$4];[.A4719])=0);[.A4719];&quot;&quot;)">
            <text:p/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IF((MOD([.F$4];[.A4720])=0);[.A4720];&quot;&quot;)">
            <text:p/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IF((MOD([.F$4];[.A4721])=0);[.A4721];&quot;&quot;)">
            <text:p/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IF((MOD([.F$4];[.A4722])=0);[.A4722];&quot;&quot;)">
            <text:p/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IF((MOD([.F$4];[.A4723])=0);[.A4723];&quot;&quot;)">
            <text:p/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IF((MOD([.F$4];[.A4724])=0);[.A4724];&quot;&quot;)">
            <text:p/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IF((MOD([.F$4];[.A4725])=0);[.A4725];&quot;&quot;)">
            <text:p/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IF((MOD([.F$4];[.A4726])=0);[.A4726];&quot;&quot;)">
            <text:p/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IF((MOD([.F$4];[.A4727])=0);[.A4727];&quot;&quot;)">
            <text:p/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IF((MOD([.F$4];[.A4728])=0);[.A4728];&quot;&quot;)">
            <text:p/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IF((MOD([.F$4];[.A4729])=0);[.A4729];&quot;&quot;)">
            <text:p/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IF((MOD([.F$4];[.A4730])=0);[.A4730];&quot;&quot;)">
            <text:p/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IF((MOD([.F$4];[.A4731])=0);[.A4731];&quot;&quot;)">
            <text:p/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IF((MOD([.F$4];[.A4732])=0);[.A4732];&quot;&quot;)">
            <text:p/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IF((MOD([.F$4];[.A4733])=0);[.A4733];&quot;&quot;)">
            <text:p/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IF((MOD([.F$4];[.A4734])=0);[.A4734];&quot;&quot;)">
            <text:p/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IF((MOD([.F$4];[.A4735])=0);[.A4735];&quot;&quot;)">
            <text:p/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IF((MOD([.F$4];[.A4736])=0);[.A4736];&quot;&quot;)">
            <text:p/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IF((MOD([.F$4];[.A4737])=0);[.A4737];&quot;&quot;)">
            <text:p/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IF((MOD([.F$4];[.A4738])=0);[.A4738];&quot;&quot;)">
            <text:p/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IF((MOD([.F$4];[.A4739])=0);[.A4739];&quot;&quot;)">
            <text:p/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IF((MOD([.F$4];[.A4740])=0);[.A4740];&quot;&quot;)">
            <text:p/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IF((MOD([.F$4];[.A4741])=0);[.A4741];&quot;&quot;)">
            <text:p/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IF((MOD([.F$4];[.A4742])=0);[.A4742];&quot;&quot;)">
            <text:p/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IF((MOD([.F$4];[.A4743])=0);[.A4743];&quot;&quot;)">
            <text:p/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IF((MOD([.F$4];[.A4744])=0);[.A4744];&quot;&quot;)">
            <text:p/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IF((MOD([.F$4];[.A4745])=0);[.A4745];&quot;&quot;)">
            <text:p/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IF((MOD([.F$4];[.A4746])=0);[.A4746];&quot;&quot;)">
            <text:p/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IF((MOD([.F$4];[.A4747])=0);[.A4747];&quot;&quot;)">
            <text:p/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IF((MOD([.F$4];[.A4748])=0);[.A4748];&quot;&quot;)">
            <text:p/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IF((MOD([.F$4];[.A4749])=0);[.A4749];&quot;&quot;)">
            <text:p/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IF((MOD([.F$4];[.A4750])=0);[.A4750];&quot;&quot;)">
            <text:p/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IF((MOD([.F$4];[.A4751])=0);[.A4751];&quot;&quot;)">
            <text:p/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IF((MOD([.F$4];[.A4752])=0);[.A4752];&quot;&quot;)">
            <text:p/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IF((MOD([.F$4];[.A4753])=0);[.A4753];&quot;&quot;)">
            <text:p/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IF((MOD([.F$4];[.A4754])=0);[.A4754];&quot;&quot;)">
            <text:p/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IF((MOD([.F$4];[.A4755])=0);[.A4755];&quot;&quot;)">
            <text:p/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IF((MOD([.F$4];[.A4756])=0);[.A4756];&quot;&quot;)">
            <text:p/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IF((MOD([.F$4];[.A4757])=0);[.A4757];&quot;&quot;)">
            <text:p/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IF((MOD([.F$4];[.A4758])=0);[.A4758];&quot;&quot;)">
            <text:p/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IF((MOD([.F$4];[.A4759])=0);[.A4759];&quot;&quot;)">
            <text:p/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IF((MOD([.F$4];[.A4760])=0);[.A4760];&quot;&quot;)">
            <text:p/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IF((MOD([.F$4];[.A4761])=0);[.A4761];&quot;&quot;)">
            <text:p/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IF((MOD([.F$4];[.A4762])=0);[.A4762];&quot;&quot;)">
            <text:p/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IF((MOD([.F$4];[.A4763])=0);[.A4763];&quot;&quot;)">
            <text:p/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IF((MOD([.F$4];[.A4764])=0);[.A4764];&quot;&quot;)">
            <text:p/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IF((MOD([.F$4];[.A4765])=0);[.A4765];&quot;&quot;)">
            <text:p/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IF((MOD([.F$4];[.A4766])=0);[.A4766];&quot;&quot;)">
            <text:p/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IF((MOD([.F$4];[.A4767])=0);[.A4767];&quot;&quot;)">
            <text:p/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IF((MOD([.F$4];[.A4768])=0);[.A4768];&quot;&quot;)">
            <text:p/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IF((MOD([.F$4];[.A4769])=0);[.A4769];&quot;&quot;)">
            <text:p/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IF((MOD([.F$4];[.A4770])=0);[.A4770];&quot;&quot;)">
            <text:p/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IF((MOD([.F$4];[.A4771])=0);[.A4771];&quot;&quot;)">
            <text:p/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IF((MOD([.F$4];[.A4772])=0);[.A4772];&quot;&quot;)">
            <text:p/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IF((MOD([.F$4];[.A4773])=0);[.A4773];&quot;&quot;)">
            <text:p/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IF((MOD([.F$4];[.A4774])=0);[.A4774];&quot;&quot;)">
            <text:p/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IF((MOD([.F$4];[.A4775])=0);[.A4775];&quot;&quot;)">
            <text:p/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IF((MOD([.F$4];[.A4776])=0);[.A4776];&quot;&quot;)">
            <text:p/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IF((MOD([.F$4];[.A4777])=0);[.A4777];&quot;&quot;)">
            <text:p/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IF((MOD([.F$4];[.A4778])=0);[.A4778];&quot;&quot;)">
            <text:p/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IF((MOD([.F$4];[.A4779])=0);[.A4779];&quot;&quot;)">
            <text:p/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IF((MOD([.F$4];[.A4780])=0);[.A4780];&quot;&quot;)">
            <text:p/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IF((MOD([.F$4];[.A4781])=0);[.A4781];&quot;&quot;)">
            <text:p/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IF((MOD([.F$4];[.A4782])=0);[.A4782];&quot;&quot;)">
            <text:p/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IF((MOD([.F$4];[.A4783])=0);[.A4783];&quot;&quot;)">
            <text:p/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IF((MOD([.F$4];[.A4784])=0);[.A4784];&quot;&quot;)">
            <text:p/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IF((MOD([.F$4];[.A4785])=0);[.A4785];&quot;&quot;)">
            <text:p/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IF((MOD([.F$4];[.A4786])=0);[.A4786];&quot;&quot;)">
            <text:p/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IF((MOD([.F$4];[.A4787])=0);[.A4787];&quot;&quot;)">
            <text:p/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IF((MOD([.F$4];[.A4788])=0);[.A4788];&quot;&quot;)">
            <text:p/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IF((MOD([.F$4];[.A4789])=0);[.A4789];&quot;&quot;)">
            <text:p/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IF((MOD([.F$4];[.A4790])=0);[.A4790];&quot;&quot;)">
            <text:p/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IF((MOD([.F$4];[.A4791])=0);[.A4791];&quot;&quot;)">
            <text:p/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IF((MOD([.F$4];[.A4792])=0);[.A4792];&quot;&quot;)">
            <text:p/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IF((MOD([.F$4];[.A4793])=0);[.A4793];&quot;&quot;)">
            <text:p/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IF((MOD([.F$4];[.A4794])=0);[.A4794];&quot;&quot;)">
            <text:p/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IF((MOD([.F$4];[.A4795])=0);[.A4795];&quot;&quot;)">
            <text:p/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IF((MOD([.F$4];[.A4796])=0);[.A4796];&quot;&quot;)">
            <text:p/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IF((MOD([.F$4];[.A4797])=0);[.A4797];&quot;&quot;)">
            <text:p/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IF((MOD([.F$4];[.A4798])=0);[.A4798];&quot;&quot;)">
            <text:p/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IF((MOD([.F$4];[.A4799])=0);[.A4799];&quot;&quot;)">
            <text:p/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IF((MOD([.F$4];[.A4800])=0);[.A4800];&quot;&quot;)">
            <text:p/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IF((MOD([.F$4];[.A4801])=0);[.A4801];&quot;&quot;)">
            <text:p/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IF((MOD([.F$4];[.A4802])=0);[.A4802];&quot;&quot;)">
            <text:p/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IF((MOD([.F$4];[.A4803])=0);[.A4803];&quot;&quot;)">
            <text:p/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IF((MOD([.F$4];[.A4804])=0);[.A4804];&quot;&quot;)">
            <text:p/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IF((MOD([.F$4];[.A4805])=0);[.A4805];&quot;&quot;)">
            <text:p/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IF((MOD([.F$4];[.A4806])=0);[.A4806];&quot;&quot;)">
            <text:p/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IF((MOD([.F$4];[.A4807])=0);[.A4807];&quot;&quot;)">
            <text:p/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IF((MOD([.F$4];[.A4808])=0);[.A4808];&quot;&quot;)">
            <text:p/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IF((MOD([.F$4];[.A4809])=0);[.A4809];&quot;&quot;)">
            <text:p/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IF((MOD([.F$4];[.A4810])=0);[.A4810];&quot;&quot;)">
            <text:p/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IF((MOD([.F$4];[.A4811])=0);[.A4811];&quot;&quot;)">
            <text:p/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IF((MOD([.F$4];[.A4812])=0);[.A4812];&quot;&quot;)">
            <text:p/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IF((MOD([.F$4];[.A4813])=0);[.A4813];&quot;&quot;)">
            <text:p/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IF((MOD([.F$4];[.A4814])=0);[.A4814];&quot;&quot;)">
            <text:p/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IF((MOD([.F$4];[.A4815])=0);[.A4815];&quot;&quot;)">
            <text:p/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IF((MOD([.F$4];[.A4816])=0);[.A4816];&quot;&quot;)">
            <text:p/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IF((MOD([.F$4];[.A4817])=0);[.A4817];&quot;&quot;)">
            <text:p/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IF((MOD([.F$4];[.A4818])=0);[.A4818];&quot;&quot;)">
            <text:p/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IF((MOD([.F$4];[.A4819])=0);[.A4819];&quot;&quot;)">
            <text:p/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IF((MOD([.F$4];[.A4820])=0);[.A4820];&quot;&quot;)">
            <text:p/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IF((MOD([.F$4];[.A4821])=0);[.A4821];&quot;&quot;)">
            <text:p/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IF((MOD([.F$4];[.A4822])=0);[.A4822];&quot;&quot;)">
            <text:p/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IF((MOD([.F$4];[.A4823])=0);[.A4823];&quot;&quot;)">
            <text:p/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IF((MOD([.F$4];[.A4824])=0);[.A4824];&quot;&quot;)">
            <text:p/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IF((MOD([.F$4];[.A4825])=0);[.A4825];&quot;&quot;)">
            <text:p/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IF((MOD([.F$4];[.A4826])=0);[.A4826];&quot;&quot;)">
            <text:p/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IF((MOD([.F$4];[.A4827])=0);[.A4827];&quot;&quot;)">
            <text:p/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IF((MOD([.F$4];[.A4828])=0);[.A4828];&quot;&quot;)">
            <text:p/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IF((MOD([.F$4];[.A4829])=0);[.A4829];&quot;&quot;)">
            <text:p/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IF((MOD([.F$4];[.A4830])=0);[.A4830];&quot;&quot;)">
            <text:p/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IF((MOD([.F$4];[.A4831])=0);[.A4831];&quot;&quot;)">
            <text:p/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IF((MOD([.F$4];[.A4832])=0);[.A4832];&quot;&quot;)">
            <text:p/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IF((MOD([.F$4];[.A4833])=0);[.A4833];&quot;&quot;)">
            <text:p/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IF((MOD([.F$4];[.A4834])=0);[.A4834];&quot;&quot;)">
            <text:p/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IF((MOD([.F$4];[.A4835])=0);[.A4835];&quot;&quot;)">
            <text:p/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IF((MOD([.F$4];[.A4836])=0);[.A4836];&quot;&quot;)">
            <text:p/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IF((MOD([.F$4];[.A4837])=0);[.A4837];&quot;&quot;)">
            <text:p/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IF((MOD([.F$4];[.A4838])=0);[.A4838];&quot;&quot;)">
            <text:p/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IF((MOD([.F$4];[.A4839])=0);[.A4839];&quot;&quot;)">
            <text:p/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IF((MOD([.F$4];[.A4840])=0);[.A4840];&quot;&quot;)">
            <text:p/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IF((MOD([.F$4];[.A4841])=0);[.A4841];&quot;&quot;)">
            <text:p/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IF((MOD([.F$4];[.A4842])=0);[.A4842];&quot;&quot;)">
            <text:p/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IF((MOD([.F$4];[.A4843])=0);[.A4843];&quot;&quot;)">
            <text:p/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IF((MOD([.F$4];[.A4844])=0);[.A4844];&quot;&quot;)">
            <text:p/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IF((MOD([.F$4];[.A4845])=0);[.A4845];&quot;&quot;)">
            <text:p/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IF((MOD([.F$4];[.A4846])=0);[.A4846];&quot;&quot;)">
            <text:p/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IF((MOD([.F$4];[.A4847])=0);[.A4847];&quot;&quot;)">
            <text:p/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IF((MOD([.F$4];[.A4848])=0);[.A4848];&quot;&quot;)">
            <text:p/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IF((MOD([.F$4];[.A4849])=0);[.A4849];&quot;&quot;)">
            <text:p/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IF((MOD([.F$4];[.A4850])=0);[.A4850];&quot;&quot;)">
            <text:p/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IF((MOD([.F$4];[.A4851])=0);[.A4851];&quot;&quot;)">
            <text:p/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IF((MOD([.F$4];[.A4852])=0);[.A4852];&quot;&quot;)">
            <text:p/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IF((MOD([.F$4];[.A4853])=0);[.A4853];&quot;&quot;)">
            <text:p/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IF((MOD([.F$4];[.A4854])=0);[.A4854];&quot;&quot;)">
            <text:p/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IF((MOD([.F$4];[.A4855])=0);[.A4855];&quot;&quot;)">
            <text:p/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IF((MOD([.F$4];[.A4856])=0);[.A4856];&quot;&quot;)">
            <text:p/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IF((MOD([.F$4];[.A4857])=0);[.A4857];&quot;&quot;)">
            <text:p/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IF((MOD([.F$4];[.A4858])=0);[.A4858];&quot;&quot;)">
            <text:p/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IF((MOD([.F$4];[.A4859])=0);[.A4859];&quot;&quot;)">
            <text:p/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IF((MOD([.F$4];[.A4860])=0);[.A4860];&quot;&quot;)">
            <text:p/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IF((MOD([.F$4];[.A4861])=0);[.A4861];&quot;&quot;)">
            <text:p/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IF((MOD([.F$4];[.A4862])=0);[.A4862];&quot;&quot;)">
            <text:p/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IF((MOD([.F$4];[.A4863])=0);[.A4863];&quot;&quot;)">
            <text:p/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IF((MOD([.F$4];[.A4864])=0);[.A4864];&quot;&quot;)">
            <text:p/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IF((MOD([.F$4];[.A4865])=0);[.A4865];&quot;&quot;)">
            <text:p/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IF((MOD([.F$4];[.A4866])=0);[.A4866];&quot;&quot;)">
            <text:p/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IF((MOD([.F$4];[.A4867])=0);[.A4867];&quot;&quot;)">
            <text:p/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IF((MOD([.F$4];[.A4868])=0);[.A4868];&quot;&quot;)">
            <text:p/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IF((MOD([.F$4];[.A4869])=0);[.A4869];&quot;&quot;)">
            <text:p/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IF((MOD([.F$4];[.A4870])=0);[.A4870];&quot;&quot;)">
            <text:p/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IF((MOD([.F$4];[.A4871])=0);[.A4871];&quot;&quot;)">
            <text:p/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IF((MOD([.F$4];[.A4872])=0);[.A4872];&quot;&quot;)">
            <text:p/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IF((MOD([.F$4];[.A4873])=0);[.A4873];&quot;&quot;)">
            <text:p/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IF((MOD([.F$4];[.A4874])=0);[.A4874];&quot;&quot;)">
            <text:p/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IF((MOD([.F$4];[.A4875])=0);[.A4875];&quot;&quot;)">
            <text:p/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IF((MOD([.F$4];[.A4876])=0);[.A4876];&quot;&quot;)">
            <text:p/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IF((MOD([.F$4];[.A4877])=0);[.A4877];&quot;&quot;)">
            <text:p/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IF((MOD([.F$4];[.A4878])=0);[.A4878];&quot;&quot;)">
            <text:p/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IF((MOD([.F$4];[.A4879])=0);[.A4879];&quot;&quot;)">
            <text:p/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IF((MOD([.F$4];[.A4880])=0);[.A4880];&quot;&quot;)">
            <text:p/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IF((MOD([.F$4];[.A4881])=0);[.A4881];&quot;&quot;)">
            <text:p/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IF((MOD([.F$4];[.A4882])=0);[.A4882];&quot;&quot;)">
            <text:p/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IF((MOD([.F$4];[.A4883])=0);[.A4883];&quot;&quot;)">
            <text:p/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IF((MOD([.F$4];[.A4884])=0);[.A4884];&quot;&quot;)">
            <text:p/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IF((MOD([.F$4];[.A4885])=0);[.A4885];&quot;&quot;)">
            <text:p/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IF((MOD([.F$4];[.A4886])=0);[.A4886];&quot;&quot;)">
            <text:p/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IF((MOD([.F$4];[.A4887])=0);[.A4887];&quot;&quot;)">
            <text:p/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IF((MOD([.F$4];[.A4888])=0);[.A4888];&quot;&quot;)">
            <text:p/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IF((MOD([.F$4];[.A4889])=0);[.A4889];&quot;&quot;)">
            <text:p/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IF((MOD([.F$4];[.A4890])=0);[.A4890];&quot;&quot;)">
            <text:p/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IF((MOD([.F$4];[.A4891])=0);[.A4891];&quot;&quot;)">
            <text:p/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IF((MOD([.F$4];[.A4892])=0);[.A4892];&quot;&quot;)">
            <text:p/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IF((MOD([.F$4];[.A4893])=0);[.A4893];&quot;&quot;)">
            <text:p/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IF((MOD([.F$4];[.A4894])=0);[.A4894];&quot;&quot;)">
            <text:p/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IF((MOD([.F$4];[.A4895])=0);[.A4895];&quot;&quot;)">
            <text:p/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IF((MOD([.F$4];[.A4896])=0);[.A4896];&quot;&quot;)">
            <text:p/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IF((MOD([.F$4];[.A4897])=0);[.A4897];&quot;&quot;)">
            <text:p/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IF((MOD([.F$4];[.A4898])=0);[.A4898];&quot;&quot;)">
            <text:p/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IF((MOD([.F$4];[.A4899])=0);[.A4899];&quot;&quot;)">
            <text:p/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IF((MOD([.F$4];[.A4900])=0);[.A4900];&quot;&quot;)">
            <text:p/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IF((MOD([.F$4];[.A4901])=0);[.A4901];&quot;&quot;)">
            <text:p/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IF((MOD([.F$4];[.A4902])=0);[.A4902];&quot;&quot;)">
            <text:p/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IF((MOD([.F$4];[.A4903])=0);[.A4903];&quot;&quot;)">
            <text:p/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IF((MOD([.F$4];[.A4904])=0);[.A4904];&quot;&quot;)">
            <text:p/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IF((MOD([.F$4];[.A4905])=0);[.A4905];&quot;&quot;)">
            <text:p/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IF((MOD([.F$4];[.A4906])=0);[.A4906];&quot;&quot;)">
            <text:p/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IF((MOD([.F$4];[.A4907])=0);[.A4907];&quot;&quot;)">
            <text:p/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IF((MOD([.F$4];[.A4908])=0);[.A4908];&quot;&quot;)">
            <text:p/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IF((MOD([.F$4];[.A4909])=0);[.A4909];&quot;&quot;)">
            <text:p/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IF((MOD([.F$4];[.A4910])=0);[.A4910];&quot;&quot;)">
            <text:p/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IF((MOD([.F$4];[.A4911])=0);[.A4911];&quot;&quot;)">
            <text:p/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IF((MOD([.F$4];[.A4912])=0);[.A4912];&quot;&quot;)">
            <text:p/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IF((MOD([.F$4];[.A4913])=0);[.A4913];&quot;&quot;)">
            <text:p/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IF((MOD([.F$4];[.A4914])=0);[.A4914];&quot;&quot;)">
            <text:p/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IF((MOD([.F$4];[.A4915])=0);[.A4915];&quot;&quot;)">
            <text:p/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IF((MOD([.F$4];[.A4916])=0);[.A4916];&quot;&quot;)">
            <text:p/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IF((MOD([.F$4];[.A4917])=0);[.A4917];&quot;&quot;)">
            <text:p/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IF((MOD([.F$4];[.A4918])=0);[.A4918];&quot;&quot;)">
            <text:p/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IF((MOD([.F$4];[.A4919])=0);[.A4919];&quot;&quot;)">
            <text:p/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IF((MOD([.F$4];[.A4920])=0);[.A4920];&quot;&quot;)">
            <text:p/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IF((MOD([.F$4];[.A4921])=0);[.A4921];&quot;&quot;)">
            <text:p/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IF((MOD([.F$4];[.A4922])=0);[.A4922];&quot;&quot;)">
            <text:p/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IF((MOD([.F$4];[.A4923])=0);[.A4923];&quot;&quot;)">
            <text:p/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IF((MOD([.F$4];[.A4924])=0);[.A4924];&quot;&quot;)">
            <text:p/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IF((MOD([.F$4];[.A4925])=0);[.A4925];&quot;&quot;)">
            <text:p/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IF((MOD([.F$4];[.A4926])=0);[.A4926];&quot;&quot;)">
            <text:p/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IF((MOD([.F$4];[.A4927])=0);[.A4927];&quot;&quot;)">
            <text:p/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IF((MOD([.F$4];[.A4928])=0);[.A4928];&quot;&quot;)">
            <text:p/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IF((MOD([.F$4];[.A4929])=0);[.A4929];&quot;&quot;)">
            <text:p/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IF((MOD([.F$4];[.A4930])=0);[.A4930];&quot;&quot;)">
            <text:p/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IF((MOD([.F$4];[.A4931])=0);[.A4931];&quot;&quot;)">
            <text:p/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IF((MOD([.F$4];[.A4932])=0);[.A4932];&quot;&quot;)">
            <text:p/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IF((MOD([.F$4];[.A4933])=0);[.A4933];&quot;&quot;)">
            <text:p/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IF((MOD([.F$4];[.A4934])=0);[.A4934];&quot;&quot;)">
            <text:p/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IF((MOD([.F$4];[.A4935])=0);[.A4935];&quot;&quot;)">
            <text:p/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IF((MOD([.F$4];[.A4936])=0);[.A4936];&quot;&quot;)">
            <text:p/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IF((MOD([.F$4];[.A4937])=0);[.A4937];&quot;&quot;)">
            <text:p/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IF((MOD([.F$4];[.A4938])=0);[.A4938];&quot;&quot;)">
            <text:p/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IF((MOD([.F$4];[.A4939])=0);[.A4939];&quot;&quot;)">
            <text:p/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IF((MOD([.F$4];[.A4940])=0);[.A4940];&quot;&quot;)">
            <text:p/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IF((MOD([.F$4];[.A4941])=0);[.A4941];&quot;&quot;)">
            <text:p/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IF((MOD([.F$4];[.A4942])=0);[.A4942];&quot;&quot;)">
            <text:p/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IF((MOD([.F$4];[.A4943])=0);[.A4943];&quot;&quot;)">
            <text:p/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IF((MOD([.F$4];[.A4944])=0);[.A4944];&quot;&quot;)">
            <text:p/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IF((MOD([.F$4];[.A4945])=0);[.A4945];&quot;&quot;)">
            <text:p/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IF((MOD([.F$4];[.A4946])=0);[.A4946];&quot;&quot;)">
            <text:p/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IF((MOD([.F$4];[.A4947])=0);[.A4947];&quot;&quot;)">
            <text:p/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IF((MOD([.F$4];[.A4948])=0);[.A4948];&quot;&quot;)">
            <text:p/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IF((MOD([.F$4];[.A4949])=0);[.A4949];&quot;&quot;)">
            <text:p/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IF((MOD([.F$4];[.A4950])=0);[.A4950];&quot;&quot;)">
            <text:p/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IF((MOD([.F$4];[.A4951])=0);[.A4951];&quot;&quot;)">
            <text:p/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IF((MOD([.F$4];[.A4952])=0);[.A4952];&quot;&quot;)">
            <text:p/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IF((MOD([.F$4];[.A4953])=0);[.A4953];&quot;&quot;)">
            <text:p/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IF((MOD([.F$4];[.A4954])=0);[.A4954];&quot;&quot;)">
            <text:p/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IF((MOD([.F$4];[.A4955])=0);[.A4955];&quot;&quot;)">
            <text:p/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IF((MOD([.F$4];[.A4956])=0);[.A4956];&quot;&quot;)">
            <text:p/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IF((MOD([.F$4];[.A4957])=0);[.A4957];&quot;&quot;)">
            <text:p/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IF((MOD([.F$4];[.A4958])=0);[.A4958];&quot;&quot;)">
            <text:p/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IF((MOD([.F$4];[.A4959])=0);[.A4959];&quot;&quot;)">
            <text:p/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IF((MOD([.F$4];[.A4960])=0);[.A4960];&quot;&quot;)">
            <text:p/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IF((MOD([.F$4];[.A4961])=0);[.A4961];&quot;&quot;)">
            <text:p/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IF((MOD([.F$4];[.A4962])=0);[.A4962];&quot;&quot;)">
            <text:p/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IF((MOD([.F$4];[.A4963])=0);[.A4963];&quot;&quot;)">
            <text:p/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IF((MOD([.F$4];[.A4964])=0);[.A4964];&quot;&quot;)">
            <text:p/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IF((MOD([.F$4];[.A4965])=0);[.A4965];&quot;&quot;)">
            <text:p/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IF((MOD([.F$4];[.A4966])=0);[.A4966];&quot;&quot;)">
            <text:p/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IF((MOD([.F$4];[.A4967])=0);[.A4967];&quot;&quot;)">
            <text:p/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IF((MOD([.F$4];[.A4968])=0);[.A4968];&quot;&quot;)">
            <text:p/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IF((MOD([.F$4];[.A4969])=0);[.A4969];&quot;&quot;)">
            <text:p/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IF((MOD([.F$4];[.A4970])=0);[.A4970];&quot;&quot;)">
            <text:p/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IF((MOD([.F$4];[.A4971])=0);[.A4971];&quot;&quot;)">
            <text:p/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IF((MOD([.F$4];[.A4972])=0);[.A4972];&quot;&quot;)">
            <text:p/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IF((MOD([.F$4];[.A4973])=0);[.A4973];&quot;&quot;)">
            <text:p/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IF((MOD([.F$4];[.A4974])=0);[.A4974];&quot;&quot;)">
            <text:p/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IF((MOD([.F$4];[.A4975])=0);[.A4975];&quot;&quot;)">
            <text:p/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IF((MOD([.F$4];[.A4976])=0);[.A4976];&quot;&quot;)">
            <text:p/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IF((MOD([.F$4];[.A4977])=0);[.A4977];&quot;&quot;)">
            <text:p/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IF((MOD([.F$4];[.A4978])=0);[.A4978];&quot;&quot;)">
            <text:p/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IF((MOD([.F$4];[.A4979])=0);[.A4979];&quot;&quot;)">
            <text:p/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IF((MOD([.F$4];[.A4980])=0);[.A4980];&quot;&quot;)">
            <text:p/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IF((MOD([.F$4];[.A4981])=0);[.A4981];&quot;&quot;)">
            <text:p/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IF((MOD([.F$4];[.A4982])=0);[.A4982];&quot;&quot;)">
            <text:p/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IF((MOD([.F$4];[.A4983])=0);[.A4983];&quot;&quot;)">
            <text:p/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IF((MOD([.F$4];[.A4984])=0);[.A4984];&quot;&quot;)">
            <text:p/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IF((MOD([.F$4];[.A4985])=0);[.A4985];&quot;&quot;)">
            <text:p/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IF((MOD([.F$4];[.A4986])=0);[.A4986];&quot;&quot;)">
            <text:p/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IF((MOD([.F$4];[.A4987])=0);[.A4987];&quot;&quot;)">
            <text:p/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IF((MOD([.F$4];[.A4988])=0);[.A4988];&quot;&quot;)">
            <text:p/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IF((MOD([.F$4];[.A4989])=0);[.A4989];&quot;&quot;)">
            <text:p/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IF((MOD([.F$4];[.A4990])=0);[.A4990];&quot;&quot;)">
            <text:p/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IF((MOD([.F$4];[.A4991])=0);[.A4991];&quot;&quot;)">
            <text:p/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IF((MOD([.F$4];[.A4992])=0);[.A4992];&quot;&quot;)">
            <text:p/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IF((MOD([.F$4];[.A4993])=0);[.A4993];&quot;&quot;)">
            <text:p/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IF((MOD([.F$4];[.A4994])=0);[.A4994];&quot;&quot;)">
            <text:p/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IF((MOD([.F$4];[.A4995])=0);[.A4995];&quot;&quot;)">
            <text:p/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IF((MOD([.F$4];[.A4996])=0);[.A4996];&quot;&quot;)">
            <text:p/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IF((MOD([.F$4];[.A4997])=0);[.A4997];&quot;&quot;)">
            <text:p/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IF((MOD([.F$4];[.A4998])=0);[.A4998];&quot;&quot;)">
            <text:p/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IF((MOD([.F$4];[.A4999])=0);[.A4999];&quot;&quot;)">
            <text:p/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IF((MOD([.F$4];[.A5000])=0);[.A5000];&quot;&quot;)">
            <text:p/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IF((MOD([.F$4];[.A5001])=0);[.A5001];&quot;&quot;)">
            <text:p/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IF((MOD([.F$4];[.A5002])=0);[.A5002];&quot;&quot;)">
            <text:p/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IF((MOD([.F$4];[.A5003])=0);[.A5003];&quot;&quot;)">
            <text:p/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IF((MOD([.F$4];[.A5004])=0);[.A5004];&quot;&quot;)">
            <text:p/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IF((MOD([.F$4];[.A5005])=0);[.A5005];&quot;&quot;)">
            <text:p/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IF((MOD([.F$4];[.A5006])=0);[.A5006];&quot;&quot;)">
            <text:p/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IF((MOD([.F$4];[.A5007])=0);[.A5007];&quot;&quot;)">
            <text:p/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IF((MOD([.F$4];[.A5008])=0);[.A5008];&quot;&quot;)">
            <text:p/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IF((MOD([.F$4];[.A5009])=0);[.A5009];&quot;&quot;)">
            <text:p/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IF((MOD([.F$4];[.A5010])=0);[.A5010];&quot;&quot;)">
            <text:p/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IF((MOD([.F$4];[.A5011])=0);[.A5011];&quot;&quot;)">
            <text:p/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IF((MOD([.F$4];[.A5012])=0);[.A5012];&quot;&quot;)">
            <text:p/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IF((MOD([.F$4];[.A5013])=0);[.A5013];&quot;&quot;)">
            <text:p/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IF((MOD([.F$4];[.A5014])=0);[.A5014];&quot;&quot;)">
            <text:p/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IF((MOD([.F$4];[.A5015])=0);[.A5015];&quot;&quot;)">
            <text:p/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IF((MOD([.F$4];[.A5016])=0);[.A5016];&quot;&quot;)">
            <text:p/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IF((MOD([.F$4];[.A5017])=0);[.A5017];&quot;&quot;)">
            <text:p/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IF((MOD([.F$4];[.A5018])=0);[.A5018];&quot;&quot;)">
            <text:p/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IF((MOD([.F$4];[.A5019])=0);[.A5019];&quot;&quot;)">
            <text:p/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IF((MOD([.F$4];[.A5020])=0);[.A5020];&quot;&quot;)">
            <text:p/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IF((MOD([.F$4];[.A5021])=0);[.A5021];&quot;&quot;)">
            <text:p/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IF((MOD([.F$4];[.A5022])=0);[.A5022];&quot;&quot;)">
            <text:p/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IF((MOD([.F$4];[.A5023])=0);[.A5023];&quot;&quot;)">
            <text:p/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IF((MOD([.F$4];[.A5024])=0);[.A5024];&quot;&quot;)">
            <text:p/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IF((MOD([.F$4];[.A5025])=0);[.A5025];&quot;&quot;)">
            <text:p/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IF((MOD([.F$4];[.A5026])=0);[.A5026];&quot;&quot;)">
            <text:p/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IF((MOD([.F$4];[.A5027])=0);[.A5027];&quot;&quot;)">
            <text:p/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IF((MOD([.F$4];[.A5028])=0);[.A5028];&quot;&quot;)">
            <text:p/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IF((MOD([.F$4];[.A5029])=0);[.A5029];&quot;&quot;)">
            <text:p/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IF((MOD([.F$4];[.A5030])=0);[.A5030];&quot;&quot;)">
            <text:p/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IF((MOD([.F$4];[.A5031])=0);[.A5031];&quot;&quot;)">
            <text:p/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IF((MOD([.F$4];[.A5032])=0);[.A5032];&quot;&quot;)">
            <text:p/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IF((MOD([.F$4];[.A5033])=0);[.A5033];&quot;&quot;)">
            <text:p/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IF((MOD([.F$4];[.A5034])=0);[.A5034];&quot;&quot;)">
            <text:p/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IF((MOD([.F$4];[.A5035])=0);[.A5035];&quot;&quot;)">
            <text:p/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IF((MOD([.F$4];[.A5036])=0);[.A5036];&quot;&quot;)">
            <text:p/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IF((MOD([.F$4];[.A5037])=0);[.A5037];&quot;&quot;)">
            <text:p/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IF((MOD([.F$4];[.A5038])=0);[.A5038];&quot;&quot;)">
            <text:p/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IF((MOD([.F$4];[.A5039])=0);[.A5039];&quot;&quot;)">
            <text:p/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IF((MOD([.F$4];[.A5040])=0);[.A5040];&quot;&quot;)">
            <text:p/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IF((MOD([.F$4];[.A5041])=0);[.A5041];&quot;&quot;)">
            <text:p/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IF((MOD([.F$4];[.A5042])=0);[.A5042];&quot;&quot;)">
            <text:p/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IF((MOD([.F$4];[.A5043])=0);[.A5043];&quot;&quot;)">
            <text:p/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IF((MOD([.F$4];[.A5044])=0);[.A5044];&quot;&quot;)">
            <text:p/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IF((MOD([.F$4];[.A5045])=0);[.A5045];&quot;&quot;)">
            <text:p/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IF((MOD([.F$4];[.A5046])=0);[.A5046];&quot;&quot;)">
            <text:p/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IF((MOD([.F$4];[.A5047])=0);[.A5047];&quot;&quot;)">
            <text:p/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IF((MOD([.F$4];[.A5048])=0);[.A5048];&quot;&quot;)">
            <text:p/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IF((MOD([.F$4];[.A5049])=0);[.A5049];&quot;&quot;)">
            <text:p/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IF((MOD([.F$4];[.A5050])=0);[.A5050];&quot;&quot;)">
            <text:p/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IF((MOD([.F$4];[.A5051])=0);[.A5051];&quot;&quot;)">
            <text:p/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IF((MOD([.F$4];[.A5052])=0);[.A5052];&quot;&quot;)">
            <text:p/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IF((MOD([.F$4];[.A5053])=0);[.A5053];&quot;&quot;)">
            <text:p/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IF((MOD([.F$4];[.A5054])=0);[.A5054];&quot;&quot;)">
            <text:p/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IF((MOD([.F$4];[.A5055])=0);[.A5055];&quot;&quot;)">
            <text:p/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IF((MOD([.F$4];[.A5056])=0);[.A5056];&quot;&quot;)">
            <text:p/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IF((MOD([.F$4];[.A5057])=0);[.A5057];&quot;&quot;)">
            <text:p/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IF((MOD([.F$4];[.A5058])=0);[.A5058];&quot;&quot;)">
            <text:p/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IF((MOD([.F$4];[.A5059])=0);[.A5059];&quot;&quot;)">
            <text:p/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IF((MOD([.F$4];[.A5060])=0);[.A5060];&quot;&quot;)">
            <text:p/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IF((MOD([.F$4];[.A5061])=0);[.A5061];&quot;&quot;)">
            <text:p/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IF((MOD([.F$4];[.A5062])=0);[.A5062];&quot;&quot;)">
            <text:p/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IF((MOD([.F$4];[.A5063])=0);[.A5063];&quot;&quot;)">
            <text:p/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IF((MOD([.F$4];[.A5064])=0);[.A5064];&quot;&quot;)">
            <text:p/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IF((MOD([.F$4];[.A5065])=0);[.A5065];&quot;&quot;)">
            <text:p/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IF((MOD([.F$4];[.A5066])=0);[.A5066];&quot;&quot;)">
            <text:p/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IF((MOD([.F$4];[.A5067])=0);[.A5067];&quot;&quot;)">
            <text:p/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IF((MOD([.F$4];[.A5068])=0);[.A5068];&quot;&quot;)">
            <text:p/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IF((MOD([.F$4];[.A5069])=0);[.A5069];&quot;&quot;)">
            <text:p/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IF((MOD([.F$4];[.A5070])=0);[.A5070];&quot;&quot;)">
            <text:p/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IF((MOD([.F$4];[.A5071])=0);[.A5071];&quot;&quot;)">
            <text:p/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IF((MOD([.F$4];[.A5072])=0);[.A5072];&quot;&quot;)">
            <text:p/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IF((MOD([.F$4];[.A5073])=0);[.A5073];&quot;&quot;)">
            <text:p/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IF((MOD([.F$4];[.A5074])=0);[.A5074];&quot;&quot;)">
            <text:p/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IF((MOD([.F$4];[.A5075])=0);[.A5075];&quot;&quot;)">
            <text:p/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IF((MOD([.F$4];[.A5076])=0);[.A5076];&quot;&quot;)">
            <text:p/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IF((MOD([.F$4];[.A5077])=0);[.A5077];&quot;&quot;)">
            <text:p/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IF((MOD([.F$4];[.A5078])=0);[.A5078];&quot;&quot;)">
            <text:p/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IF((MOD([.F$4];[.A5079])=0);[.A5079];&quot;&quot;)">
            <text:p/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IF((MOD([.F$4];[.A5080])=0);[.A5080];&quot;&quot;)">
            <text:p/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IF((MOD([.F$4];[.A5081])=0);[.A5081];&quot;&quot;)">
            <text:p/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IF((MOD([.F$4];[.A5082])=0);[.A5082];&quot;&quot;)">
            <text:p/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IF((MOD([.F$4];[.A5083])=0);[.A5083];&quot;&quot;)">
            <text:p/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IF((MOD([.F$4];[.A5084])=0);[.A5084];&quot;&quot;)">
            <text:p/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IF((MOD([.F$4];[.A5085])=0);[.A5085];&quot;&quot;)">
            <text:p/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IF((MOD([.F$4];[.A5086])=0);[.A5086];&quot;&quot;)">
            <text:p/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IF((MOD([.F$4];[.A5087])=0);[.A5087];&quot;&quot;)">
            <text:p/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IF((MOD([.F$4];[.A5088])=0);[.A5088];&quot;&quot;)">
            <text:p/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IF((MOD([.F$4];[.A5089])=0);[.A5089];&quot;&quot;)">
            <text:p/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IF((MOD([.F$4];[.A5090])=0);[.A5090];&quot;&quot;)">
            <text:p/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IF((MOD([.F$4];[.A5091])=0);[.A5091];&quot;&quot;)">
            <text:p/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IF((MOD([.F$4];[.A5092])=0);[.A5092];&quot;&quot;)">
            <text:p/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IF((MOD([.F$4];[.A5093])=0);[.A5093];&quot;&quot;)">
            <text:p/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IF((MOD([.F$4];[.A5094])=0);[.A5094];&quot;&quot;)">
            <text:p/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IF((MOD([.F$4];[.A5095])=0);[.A5095];&quot;&quot;)">
            <text:p/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IF((MOD([.F$4];[.A5096])=0);[.A5096];&quot;&quot;)">
            <text:p/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IF((MOD([.F$4];[.A5097])=0);[.A5097];&quot;&quot;)">
            <text:p/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IF((MOD([.F$4];[.A5098])=0);[.A5098];&quot;&quot;)">
            <text:p/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IF((MOD([.F$4];[.A5099])=0);[.A5099];&quot;&quot;)">
            <text:p/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IF((MOD([.F$4];[.A5100])=0);[.A5100];&quot;&quot;)">
            <text:p/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IF((MOD([.F$4];[.A5101])=0);[.A5101];&quot;&quot;)">
            <text:p/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IF((MOD([.F$4];[.A5102])=0);[.A5102];&quot;&quot;)">
            <text:p/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IF((MOD([.F$4];[.A5103])=0);[.A5103];&quot;&quot;)">
            <text:p/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IF((MOD([.F$4];[.A5104])=0);[.A5104];&quot;&quot;)">
            <text:p/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IF((MOD([.F$4];[.A5105])=0);[.A5105];&quot;&quot;)">
            <text:p/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IF((MOD([.F$4];[.A5106])=0);[.A5106];&quot;&quot;)">
            <text:p/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IF((MOD([.F$4];[.A5107])=0);[.A5107];&quot;&quot;)">
            <text:p/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IF((MOD([.F$4];[.A5108])=0);[.A5108];&quot;&quot;)">
            <text:p/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IF((MOD([.F$4];[.A5109])=0);[.A5109];&quot;&quot;)">
            <text:p/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IF((MOD([.F$4];[.A5110])=0);[.A5110];&quot;&quot;)">
            <text:p/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IF((MOD([.F$4];[.A5111])=0);[.A5111];&quot;&quot;)">
            <text:p/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IF((MOD([.F$4];[.A5112])=0);[.A5112];&quot;&quot;)">
            <text:p/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IF((MOD([.F$4];[.A5113])=0);[.A5113];&quot;&quot;)">
            <text:p/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IF((MOD([.F$4];[.A5114])=0);[.A5114];&quot;&quot;)">
            <text:p/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IF((MOD([.F$4];[.A5115])=0);[.A5115];&quot;&quot;)">
            <text:p/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IF((MOD([.F$4];[.A5116])=0);[.A5116];&quot;&quot;)">
            <text:p/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IF((MOD([.F$4];[.A5117])=0);[.A5117];&quot;&quot;)">
            <text:p/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IF((MOD([.F$4];[.A5118])=0);[.A5118];&quot;&quot;)">
            <text:p/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IF((MOD([.F$4];[.A5119])=0);[.A5119];&quot;&quot;)">
            <text:p/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IF((MOD([.F$4];[.A5120])=0);[.A5120];&quot;&quot;)">
            <text:p/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IF((MOD([.F$4];[.A5121])=0);[.A5121];&quot;&quot;)">
            <text:p/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IF((MOD([.F$4];[.A5122])=0);[.A5122];&quot;&quot;)">
            <text:p/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IF((MOD([.F$4];[.A5123])=0);[.A5123];&quot;&quot;)">
            <text:p/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IF((MOD([.F$4];[.A5124])=0);[.A5124];&quot;&quot;)">
            <text:p/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IF((MOD([.F$4];[.A5125])=0);[.A5125];&quot;&quot;)">
            <text:p/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IF((MOD([.F$4];[.A5126])=0);[.A5126];&quot;&quot;)">
            <text:p/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IF((MOD([.F$4];[.A5127])=0);[.A5127];&quot;&quot;)">
            <text:p/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IF((MOD([.F$4];[.A5128])=0);[.A5128];&quot;&quot;)">
            <text:p/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IF((MOD([.F$4];[.A5129])=0);[.A5129];&quot;&quot;)">
            <text:p/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IF((MOD([.F$4];[.A5130])=0);[.A5130];&quot;&quot;)">
            <text:p/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IF((MOD([.F$4];[.A5131])=0);[.A5131];&quot;&quot;)">
            <text:p/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IF((MOD([.F$4];[.A5132])=0);[.A5132];&quot;&quot;)">
            <text:p/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IF((MOD([.F$4];[.A5133])=0);[.A5133];&quot;&quot;)">
            <text:p/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IF((MOD([.F$4];[.A5134])=0);[.A5134];&quot;&quot;)">
            <text:p/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IF((MOD([.F$4];[.A5135])=0);[.A5135];&quot;&quot;)">
            <text:p/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IF((MOD([.F$4];[.A5136])=0);[.A5136];&quot;&quot;)">
            <text:p/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IF((MOD([.F$4];[.A5137])=0);[.A5137];&quot;&quot;)">
            <text:p/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IF((MOD([.F$4];[.A5138])=0);[.A5138];&quot;&quot;)">
            <text:p/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IF((MOD([.F$4];[.A5139])=0);[.A5139];&quot;&quot;)">
            <text:p/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IF((MOD([.F$4];[.A5140])=0);[.A5140];&quot;&quot;)">
            <text:p/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IF((MOD([.F$4];[.A5141])=0);[.A5141];&quot;&quot;)">
            <text:p/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IF((MOD([.F$4];[.A5142])=0);[.A5142];&quot;&quot;)">
            <text:p/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IF((MOD([.F$4];[.A5143])=0);[.A5143];&quot;&quot;)">
            <text:p/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IF((MOD([.F$4];[.A5144])=0);[.A5144];&quot;&quot;)">
            <text:p/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IF((MOD([.F$4];[.A5145])=0);[.A5145];&quot;&quot;)">
            <text:p/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IF((MOD([.F$4];[.A5146])=0);[.A5146];&quot;&quot;)">
            <text:p/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IF((MOD([.F$4];[.A5147])=0);[.A5147];&quot;&quot;)">
            <text:p/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IF((MOD([.F$4];[.A5148])=0);[.A5148];&quot;&quot;)">
            <text:p/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IF((MOD([.F$4];[.A5149])=0);[.A5149];&quot;&quot;)">
            <text:p/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IF((MOD([.F$4];[.A5150])=0);[.A5150];&quot;&quot;)">
            <text:p/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IF((MOD([.F$4];[.A5151])=0);[.A5151];&quot;&quot;)">
            <text:p/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IF((MOD([.F$4];[.A5152])=0);[.A5152];&quot;&quot;)">
            <text:p/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IF((MOD([.F$4];[.A5153])=0);[.A5153];&quot;&quot;)">
            <text:p/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IF((MOD([.F$4];[.A5154])=0);[.A5154];&quot;&quot;)">
            <text:p/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IF((MOD([.F$4];[.A5155])=0);[.A5155];&quot;&quot;)">
            <text:p/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IF((MOD([.F$4];[.A5156])=0);[.A5156];&quot;&quot;)">
            <text:p/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IF((MOD([.F$4];[.A5157])=0);[.A5157];&quot;&quot;)">
            <text:p/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IF((MOD([.F$4];[.A5158])=0);[.A5158];&quot;&quot;)">
            <text:p/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IF((MOD([.F$4];[.A5159])=0);[.A5159];&quot;&quot;)">
            <text:p/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IF((MOD([.F$4];[.A5160])=0);[.A5160];&quot;&quot;)">
            <text:p/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IF((MOD([.F$4];[.A5161])=0);[.A5161];&quot;&quot;)">
            <text:p/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IF((MOD([.F$4];[.A5162])=0);[.A5162];&quot;&quot;)">
            <text:p/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IF((MOD([.F$4];[.A5163])=0);[.A5163];&quot;&quot;)">
            <text:p/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IF((MOD([.F$4];[.A5164])=0);[.A5164];&quot;&quot;)">
            <text:p/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IF((MOD([.F$4];[.A5165])=0);[.A5165];&quot;&quot;)">
            <text:p/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IF((MOD([.F$4];[.A5166])=0);[.A5166];&quot;&quot;)">
            <text:p/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IF((MOD([.F$4];[.A5167])=0);[.A5167];&quot;&quot;)">
            <text:p/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IF((MOD([.F$4];[.A5168])=0);[.A5168];&quot;&quot;)">
            <text:p/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IF((MOD([.F$4];[.A5169])=0);[.A5169];&quot;&quot;)">
            <text:p/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IF((MOD([.F$4];[.A5170])=0);[.A5170];&quot;&quot;)">
            <text:p/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IF((MOD([.F$4];[.A5171])=0);[.A5171];&quot;&quot;)">
            <text:p/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IF((MOD([.F$4];[.A5172])=0);[.A5172];&quot;&quot;)">
            <text:p/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IF((MOD([.F$4];[.A5173])=0);[.A5173];&quot;&quot;)">
            <text:p/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IF((MOD([.F$4];[.A5174])=0);[.A5174];&quot;&quot;)">
            <text:p/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IF((MOD([.F$4];[.A5175])=0);[.A5175];&quot;&quot;)">
            <text:p/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IF((MOD([.F$4];[.A5176])=0);[.A5176];&quot;&quot;)">
            <text:p/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IF((MOD([.F$4];[.A5177])=0);[.A5177];&quot;&quot;)">
            <text:p/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IF((MOD([.F$4];[.A5178])=0);[.A5178];&quot;&quot;)">
            <text:p/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IF((MOD([.F$4];[.A5179])=0);[.A5179];&quot;&quot;)">
            <text:p/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IF((MOD([.F$4];[.A5180])=0);[.A5180];&quot;&quot;)">
            <text:p/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IF((MOD([.F$4];[.A5181])=0);[.A5181];&quot;&quot;)">
            <text:p/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IF((MOD([.F$4];[.A5182])=0);[.A5182];&quot;&quot;)">
            <text:p/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IF((MOD([.F$4];[.A5183])=0);[.A5183];&quot;&quot;)">
            <text:p/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IF((MOD([.F$4];[.A5184])=0);[.A5184];&quot;&quot;)">
            <text:p/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IF((MOD([.F$4];[.A5185])=0);[.A5185];&quot;&quot;)">
            <text:p/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IF((MOD([.F$4];[.A5186])=0);[.A5186];&quot;&quot;)">
            <text:p/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IF((MOD([.F$4];[.A5187])=0);[.A5187];&quot;&quot;)">
            <text:p/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IF((MOD([.F$4];[.A5188])=0);[.A5188];&quot;&quot;)">
            <text:p/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IF((MOD([.F$4];[.A5189])=0);[.A5189];&quot;&quot;)">
            <text:p/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IF((MOD([.F$4];[.A5190])=0);[.A5190];&quot;&quot;)">
            <text:p/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IF((MOD([.F$4];[.A5191])=0);[.A5191];&quot;&quot;)">
            <text:p/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IF((MOD([.F$4];[.A5192])=0);[.A5192];&quot;&quot;)">
            <text:p/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IF((MOD([.F$4];[.A5193])=0);[.A5193];&quot;&quot;)">
            <text:p/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IF((MOD([.F$4];[.A5194])=0);[.A5194];&quot;&quot;)">
            <text:p/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IF((MOD([.F$4];[.A5195])=0);[.A5195];&quot;&quot;)">
            <text:p/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IF((MOD([.F$4];[.A5196])=0);[.A5196];&quot;&quot;)">
            <text:p/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IF((MOD([.F$4];[.A5197])=0);[.A5197];&quot;&quot;)">
            <text:p/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IF((MOD([.F$4];[.A5198])=0);[.A5198];&quot;&quot;)">
            <text:p/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IF((MOD([.F$4];[.A5199])=0);[.A5199];&quot;&quot;)">
            <text:p/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IF((MOD([.F$4];[.A5200])=0);[.A5200];&quot;&quot;)">
            <text:p/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IF((MOD([.F$4];[.A5201])=0);[.A5201];&quot;&quot;)">
            <text:p/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IF((MOD([.F$4];[.A5202])=0);[.A5202];&quot;&quot;)">
            <text:p/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IF((MOD([.F$4];[.A5203])=0);[.A5203];&quot;&quot;)">
            <text:p/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IF((MOD([.F$4];[.A5204])=0);[.A5204];&quot;&quot;)">
            <text:p/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IF((MOD([.F$4];[.A5205])=0);[.A5205];&quot;&quot;)">
            <text:p/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IF((MOD([.F$4];[.A5206])=0);[.A5206];&quot;&quot;)">
            <text:p/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IF((MOD([.F$4];[.A5207])=0);[.A5207];&quot;&quot;)">
            <text:p/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IF((MOD([.F$4];[.A5208])=0);[.A5208];&quot;&quot;)">
            <text:p/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IF((MOD([.F$4];[.A5209])=0);[.A5209];&quot;&quot;)">
            <text:p/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IF((MOD([.F$4];[.A5210])=0);[.A5210];&quot;&quot;)">
            <text:p/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IF((MOD([.F$4];[.A5211])=0);[.A5211];&quot;&quot;)">
            <text:p/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IF((MOD([.F$4];[.A5212])=0);[.A5212];&quot;&quot;)">
            <text:p/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IF((MOD([.F$4];[.A5213])=0);[.A5213];&quot;&quot;)">
            <text:p/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IF((MOD([.F$4];[.A5214])=0);[.A5214];&quot;&quot;)">
            <text:p/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IF((MOD([.F$4];[.A5215])=0);[.A5215];&quot;&quot;)">
            <text:p/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IF((MOD([.F$4];[.A5216])=0);[.A5216];&quot;&quot;)">
            <text:p/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IF((MOD([.F$4];[.A5217])=0);[.A5217];&quot;&quot;)">
            <text:p/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IF((MOD([.F$4];[.A5218])=0);[.A5218];&quot;&quot;)">
            <text:p/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IF((MOD([.F$4];[.A5219])=0);[.A5219];&quot;&quot;)">
            <text:p/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IF((MOD([.F$4];[.A5220])=0);[.A5220];&quot;&quot;)">
            <text:p/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IF((MOD([.F$4];[.A5221])=0);[.A5221];&quot;&quot;)">
            <text:p/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IF((MOD([.F$4];[.A5222])=0);[.A5222];&quot;&quot;)">
            <text:p/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IF((MOD([.F$4];[.A5223])=0);[.A5223];&quot;&quot;)">
            <text:p/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IF((MOD([.F$4];[.A5224])=0);[.A5224];&quot;&quot;)">
            <text:p/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IF((MOD([.F$4];[.A5225])=0);[.A5225];&quot;&quot;)">
            <text:p/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IF((MOD([.F$4];[.A5226])=0);[.A5226];&quot;&quot;)">
            <text:p/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IF((MOD([.F$4];[.A5227])=0);[.A5227];&quot;&quot;)">
            <text:p/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IF((MOD([.F$4];[.A5228])=0);[.A5228];&quot;&quot;)">
            <text:p/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IF((MOD([.F$4];[.A5229])=0);[.A5229];&quot;&quot;)">
            <text:p/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IF((MOD([.F$4];[.A5230])=0);[.A5230];&quot;&quot;)">
            <text:p/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IF((MOD([.F$4];[.A5231])=0);[.A5231];&quot;&quot;)">
            <text:p/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IF((MOD([.F$4];[.A5232])=0);[.A5232];&quot;&quot;)">
            <text:p/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IF((MOD([.F$4];[.A5233])=0);[.A5233];&quot;&quot;)">
            <text:p/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IF((MOD([.F$4];[.A5234])=0);[.A5234];&quot;&quot;)">
            <text:p/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IF((MOD([.F$4];[.A5235])=0);[.A5235];&quot;&quot;)">
            <text:p/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IF((MOD([.F$4];[.A5236])=0);[.A5236];&quot;&quot;)">
            <text:p/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IF((MOD([.F$4];[.A5237])=0);[.A5237];&quot;&quot;)">
            <text:p/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IF((MOD([.F$4];[.A5238])=0);[.A5238];&quot;&quot;)">
            <text:p/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IF((MOD([.F$4];[.A5239])=0);[.A5239];&quot;&quot;)">
            <text:p/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IF((MOD([.F$4];[.A5240])=0);[.A5240];&quot;&quot;)">
            <text:p/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IF((MOD([.F$4];[.A5241])=0);[.A5241];&quot;&quot;)">
            <text:p/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IF((MOD([.F$4];[.A5242])=0);[.A5242];&quot;&quot;)">
            <text:p/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IF((MOD([.F$4];[.A5243])=0);[.A5243];&quot;&quot;)">
            <text:p/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IF((MOD([.F$4];[.A5244])=0);[.A5244];&quot;&quot;)">
            <text:p/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IF((MOD([.F$4];[.A5245])=0);[.A5245];&quot;&quot;)">
            <text:p/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IF((MOD([.F$4];[.A5246])=0);[.A5246];&quot;&quot;)">
            <text:p/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IF((MOD([.F$4];[.A5247])=0);[.A5247];&quot;&quot;)">
            <text:p/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IF((MOD([.F$4];[.A5248])=0);[.A5248];&quot;&quot;)">
            <text:p/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IF((MOD([.F$4];[.A5249])=0);[.A5249];&quot;&quot;)">
            <text:p/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IF((MOD([.F$4];[.A5250])=0);[.A5250];&quot;&quot;)">
            <text:p/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IF((MOD([.F$4];[.A5251])=0);[.A5251];&quot;&quot;)">
            <text:p/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IF((MOD([.F$4];[.A5252])=0);[.A5252];&quot;&quot;)">
            <text:p/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IF((MOD([.F$4];[.A5253])=0);[.A5253];&quot;&quot;)">
            <text:p/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IF((MOD([.F$4];[.A5254])=0);[.A5254];&quot;&quot;)">
            <text:p/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IF((MOD([.F$4];[.A5255])=0);[.A5255];&quot;&quot;)">
            <text:p/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IF((MOD([.F$4];[.A5256])=0);[.A5256];&quot;&quot;)">
            <text:p/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IF((MOD([.F$4];[.A5257])=0);[.A5257];&quot;&quot;)">
            <text:p/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IF((MOD([.F$4];[.A5258])=0);[.A5258];&quot;&quot;)">
            <text:p/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IF((MOD([.F$4];[.A5259])=0);[.A5259];&quot;&quot;)">
            <text:p/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IF((MOD([.F$4];[.A5260])=0);[.A5260];&quot;&quot;)">
            <text:p/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IF((MOD([.F$4];[.A5261])=0);[.A5261];&quot;&quot;)">
            <text:p/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IF((MOD([.F$4];[.A5262])=0);[.A5262];&quot;&quot;)">
            <text:p/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IF((MOD([.F$4];[.A5263])=0);[.A5263];&quot;&quot;)">
            <text:p/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IF((MOD([.F$4];[.A5264])=0);[.A5264];&quot;&quot;)">
            <text:p/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IF((MOD([.F$4];[.A5265])=0);[.A5265];&quot;&quot;)">
            <text:p/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IF((MOD([.F$4];[.A5266])=0);[.A5266];&quot;&quot;)">
            <text:p/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IF((MOD([.F$4];[.A5267])=0);[.A5267];&quot;&quot;)">
            <text:p/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IF((MOD([.F$4];[.A5268])=0);[.A5268];&quot;&quot;)">
            <text:p/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IF((MOD([.F$4];[.A5269])=0);[.A5269];&quot;&quot;)">
            <text:p/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IF((MOD([.F$4];[.A5270])=0);[.A5270];&quot;&quot;)">
            <text:p/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IF((MOD([.F$4];[.A5271])=0);[.A5271];&quot;&quot;)">
            <text:p/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IF((MOD([.F$4];[.A5272])=0);[.A5272];&quot;&quot;)">
            <text:p/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IF((MOD([.F$4];[.A5273])=0);[.A5273];&quot;&quot;)">
            <text:p/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IF((MOD([.F$4];[.A5274])=0);[.A5274];&quot;&quot;)">
            <text:p/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IF((MOD([.F$4];[.A5275])=0);[.A5275];&quot;&quot;)">
            <text:p/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IF((MOD([.F$4];[.A5276])=0);[.A5276];&quot;&quot;)">
            <text:p/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IF((MOD([.F$4];[.A5277])=0);[.A5277];&quot;&quot;)">
            <text:p/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IF((MOD([.F$4];[.A5278])=0);[.A5278];&quot;&quot;)">
            <text:p/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IF((MOD([.F$4];[.A5279])=0);[.A5279];&quot;&quot;)">
            <text:p/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IF((MOD([.F$4];[.A5280])=0);[.A5280];&quot;&quot;)">
            <text:p/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IF((MOD([.F$4];[.A5281])=0);[.A5281];&quot;&quot;)">
            <text:p/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IF((MOD([.F$4];[.A5282])=0);[.A5282];&quot;&quot;)">
            <text:p/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IF((MOD([.F$4];[.A5283])=0);[.A5283];&quot;&quot;)">
            <text:p/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IF((MOD([.F$4];[.A5284])=0);[.A5284];&quot;&quot;)">
            <text:p/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IF((MOD([.F$4];[.A5285])=0);[.A5285];&quot;&quot;)">
            <text:p/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IF((MOD([.F$4];[.A5286])=0);[.A5286];&quot;&quot;)">
            <text:p/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IF((MOD([.F$4];[.A5287])=0);[.A5287];&quot;&quot;)">
            <text:p/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IF((MOD([.F$4];[.A5288])=0);[.A5288];&quot;&quot;)">
            <text:p/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IF((MOD([.F$4];[.A5289])=0);[.A5289];&quot;&quot;)">
            <text:p/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IF((MOD([.F$4];[.A5290])=0);[.A5290];&quot;&quot;)">
            <text:p/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IF((MOD([.F$4];[.A5291])=0);[.A5291];&quot;&quot;)">
            <text:p/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IF((MOD([.F$4];[.A5292])=0);[.A5292];&quot;&quot;)">
            <text:p/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IF((MOD([.F$4];[.A5293])=0);[.A5293];&quot;&quot;)">
            <text:p/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IF((MOD([.F$4];[.A5294])=0);[.A5294];&quot;&quot;)">
            <text:p/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IF((MOD([.F$4];[.A5295])=0);[.A5295];&quot;&quot;)">
            <text:p/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IF((MOD([.F$4];[.A5296])=0);[.A5296];&quot;&quot;)">
            <text:p/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IF((MOD([.F$4];[.A5297])=0);[.A5297];&quot;&quot;)">
            <text:p/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IF((MOD([.F$4];[.A5298])=0);[.A5298];&quot;&quot;)">
            <text:p/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IF((MOD([.F$4];[.A5299])=0);[.A5299];&quot;&quot;)">
            <text:p/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IF((MOD([.F$4];[.A5300])=0);[.A5300];&quot;&quot;)">
            <text:p/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IF((MOD([.F$4];[.A5301])=0);[.A5301];&quot;&quot;)">
            <text:p/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IF((MOD([.F$4];[.A5302])=0);[.A5302];&quot;&quot;)">
            <text:p/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IF((MOD([.F$4];[.A5303])=0);[.A5303];&quot;&quot;)">
            <text:p/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IF((MOD([.F$4];[.A5304])=0);[.A5304];&quot;&quot;)">
            <text:p/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IF((MOD([.F$4];[.A5305])=0);[.A5305];&quot;&quot;)">
            <text:p/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IF((MOD([.F$4];[.A5306])=0);[.A5306];&quot;&quot;)">
            <text:p/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IF((MOD([.F$4];[.A5307])=0);[.A5307];&quot;&quot;)">
            <text:p/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IF((MOD([.F$4];[.A5308])=0);[.A5308];&quot;&quot;)">
            <text:p/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IF((MOD([.F$4];[.A5309])=0);[.A5309];&quot;&quot;)">
            <text:p/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IF((MOD([.F$4];[.A5310])=0);[.A5310];&quot;&quot;)">
            <text:p/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IF((MOD([.F$4];[.A5311])=0);[.A5311];&quot;&quot;)">
            <text:p/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IF((MOD([.F$4];[.A5312])=0);[.A5312];&quot;&quot;)">
            <text:p/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IF((MOD([.F$4];[.A5313])=0);[.A5313];&quot;&quot;)">
            <text:p/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IF((MOD([.F$4];[.A5314])=0);[.A5314];&quot;&quot;)">
            <text:p/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IF((MOD([.F$4];[.A5315])=0);[.A5315];&quot;&quot;)">
            <text:p/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IF((MOD([.F$4];[.A5316])=0);[.A5316];&quot;&quot;)">
            <text:p/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IF((MOD([.F$4];[.A5317])=0);[.A5317];&quot;&quot;)">
            <text:p/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IF((MOD([.F$4];[.A5318])=0);[.A5318];&quot;&quot;)">
            <text:p/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IF((MOD([.F$4];[.A5319])=0);[.A5319];&quot;&quot;)">
            <text:p/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IF((MOD([.F$4];[.A5320])=0);[.A5320];&quot;&quot;)">
            <text:p/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IF((MOD([.F$4];[.A5321])=0);[.A5321];&quot;&quot;)">
            <text:p/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IF((MOD([.F$4];[.A5322])=0);[.A5322];&quot;&quot;)">
            <text:p/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IF((MOD([.F$4];[.A5323])=0);[.A5323];&quot;&quot;)">
            <text:p/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IF((MOD([.F$4];[.A5324])=0);[.A5324];&quot;&quot;)">
            <text:p/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IF((MOD([.F$4];[.A5325])=0);[.A5325];&quot;&quot;)">
            <text:p/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IF((MOD([.F$4];[.A5326])=0);[.A5326];&quot;&quot;)">
            <text:p/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IF((MOD([.F$4];[.A5327])=0);[.A5327];&quot;&quot;)">
            <text:p/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IF((MOD([.F$4];[.A5328])=0);[.A5328];&quot;&quot;)">
            <text:p/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IF((MOD([.F$4];[.A5329])=0);[.A5329];&quot;&quot;)">
            <text:p/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IF((MOD([.F$4];[.A5330])=0);[.A5330];&quot;&quot;)">
            <text:p/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IF((MOD([.F$4];[.A5331])=0);[.A5331];&quot;&quot;)">
            <text:p/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IF((MOD([.F$4];[.A5332])=0);[.A5332];&quot;&quot;)">
            <text:p/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IF((MOD([.F$4];[.A5333])=0);[.A5333];&quot;&quot;)">
            <text:p/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IF((MOD([.F$4];[.A5334])=0);[.A5334];&quot;&quot;)">
            <text:p/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IF((MOD([.F$4];[.A5335])=0);[.A5335];&quot;&quot;)">
            <text:p/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IF((MOD([.F$4];[.A5336])=0);[.A5336];&quot;&quot;)">
            <text:p/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IF((MOD([.F$4];[.A5337])=0);[.A5337];&quot;&quot;)">
            <text:p/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IF((MOD([.F$4];[.A5338])=0);[.A5338];&quot;&quot;)">
            <text:p/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IF((MOD([.F$4];[.A5339])=0);[.A5339];&quot;&quot;)">
            <text:p/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IF((MOD([.F$4];[.A5340])=0);[.A5340];&quot;&quot;)">
            <text:p/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IF((MOD([.F$4];[.A5341])=0);[.A5341];&quot;&quot;)">
            <text:p/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IF((MOD([.F$4];[.A5342])=0);[.A5342];&quot;&quot;)">
            <text:p/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IF((MOD([.F$4];[.A5343])=0);[.A5343];&quot;&quot;)">
            <text:p/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IF((MOD([.F$4];[.A5344])=0);[.A5344];&quot;&quot;)">
            <text:p/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IF((MOD([.F$4];[.A5345])=0);[.A5345];&quot;&quot;)">
            <text:p/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IF((MOD([.F$4];[.A5346])=0);[.A5346];&quot;&quot;)">
            <text:p/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IF((MOD([.F$4];[.A5347])=0);[.A5347];&quot;&quot;)">
            <text:p/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IF((MOD([.F$4];[.A5348])=0);[.A5348];&quot;&quot;)">
            <text:p/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IF((MOD([.F$4];[.A5349])=0);[.A5349];&quot;&quot;)">
            <text:p/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IF((MOD([.F$4];[.A5350])=0);[.A5350];&quot;&quot;)">
            <text:p/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IF((MOD([.F$4];[.A5351])=0);[.A5351];&quot;&quot;)">
            <text:p/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IF((MOD([.F$4];[.A5352])=0);[.A5352];&quot;&quot;)">
            <text:p/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IF((MOD([.F$4];[.A5353])=0);[.A5353];&quot;&quot;)">
            <text:p/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IF((MOD([.F$4];[.A5354])=0);[.A5354];&quot;&quot;)">
            <text:p/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IF((MOD([.F$4];[.A5355])=0);[.A5355];&quot;&quot;)">
            <text:p/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IF((MOD([.F$4];[.A5356])=0);[.A5356];&quot;&quot;)">
            <text:p/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IF((MOD([.F$4];[.A5357])=0);[.A5357];&quot;&quot;)">
            <text:p/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IF((MOD([.F$4];[.A5358])=0);[.A5358];&quot;&quot;)">
            <text:p/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IF((MOD([.F$4];[.A5359])=0);[.A5359];&quot;&quot;)">
            <text:p/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IF((MOD([.F$4];[.A5360])=0);[.A5360];&quot;&quot;)">
            <text:p/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IF((MOD([.F$4];[.A5361])=0);[.A5361];&quot;&quot;)">
            <text:p/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IF((MOD([.F$4];[.A5362])=0);[.A5362];&quot;&quot;)">
            <text:p/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IF((MOD([.F$4];[.A5363])=0);[.A5363];&quot;&quot;)">
            <text:p/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IF((MOD([.F$4];[.A5364])=0);[.A5364];&quot;&quot;)">
            <text:p/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IF((MOD([.F$4];[.A5365])=0);[.A5365];&quot;&quot;)">
            <text:p/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IF((MOD([.F$4];[.A5366])=0);[.A5366];&quot;&quot;)">
            <text:p/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IF((MOD([.F$4];[.A5367])=0);[.A5367];&quot;&quot;)">
            <text:p/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IF((MOD([.F$4];[.A5368])=0);[.A5368];&quot;&quot;)">
            <text:p/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IF((MOD([.F$4];[.A5369])=0);[.A5369];&quot;&quot;)">
            <text:p/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IF((MOD([.F$4];[.A5370])=0);[.A5370];&quot;&quot;)">
            <text:p/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IF((MOD([.F$4];[.A5371])=0);[.A5371];&quot;&quot;)">
            <text:p/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IF((MOD([.F$4];[.A5372])=0);[.A5372];&quot;&quot;)">
            <text:p/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IF((MOD([.F$4];[.A5373])=0);[.A5373];&quot;&quot;)">
            <text:p/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IF((MOD([.F$4];[.A5374])=0);[.A5374];&quot;&quot;)">
            <text:p/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IF((MOD([.F$4];[.A5375])=0);[.A5375];&quot;&quot;)">
            <text:p/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IF((MOD([.F$4];[.A5376])=0);[.A5376];&quot;&quot;)">
            <text:p/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IF((MOD([.F$4];[.A5377])=0);[.A5377];&quot;&quot;)">
            <text:p/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IF((MOD([.F$4];[.A5378])=0);[.A5378];&quot;&quot;)">
            <text:p/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IF((MOD([.F$4];[.A5379])=0);[.A5379];&quot;&quot;)">
            <text:p/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IF((MOD([.F$4];[.A5380])=0);[.A5380];&quot;&quot;)">
            <text:p/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IF((MOD([.F$4];[.A5381])=0);[.A5381];&quot;&quot;)">
            <text:p/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IF((MOD([.F$4];[.A5382])=0);[.A5382];&quot;&quot;)">
            <text:p/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IF((MOD([.F$4];[.A5383])=0);[.A5383];&quot;&quot;)">
            <text:p/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IF((MOD([.F$4];[.A5384])=0);[.A5384];&quot;&quot;)">
            <text:p/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IF((MOD([.F$4];[.A5385])=0);[.A5385];&quot;&quot;)">
            <text:p/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IF((MOD([.F$4];[.A5386])=0);[.A5386];&quot;&quot;)">
            <text:p/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IF((MOD([.F$4];[.A5387])=0);[.A5387];&quot;&quot;)">
            <text:p/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IF((MOD([.F$4];[.A5388])=0);[.A5388];&quot;&quot;)">
            <text:p/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IF((MOD([.F$4];[.A5389])=0);[.A5389];&quot;&quot;)">
            <text:p/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IF((MOD([.F$4];[.A5390])=0);[.A5390];&quot;&quot;)">
            <text:p/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IF((MOD([.F$4];[.A5391])=0);[.A5391];&quot;&quot;)">
            <text:p/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IF((MOD([.F$4];[.A5392])=0);[.A5392];&quot;&quot;)">
            <text:p/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IF((MOD([.F$4];[.A5393])=0);[.A5393];&quot;&quot;)">
            <text:p/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IF((MOD([.F$4];[.A5394])=0);[.A5394];&quot;&quot;)">
            <text:p/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IF((MOD([.F$4];[.A5395])=0);[.A5395];&quot;&quot;)">
            <text:p/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IF((MOD([.F$4];[.A5396])=0);[.A5396];&quot;&quot;)">
            <text:p/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IF((MOD([.F$4];[.A5397])=0);[.A5397];&quot;&quot;)">
            <text:p/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IF((MOD([.F$4];[.A5398])=0);[.A5398];&quot;&quot;)">
            <text:p/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IF((MOD([.F$4];[.A5399])=0);[.A5399];&quot;&quot;)">
            <text:p/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IF((MOD([.F$4];[.A5400])=0);[.A5400];&quot;&quot;)">
            <text:p/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IF((MOD([.F$4];[.A5401])=0);[.A5401];&quot;&quot;)">
            <text:p/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IF((MOD([.F$4];[.A5402])=0);[.A5402];&quot;&quot;)">
            <text:p/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IF((MOD([.F$4];[.A5403])=0);[.A5403];&quot;&quot;)">
            <text:p/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IF((MOD([.F$4];[.A5404])=0);[.A5404];&quot;&quot;)">
            <text:p/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IF((MOD([.F$4];[.A5405])=0);[.A5405];&quot;&quot;)">
            <text:p/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IF((MOD([.F$4];[.A5406])=0);[.A5406];&quot;&quot;)">
            <text:p/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IF((MOD([.F$4];[.A5407])=0);[.A5407];&quot;&quot;)">
            <text:p/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IF((MOD([.F$4];[.A5408])=0);[.A5408];&quot;&quot;)">
            <text:p/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IF((MOD([.F$4];[.A5409])=0);[.A5409];&quot;&quot;)">
            <text:p/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IF((MOD([.F$4];[.A5410])=0);[.A5410];&quot;&quot;)">
            <text:p/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IF((MOD([.F$4];[.A5411])=0);[.A5411];&quot;&quot;)">
            <text:p/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IF((MOD([.F$4];[.A5412])=0);[.A5412];&quot;&quot;)">
            <text:p/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IF((MOD([.F$4];[.A5413])=0);[.A5413];&quot;&quot;)">
            <text:p/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IF((MOD([.F$4];[.A5414])=0);[.A5414];&quot;&quot;)">
            <text:p/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IF((MOD([.F$4];[.A5415])=0);[.A5415];&quot;&quot;)">
            <text:p/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IF((MOD([.F$4];[.A5416])=0);[.A5416];&quot;&quot;)">
            <text:p/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IF((MOD([.F$4];[.A5417])=0);[.A5417];&quot;&quot;)">
            <text:p/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IF((MOD([.F$4];[.A5418])=0);[.A5418];&quot;&quot;)">
            <text:p/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IF((MOD([.F$4];[.A5419])=0);[.A5419];&quot;&quot;)">
            <text:p/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IF((MOD([.F$4];[.A5420])=0);[.A5420];&quot;&quot;)">
            <text:p/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IF((MOD([.F$4];[.A5421])=0);[.A5421];&quot;&quot;)">
            <text:p/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IF((MOD([.F$4];[.A5422])=0);[.A5422];&quot;&quot;)">
            <text:p/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IF((MOD([.F$4];[.A5423])=0);[.A5423];&quot;&quot;)">
            <text:p/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IF((MOD([.F$4];[.A5424])=0);[.A5424];&quot;&quot;)">
            <text:p/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IF((MOD([.F$4];[.A5425])=0);[.A5425];&quot;&quot;)">
            <text:p/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IF((MOD([.F$4];[.A5426])=0);[.A5426];&quot;&quot;)">
            <text:p/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IF((MOD([.F$4];[.A5427])=0);[.A5427];&quot;&quot;)">
            <text:p/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IF((MOD([.F$4];[.A5428])=0);[.A5428];&quot;&quot;)">
            <text:p/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IF((MOD([.F$4];[.A5429])=0);[.A5429];&quot;&quot;)">
            <text:p/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IF((MOD([.F$4];[.A5430])=0);[.A5430];&quot;&quot;)">
            <text:p/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IF((MOD([.F$4];[.A5431])=0);[.A5431];&quot;&quot;)">
            <text:p/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IF((MOD([.F$4];[.A5432])=0);[.A5432];&quot;&quot;)">
            <text:p/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IF((MOD([.F$4];[.A5433])=0);[.A5433];&quot;&quot;)">
            <text:p/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IF((MOD([.F$4];[.A5434])=0);[.A5434];&quot;&quot;)">
            <text:p/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IF((MOD([.F$4];[.A5435])=0);[.A5435];&quot;&quot;)">
            <text:p/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IF((MOD([.F$4];[.A5436])=0);[.A5436];&quot;&quot;)">
            <text:p/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IF((MOD([.F$4];[.A5437])=0);[.A5437];&quot;&quot;)">
            <text:p/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IF((MOD([.F$4];[.A5438])=0);[.A5438];&quot;&quot;)">
            <text:p/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IF((MOD([.F$4];[.A5439])=0);[.A5439];&quot;&quot;)">
            <text:p/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IF((MOD([.F$4];[.A5440])=0);[.A5440];&quot;&quot;)">
            <text:p/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IF((MOD([.F$4];[.A5441])=0);[.A5441];&quot;&quot;)">
            <text:p/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IF((MOD([.F$4];[.A5442])=0);[.A5442];&quot;&quot;)">
            <text:p/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IF((MOD([.F$4];[.A5443])=0);[.A5443];&quot;&quot;)">
            <text:p/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IF((MOD([.F$4];[.A5444])=0);[.A5444];&quot;&quot;)">
            <text:p/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IF((MOD([.F$4];[.A5445])=0);[.A5445];&quot;&quot;)">
            <text:p/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IF((MOD([.F$4];[.A5446])=0);[.A5446];&quot;&quot;)">
            <text:p/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IF((MOD([.F$4];[.A5447])=0);[.A5447];&quot;&quot;)">
            <text:p/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IF((MOD([.F$4];[.A5448])=0);[.A5448];&quot;&quot;)">
            <text:p/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IF((MOD([.F$4];[.A5449])=0);[.A5449];&quot;&quot;)">
            <text:p/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IF((MOD([.F$4];[.A5450])=0);[.A5450];&quot;&quot;)">
            <text:p/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IF((MOD([.F$4];[.A5451])=0);[.A5451];&quot;&quot;)">
            <text:p/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IF((MOD([.F$4];[.A5452])=0);[.A5452];&quot;&quot;)">
            <text:p/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IF((MOD([.F$4];[.A5453])=0);[.A5453];&quot;&quot;)">
            <text:p/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IF((MOD([.F$4];[.A5454])=0);[.A5454];&quot;&quot;)">
            <text:p/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IF((MOD([.F$4];[.A5455])=0);[.A5455];&quot;&quot;)">
            <text:p/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IF((MOD([.F$4];[.A5456])=0);[.A5456];&quot;&quot;)">
            <text:p/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IF((MOD([.F$4];[.A5457])=0);[.A5457];&quot;&quot;)">
            <text:p/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IF((MOD([.F$4];[.A5458])=0);[.A5458];&quot;&quot;)">
            <text:p/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IF((MOD([.F$4];[.A5459])=0);[.A5459];&quot;&quot;)">
            <text:p/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IF((MOD([.F$4];[.A5460])=0);[.A5460];&quot;&quot;)">
            <text:p/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IF((MOD([.F$4];[.A5461])=0);[.A5461];&quot;&quot;)">
            <text:p/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IF((MOD([.F$4];[.A5462])=0);[.A5462];&quot;&quot;)">
            <text:p/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IF((MOD([.F$4];[.A5463])=0);[.A5463];&quot;&quot;)">
            <text:p/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IF((MOD([.F$4];[.A5464])=0);[.A5464];&quot;&quot;)">
            <text:p/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IF((MOD([.F$4];[.A5465])=0);[.A5465];&quot;&quot;)">
            <text:p/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IF((MOD([.F$4];[.A5466])=0);[.A5466];&quot;&quot;)">
            <text:p/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IF((MOD([.F$4];[.A5467])=0);[.A5467];&quot;&quot;)">
            <text:p/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IF((MOD([.F$4];[.A5468])=0);[.A5468];&quot;&quot;)">
            <text:p/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IF((MOD([.F$4];[.A5469])=0);[.A5469];&quot;&quot;)">
            <text:p/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IF((MOD([.F$4];[.A5470])=0);[.A5470];&quot;&quot;)">
            <text:p/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IF((MOD([.F$4];[.A5471])=0);[.A5471];&quot;&quot;)">
            <text:p/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IF((MOD([.F$4];[.A5472])=0);[.A5472];&quot;&quot;)">
            <text:p/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IF((MOD([.F$4];[.A5473])=0);[.A5473];&quot;&quot;)">
            <text:p/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IF((MOD([.F$4];[.A5474])=0);[.A5474];&quot;&quot;)">
            <text:p/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IF((MOD([.F$4];[.A5475])=0);[.A5475];&quot;&quot;)">
            <text:p/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IF((MOD([.F$4];[.A5476])=0);[.A5476];&quot;&quot;)">
            <text:p/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IF((MOD([.F$4];[.A5477])=0);[.A5477];&quot;&quot;)">
            <text:p/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IF((MOD([.F$4];[.A5478])=0);[.A5478];&quot;&quot;)">
            <text:p/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IF((MOD([.F$4];[.A5479])=0);[.A5479];&quot;&quot;)">
            <text:p/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IF((MOD([.F$4];[.A5480])=0);[.A5480];&quot;&quot;)">
            <text:p/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IF((MOD([.F$4];[.A5481])=0);[.A5481];&quot;&quot;)">
            <text:p/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IF((MOD([.F$4];[.A5482])=0);[.A5482];&quot;&quot;)">
            <text:p/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IF((MOD([.F$4];[.A5483])=0);[.A5483];&quot;&quot;)">
            <text:p/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IF((MOD([.F$4];[.A5484])=0);[.A5484];&quot;&quot;)">
            <text:p/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IF((MOD([.F$4];[.A5485])=0);[.A5485];&quot;&quot;)">
            <text:p/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IF((MOD([.F$4];[.A5486])=0);[.A5486];&quot;&quot;)">
            <text:p/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IF((MOD([.F$4];[.A5487])=0);[.A5487];&quot;&quot;)">
            <text:p/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IF((MOD([.F$4];[.A5488])=0);[.A5488];&quot;&quot;)">
            <text:p/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IF((MOD([.F$4];[.A5489])=0);[.A5489];&quot;&quot;)">
            <text:p/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IF((MOD([.F$4];[.A5490])=0);[.A5490];&quot;&quot;)">
            <text:p/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IF((MOD([.F$4];[.A5491])=0);[.A5491];&quot;&quot;)">
            <text:p/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IF((MOD([.F$4];[.A5492])=0);[.A5492];&quot;&quot;)">
            <text:p/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IF((MOD([.F$4];[.A5493])=0);[.A5493];&quot;&quot;)">
            <text:p/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IF((MOD([.F$4];[.A5494])=0);[.A5494];&quot;&quot;)">
            <text:p/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IF((MOD([.F$4];[.A5495])=0);[.A5495];&quot;&quot;)">
            <text:p/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IF((MOD([.F$4];[.A5496])=0);[.A5496];&quot;&quot;)">
            <text:p/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IF((MOD([.F$4];[.A5497])=0);[.A5497];&quot;&quot;)">
            <text:p/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IF((MOD([.F$4];[.A5498])=0);[.A5498];&quot;&quot;)">
            <text:p/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IF((MOD([.F$4];[.A5499])=0);[.A5499];&quot;&quot;)">
            <text:p/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IF((MOD([.F$4];[.A5500])=0);[.A5500];&quot;&quot;)">
            <text:p/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IF((MOD([.F$4];[.A5501])=0);[.A5501];&quot;&quot;)">
            <text:p/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IF((MOD([.F$4];[.A5502])=0);[.A5502];&quot;&quot;)">
            <text:p/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IF((MOD([.F$4];[.A5503])=0);[.A5503];&quot;&quot;)">
            <text:p/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IF((MOD([.F$4];[.A5504])=0);[.A5504];&quot;&quot;)">
            <text:p/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IF((MOD([.F$4];[.A5505])=0);[.A5505];&quot;&quot;)">
            <text:p/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IF((MOD([.F$4];[.A5506])=0);[.A5506];&quot;&quot;)">
            <text:p/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IF((MOD([.F$4];[.A5507])=0);[.A5507];&quot;&quot;)">
            <text:p/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IF((MOD([.F$4];[.A5508])=0);[.A5508];&quot;&quot;)">
            <text:p/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IF((MOD([.F$4];[.A5509])=0);[.A5509];&quot;&quot;)">
            <text:p/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IF((MOD([.F$4];[.A5510])=0);[.A5510];&quot;&quot;)">
            <text:p/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IF((MOD([.F$4];[.A5511])=0);[.A5511];&quot;&quot;)">
            <text:p/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IF((MOD([.F$4];[.A5512])=0);[.A5512];&quot;&quot;)">
            <text:p/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IF((MOD([.F$4];[.A5513])=0);[.A5513];&quot;&quot;)">
            <text:p/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IF((MOD([.F$4];[.A5514])=0);[.A5514];&quot;&quot;)">
            <text:p/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IF((MOD([.F$4];[.A5515])=0);[.A5515];&quot;&quot;)">
            <text:p/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IF((MOD([.F$4];[.A5516])=0);[.A5516];&quot;&quot;)">
            <text:p/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IF((MOD([.F$4];[.A5517])=0);[.A5517];&quot;&quot;)">
            <text:p/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IF((MOD([.F$4];[.A5518])=0);[.A5518];&quot;&quot;)">
            <text:p/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IF((MOD([.F$4];[.A5519])=0);[.A5519];&quot;&quot;)">
            <text:p/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IF((MOD([.F$4];[.A5520])=0);[.A5520];&quot;&quot;)">
            <text:p/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IF((MOD([.F$4];[.A5521])=0);[.A5521];&quot;&quot;)">
            <text:p/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IF((MOD([.F$4];[.A5522])=0);[.A5522];&quot;&quot;)">
            <text:p/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IF((MOD([.F$4];[.A5523])=0);[.A5523];&quot;&quot;)">
            <text:p/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IF((MOD([.F$4];[.A5524])=0);[.A5524];&quot;&quot;)">
            <text:p/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IF((MOD([.F$4];[.A5525])=0);[.A5525];&quot;&quot;)">
            <text:p/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IF((MOD([.F$4];[.A5526])=0);[.A5526];&quot;&quot;)">
            <text:p/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IF((MOD([.F$4];[.A5527])=0);[.A5527];&quot;&quot;)">
            <text:p/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IF((MOD([.F$4];[.A5528])=0);[.A5528];&quot;&quot;)">
            <text:p/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IF((MOD([.F$4];[.A5529])=0);[.A5529];&quot;&quot;)">
            <text:p/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IF((MOD([.F$4];[.A5530])=0);[.A5530];&quot;&quot;)">
            <text:p/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IF((MOD([.F$4];[.A5531])=0);[.A5531];&quot;&quot;)">
            <text:p/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IF((MOD([.F$4];[.A5532])=0);[.A5532];&quot;&quot;)">
            <text:p/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IF((MOD([.F$4];[.A5533])=0);[.A5533];&quot;&quot;)">
            <text:p/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IF((MOD([.F$4];[.A5534])=0);[.A5534];&quot;&quot;)">
            <text:p/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IF((MOD([.F$4];[.A5535])=0);[.A5535];&quot;&quot;)">
            <text:p/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IF((MOD([.F$4];[.A5536])=0);[.A5536];&quot;&quot;)">
            <text:p/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IF((MOD([.F$4];[.A5537])=0);[.A5537];&quot;&quot;)">
            <text:p/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IF((MOD([.F$4];[.A5538])=0);[.A5538];&quot;&quot;)">
            <text:p/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IF((MOD([.F$4];[.A5539])=0);[.A5539];&quot;&quot;)">
            <text:p/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IF((MOD([.F$4];[.A5540])=0);[.A5540];&quot;&quot;)">
            <text:p/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IF((MOD([.F$4];[.A5541])=0);[.A5541];&quot;&quot;)">
            <text:p/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IF((MOD([.F$4];[.A5542])=0);[.A5542];&quot;&quot;)">
            <text:p/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IF((MOD([.F$4];[.A5543])=0);[.A5543];&quot;&quot;)">
            <text:p/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IF((MOD([.F$4];[.A5544])=0);[.A5544];&quot;&quot;)">
            <text:p/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IF((MOD([.F$4];[.A5545])=0);[.A5545];&quot;&quot;)">
            <text:p/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IF((MOD([.F$4];[.A5546])=0);[.A5546];&quot;&quot;)">
            <text:p/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IF((MOD([.F$4];[.A5547])=0);[.A5547];&quot;&quot;)">
            <text:p/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IF((MOD([.F$4];[.A5548])=0);[.A5548];&quot;&quot;)">
            <text:p/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IF((MOD([.F$4];[.A5549])=0);[.A5549];&quot;&quot;)">
            <text:p/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IF((MOD([.F$4];[.A5550])=0);[.A5550];&quot;&quot;)">
            <text:p/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IF((MOD([.F$4];[.A5551])=0);[.A5551];&quot;&quot;)">
            <text:p/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IF((MOD([.F$4];[.A5552])=0);[.A5552];&quot;&quot;)">
            <text:p/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IF((MOD([.F$4];[.A5553])=0);[.A5553];&quot;&quot;)">
            <text:p/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IF((MOD([.F$4];[.A5554])=0);[.A5554];&quot;&quot;)">
            <text:p/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IF((MOD([.F$4];[.A5555])=0);[.A5555];&quot;&quot;)">
            <text:p/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IF((MOD([.F$4];[.A5556])=0);[.A5556];&quot;&quot;)">
            <text:p/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IF((MOD([.F$4];[.A5557])=0);[.A5557];&quot;&quot;)">
            <text:p/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IF((MOD([.F$4];[.A5558])=0);[.A5558];&quot;&quot;)">
            <text:p/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IF((MOD([.F$4];[.A5559])=0);[.A5559];&quot;&quot;)">
            <text:p/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IF((MOD([.F$4];[.A5560])=0);[.A5560];&quot;&quot;)">
            <text:p/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IF((MOD([.F$4];[.A5561])=0);[.A5561];&quot;&quot;)">
            <text:p/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IF((MOD([.F$4];[.A5562])=0);[.A5562];&quot;&quot;)">
            <text:p/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IF((MOD([.F$4];[.A5563])=0);[.A5563];&quot;&quot;)">
            <text:p/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IF((MOD([.F$4];[.A5564])=0);[.A5564];&quot;&quot;)">
            <text:p/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IF((MOD([.F$4];[.A5565])=0);[.A5565];&quot;&quot;)">
            <text:p/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IF((MOD([.F$4];[.A5566])=0);[.A5566];&quot;&quot;)">
            <text:p/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IF((MOD([.F$4];[.A5567])=0);[.A5567];&quot;&quot;)">
            <text:p/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IF((MOD([.F$4];[.A5568])=0);[.A5568];&quot;&quot;)">
            <text:p/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IF((MOD([.F$4];[.A5569])=0);[.A5569];&quot;&quot;)">
            <text:p/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IF((MOD([.F$4];[.A5570])=0);[.A5570];&quot;&quot;)">
            <text:p/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IF((MOD([.F$4];[.A5571])=0);[.A5571];&quot;&quot;)">
            <text:p/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IF((MOD([.F$4];[.A5572])=0);[.A5572];&quot;&quot;)">
            <text:p/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IF((MOD([.F$4];[.A5573])=0);[.A5573];&quot;&quot;)">
            <text:p/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IF((MOD([.F$4];[.A5574])=0);[.A5574];&quot;&quot;)">
            <text:p/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IF((MOD([.F$4];[.A5575])=0);[.A5575];&quot;&quot;)">
            <text:p/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IF((MOD([.F$4];[.A5576])=0);[.A5576];&quot;&quot;)">
            <text:p/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IF((MOD([.F$4];[.A5577])=0);[.A5577];&quot;&quot;)">
            <text:p/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IF((MOD([.F$4];[.A5578])=0);[.A5578];&quot;&quot;)">
            <text:p/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IF((MOD([.F$4];[.A5579])=0);[.A5579];&quot;&quot;)">
            <text:p/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IF((MOD([.F$4];[.A5580])=0);[.A5580];&quot;&quot;)">
            <text:p/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IF((MOD([.F$4];[.A5581])=0);[.A5581];&quot;&quot;)">
            <text:p/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IF((MOD([.F$4];[.A5582])=0);[.A5582];&quot;&quot;)">
            <text:p/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IF((MOD([.F$4];[.A5583])=0);[.A5583];&quot;&quot;)">
            <text:p/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IF((MOD([.F$4];[.A5584])=0);[.A5584];&quot;&quot;)">
            <text:p/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IF((MOD([.F$4];[.A5585])=0);[.A5585];&quot;&quot;)">
            <text:p/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IF((MOD([.F$4];[.A5586])=0);[.A5586];&quot;&quot;)">
            <text:p/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IF((MOD([.F$4];[.A5587])=0);[.A5587];&quot;&quot;)">
            <text:p/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IF((MOD([.F$4];[.A5588])=0);[.A5588];&quot;&quot;)">
            <text:p/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IF((MOD([.F$4];[.A5589])=0);[.A5589];&quot;&quot;)">
            <text:p/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IF((MOD([.F$4];[.A5590])=0);[.A5590];&quot;&quot;)">
            <text:p/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IF((MOD([.F$4];[.A5591])=0);[.A5591];&quot;&quot;)">
            <text:p/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IF((MOD([.F$4];[.A5592])=0);[.A5592];&quot;&quot;)">
            <text:p/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IF((MOD([.F$4];[.A5593])=0);[.A5593];&quot;&quot;)">
            <text:p/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IF((MOD([.F$4];[.A5594])=0);[.A5594];&quot;&quot;)">
            <text:p/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IF((MOD([.F$4];[.A5595])=0);[.A5595];&quot;&quot;)">
            <text:p/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IF((MOD([.F$4];[.A5596])=0);[.A5596];&quot;&quot;)">
            <text:p/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IF((MOD([.F$4];[.A5597])=0);[.A5597];&quot;&quot;)">
            <text:p/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IF((MOD([.F$4];[.A5598])=0);[.A5598];&quot;&quot;)">
            <text:p/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IF((MOD([.F$4];[.A5599])=0);[.A5599];&quot;&quot;)">
            <text:p/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IF((MOD([.F$4];[.A5600])=0);[.A5600];&quot;&quot;)">
            <text:p/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IF((MOD([.F$4];[.A5601])=0);[.A5601];&quot;&quot;)">
            <text:p/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IF((MOD([.F$4];[.A5602])=0);[.A5602];&quot;&quot;)">
            <text:p/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IF((MOD([.F$4];[.A5603])=0);[.A5603];&quot;&quot;)">
            <text:p/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IF((MOD([.F$4];[.A5604])=0);[.A5604];&quot;&quot;)">
            <text:p/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IF((MOD([.F$4];[.A5605])=0);[.A5605];&quot;&quot;)">
            <text:p/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IF((MOD([.F$4];[.A5606])=0);[.A5606];&quot;&quot;)">
            <text:p/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IF((MOD([.F$4];[.A5607])=0);[.A5607];&quot;&quot;)">
            <text:p/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IF((MOD([.F$4];[.A5608])=0);[.A5608];&quot;&quot;)">
            <text:p/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IF((MOD([.F$4];[.A5609])=0);[.A5609];&quot;&quot;)">
            <text:p/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IF((MOD([.F$4];[.A5610])=0);[.A5610];&quot;&quot;)">
            <text:p/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IF((MOD([.F$4];[.A5611])=0);[.A5611];&quot;&quot;)">
            <text:p/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IF((MOD([.F$4];[.A5612])=0);[.A5612];&quot;&quot;)">
            <text:p/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IF((MOD([.F$4];[.A5613])=0);[.A5613];&quot;&quot;)">
            <text:p/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IF((MOD([.F$4];[.A5614])=0);[.A5614];&quot;&quot;)">
            <text:p/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IF((MOD([.F$4];[.A5615])=0);[.A5615];&quot;&quot;)">
            <text:p/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IF((MOD([.F$4];[.A5616])=0);[.A5616];&quot;&quot;)">
            <text:p/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IF((MOD([.F$4];[.A5617])=0);[.A5617];&quot;&quot;)">
            <text:p/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IF((MOD([.F$4];[.A5618])=0);[.A5618];&quot;&quot;)">
            <text:p/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IF((MOD([.F$4];[.A5619])=0);[.A5619];&quot;&quot;)">
            <text:p/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IF((MOD([.F$4];[.A5620])=0);[.A5620];&quot;&quot;)">
            <text:p/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IF((MOD([.F$4];[.A5621])=0);[.A5621];&quot;&quot;)">
            <text:p/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IF((MOD([.F$4];[.A5622])=0);[.A5622];&quot;&quot;)">
            <text:p/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IF((MOD([.F$4];[.A5623])=0);[.A5623];&quot;&quot;)">
            <text:p/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IF((MOD([.F$4];[.A5624])=0);[.A5624];&quot;&quot;)">
            <text:p/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IF((MOD([.F$4];[.A5625])=0);[.A5625];&quot;&quot;)">
            <text:p/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IF((MOD([.F$4];[.A5626])=0);[.A5626];&quot;&quot;)">
            <text:p/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IF((MOD([.F$4];[.A5627])=0);[.A5627];&quot;&quot;)">
            <text:p/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IF((MOD([.F$4];[.A5628])=0);[.A5628];&quot;&quot;)">
            <text:p/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IF((MOD([.F$4];[.A5629])=0);[.A5629];&quot;&quot;)">
            <text:p/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IF((MOD([.F$4];[.A5630])=0);[.A5630];&quot;&quot;)">
            <text:p/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IF((MOD([.F$4];[.A5631])=0);[.A5631];&quot;&quot;)">
            <text:p/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IF((MOD([.F$4];[.A5632])=0);[.A5632];&quot;&quot;)">
            <text:p/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IF((MOD([.F$4];[.A5633])=0);[.A5633];&quot;&quot;)">
            <text:p/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IF((MOD([.F$4];[.A5634])=0);[.A5634];&quot;&quot;)">
            <text:p/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IF((MOD([.F$4];[.A5635])=0);[.A5635];&quot;&quot;)">
            <text:p/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IF((MOD([.F$4];[.A5636])=0);[.A5636];&quot;&quot;)">
            <text:p/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IF((MOD([.F$4];[.A5637])=0);[.A5637];&quot;&quot;)">
            <text:p/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IF((MOD([.F$4];[.A5638])=0);[.A5638];&quot;&quot;)">
            <text:p/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IF((MOD([.F$4];[.A5639])=0);[.A5639];&quot;&quot;)">
            <text:p/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IF((MOD([.F$4];[.A5640])=0);[.A5640];&quot;&quot;)">
            <text:p/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IF((MOD([.F$4];[.A5641])=0);[.A5641];&quot;&quot;)">
            <text:p/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IF((MOD([.F$4];[.A5642])=0);[.A5642];&quot;&quot;)">
            <text:p/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IF((MOD([.F$4];[.A5643])=0);[.A5643];&quot;&quot;)">
            <text:p/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IF((MOD([.F$4];[.A5644])=0);[.A5644];&quot;&quot;)">
            <text:p/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IF((MOD([.F$4];[.A5645])=0);[.A5645];&quot;&quot;)">
            <text:p/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IF((MOD([.F$4];[.A5646])=0);[.A5646];&quot;&quot;)">
            <text:p/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IF((MOD([.F$4];[.A5647])=0);[.A5647];&quot;&quot;)">
            <text:p/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IF((MOD([.F$4];[.A5648])=0);[.A5648];&quot;&quot;)">
            <text:p/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IF((MOD([.F$4];[.A5649])=0);[.A5649];&quot;&quot;)">
            <text:p/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IF((MOD([.F$4];[.A5650])=0);[.A5650];&quot;&quot;)">
            <text:p/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IF((MOD([.F$4];[.A5651])=0);[.A5651];&quot;&quot;)">
            <text:p/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IF((MOD([.F$4];[.A5652])=0);[.A5652];&quot;&quot;)">
            <text:p/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IF((MOD([.F$4];[.A5653])=0);[.A5653];&quot;&quot;)">
            <text:p/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IF((MOD([.F$4];[.A5654])=0);[.A5654];&quot;&quot;)">
            <text:p/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IF((MOD([.F$4];[.A5655])=0);[.A5655];&quot;&quot;)">
            <text:p/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IF((MOD([.F$4];[.A5656])=0);[.A5656];&quot;&quot;)">
            <text:p/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IF((MOD([.F$4];[.A5657])=0);[.A5657];&quot;&quot;)">
            <text:p/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IF((MOD([.F$4];[.A5658])=0);[.A5658];&quot;&quot;)">
            <text:p/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IF((MOD([.F$4];[.A5659])=0);[.A5659];&quot;&quot;)">
            <text:p/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IF((MOD([.F$4];[.A5660])=0);[.A5660];&quot;&quot;)">
            <text:p/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IF((MOD([.F$4];[.A5661])=0);[.A5661];&quot;&quot;)">
            <text:p/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IF((MOD([.F$4];[.A5662])=0);[.A5662];&quot;&quot;)">
            <text:p/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IF((MOD([.F$4];[.A5663])=0);[.A5663];&quot;&quot;)">
            <text:p/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IF((MOD([.F$4];[.A5664])=0);[.A5664];&quot;&quot;)">
            <text:p/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IF((MOD([.F$4];[.A5665])=0);[.A5665];&quot;&quot;)">
            <text:p/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IF((MOD([.F$4];[.A5666])=0);[.A5666];&quot;&quot;)">
            <text:p/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IF((MOD([.F$4];[.A5667])=0);[.A5667];&quot;&quot;)">
            <text:p/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IF((MOD([.F$4];[.A5668])=0);[.A5668];&quot;&quot;)">
            <text:p/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IF((MOD([.F$4];[.A5669])=0);[.A5669];&quot;&quot;)">
            <text:p/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IF((MOD([.F$4];[.A5670])=0);[.A5670];&quot;&quot;)">
            <text:p/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IF((MOD([.F$4];[.A5671])=0);[.A5671];&quot;&quot;)">
            <text:p/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IF((MOD([.F$4];[.A5672])=0);[.A5672];&quot;&quot;)">
            <text:p/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IF((MOD([.F$4];[.A5673])=0);[.A5673];&quot;&quot;)">
            <text:p/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IF((MOD([.F$4];[.A5674])=0);[.A5674];&quot;&quot;)">
            <text:p/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IF((MOD([.F$4];[.A5675])=0);[.A5675];&quot;&quot;)">
            <text:p/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IF((MOD([.F$4];[.A5676])=0);[.A5676];&quot;&quot;)">
            <text:p/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IF((MOD([.F$4];[.A5677])=0);[.A5677];&quot;&quot;)">
            <text:p/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IF((MOD([.F$4];[.A5678])=0);[.A5678];&quot;&quot;)">
            <text:p/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IF((MOD([.F$4];[.A5679])=0);[.A5679];&quot;&quot;)">
            <text:p/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IF((MOD([.F$4];[.A5680])=0);[.A5680];&quot;&quot;)">
            <text:p/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IF((MOD([.F$4];[.A5681])=0);[.A5681];&quot;&quot;)">
            <text:p/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IF((MOD([.F$4];[.A5682])=0);[.A5682];&quot;&quot;)">
            <text:p/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IF((MOD([.F$4];[.A5683])=0);[.A5683];&quot;&quot;)">
            <text:p/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IF((MOD([.F$4];[.A5684])=0);[.A5684];&quot;&quot;)">
            <text:p/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IF((MOD([.F$4];[.A5685])=0);[.A5685];&quot;&quot;)">
            <text:p/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IF((MOD([.F$4];[.A5686])=0);[.A5686];&quot;&quot;)">
            <text:p/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IF((MOD([.F$4];[.A5687])=0);[.A5687];&quot;&quot;)">
            <text:p/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IF((MOD([.F$4];[.A5688])=0);[.A5688];&quot;&quot;)">
            <text:p/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IF((MOD([.F$4];[.A5689])=0);[.A5689];&quot;&quot;)">
            <text:p/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IF((MOD([.F$4];[.A5690])=0);[.A5690];&quot;&quot;)">
            <text:p/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IF((MOD([.F$4];[.A5691])=0);[.A5691];&quot;&quot;)">
            <text:p/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IF((MOD([.F$4];[.A5692])=0);[.A5692];&quot;&quot;)">
            <text:p/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IF((MOD([.F$4];[.A5693])=0);[.A5693];&quot;&quot;)">
            <text:p/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IF((MOD([.F$4];[.A5694])=0);[.A5694];&quot;&quot;)">
            <text:p/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IF((MOD([.F$4];[.A5695])=0);[.A5695];&quot;&quot;)">
            <text:p/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IF((MOD([.F$4];[.A5696])=0);[.A5696];&quot;&quot;)">
            <text:p/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IF((MOD([.F$4];[.A5697])=0);[.A5697];&quot;&quot;)">
            <text:p/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IF((MOD([.F$4];[.A5698])=0);[.A5698];&quot;&quot;)">
            <text:p/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IF((MOD([.F$4];[.A5699])=0);[.A5699];&quot;&quot;)">
            <text:p/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IF((MOD([.F$4];[.A5700])=0);[.A5700];&quot;&quot;)">
            <text:p/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IF((MOD([.F$4];[.A5701])=0);[.A5701];&quot;&quot;)">
            <text:p/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IF((MOD([.F$4];[.A5702])=0);[.A5702];&quot;&quot;)">
            <text:p/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IF((MOD([.F$4];[.A5703])=0);[.A5703];&quot;&quot;)">
            <text:p/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IF((MOD([.F$4];[.A5704])=0);[.A5704];&quot;&quot;)">
            <text:p/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IF((MOD([.F$4];[.A5705])=0);[.A5705];&quot;&quot;)">
            <text:p/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IF((MOD([.F$4];[.A5706])=0);[.A5706];&quot;&quot;)">
            <text:p/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IF((MOD([.F$4];[.A5707])=0);[.A5707];&quot;&quot;)">
            <text:p/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IF((MOD([.F$4];[.A5708])=0);[.A5708];&quot;&quot;)">
            <text:p/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IF((MOD([.F$4];[.A5709])=0);[.A5709];&quot;&quot;)">
            <text:p/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IF((MOD([.F$4];[.A5710])=0);[.A5710];&quot;&quot;)">
            <text:p/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IF((MOD([.F$4];[.A5711])=0);[.A5711];&quot;&quot;)">
            <text:p/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IF((MOD([.F$4];[.A5712])=0);[.A5712];&quot;&quot;)">
            <text:p/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IF((MOD([.F$4];[.A5713])=0);[.A5713];&quot;&quot;)">
            <text:p/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IF((MOD([.F$4];[.A5714])=0);[.A5714];&quot;&quot;)">
            <text:p/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IF((MOD([.F$4];[.A5715])=0);[.A5715];&quot;&quot;)">
            <text:p/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IF((MOD([.F$4];[.A5716])=0);[.A5716];&quot;&quot;)">
            <text:p/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IF((MOD([.F$4];[.A5717])=0);[.A5717];&quot;&quot;)">
            <text:p/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IF((MOD([.F$4];[.A5718])=0);[.A5718];&quot;&quot;)">
            <text:p/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IF((MOD([.F$4];[.A5719])=0);[.A5719];&quot;&quot;)">
            <text:p/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IF((MOD([.F$4];[.A5720])=0);[.A5720];&quot;&quot;)">
            <text:p/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IF((MOD([.F$4];[.A5721])=0);[.A5721];&quot;&quot;)">
            <text:p/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IF((MOD([.F$4];[.A5722])=0);[.A5722];&quot;&quot;)">
            <text:p/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IF((MOD([.F$4];[.A5723])=0);[.A5723];&quot;&quot;)">
            <text:p/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IF((MOD([.F$4];[.A5724])=0);[.A5724];&quot;&quot;)">
            <text:p/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IF((MOD([.F$4];[.A5725])=0);[.A5725];&quot;&quot;)">
            <text:p/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IF((MOD([.F$4];[.A5726])=0);[.A5726];&quot;&quot;)">
            <text:p/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IF((MOD([.F$4];[.A5727])=0);[.A5727];&quot;&quot;)">
            <text:p/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IF((MOD([.F$4];[.A5728])=0);[.A5728];&quot;&quot;)">
            <text:p/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IF((MOD([.F$4];[.A5729])=0);[.A5729];&quot;&quot;)">
            <text:p/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IF((MOD([.F$4];[.A5730])=0);[.A5730];&quot;&quot;)">
            <text:p/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IF((MOD([.F$4];[.A5731])=0);[.A5731];&quot;&quot;)">
            <text:p/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IF((MOD([.F$4];[.A5732])=0);[.A5732];&quot;&quot;)">
            <text:p/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IF((MOD([.F$4];[.A5733])=0);[.A5733];&quot;&quot;)">
            <text:p/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IF((MOD([.F$4];[.A5734])=0);[.A5734];&quot;&quot;)">
            <text:p/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IF((MOD([.F$4];[.A5735])=0);[.A5735];&quot;&quot;)">
            <text:p/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IF((MOD([.F$4];[.A5736])=0);[.A5736];&quot;&quot;)">
            <text:p/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IF((MOD([.F$4];[.A5737])=0);[.A5737];&quot;&quot;)">
            <text:p/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IF((MOD([.F$4];[.A5738])=0);[.A5738];&quot;&quot;)">
            <text:p/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IF((MOD([.F$4];[.A5739])=0);[.A5739];&quot;&quot;)">
            <text:p/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IF((MOD([.F$4];[.A5740])=0);[.A5740];&quot;&quot;)">
            <text:p/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IF((MOD([.F$4];[.A5741])=0);[.A5741];&quot;&quot;)">
            <text:p/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IF((MOD([.F$4];[.A5742])=0);[.A5742];&quot;&quot;)">
            <text:p/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IF((MOD([.F$4];[.A5743])=0);[.A5743];&quot;&quot;)">
            <text:p/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IF((MOD([.F$4];[.A5744])=0);[.A5744];&quot;&quot;)">
            <text:p/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IF((MOD([.F$4];[.A5745])=0);[.A5745];&quot;&quot;)">
            <text:p/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IF((MOD([.F$4];[.A5746])=0);[.A5746];&quot;&quot;)">
            <text:p/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IF((MOD([.F$4];[.A5747])=0);[.A5747];&quot;&quot;)">
            <text:p/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IF((MOD([.F$4];[.A5748])=0);[.A5748];&quot;&quot;)">
            <text:p/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IF((MOD([.F$4];[.A5749])=0);[.A5749];&quot;&quot;)">
            <text:p/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IF((MOD([.F$4];[.A5750])=0);[.A5750];&quot;&quot;)">
            <text:p/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IF((MOD([.F$4];[.A5751])=0);[.A5751];&quot;&quot;)">
            <text:p/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IF((MOD([.F$4];[.A5752])=0);[.A5752];&quot;&quot;)">
            <text:p/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IF((MOD([.F$4];[.A5753])=0);[.A5753];&quot;&quot;)">
            <text:p/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IF((MOD([.F$4];[.A5754])=0);[.A5754];&quot;&quot;)">
            <text:p/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IF((MOD([.F$4];[.A5755])=0);[.A5755];&quot;&quot;)">
            <text:p/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IF((MOD([.F$4];[.A5756])=0);[.A5756];&quot;&quot;)">
            <text:p/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IF((MOD([.F$4];[.A5757])=0);[.A5757];&quot;&quot;)">
            <text:p/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IF((MOD([.F$4];[.A5758])=0);[.A5758];&quot;&quot;)">
            <text:p/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IF((MOD([.F$4];[.A5759])=0);[.A5759];&quot;&quot;)">
            <text:p/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IF((MOD([.F$4];[.A5760])=0);[.A5760];&quot;&quot;)">
            <text:p/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IF((MOD([.F$4];[.A5761])=0);[.A5761];&quot;&quot;)">
            <text:p/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IF((MOD([.F$4];[.A5762])=0);[.A5762];&quot;&quot;)">
            <text:p/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IF((MOD([.F$4];[.A5763])=0);[.A5763];&quot;&quot;)">
            <text:p/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IF((MOD([.F$4];[.A5764])=0);[.A5764];&quot;&quot;)">
            <text:p/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IF((MOD([.F$4];[.A5765])=0);[.A5765];&quot;&quot;)">
            <text:p/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IF((MOD([.F$4];[.A5766])=0);[.A5766];&quot;&quot;)">
            <text:p/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IF((MOD([.F$4];[.A5767])=0);[.A5767];&quot;&quot;)">
            <text:p/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IF((MOD([.F$4];[.A5768])=0);[.A5768];&quot;&quot;)">
            <text:p/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IF((MOD([.F$4];[.A5769])=0);[.A5769];&quot;&quot;)">
            <text:p/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IF((MOD([.F$4];[.A5770])=0);[.A5770];&quot;&quot;)">
            <text:p/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IF((MOD([.F$4];[.A5771])=0);[.A5771];&quot;&quot;)">
            <text:p/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IF((MOD([.F$4];[.A5772])=0);[.A5772];&quot;&quot;)">
            <text:p/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IF((MOD([.F$4];[.A5773])=0);[.A5773];&quot;&quot;)">
            <text:p/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IF((MOD([.F$4];[.A5774])=0);[.A5774];&quot;&quot;)">
            <text:p/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IF((MOD([.F$4];[.A5775])=0);[.A5775];&quot;&quot;)">
            <text:p/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IF((MOD([.F$4];[.A5776])=0);[.A5776];&quot;&quot;)">
            <text:p/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IF((MOD([.F$4];[.A5777])=0);[.A5777];&quot;&quot;)">
            <text:p/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IF((MOD([.F$4];[.A5778])=0);[.A5778];&quot;&quot;)">
            <text:p/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IF((MOD([.F$4];[.A5779])=0);[.A5779];&quot;&quot;)">
            <text:p/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IF((MOD([.F$4];[.A5780])=0);[.A5780];&quot;&quot;)">
            <text:p/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IF((MOD([.F$4];[.A5781])=0);[.A5781];&quot;&quot;)">
            <text:p/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IF((MOD([.F$4];[.A5782])=0);[.A5782];&quot;&quot;)">
            <text:p/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IF((MOD([.F$4];[.A5783])=0);[.A5783];&quot;&quot;)">
            <text:p/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IF((MOD([.F$4];[.A5784])=0);[.A5784];&quot;&quot;)">
            <text:p/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IF((MOD([.F$4];[.A5785])=0);[.A5785];&quot;&quot;)">
            <text:p/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IF((MOD([.F$4];[.A5786])=0);[.A5786];&quot;&quot;)">
            <text:p/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IF((MOD([.F$4];[.A5787])=0);[.A5787];&quot;&quot;)">
            <text:p/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IF((MOD([.F$4];[.A5788])=0);[.A5788];&quot;&quot;)">
            <text:p/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IF((MOD([.F$4];[.A5789])=0);[.A5789];&quot;&quot;)">
            <text:p/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IF((MOD([.F$4];[.A5790])=0);[.A5790];&quot;&quot;)">
            <text:p/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IF((MOD([.F$4];[.A5791])=0);[.A5791];&quot;&quot;)">
            <text:p/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IF((MOD([.F$4];[.A5792])=0);[.A5792];&quot;&quot;)">
            <text:p/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IF((MOD([.F$4];[.A5793])=0);[.A5793];&quot;&quot;)">
            <text:p/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IF((MOD([.F$4];[.A5794])=0);[.A5794];&quot;&quot;)">
            <text:p/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IF((MOD([.F$4];[.A5795])=0);[.A5795];&quot;&quot;)">
            <text:p/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IF((MOD([.F$4];[.A5796])=0);[.A5796];&quot;&quot;)">
            <text:p/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IF((MOD([.F$4];[.A5797])=0);[.A5797];&quot;&quot;)">
            <text:p/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IF((MOD([.F$4];[.A5798])=0);[.A5798];&quot;&quot;)">
            <text:p/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IF((MOD([.F$4];[.A5799])=0);[.A5799];&quot;&quot;)">
            <text:p/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IF((MOD([.F$4];[.A5800])=0);[.A5800];&quot;&quot;)">
            <text:p/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IF((MOD([.F$4];[.A5801])=0);[.A5801];&quot;&quot;)">
            <text:p/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IF((MOD([.F$4];[.A5802])=0);[.A5802];&quot;&quot;)">
            <text:p/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IF((MOD([.F$4];[.A5803])=0);[.A5803];&quot;&quot;)">
            <text:p/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IF((MOD([.F$4];[.A5804])=0);[.A5804];&quot;&quot;)">
            <text:p/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IF((MOD([.F$4];[.A5805])=0);[.A5805];&quot;&quot;)">
            <text:p/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IF((MOD([.F$4];[.A5806])=0);[.A5806];&quot;&quot;)">
            <text:p/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IF((MOD([.F$4];[.A5807])=0);[.A5807];&quot;&quot;)">
            <text:p/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IF((MOD([.F$4];[.A5808])=0);[.A5808];&quot;&quot;)">
            <text:p/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IF((MOD([.F$4];[.A5809])=0);[.A5809];&quot;&quot;)">
            <text:p/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IF((MOD([.F$4];[.A5810])=0);[.A5810];&quot;&quot;)">
            <text:p/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IF((MOD([.F$4];[.A5811])=0);[.A5811];&quot;&quot;)">
            <text:p/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IF((MOD([.F$4];[.A5812])=0);[.A5812];&quot;&quot;)">
            <text:p/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IF((MOD([.F$4];[.A5813])=0);[.A5813];&quot;&quot;)">
            <text:p/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IF((MOD([.F$4];[.A5814])=0);[.A5814];&quot;&quot;)">
            <text:p/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IF((MOD([.F$4];[.A5815])=0);[.A5815];&quot;&quot;)">
            <text:p/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IF((MOD([.F$4];[.A5816])=0);[.A5816];&quot;&quot;)">
            <text:p/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IF((MOD([.F$4];[.A5817])=0);[.A5817];&quot;&quot;)">
            <text:p/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IF((MOD([.F$4];[.A5818])=0);[.A5818];&quot;&quot;)">
            <text:p/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IF((MOD([.F$4];[.A5819])=0);[.A5819];&quot;&quot;)">
            <text:p/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IF((MOD([.F$4];[.A5820])=0);[.A5820];&quot;&quot;)">
            <text:p/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IF((MOD([.F$4];[.A5821])=0);[.A5821];&quot;&quot;)">
            <text:p/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IF((MOD([.F$4];[.A5822])=0);[.A5822];&quot;&quot;)">
            <text:p/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IF((MOD([.F$4];[.A5823])=0);[.A5823];&quot;&quot;)">
            <text:p/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IF((MOD([.F$4];[.A5824])=0);[.A5824];&quot;&quot;)">
            <text:p/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IF((MOD([.F$4];[.A5825])=0);[.A5825];&quot;&quot;)">
            <text:p/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IF((MOD([.F$4];[.A5826])=0);[.A5826];&quot;&quot;)">
            <text:p/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IF((MOD([.F$4];[.A5827])=0);[.A5827];&quot;&quot;)">
            <text:p/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IF((MOD([.F$4];[.A5828])=0);[.A5828];&quot;&quot;)">
            <text:p/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IF((MOD([.F$4];[.A5829])=0);[.A5829];&quot;&quot;)">
            <text:p/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IF((MOD([.F$4];[.A5830])=0);[.A5830];&quot;&quot;)">
            <text:p/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IF((MOD([.F$4];[.A5831])=0);[.A5831];&quot;&quot;)">
            <text:p/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IF((MOD([.F$4];[.A5832])=0);[.A5832];&quot;&quot;)">
            <text:p/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IF((MOD([.F$4];[.A5833])=0);[.A5833];&quot;&quot;)">
            <text:p/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IF((MOD([.F$4];[.A5834])=0);[.A5834];&quot;&quot;)">
            <text:p/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IF((MOD([.F$4];[.A5835])=0);[.A5835];&quot;&quot;)">
            <text:p/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IF((MOD([.F$4];[.A5836])=0);[.A5836];&quot;&quot;)">
            <text:p/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IF((MOD([.F$4];[.A5837])=0);[.A5837];&quot;&quot;)">
            <text:p/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IF((MOD([.F$4];[.A5838])=0);[.A5838];&quot;&quot;)">
            <text:p/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IF((MOD([.F$4];[.A5839])=0);[.A5839];&quot;&quot;)">
            <text:p/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IF((MOD([.F$4];[.A5840])=0);[.A5840];&quot;&quot;)">
            <text:p/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IF((MOD([.F$4];[.A5841])=0);[.A5841];&quot;&quot;)">
            <text:p/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IF((MOD([.F$4];[.A5842])=0);[.A5842];&quot;&quot;)">
            <text:p/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IF((MOD([.F$4];[.A5843])=0);[.A5843];&quot;&quot;)">
            <text:p/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IF((MOD([.F$4];[.A5844])=0);[.A5844];&quot;&quot;)">
            <text:p/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IF((MOD([.F$4];[.A5845])=0);[.A5845];&quot;&quot;)">
            <text:p/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IF((MOD([.F$4];[.A5846])=0);[.A5846];&quot;&quot;)">
            <text:p/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IF((MOD([.F$4];[.A5847])=0);[.A5847];&quot;&quot;)">
            <text:p/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IF((MOD([.F$4];[.A5848])=0);[.A5848];&quot;&quot;)">
            <text:p/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IF((MOD([.F$4];[.A5849])=0);[.A5849];&quot;&quot;)">
            <text:p/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IF((MOD([.F$4];[.A5850])=0);[.A5850];&quot;&quot;)">
            <text:p/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IF((MOD([.F$4];[.A5851])=0);[.A5851];&quot;&quot;)">
            <text:p/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IF((MOD([.F$4];[.A5852])=0);[.A5852];&quot;&quot;)">
            <text:p/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IF((MOD([.F$4];[.A5853])=0);[.A5853];&quot;&quot;)">
            <text:p/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IF((MOD([.F$4];[.A5854])=0);[.A5854];&quot;&quot;)">
            <text:p/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IF((MOD([.F$4];[.A5855])=0);[.A5855];&quot;&quot;)">
            <text:p/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IF((MOD([.F$4];[.A5856])=0);[.A5856];&quot;&quot;)">
            <text:p/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IF((MOD([.F$4];[.A5857])=0);[.A5857];&quot;&quot;)">
            <text:p/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IF((MOD([.F$4];[.A5858])=0);[.A5858];&quot;&quot;)">
            <text:p/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IF((MOD([.F$4];[.A5859])=0);[.A5859];&quot;&quot;)">
            <text:p/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IF((MOD([.F$4];[.A5860])=0);[.A5860];&quot;&quot;)">
            <text:p/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IF((MOD([.F$4];[.A5861])=0);[.A5861];&quot;&quot;)">
            <text:p/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IF((MOD([.F$4];[.A5862])=0);[.A5862];&quot;&quot;)">
            <text:p/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IF((MOD([.F$4];[.A5863])=0);[.A5863];&quot;&quot;)">
            <text:p/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IF((MOD([.F$4];[.A5864])=0);[.A5864];&quot;&quot;)">
            <text:p/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IF((MOD([.F$4];[.A5865])=0);[.A5865];&quot;&quot;)">
            <text:p/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IF((MOD([.F$4];[.A5866])=0);[.A5866];&quot;&quot;)">
            <text:p/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IF((MOD([.F$4];[.A5867])=0);[.A5867];&quot;&quot;)">
            <text:p/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IF((MOD([.F$4];[.A5868])=0);[.A5868];&quot;&quot;)">
            <text:p/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IF((MOD([.F$4];[.A5869])=0);[.A5869];&quot;&quot;)">
            <text:p/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IF((MOD([.F$4];[.A5870])=0);[.A5870];&quot;&quot;)">
            <text:p/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IF((MOD([.F$4];[.A5871])=0);[.A5871];&quot;&quot;)">
            <text:p/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IF((MOD([.F$4];[.A5872])=0);[.A5872];&quot;&quot;)">
            <text:p/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IF((MOD([.F$4];[.A5873])=0);[.A5873];&quot;&quot;)">
            <text:p/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IF((MOD([.F$4];[.A5874])=0);[.A5874];&quot;&quot;)">
            <text:p/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IF((MOD([.F$4];[.A5875])=0);[.A5875];&quot;&quot;)">
            <text:p/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IF((MOD([.F$4];[.A5876])=0);[.A5876];&quot;&quot;)">
            <text:p/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IF((MOD([.F$4];[.A5877])=0);[.A5877];&quot;&quot;)">
            <text:p/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IF((MOD([.F$4];[.A5878])=0);[.A5878];&quot;&quot;)">
            <text:p/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IF((MOD([.F$4];[.A5879])=0);[.A5879];&quot;&quot;)">
            <text:p/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IF((MOD([.F$4];[.A5880])=0);[.A5880];&quot;&quot;)">
            <text:p/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IF((MOD([.F$4];[.A5881])=0);[.A5881];&quot;&quot;)">
            <text:p/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IF((MOD([.F$4];[.A5882])=0);[.A5882];&quot;&quot;)">
            <text:p/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IF((MOD([.F$4];[.A5883])=0);[.A5883];&quot;&quot;)">
            <text:p/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IF((MOD([.F$4];[.A5884])=0);[.A5884];&quot;&quot;)">
            <text:p/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IF((MOD([.F$4];[.A5885])=0);[.A5885];&quot;&quot;)">
            <text:p/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IF((MOD([.F$4];[.A5886])=0);[.A5886];&quot;&quot;)">
            <text:p/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IF((MOD([.F$4];[.A5887])=0);[.A5887];&quot;&quot;)">
            <text:p/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IF((MOD([.F$4];[.A5888])=0);[.A5888];&quot;&quot;)">
            <text:p/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IF((MOD([.F$4];[.A5889])=0);[.A5889];&quot;&quot;)">
            <text:p/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IF((MOD([.F$4];[.A5890])=0);[.A5890];&quot;&quot;)">
            <text:p/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IF((MOD([.F$4];[.A5891])=0);[.A5891];&quot;&quot;)">
            <text:p/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IF((MOD([.F$4];[.A5892])=0);[.A5892];&quot;&quot;)">
            <text:p/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IF((MOD([.F$4];[.A5893])=0);[.A5893];&quot;&quot;)">
            <text:p/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IF((MOD([.F$4];[.A5894])=0);[.A5894];&quot;&quot;)">
            <text:p/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IF((MOD([.F$4];[.A5895])=0);[.A5895];&quot;&quot;)">
            <text:p/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IF((MOD([.F$4];[.A5896])=0);[.A5896];&quot;&quot;)">
            <text:p/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IF((MOD([.F$4];[.A5897])=0);[.A5897];&quot;&quot;)">
            <text:p/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IF((MOD([.F$4];[.A5898])=0);[.A5898];&quot;&quot;)">
            <text:p/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IF((MOD([.F$4];[.A5899])=0);[.A5899];&quot;&quot;)">
            <text:p/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IF((MOD([.F$4];[.A5900])=0);[.A5900];&quot;&quot;)">
            <text:p/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IF((MOD([.F$4];[.A5901])=0);[.A5901];&quot;&quot;)">
            <text:p/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IF((MOD([.F$4];[.A5902])=0);[.A5902];&quot;&quot;)">
            <text:p/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IF((MOD([.F$4];[.A5903])=0);[.A5903];&quot;&quot;)">
            <text:p/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IF((MOD([.F$4];[.A5904])=0);[.A5904];&quot;&quot;)">
            <text:p/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IF((MOD([.F$4];[.A5905])=0);[.A5905];&quot;&quot;)">
            <text:p/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IF((MOD([.F$4];[.A5906])=0);[.A5906];&quot;&quot;)">
            <text:p/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IF((MOD([.F$4];[.A5907])=0);[.A5907];&quot;&quot;)">
            <text:p/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IF((MOD([.F$4];[.A5908])=0);[.A5908];&quot;&quot;)">
            <text:p/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IF((MOD([.F$4];[.A5909])=0);[.A5909];&quot;&quot;)">
            <text:p/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IF((MOD([.F$4];[.A5910])=0);[.A5910];&quot;&quot;)">
            <text:p/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IF((MOD([.F$4];[.A5911])=0);[.A5911];&quot;&quot;)">
            <text:p/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IF((MOD([.F$4];[.A5912])=0);[.A5912];&quot;&quot;)">
            <text:p/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IF((MOD([.F$4];[.A5913])=0);[.A5913];&quot;&quot;)">
            <text:p/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IF((MOD([.F$4];[.A5914])=0);[.A5914];&quot;&quot;)">
            <text:p/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IF((MOD([.F$4];[.A5915])=0);[.A5915];&quot;&quot;)">
            <text:p/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IF((MOD([.F$4];[.A5916])=0);[.A5916];&quot;&quot;)">
            <text:p/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IF((MOD([.F$4];[.A5917])=0);[.A5917];&quot;&quot;)">
            <text:p/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IF((MOD([.F$4];[.A5918])=0);[.A5918];&quot;&quot;)">
            <text:p/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IF((MOD([.F$4];[.A5919])=0);[.A5919];&quot;&quot;)">
            <text:p/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IF((MOD([.F$4];[.A5920])=0);[.A5920];&quot;&quot;)">
            <text:p/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IF((MOD([.F$4];[.A5921])=0);[.A5921];&quot;&quot;)">
            <text:p/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IF((MOD([.F$4];[.A5922])=0);[.A5922];&quot;&quot;)">
            <text:p/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IF((MOD([.F$4];[.A5923])=0);[.A5923];&quot;&quot;)">
            <text:p/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IF((MOD([.F$4];[.A5924])=0);[.A5924];&quot;&quot;)">
            <text:p/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IF((MOD([.F$4];[.A5925])=0);[.A5925];&quot;&quot;)">
            <text:p/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IF((MOD([.F$4];[.A5926])=0);[.A5926];&quot;&quot;)">
            <text:p/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IF((MOD([.F$4];[.A5927])=0);[.A5927];&quot;&quot;)">
            <text:p/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IF((MOD([.F$4];[.A5928])=0);[.A5928];&quot;&quot;)">
            <text:p/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IF((MOD([.F$4];[.A5929])=0);[.A5929];&quot;&quot;)">
            <text:p/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IF((MOD([.F$4];[.A5930])=0);[.A5930];&quot;&quot;)">
            <text:p/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IF((MOD([.F$4];[.A5931])=0);[.A5931];&quot;&quot;)">
            <text:p/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IF((MOD([.F$4];[.A5932])=0);[.A5932];&quot;&quot;)">
            <text:p/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IF((MOD([.F$4];[.A5933])=0);[.A5933];&quot;&quot;)">
            <text:p/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IF((MOD([.F$4];[.A5934])=0);[.A5934];&quot;&quot;)">
            <text:p/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IF((MOD([.F$4];[.A5935])=0);[.A5935];&quot;&quot;)">
            <text:p/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IF((MOD([.F$4];[.A5936])=0);[.A5936];&quot;&quot;)">
            <text:p/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IF((MOD([.F$4];[.A5937])=0);[.A5937];&quot;&quot;)">
            <text:p/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IF((MOD([.F$4];[.A5938])=0);[.A5938];&quot;&quot;)">
            <text:p/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IF((MOD([.F$4];[.A5939])=0);[.A5939];&quot;&quot;)">
            <text:p/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IF((MOD([.F$4];[.A5940])=0);[.A5940];&quot;&quot;)">
            <text:p/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IF((MOD([.F$4];[.A5941])=0);[.A5941];&quot;&quot;)">
            <text:p/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IF((MOD([.F$4];[.A5942])=0);[.A5942];&quot;&quot;)">
            <text:p/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IF((MOD([.F$4];[.A5943])=0);[.A5943];&quot;&quot;)">
            <text:p/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IF((MOD([.F$4];[.A5944])=0);[.A5944];&quot;&quot;)">
            <text:p/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IF((MOD([.F$4];[.A5945])=0);[.A5945];&quot;&quot;)">
            <text:p/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IF((MOD([.F$4];[.A5946])=0);[.A5946];&quot;&quot;)">
            <text:p/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IF((MOD([.F$4];[.A5947])=0);[.A5947];&quot;&quot;)">
            <text:p/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IF((MOD([.F$4];[.A5948])=0);[.A5948];&quot;&quot;)">
            <text:p/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IF((MOD([.F$4];[.A5949])=0);[.A5949];&quot;&quot;)">
            <text:p/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IF((MOD([.F$4];[.A5950])=0);[.A5950];&quot;&quot;)">
            <text:p/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IF((MOD([.F$4];[.A5951])=0);[.A5951];&quot;&quot;)">
            <text:p/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IF((MOD([.F$4];[.A5952])=0);[.A5952];&quot;&quot;)">
            <text:p/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IF((MOD([.F$4];[.A5953])=0);[.A5953];&quot;&quot;)">
            <text:p/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IF((MOD([.F$4];[.A5954])=0);[.A5954];&quot;&quot;)">
            <text:p/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IF((MOD([.F$4];[.A5955])=0);[.A5955];&quot;&quot;)">
            <text:p/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IF((MOD([.F$4];[.A5956])=0);[.A5956];&quot;&quot;)">
            <text:p/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IF((MOD([.F$4];[.A5957])=0);[.A5957];&quot;&quot;)">
            <text:p/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IF((MOD([.F$4];[.A5958])=0);[.A5958];&quot;&quot;)">
            <text:p/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IF((MOD([.F$4];[.A5959])=0);[.A5959];&quot;&quot;)">
            <text:p/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IF((MOD([.F$4];[.A5960])=0);[.A5960];&quot;&quot;)">
            <text:p/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IF((MOD([.F$4];[.A5961])=0);[.A5961];&quot;&quot;)">
            <text:p/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IF((MOD([.F$4];[.A5962])=0);[.A5962];&quot;&quot;)">
            <text:p/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IF((MOD([.F$4];[.A5963])=0);[.A5963];&quot;&quot;)">
            <text:p/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IF((MOD([.F$4];[.A5964])=0);[.A5964];&quot;&quot;)">
            <text:p/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IF((MOD([.F$4];[.A5965])=0);[.A5965];&quot;&quot;)">
            <text:p/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IF((MOD([.F$4];[.A5966])=0);[.A5966];&quot;&quot;)">
            <text:p/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IF((MOD([.F$4];[.A5967])=0);[.A5967];&quot;&quot;)">
            <text:p/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IF((MOD([.F$4];[.A5968])=0);[.A5968];&quot;&quot;)">
            <text:p/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IF((MOD([.F$4];[.A5969])=0);[.A5969];&quot;&quot;)">
            <text:p/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IF((MOD([.F$4];[.A5970])=0);[.A5970];&quot;&quot;)">
            <text:p/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IF((MOD([.F$4];[.A5971])=0);[.A5971];&quot;&quot;)">
            <text:p/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IF((MOD([.F$4];[.A5972])=0);[.A5972];&quot;&quot;)">
            <text:p/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IF((MOD([.F$4];[.A5973])=0);[.A5973];&quot;&quot;)">
            <text:p/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IF((MOD([.F$4];[.A5974])=0);[.A5974];&quot;&quot;)">
            <text:p/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IF((MOD([.F$4];[.A5975])=0);[.A5975];&quot;&quot;)">
            <text:p/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IF((MOD([.F$4];[.A5976])=0);[.A5976];&quot;&quot;)">
            <text:p/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IF((MOD([.F$4];[.A5977])=0);[.A5977];&quot;&quot;)">
            <text:p/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IF((MOD([.F$4];[.A5978])=0);[.A5978];&quot;&quot;)">
            <text:p/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IF((MOD([.F$4];[.A5979])=0);[.A5979];&quot;&quot;)">
            <text:p/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IF((MOD([.F$4];[.A5980])=0);[.A5980];&quot;&quot;)">
            <text:p/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IF((MOD([.F$4];[.A5981])=0);[.A5981];&quot;&quot;)">
            <text:p/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IF((MOD([.F$4];[.A5982])=0);[.A5982];&quot;&quot;)">
            <text:p/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IF((MOD([.F$4];[.A5983])=0);[.A5983];&quot;&quot;)">
            <text:p/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IF((MOD([.F$4];[.A5984])=0);[.A5984];&quot;&quot;)">
            <text:p/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IF((MOD([.F$4];[.A5985])=0);[.A5985];&quot;&quot;)">
            <text:p/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IF((MOD([.F$4];[.A5986])=0);[.A5986];&quot;&quot;)">
            <text:p/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IF((MOD([.F$4];[.A5987])=0);[.A5987];&quot;&quot;)">
            <text:p/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IF((MOD([.F$4];[.A5988])=0);[.A5988];&quot;&quot;)">
            <text:p/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IF((MOD([.F$4];[.A5989])=0);[.A5989];&quot;&quot;)">
            <text:p/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IF((MOD([.F$4];[.A5990])=0);[.A5990];&quot;&quot;)">
            <text:p/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IF((MOD([.F$4];[.A5991])=0);[.A5991];&quot;&quot;)">
            <text:p/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IF((MOD([.F$4];[.A5992])=0);[.A5992];&quot;&quot;)">
            <text:p/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IF((MOD([.F$4];[.A5993])=0);[.A5993];&quot;&quot;)">
            <text:p/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IF((MOD([.F$4];[.A5994])=0);[.A5994];&quot;&quot;)">
            <text:p/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IF((MOD([.F$4];[.A5995])=0);[.A5995];&quot;&quot;)">
            <text:p/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IF((MOD([.F$4];[.A5996])=0);[.A5996];&quot;&quot;)">
            <text:p/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IF((MOD([.F$4];[.A5997])=0);[.A5997];&quot;&quot;)">
            <text:p/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IF((MOD([.F$4];[.A5998])=0);[.A5998];&quot;&quot;)">
            <text:p/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IF((MOD([.F$4];[.A5999])=0);[.A5999];&quot;&quot;)">
            <text:p/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IF((MOD([.F$4];[.A6000])=0);[.A6000];&quot;&quot;)">
            <text:p/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IF((MOD([.F$4];[.A6001])=0);[.A6001];&quot;&quot;)">
            <text:p/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IF((MOD([.F$4];[.A6002])=0);[.A6002];&quot;&quot;)">
            <text:p/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IF((MOD([.F$4];[.A6003])=0);[.A6003];&quot;&quot;)">
            <text:p/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IF((MOD([.F$4];[.A6004])=0);[.A6004];&quot;&quot;)">
            <text:p/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IF((MOD([.F$4];[.A6005])=0);[.A6005];&quot;&quot;)">
            <text:p/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1:51:52.87570349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9T11:56:07.869330580</dc:date>
    <meta:generator>LibreOffice/6.0.2.1$Linux_X86_64 LibreOffice_project/00m0$Build-1</meta:generator>
    <meta:editing-duration>PT5M7S</meta:editing-duration>
    <meta:editing-cycles>2</meta:editing-cycles>
    <meta:document-statistic meta:table-count="3" meta:cell-count="12005" meta:object-count="0"/>
  </office:meta>
</office:document-meta>
</file>